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60000002CA38950309C3C9738.png" manifest:media-type="image/png"/>
  <manifest:file-entry manifest:full-path="Pictures/100002010000009C0000005E90465733C3D23CA5.png" manifest:media-type="image/png"/>
  <manifest:file-entry manifest:full-path="Pictures/10000201000000660000003B7DDE70FD576C32E4.png" manifest:media-type="image/png"/>
  <manifest:file-entry manifest:full-path="Pictures/100002010000001000000010079CA423C9B8F28F.png" manifest:media-type="image/png"/>
  <manifest:file-entry manifest:full-path="Pictures/10000000000003960000051498275F6975C3896A.jpg" manifest:media-type="image/jpeg"/>
  <manifest:file-entry manifest:full-path="Pictures/100000000000013300000249EB294DED210B1E41.jpg" manifest:media-type="image/jpeg"/>
  <manifest:file-entry manifest:full-path="Pictures/10000201000000160000000DF619BA3B289E889B.png" manifest:media-type="image/png"/>
  <manifest:file-entry manifest:full-path="Pictures/10000201000000150000000D8B5695A01B81392B.png" manifest:media-type="image/png"/>
  <manifest:file-entry manifest:full-path="Pictures/1000020100000079000000951814AF7759DBA42E.png" manifest:media-type="image/png"/>
  <manifest:file-entry manifest:full-path="Pictures/10000201000000160000000D6C0EFB529BFDB5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e6e6e6"/>
    </style:style>
    <style:style style:name="gr5" style:family="graphic" style:parent-style-name="standard">
      <style:graphic-properties draw:stroke="none" draw:fill="solid" draw:fill-color="#e5e5e5"/>
    </style:style>
    <style:style style:name="gr6" style:family="graphic" style:parent-style-name="standard">
      <style:graphic-properties draw:stroke="none" draw:fill="solid" draw:fill-color="#e4e4e4"/>
    </style:style>
    <style:style style:name="gr7" style:family="graphic" style:parent-style-name="standard">
      <style:graphic-properties draw:stroke="none" draw:fill="solid" draw:fill-color="#e3e3e3"/>
    </style:style>
    <style:style style:name="gr8" style:family="graphic" style:parent-style-name="standard">
      <style:graphic-properties draw:stroke="none" draw:fill="solid" draw:fill-color="#e2e2e2"/>
    </style:style>
    <style:style style:name="gr9" style:family="graphic" style:parent-style-name="standard">
      <style:graphic-properties draw:stroke="none" draw:fill="solid" draw:fill-color="#e1e1e1"/>
    </style:style>
    <style:style style:name="gr10" style:family="graphic" style:parent-style-name="standard">
      <style:graphic-properties draw:stroke="none" draw:fill="solid" draw:fill-color="#e0e0e0"/>
    </style:style>
    <style:style style:name="gr11" style:family="graphic" style:parent-style-name="standard">
      <style:graphic-properties draw:stroke="none" draw:fill="solid" draw:fill-color="#dfdfdf"/>
    </style:style>
    <style:style style:name="gr12" style:family="graphic" style:parent-style-name="standard">
      <style:graphic-properties draw:stroke="none" draw:fill="solid" draw:fill-color="#dedede"/>
    </style:style>
    <style:style style:name="gr13" style:family="graphic" style:parent-style-name="standard">
      <style:graphic-properties draw:stroke="none" draw:fill="solid" draw:fill-color="#dddddd"/>
    </style:style>
    <style:style style:name="gr14" style:family="graphic" style:parent-style-name="standard">
      <style:graphic-properties draw:stroke="none" draw:fill="solid" draw:fill-color="#dcdcdc"/>
    </style:style>
    <style:style style:name="gr15" style:family="graphic" style:parent-style-name="standard">
      <style:graphic-properties draw:stroke="none" draw:fill="solid" draw:fill-color="#dbdbdb"/>
    </style:style>
    <style:style style:name="gr16" style:family="graphic" style:parent-style-name="standard">
      <style:graphic-properties draw:stroke="none" draw:fill="solid" draw:fill-color="#dadada"/>
    </style:style>
    <style:style style:name="gr17" style:family="graphic" style:parent-style-name="standard">
      <style:graphic-properties draw:stroke="none" draw:fill="solid" draw:fill-color="#d9d9d9"/>
    </style:style>
    <style:style style:name="gr18" style:family="graphic" style:parent-style-name="standard">
      <style:graphic-properties draw:stroke="none" draw:fill="solid" draw:fill-color="#d8d8d8"/>
    </style:style>
    <style:style style:name="gr19" style:family="graphic" style:parent-style-name="standard">
      <style:graphic-properties draw:stroke="none" draw:fill="solid" draw:fill-color="#d7d7d7"/>
    </style:style>
    <style:style style:name="gr20" style:family="graphic" style:parent-style-name="standard">
      <style:graphic-properties draw:stroke="none" draw:fill="solid" draw:fill-color="#d6d6d6"/>
    </style:style>
    <style:style style:name="gr21" style:family="graphic" style:parent-style-name="standard">
      <style:graphic-properties draw:stroke="none" draw:fill="solid" draw:fill-color="#d5d5d5"/>
    </style:style>
    <style:style style:name="gr22" style:family="graphic" style:parent-style-name="standard">
      <style:graphic-properties draw:stroke="none" draw:fill="solid" draw:fill-color="#d4d4d4"/>
    </style:style>
    <style:style style:name="gr23" style:family="graphic" style:parent-style-name="standard">
      <style:graphic-properties draw:stroke="none" draw:fill="solid" draw:fill-color="#d3d3d3"/>
    </style:style>
    <style:style style:name="gr24" style:family="graphic" style:parent-style-name="standard">
      <style:graphic-properties draw:stroke="none" draw:fill="solid" draw:fill-color="#d2d2d2"/>
    </style:style>
    <style:style style:name="gr25" style:family="graphic" style:parent-style-name="standard">
      <style:graphic-properties draw:stroke="none" draw:fill="solid" draw:fill-color="#d1d1d1"/>
    </style:style>
    <style:style style:name="gr26" style:family="graphic" style:parent-style-name="standard">
      <style:graphic-properties draw:stroke="none" draw:fill="solid" draw:fill-color="#d0d0d0"/>
    </style:style>
    <style:style style:name="gr27" style:family="graphic" style:parent-style-name="standard">
      <style:graphic-properties draw:stroke="none" draw:fill="solid" draw:fill-color="#cfcfcf"/>
    </style:style>
    <style:style style:name="gr28" style:family="graphic" style:parent-style-name="standard">
      <style:graphic-properties draw:stroke="none" draw:fill="solid" draw:fill-color="#cecece"/>
    </style:style>
    <style:style style:name="gr29" style:family="graphic" style:parent-style-name="standard">
      <style:graphic-properties draw:stroke="none" draw:fill="solid" draw:fill-color="#cdcdcd"/>
    </style:style>
    <style:style style:name="gr30" style:family="graphic" style:parent-style-name="standard">
      <style:graphic-properties draw:stroke="none" draw:fill="solid" draw:fill-color="#cccccc"/>
    </style:style>
    <style:style style:name="gr31" style:family="graphic" style:parent-style-name="standard">
      <style:graphic-properties draw:stroke="none" draw:fill="solid" draw:fill-color="#cbcbcb"/>
    </style:style>
    <style:style style:name="gr32" style:family="graphic" style:parent-style-name="standard">
      <style:graphic-properties draw:stroke="none" draw:fill="solid" draw:fill-color="#cacaca"/>
    </style:style>
    <style:style style:name="gr33" style:family="graphic" style:parent-style-name="standard">
      <style:graphic-properties draw:stroke="none" draw:fill="solid" draw:fill-color="#c9c9c9"/>
    </style:style>
    <style:style style:name="gr34" style:family="graphic" style:parent-style-name="standard">
      <style:graphic-properties draw:stroke="none" draw:fill="solid" draw:fill-color="#c8c8c8"/>
    </style:style>
    <style:style style:name="gr35" style:family="graphic" style:parent-style-name="standard">
      <style:graphic-properties draw:stroke="none" draw:fill="solid" draw:fill-color="#c7c7c7"/>
    </style:style>
    <style:style style:name="gr36" style:family="graphic" style:parent-style-name="standard">
      <style:graphic-properties draw:stroke="none" draw:fill="solid" draw:fill-color="#c6c6c6"/>
    </style:style>
    <style:style style:name="gr37" style:family="graphic" style:parent-style-name="standard">
      <style:graphic-properties draw:stroke="none" draw:fill="solid" draw:fill-color="#c5c5c5"/>
    </style:style>
    <style:style style:name="gr38" style:family="graphic" style:parent-style-name="standard">
      <style:graphic-properties draw:stroke="none" draw:fill="solid" draw:fill-color="#c4c4c4"/>
    </style:style>
    <style:style style:name="gr39" style:family="graphic" style:parent-style-name="standard">
      <style:graphic-properties draw:stroke="none" draw:fill="solid" draw:fill-color="#c3c3c3"/>
    </style:style>
    <style:style style:name="gr40" style:family="graphic" style:parent-style-name="standard">
      <style:graphic-properties draw:stroke="none" draw:fill="solid" draw:fill-color="#c2c2c2"/>
    </style:style>
    <style:style style:name="gr41" style:family="graphic" style:parent-style-name="standard">
      <style:graphic-properties draw:stroke="none" draw:fill="solid" draw:fill-color="#c1c1c1"/>
    </style:style>
    <style:style style:name="gr42" style:family="graphic" style:parent-style-name="standard">
      <style:graphic-properties draw:stroke="none" draw:fill="solid" draw:fill-color="#c0c0c0"/>
    </style:style>
    <style:style style:name="gr43" style:family="graphic" style:parent-style-name="standard">
      <style:graphic-properties draw:stroke="none" draw:fill="solid" draw:fill-color="#bfbfbf"/>
    </style:style>
    <style:style style:name="gr44" style:family="graphic" style:parent-style-name="standard">
      <style:graphic-properties draw:stroke="none" draw:fill="solid" draw:fill-color="#bebebe"/>
    </style:style>
    <style:style style:name="gr45" style:family="graphic" style:parent-style-name="standard">
      <style:graphic-properties draw:stroke="none" draw:fill="solid" draw:fill-color="#bdbdbd"/>
    </style:style>
    <style:style style:name="gr46" style:family="graphic" style:parent-style-name="standard">
      <style:graphic-properties draw:stroke="none" draw:fill="solid" draw:fill-color="#bcbcbc"/>
    </style:style>
    <style:style style:name="gr47" style:family="graphic" style:parent-style-name="standard">
      <style:graphic-properties draw:stroke="none" draw:fill="solid" draw:fill-color="#bbbbbb"/>
    </style:style>
    <style:style style:name="gr48" style:family="graphic" style:parent-style-name="standard">
      <style:graphic-properties draw:stroke="none" draw:fill="solid" draw:fill-color="#bababa"/>
    </style:style>
    <style:style style:name="gr49" style:family="graphic" style:parent-style-name="standard">
      <style:graphic-properties draw:stroke="none" draw:fill="solid" draw:fill-color="#b9b9b9"/>
    </style:style>
    <style:style style:name="gr50" style:family="graphic" style:parent-style-name="standard">
      <style:graphic-properties draw:stroke="none" draw:fill="solid" draw:fill-color="#b8b8b8"/>
    </style:style>
    <style:style style:name="gr51" style:family="graphic" style:parent-style-name="standard">
      <style:graphic-properties draw:stroke="none" draw:fill="solid" draw:fill-color="#b7b7b7"/>
    </style:style>
    <style:style style:name="gr52" style:family="graphic" style:parent-style-name="standard">
      <style:graphic-properties draw:stroke="none" draw:fill="solid" draw:fill-color="#b6b6b6"/>
    </style:style>
    <style:style style:name="gr53" style:family="graphic" style:parent-style-name="standard">
      <style:graphic-properties draw:stroke="none" draw:fill="solid" draw:fill-color="#b5b5b5"/>
    </style:style>
    <style:style style:name="gr54" style:family="graphic" style:parent-style-name="standard">
      <style:graphic-properties draw:stroke="none" draw:fill="solid" draw:fill-color="#b4b4b4"/>
    </style:style>
    <style:style style:name="gr55" style:family="graphic" style:parent-style-name="standard">
      <style:graphic-properties draw:stroke="none" draw:fill="solid" draw:fill-color="#b3b3b3"/>
    </style:style>
    <style:style style:name="gr56" style:family="graphic" style:parent-style-name="standard">
      <style:graphic-properties draw:stroke="none" draw:fill="solid" draw:fill-color="#b2b2b2"/>
    </style:style>
    <style:style style:name="gr57" style:family="graphic" style:parent-style-name="standard">
      <style:graphic-properties draw:stroke="none" draw:fill="solid" draw:fill-color="#b1b1b1"/>
    </style:style>
    <style:style style:name="gr58" style:family="graphic" style:parent-style-name="standard">
      <style:graphic-properties draw:stroke="none" draw:fill="solid" draw:fill-color="#b0b0b0"/>
    </style:style>
    <style:style style:name="gr59" style:family="graphic" style:parent-style-name="standard">
      <style:graphic-properties draw:stroke="none" draw:fill="solid" draw:fill-color="#afafaf"/>
    </style:style>
    <style:style style:name="gr60" style:family="graphic" style:parent-style-name="standard">
      <style:graphic-properties draw:stroke="none" draw:fill="solid" draw:fill-color="#aeaeae"/>
    </style:style>
    <style:style style:name="gr61" style:family="graphic" style:parent-style-name="standard">
      <style:graphic-properties draw:stroke="none" draw:fill="solid" draw:fill-color="#adadad"/>
    </style:style>
    <style:style style:name="gr62" style:family="graphic" style:parent-style-name="standard">
      <style:graphic-properties draw:stroke="none" draw:fill="solid" draw:fill-color="#acacac"/>
    </style:style>
    <style:style style:name="gr63" style:family="graphic" style:parent-style-name="standard">
      <style:graphic-properties draw:stroke="none" draw:fill="solid" draw:fill-color="#ababab"/>
    </style:style>
    <style:style style:name="gr64" style:family="graphic" style:parent-style-name="standard">
      <style:graphic-properties draw:stroke="none" draw:fill="solid" draw:fill-color="#aaaaaa"/>
    </style:style>
    <style:style style:name="gr65" style:family="graphic" style:parent-style-name="standard">
      <style:graphic-properties draw:stroke="none" draw:fill="solid" draw:fill-color="#a9a9a9"/>
    </style:style>
    <style:style style:name="gr66" style:family="graphic" style:parent-style-name="standard">
      <style:graphic-properties draw:stroke="none" draw:fill="solid" draw:fill-color="#a8a8a8"/>
    </style:style>
    <style:style style:name="gr67" style:family="graphic" style:parent-style-name="standard">
      <style:graphic-properties draw:stroke="none" draw:fill="solid" draw:fill-color="#a7a7a7"/>
    </style:style>
    <style:style style:name="gr68" style:family="graphic" style:parent-style-name="standard">
      <style:graphic-properties draw:stroke="none" draw:fill="solid" draw:fill-color="#a6a6a6"/>
    </style:style>
    <style:style style:name="gr69" style:family="graphic" style:parent-style-name="standard">
      <style:graphic-properties draw:stroke="none" draw:fill="solid" draw:fill-color="#a5a5a5"/>
    </style:style>
    <style:style style:name="gr70" style:family="graphic" style:parent-style-name="standard">
      <style:graphic-properties draw:stroke="none" draw:fill="solid" draw:fill-color="#a4a4a4"/>
    </style:style>
    <style:style style:name="gr71" style:family="graphic" style:parent-style-name="standard">
      <style:graphic-properties draw:stroke="none" draw:fill="solid" draw:fill-color="#a3a3a3"/>
    </style:style>
    <style:style style:name="gr72" style:family="graphic" style:parent-style-name="standard">
      <style:graphic-properties draw:stroke="none" draw:fill="solid" draw:fill-color="#a2a2a2"/>
    </style:style>
    <style:style style:name="gr73" style:family="graphic" style:parent-style-name="standard">
      <style:graphic-properties draw:stroke="none" draw:fill="solid" draw:fill-color="#a1a1a1"/>
    </style:style>
    <style:style style:name="gr74" style:family="graphic" style:parent-style-name="standard">
      <style:graphic-properties draw:stroke="none" draw:fill="solid" draw:fill-color="#a0a0a0"/>
    </style:style>
    <style:style style:name="gr75" style:family="graphic" style:parent-style-name="standard">
      <style:graphic-properties draw:stroke="none" draw:fill="solid" draw:fill-color="#9f9f9f"/>
    </style:style>
    <style:style style:name="gr76" style:family="graphic" style:parent-style-name="standard">
      <style:graphic-properties draw:stroke="none" draw:fill="solid" draw:fill-color="#9e9e9e"/>
    </style:style>
    <style:style style:name="gr77" style:family="graphic" style:parent-style-name="standard">
      <style:graphic-properties draw:stroke="none" draw:fill="solid" draw:fill-color="#9d9d9d"/>
    </style:style>
    <style:style style:name="gr78" style:family="graphic" style:parent-style-name="standard">
      <style:graphic-properties draw:stroke="none" draw:fill="solid" draw:fill-color="#9c9c9c"/>
    </style:style>
    <style:style style:name="gr79" style:family="graphic" style:parent-style-name="standard">
      <style:graphic-properties draw:stroke="none" draw:fill="solid" draw:fill-color="#9b9b9b"/>
    </style:style>
    <style:style style:name="gr80" style:family="graphic" style:parent-style-name="standard">
      <style:graphic-properties draw:stroke="none" draw:fill="solid" draw:fill-color="#9a9a9a"/>
    </style:style>
    <style:style style:name="gr81" style:family="graphic" style:parent-style-name="standard">
      <style:graphic-properties draw:stroke="none" draw:fill="solid" draw:fill-color="#999999"/>
    </style:style>
    <style:style style:name="gr82" style:family="graphic" style:parent-style-name="standard">
      <style:graphic-properties draw:stroke="none" draw:fill="solid" draw:fill-color="#989898"/>
    </style:style>
    <style:style style:name="gr83" style:family="graphic" style:parent-style-name="standard">
      <style:graphic-properties draw:stroke="none" draw:fill="solid" draw:fill-color="#727272"/>
    </style:style>
    <style:style style:name="gr84" style:family="graphic" style:parent-style-name="standard">
      <style:graphic-properties draw:stroke="none" draw:fill="solid" draw:fill-color="#979797"/>
    </style:style>
    <style:style style:name="gr85" style:family="graphic" style:parent-style-name="standard">
      <style:graphic-properties draw:stroke="none" draw:fill="solid" draw:fill-color="#fff254"/>
    </style:style>
    <style:style style:name="gr86" style:family="graphic" style:parent-style-name="standard">
      <style:graphic-properties draw:stroke="none" draw:fill="solid" draw:fill-color="#fff153"/>
    </style:style>
    <style:style style:name="gr87" style:family="graphic" style:parent-style-name="standard">
      <style:graphic-properties draw:stroke="none" draw:fill="solid" draw:fill-color="#fff052"/>
    </style:style>
    <style:style style:name="gr88" style:family="graphic" style:parent-style-name="standard">
      <style:graphic-properties draw:stroke="none" draw:fill="solid" draw:fill-color="#ffef51"/>
    </style:style>
    <style:style style:name="gr89" style:family="graphic" style:parent-style-name="standard">
      <style:graphic-properties draw:stroke="none" draw:fill="solid" draw:fill-color="#ffee50"/>
    </style:style>
    <style:style style:name="gr90" style:family="graphic" style:parent-style-name="standard">
      <style:graphic-properties draw:stroke="none" draw:fill="solid" draw:fill-color="#ffed4f"/>
    </style:style>
    <style:style style:name="gr91" style:family="graphic" style:parent-style-name="standard">
      <style:graphic-properties draw:stroke="none" draw:fill="solid" draw:fill-color="#ffec4e"/>
    </style:style>
    <style:style style:name="gr92" style:family="graphic" style:parent-style-name="standard">
      <style:graphic-properties draw:stroke="none" draw:fill="solid" draw:fill-color="#ffeb4d"/>
    </style:style>
    <style:style style:name="gr93" style:family="graphic" style:parent-style-name="standard">
      <style:graphic-properties draw:stroke="none" draw:fill="solid" draw:fill-color="#feea4d"/>
    </style:style>
    <style:style style:name="gr94" style:family="graphic" style:parent-style-name="standard">
      <style:graphic-properties draw:stroke="none" draw:fill="solid" draw:fill-color="#feea4c"/>
    </style:style>
    <style:style style:name="gr95" style:family="graphic" style:parent-style-name="standard">
      <style:graphic-properties draw:stroke="none" draw:fill="solid" draw:fill-color="#fee94b"/>
    </style:style>
    <style:style style:name="gr96" style:family="graphic" style:parent-style-name="standard">
      <style:graphic-properties draw:stroke="none" draw:fill="solid" draw:fill-color="#fee84b"/>
    </style:style>
    <style:style style:name="gr97" style:family="graphic" style:parent-style-name="standard">
      <style:graphic-properties draw:stroke="none" draw:fill="solid" draw:fill-color="#fee84a"/>
    </style:style>
    <style:style style:name="gr98" style:family="graphic" style:parent-style-name="standard">
      <style:graphic-properties draw:stroke="none" draw:fill="solid" draw:fill-color="#fee749"/>
    </style:style>
    <style:style style:name="gr99" style:family="graphic" style:parent-style-name="standard">
      <style:graphic-properties draw:stroke="none" draw:fill="solid" draw:fill-color="#fee649"/>
    </style:style>
    <style:style style:name="gr100" style:family="graphic" style:parent-style-name="standard">
      <style:graphic-properties draw:stroke="none" draw:fill="solid" draw:fill-color="#fee548"/>
    </style:style>
    <style:style style:name="gr101" style:family="graphic" style:parent-style-name="standard">
      <style:graphic-properties draw:stroke="none" draw:fill="solid" draw:fill-color="#fee547"/>
    </style:style>
    <style:style style:name="gr102" style:family="graphic" style:parent-style-name="standard">
      <style:graphic-properties draw:stroke="none" draw:fill="solid" draw:fill-color="#fde447"/>
    </style:style>
    <style:style style:name="gr103" style:family="graphic" style:parent-style-name="standard">
      <style:graphic-properties draw:stroke="none" draw:fill="solid" draw:fill-color="#fde346"/>
    </style:style>
    <style:style style:name="gr104" style:family="graphic" style:parent-style-name="standard">
      <style:graphic-properties draw:stroke="none" draw:fill="solid" draw:fill-color="#fde245"/>
    </style:style>
    <style:style style:name="gr105" style:family="graphic" style:parent-style-name="standard">
      <style:graphic-properties draw:stroke="none" draw:fill="solid" draw:fill-color="#fde144"/>
    </style:style>
    <style:style style:name="gr106" style:family="graphic" style:parent-style-name="standard">
      <style:graphic-properties draw:stroke="none" draw:fill="solid" draw:fill-color="#fde043"/>
    </style:style>
    <style:style style:name="gr107" style:family="graphic" style:parent-style-name="standard">
      <style:graphic-properties draw:stroke="none" draw:fill="solid" draw:fill-color="#fddf42"/>
    </style:style>
    <style:style style:name="gr108" style:family="graphic" style:parent-style-name="standard">
      <style:graphic-properties draw:stroke="none" draw:fill="solid" draw:fill-color="#fdde41"/>
    </style:style>
    <style:style style:name="gr109" style:family="graphic" style:parent-style-name="standard">
      <style:graphic-properties draw:stroke="none" draw:fill="solid" draw:fill-color="#fddd41"/>
    </style:style>
    <style:style style:name="gr110" style:family="graphic" style:parent-style-name="standard">
      <style:graphic-properties draw:stroke="none" draw:fill="solid" draw:fill-color="#fddd40"/>
    </style:style>
    <style:style style:name="gr111" style:family="graphic" style:parent-style-name="standard">
      <style:graphic-properties draw:stroke="none" draw:fill="solid" draw:fill-color="#fddc3f"/>
    </style:style>
    <style:style style:name="gr112" style:family="graphic" style:parent-style-name="standard">
      <style:graphic-properties draw:stroke="none" draw:fill="solid" draw:fill-color="#fcdb3f"/>
    </style:style>
    <style:style style:name="gr113" style:family="graphic" style:parent-style-name="standard">
      <style:graphic-properties draw:stroke="none" draw:fill="solid" draw:fill-color="#fcdb3e"/>
    </style:style>
    <style:style style:name="gr114" style:family="graphic" style:parent-style-name="standard">
      <style:graphic-properties draw:stroke="none" draw:fill="solid" draw:fill-color="#fcda3d"/>
    </style:style>
    <style:style style:name="gr115" style:family="graphic" style:parent-style-name="standard">
      <style:graphic-properties draw:stroke="none" draw:fill="solid" draw:fill-color="#fcd93d"/>
    </style:style>
    <style:style style:name="gr116" style:family="graphic" style:parent-style-name="standard">
      <style:graphic-properties draw:stroke="none" draw:fill="solid" draw:fill-color="#fcd83c"/>
    </style:style>
    <style:style style:name="gr117" style:family="graphic" style:parent-style-name="standard">
      <style:graphic-properties draw:stroke="none" draw:fill="solid" draw:fill-color="#fcd83b"/>
    </style:style>
    <style:style style:name="gr118" style:family="graphic" style:parent-style-name="standard">
      <style:graphic-properties draw:stroke="none" draw:fill="solid" draw:fill-color="#fcd73b"/>
    </style:style>
    <style:style style:name="gr119" style:family="graphic" style:parent-style-name="standard">
      <style:graphic-properties draw:stroke="none" draw:fill="solid" draw:fill-color="#fcd63a"/>
    </style:style>
    <style:style style:name="gr120" style:family="graphic" style:parent-style-name="standard">
      <style:graphic-properties draw:stroke="none" draw:fill="solid" draw:fill-color="#fcd639"/>
    </style:style>
    <style:style style:name="gr121" style:family="graphic" style:parent-style-name="standard">
      <style:graphic-properties draw:stroke="none" draw:fill="solid" draw:fill-color="#fcd538"/>
    </style:style>
    <style:style style:name="gr122" style:family="graphic" style:parent-style-name="standard">
      <style:graphic-properties draw:stroke="none" draw:fill="solid" draw:fill-color="#fcd438"/>
    </style:style>
    <style:style style:name="gr123" style:family="graphic" style:parent-style-name="standard">
      <style:graphic-properties draw:stroke="none" draw:fill="solid" draw:fill-color="#fcd337"/>
    </style:style>
    <style:style style:name="gr124" style:family="graphic" style:parent-style-name="standard">
      <style:graphic-properties draw:stroke="none" draw:fill="solid" draw:fill-color="#fcd336"/>
    </style:style>
    <style:style style:name="gr125" style:family="graphic" style:parent-style-name="standard">
      <style:graphic-properties draw:stroke="none" draw:fill="solid" draw:fill-color="#fbd236"/>
    </style:style>
    <style:style style:name="gr126" style:family="graphic" style:parent-style-name="standard">
      <style:graphic-properties draw:stroke="none" draw:fill="solid" draw:fill-color="#fbd135"/>
    </style:style>
    <style:style style:name="gr127" style:family="graphic" style:parent-style-name="standard">
      <style:graphic-properties draw:stroke="none" draw:fill="solid" draw:fill-color="#fbd134"/>
    </style:style>
    <style:style style:name="gr128" style:family="graphic" style:parent-style-name="standard">
      <style:graphic-properties draw:stroke="none" draw:fill="solid" draw:fill-color="#fbd034"/>
    </style:style>
    <style:style style:name="gr129" style:family="graphic" style:parent-style-name="standard">
      <style:graphic-properties draw:stroke="none" draw:fill="solid" draw:fill-color="#fbcf33"/>
    </style:style>
    <style:style style:name="gr130" style:family="graphic" style:parent-style-name="standard">
      <style:graphic-properties draw:stroke="none" draw:fill="solid" draw:fill-color="#fbce32"/>
    </style:style>
    <style:style style:name="gr131" style:family="graphic" style:parent-style-name="standard">
      <style:graphic-properties draw:stroke="none" draw:fill="solid" draw:fill-color="#fbcd31"/>
    </style:style>
    <style:style style:name="gr132" style:family="graphic" style:parent-style-name="standard">
      <style:graphic-properties draw:stroke="none" draw:fill="solid" draw:fill-color="#fbcc30"/>
    </style:style>
    <style:style style:name="gr133" style:family="graphic" style:parent-style-name="standard">
      <style:graphic-properties draw:stroke="none" draw:fill="solid" draw:fill-color="#fbcb2f"/>
    </style:style>
    <style:style style:name="gr134" style:family="graphic" style:parent-style-name="standard">
      <style:graphic-properties draw:stroke="none" draw:fill="solid" draw:fill-color="#fbca2e"/>
    </style:style>
    <style:style style:name="gr135" style:family="graphic" style:parent-style-name="standard">
      <style:graphic-properties draw:stroke="none" draw:fill="solid" draw:fill-color="#fbc92e"/>
    </style:style>
    <style:style style:name="gr136" style:family="graphic" style:parent-style-name="standard">
      <style:graphic-properties draw:stroke="none" draw:fill="solid" draw:fill-color="#fac92d"/>
    </style:style>
    <style:style style:name="gr137" style:family="graphic" style:parent-style-name="standard">
      <style:graphic-properties draw:stroke="none" draw:fill="solid" draw:fill-color="#fac82c"/>
    </style:style>
    <style:style style:name="gr138" style:family="graphic" style:parent-style-name="standard">
      <style:graphic-properties draw:stroke="none" draw:fill="solid" draw:fill-color="#fac72b"/>
    </style:style>
    <style:style style:name="gr139" style:family="graphic" style:parent-style-name="standard">
      <style:graphic-properties draw:stroke="none" draw:fill="solid" draw:fill-color="#fac62b"/>
    </style:style>
    <style:style style:name="gr140" style:family="graphic" style:parent-style-name="standard">
      <style:graphic-properties draw:stroke="none" draw:fill="solid" draw:fill-color="#fac62a"/>
    </style:style>
    <style:style style:name="gr141" style:family="graphic" style:parent-style-name="standard">
      <style:graphic-properties draw:stroke="none" draw:fill="solid" draw:fill-color="#fac529"/>
    </style:style>
    <style:style style:name="gr142" style:family="graphic" style:parent-style-name="standard">
      <style:graphic-properties draw:stroke="none" draw:fill="solid" draw:fill-color="#fac429"/>
    </style:style>
    <style:style style:name="gr143" style:family="graphic" style:parent-style-name="standard">
      <style:graphic-properties draw:stroke="none" draw:fill="solid" draw:fill-color="#fac328"/>
    </style:style>
    <style:style style:name="gr144" style:family="graphic" style:parent-style-name="standard">
      <style:graphic-properties draw:stroke="none" draw:fill="solid" draw:fill-color="#fac327"/>
    </style:style>
    <style:style style:name="gr145" style:family="graphic" style:parent-style-name="standard">
      <style:graphic-properties draw:stroke="none" draw:fill="solid" draw:fill-color="#fac227"/>
    </style:style>
    <style:style style:name="gr146" style:family="graphic" style:parent-style-name="standard">
      <style:graphic-properties draw:stroke="none" draw:fill="solid" draw:fill-color="#fac126"/>
    </style:style>
    <style:style style:name="gr147" style:family="graphic" style:parent-style-name="standard">
      <style:graphic-properties draw:stroke="none" draw:fill="solid" draw:fill-color="#fac025"/>
    </style:style>
    <style:style style:name="gr148" style:family="graphic" style:parent-style-name="standard">
      <style:graphic-properties draw:stroke="none" draw:fill="solid" draw:fill-color="#f9c024"/>
    </style:style>
    <style:style style:name="gr149" style:family="graphic" style:parent-style-name="standard">
      <style:graphic-properties draw:stroke="none" draw:fill="solid" draw:fill-color="#f9bf24"/>
    </style:style>
    <style:style style:name="gr150" style:family="graphic" style:parent-style-name="standard">
      <style:graphic-properties draw:stroke="none" draw:fill="solid" draw:fill-color="#f9be23"/>
    </style:style>
    <style:style style:name="gr151" style:family="graphic" style:parent-style-name="standard">
      <style:graphic-properties draw:stroke="none" draw:fill="solid" draw:fill-color="#f9bd22"/>
    </style:style>
    <style:style style:name="gr152" style:family="graphic" style:parent-style-name="standard">
      <style:graphic-properties draw:stroke="none" draw:fill="solid" draw:fill-color="#f9bc21"/>
    </style:style>
    <style:style style:name="gr153" style:family="graphic" style:parent-style-name="standard">
      <style:graphic-properties draw:stroke="none" draw:fill="solid" draw:fill-color="#e29813"/>
    </style:style>
    <style:style style:name="gr154" style:family="graphic" style:parent-style-name="standard">
      <style:graphic-properties draw:stroke="none" draw:fill="solid" draw:fill-color="#fdf58d"/>
    </style:style>
    <style:style style:name="gr155" style:family="graphic" style:parent-style-name="standard">
      <style:graphic-properties draw:stroke="none" draw:fill="solid" draw:fill-color="#fdf38b"/>
    </style:style>
    <style:style style:name="gr156" style:family="graphic" style:parent-style-name="standard">
      <style:graphic-properties draw:stroke="none" draw:fill="solid" draw:fill-color="#fdf28a"/>
    </style:style>
    <style:style style:name="gr157" style:family="graphic" style:parent-style-name="standard">
      <style:graphic-properties draw:stroke="none" draw:fill="solid" draw:fill-color="#fdf088"/>
    </style:style>
    <style:style style:name="gr158" style:family="graphic" style:parent-style-name="standard">
      <style:graphic-properties draw:stroke="none" draw:fill="solid" draw:fill-color="#fdef87"/>
    </style:style>
    <style:style style:name="gr159" style:family="graphic" style:parent-style-name="standard">
      <style:graphic-properties draw:stroke="none" draw:fill="solid" draw:fill-color="#fdee85"/>
    </style:style>
    <style:style style:name="gr160" style:family="graphic" style:parent-style-name="standard">
      <style:graphic-properties draw:stroke="none" draw:fill="solid" draw:fill-color="#fdec84"/>
    </style:style>
    <style:style style:name="gr161" style:family="graphic" style:parent-style-name="standard">
      <style:graphic-properties draw:stroke="none" draw:fill="solid" draw:fill-color="#fdeb83"/>
    </style:style>
    <style:style style:name="gr162" style:family="graphic" style:parent-style-name="standard">
      <style:graphic-properties draw:stroke="none" draw:fill="solid" draw:fill-color="#fcea82"/>
    </style:style>
    <style:style style:name="gr163" style:family="graphic" style:parent-style-name="standard">
      <style:graphic-properties draw:stroke="none" draw:fill="solid" draw:fill-color="#fce980"/>
    </style:style>
    <style:style style:name="gr164" style:family="graphic" style:parent-style-name="standard">
      <style:graphic-properties draw:stroke="none" draw:fill="solid" draw:fill-color="#fce77f"/>
    </style:style>
    <style:style style:name="gr165" style:family="graphic" style:parent-style-name="standard">
      <style:graphic-properties draw:stroke="none" draw:fill="solid" draw:fill-color="#fce67e"/>
    </style:style>
    <style:style style:name="gr166" style:family="graphic" style:parent-style-name="standard">
      <style:graphic-properties draw:stroke="none" draw:fill="solid" draw:fill-color="#fce57c"/>
    </style:style>
    <style:style style:name="gr167" style:family="graphic" style:parent-style-name="standard">
      <style:graphic-properties draw:stroke="none" draw:fill="solid" draw:fill-color="#fce47b"/>
    </style:style>
    <style:style style:name="gr168" style:family="graphic" style:parent-style-name="standard">
      <style:graphic-properties draw:stroke="none" draw:fill="solid" draw:fill-color="#fce27a"/>
    </style:style>
    <style:style style:name="gr169" style:family="graphic" style:parent-style-name="standard">
      <style:graphic-properties draw:stroke="none" draw:fill="solid" draw:fill-color="#fce178"/>
    </style:style>
    <style:style style:name="gr170" style:family="graphic" style:parent-style-name="standard">
      <style:graphic-properties draw:stroke="none" draw:fill="solid" draw:fill-color="#fbe077"/>
    </style:style>
    <style:style style:name="gr171" style:family="graphic" style:parent-style-name="standard">
      <style:graphic-properties draw:stroke="none" draw:fill="solid" draw:fill-color="#fbdf76"/>
    </style:style>
    <style:style style:name="gr172" style:family="graphic" style:parent-style-name="standard">
      <style:graphic-properties draw:stroke="none" draw:fill="solid" draw:fill-color="#fbdd75"/>
    </style:style>
    <style:style style:name="gr173" style:family="graphic" style:parent-style-name="standard">
      <style:graphic-properties draw:stroke="none" draw:fill="solid" draw:fill-color="#fbdc73"/>
    </style:style>
    <style:style style:name="gr174" style:family="graphic" style:parent-style-name="standard">
      <style:graphic-properties draw:stroke="none" draw:fill="solid" draw:fill-color="#fbdb72"/>
    </style:style>
    <style:style style:name="gr175" style:family="graphic" style:parent-style-name="standard">
      <style:graphic-properties draw:stroke="none" draw:fill="solid" draw:fill-color="#fbda71"/>
    </style:style>
    <style:style style:name="gr176" style:family="graphic" style:parent-style-name="standard">
      <style:graphic-properties draw:stroke="none" draw:fill="solid" draw:fill-color="#fbd970"/>
    </style:style>
    <style:style style:name="gr177" style:family="graphic" style:parent-style-name="standard">
      <style:graphic-properties draw:stroke="none" draw:fill="solid" draw:fill-color="#fbd86f"/>
    </style:style>
    <style:style style:name="gr178" style:family="graphic" style:parent-style-name="standard">
      <style:graphic-properties draw:stroke="none" draw:fill="solid" draw:fill-color="#fbd76e"/>
    </style:style>
    <style:style style:name="gr179" style:family="graphic" style:parent-style-name="standard">
      <style:graphic-properties draw:stroke="none" draw:fill="solid" draw:fill-color="#fbd66d"/>
    </style:style>
    <style:style style:name="gr180" style:family="graphic" style:parent-style-name="standard">
      <style:graphic-properties draw:stroke="none" draw:fill="solid" draw:fill-color="#fbd56c"/>
    </style:style>
    <style:style style:name="gr181" style:family="graphic" style:parent-style-name="standard">
      <style:graphic-properties draw:stroke="none" draw:fill="solid" draw:fill-color="#fbd46b"/>
    </style:style>
    <style:style style:name="gr182" style:family="graphic" style:parent-style-name="standard">
      <style:graphic-properties draw:stroke="none" draw:fill="solid" draw:fill-color="#fbd36a"/>
    </style:style>
    <style:style style:name="gr183" style:family="graphic" style:parent-style-name="standard">
      <style:graphic-properties draw:stroke="none" draw:fill="solid" draw:fill-color="#fad269"/>
    </style:style>
    <style:style style:name="gr184" style:family="graphic" style:parent-style-name="standard">
      <style:graphic-properties draw:stroke="none" draw:fill="solid" draw:fill-color="#fad168"/>
    </style:style>
    <style:style style:name="gr185" style:family="graphic" style:parent-style-name="standard">
      <style:graphic-properties draw:stroke="none" draw:fill="solid" draw:fill-color="#fad067"/>
    </style:style>
    <style:style style:name="gr186" style:family="graphic" style:parent-style-name="standard">
      <style:graphic-properties draw:stroke="none" draw:fill="solid" draw:fill-color="#facf66"/>
    </style:style>
    <style:style style:name="gr187" style:family="graphic" style:parent-style-name="standard">
      <style:graphic-properties draw:stroke="none" draw:fill="solid" draw:fill-color="#face65"/>
    </style:style>
    <style:style style:name="gr188" style:family="graphic" style:parent-style-name="standard">
      <style:graphic-properties draw:stroke="none" draw:fill="solid" draw:fill-color="#facd64"/>
    </style:style>
    <style:style style:name="gr189" style:family="graphic" style:parent-style-name="standard">
      <style:graphic-properties draw:stroke="none" draw:fill="solid" draw:fill-color="#facc63"/>
    </style:style>
    <style:style style:name="gr190" style:family="graphic" style:parent-style-name="standard">
      <style:graphic-properties draw:stroke="none" draw:fill="solid" draw:fill-color="#facb62"/>
    </style:style>
    <style:style style:name="gr191" style:family="graphic" style:parent-style-name="standard">
      <style:graphic-properties draw:stroke="none" draw:fill="solid" draw:fill-color="#faca61"/>
    </style:style>
    <style:style style:name="gr192" style:family="graphic" style:parent-style-name="standard">
      <style:graphic-properties draw:stroke="none" draw:fill="solid" draw:fill-color="#fac960"/>
    </style:style>
    <style:style style:name="gr193" style:family="graphic" style:parent-style-name="standard">
      <style:graphic-properties draw:stroke="none" draw:fill="solid" draw:fill-color="#fac85f"/>
    </style:style>
    <style:style style:name="gr194" style:family="graphic" style:parent-style-name="standard">
      <style:graphic-properties draw:stroke="none" draw:fill="solid" draw:fill-color="#fac75e"/>
    </style:style>
    <style:style style:name="gr195" style:family="graphic" style:parent-style-name="standard">
      <style:graphic-properties draw:stroke="none" draw:fill="solid" draw:fill-color="#fac65d"/>
    </style:style>
    <style:style style:name="gr196" style:family="graphic" style:parent-style-name="standard">
      <style:graphic-properties draw:stroke="none" draw:fill="solid" draw:fill-color="#fac55c"/>
    </style:style>
    <style:style style:name="gr197" style:family="graphic" style:parent-style-name="standard">
      <style:graphic-properties draw:stroke="none" draw:fill="solid" draw:fill-color="#fac45b"/>
    </style:style>
    <style:style style:name="gr198" style:family="graphic" style:parent-style-name="standard">
      <style:graphic-properties draw:stroke="none" draw:fill="solid" draw:fill-color="#f9c45b"/>
    </style:style>
    <style:style style:name="gr199" style:family="graphic" style:parent-style-name="standard">
      <style:graphic-properties draw:stroke="none" draw:fill="solid" draw:fill-color="#f9c35a"/>
    </style:style>
    <style:style style:name="gr200" style:family="graphic" style:parent-style-name="standard">
      <style:graphic-properties draw:stroke="none" draw:fill="solid" draw:fill-color="#f9c259"/>
    </style:style>
    <style:style style:name="gr201" style:family="graphic" style:parent-style-name="standard">
      <style:graphic-properties draw:stroke="none" draw:fill="solid" draw:fill-color="#f9c158"/>
    </style:style>
    <style:style style:name="gr202" style:family="graphic" style:parent-style-name="standard">
      <style:graphic-properties draw:stroke="none" draw:fill="solid" draw:fill-color="#f9c057"/>
    </style:style>
    <style:style style:name="gr203" style:family="graphic" style:parent-style-name="standard">
      <style:graphic-properties draw:stroke="none" draw:fill="solid" draw:fill-color="#f9bf56"/>
    </style:style>
    <style:style style:name="gr204" style:family="graphic" style:parent-style-name="standard">
      <style:graphic-properties draw:stroke="none" draw:fill="solid" draw:fill-color="#f9be55"/>
    </style:style>
    <style:style style:name="gr205" style:family="graphic" style:parent-style-name="standard">
      <style:graphic-properties draw:stroke="none" draw:fill="solid" draw:fill-color="#f9bd54"/>
    </style:style>
    <style:style style:name="gr206" style:family="graphic" style:parent-style-name="standard">
      <style:graphic-properties draw:stroke="none" draw:fill="solid" draw:fill-color="#f9bc53"/>
    </style:style>
    <style:style style:name="gr207" style:family="graphic" style:parent-style-name="standard">
      <style:graphic-properties draw:stroke="none" draw:fill="solid" draw:fill-color="#f9bb52"/>
    </style:style>
    <style:style style:name="gr208" style:family="graphic" style:parent-style-name="standard">
      <style:graphic-properties draw:stroke="none" draw:fill="solid" draw:fill-color="#f8ba51"/>
    </style:style>
    <style:style style:name="gr209" style:family="graphic" style:parent-style-name="standard">
      <style:graphic-properties draw:stroke="none" draw:fill="solid" draw:fill-color="#f8b950"/>
    </style:style>
    <style:style style:name="gr210" style:family="graphic" style:parent-style-name="standard">
      <style:graphic-properties draw:stroke="none" draw:fill="solid" draw:fill-color="#f8b84f"/>
    </style:style>
    <style:style style:name="gr211" style:family="graphic" style:parent-style-name="standard">
      <style:graphic-properties draw:stroke="none" draw:fill="solid" draw:fill-color="#f8b74e"/>
    </style:style>
    <style:style style:name="gr212" style:family="graphic" style:parent-style-name="standard">
      <style:graphic-properties draw:stroke="none" draw:fill="solid" draw:fill-color="#f8b64d"/>
    </style:style>
    <style:style style:name="gr213" style:family="graphic" style:parent-style-name="standard">
      <style:graphic-properties draw:stroke="none" draw:fill="solid" draw:fill-color="#f8b54c"/>
    </style:style>
    <style:style style:name="gr214" style:family="graphic" style:parent-style-name="standard">
      <style:graphic-properties draw:stroke="solid" svg:stroke-width="0.028cm" svg:stroke-color="#8a5c29" draw:stroke-linejoin="miter" svg:stroke-linecap="butt" draw:fill="none" fo:padding-top="0.014cm" fo:padding-bottom="0.014cm" fo:padding-left="0.014cm" fo:padding-right="0.014cm"/>
    </style:style>
    <style:style style:name="gr215" style:family="graphic" style:parent-style-name="standard">
      <style:graphic-properties draw:stroke="none" draw:fill="solid" draw:fill-color="#962b28"/>
    </style:style>
    <style:style style:name="gr216" style:family="graphic" style:parent-style-name="standard">
      <style:graphic-properties draw:stroke="none" draw:fill="solid" draw:fill-color="#972b28"/>
    </style:style>
    <style:style style:name="gr217" style:family="graphic" style:parent-style-name="standard">
      <style:graphic-properties draw:stroke="none" draw:fill="solid" draw:fill-color="#982c29"/>
    </style:style>
    <style:style style:name="gr218" style:family="graphic" style:parent-style-name="standard">
      <style:graphic-properties draw:stroke="none" draw:fill="solid" draw:fill-color="#992d2a"/>
    </style:style>
    <style:style style:name="gr219" style:family="graphic" style:parent-style-name="standard">
      <style:graphic-properties draw:stroke="none" draw:fill="solid" draw:fill-color="#9a2d2a"/>
    </style:style>
    <style:style style:name="gr220" style:family="graphic" style:parent-style-name="standard">
      <style:graphic-properties draw:stroke="none" draw:fill="solid" draw:fill-color="#9b2e2b"/>
    </style:style>
    <style:style style:name="gr221" style:family="graphic" style:parent-style-name="standard">
      <style:graphic-properties draw:stroke="none" draw:fill="solid" draw:fill-color="#9c2f2c"/>
    </style:style>
    <style:style style:name="gr222" style:family="graphic" style:parent-style-name="standard">
      <style:graphic-properties draw:stroke="none" draw:fill="solid" draw:fill-color="#9d2f2c"/>
    </style:style>
    <style:style style:name="gr223" style:family="graphic" style:parent-style-name="standard">
      <style:graphic-properties draw:stroke="none" draw:fill="solid" draw:fill-color="#9e2f2d"/>
    </style:style>
    <style:style style:name="gr224" style:family="graphic" style:parent-style-name="standard">
      <style:graphic-properties draw:stroke="none" draw:fill="solid" draw:fill-color="#9e302d"/>
    </style:style>
    <style:style style:name="gr225" style:family="graphic" style:parent-style-name="standard">
      <style:graphic-properties draw:stroke="none" draw:fill="solid" draw:fill-color="#9f302e"/>
    </style:style>
    <style:style style:name="gr226" style:family="graphic" style:parent-style-name="standard">
      <style:graphic-properties draw:stroke="none" draw:fill="solid" draw:fill-color="#a0312e"/>
    </style:style>
    <style:style style:name="gr227" style:family="graphic" style:parent-style-name="standard">
      <style:graphic-properties draw:stroke="none" draw:fill="solid" draw:fill-color="#a1312f"/>
    </style:style>
    <style:style style:name="gr228" style:family="graphic" style:parent-style-name="standard">
      <style:graphic-properties draw:stroke="none" draw:fill="solid" draw:fill-color="#a1322f"/>
    </style:style>
    <style:style style:name="gr229" style:family="graphic" style:parent-style-name="standard">
      <style:graphic-properties draw:stroke="none" draw:fill="solid" draw:fill-color="#a23230"/>
    </style:style>
    <style:style style:name="gr230" style:family="graphic" style:parent-style-name="standard">
      <style:graphic-properties draw:stroke="none" draw:fill="solid" draw:fill-color="#a33230"/>
    </style:style>
    <style:style style:name="gr231" style:family="graphic" style:parent-style-name="standard">
      <style:graphic-properties draw:stroke="none" draw:fill="solid" draw:fill-color="#a43330"/>
    </style:style>
    <style:style style:name="gr232" style:family="graphic" style:parent-style-name="standard">
      <style:graphic-properties draw:stroke="none" draw:fill="solid" draw:fill-color="#a53331"/>
    </style:style>
    <style:style style:name="gr233" style:family="graphic" style:parent-style-name="standard">
      <style:graphic-properties draw:stroke="none" draw:fill="solid" draw:fill-color="#a53431"/>
    </style:style>
    <style:style style:name="gr234" style:family="graphic" style:parent-style-name="standard">
      <style:graphic-properties draw:stroke="none" draw:fill="solid" draw:fill-color="#a63432"/>
    </style:style>
    <style:style style:name="gr235" style:family="graphic" style:parent-style-name="standard">
      <style:graphic-properties draw:stroke="none" draw:fill="solid" draw:fill-color="#a73532"/>
    </style:style>
    <style:style style:name="gr236" style:family="graphic" style:parent-style-name="standard">
      <style:graphic-properties draw:stroke="none" draw:fill="solid" draw:fill-color="#a83533"/>
    </style:style>
    <style:style style:name="gr237" style:family="graphic" style:parent-style-name="standard">
      <style:graphic-properties draw:stroke="none" draw:fill="solid" draw:fill-color="#a83633"/>
    </style:style>
    <style:style style:name="gr238" style:family="graphic" style:parent-style-name="standard">
      <style:graphic-properties draw:stroke="none" draw:fill="solid" draw:fill-color="#a93634"/>
    </style:style>
    <style:style style:name="gr239" style:family="graphic" style:parent-style-name="standard">
      <style:graphic-properties draw:stroke="none" draw:fill="solid" draw:fill-color="#aa3634"/>
    </style:style>
    <style:style style:name="gr240" style:family="graphic" style:parent-style-name="standard">
      <style:graphic-properties draw:stroke="none" draw:fill="solid" draw:fill-color="#ab3735"/>
    </style:style>
    <style:style style:name="gr241" style:family="graphic" style:parent-style-name="standard">
      <style:graphic-properties draw:stroke="none" draw:fill="solid" draw:fill-color="#ac3836"/>
    </style:style>
    <style:style style:name="gr242" style:family="graphic" style:parent-style-name="standard">
      <style:graphic-properties draw:stroke="none" draw:fill="solid" draw:fill-color="#ad3836"/>
    </style:style>
    <style:style style:name="gr243" style:family="graphic" style:parent-style-name="standard">
      <style:graphic-properties draw:stroke="none" draw:fill="solid" draw:fill-color="#ae3937"/>
    </style:style>
    <style:style style:name="gr244" style:family="graphic" style:parent-style-name="standard">
      <style:graphic-properties draw:stroke="none" draw:fill="solid" draw:fill-color="#af3937"/>
    </style:style>
    <style:style style:name="gr245" style:family="graphic" style:parent-style-name="standard">
      <style:graphic-properties draw:stroke="none" draw:fill="solid" draw:fill-color="#b03a38"/>
    </style:style>
    <style:style style:name="gr246" style:family="graphic" style:parent-style-name="standard">
      <style:graphic-properties draw:stroke="none" draw:fill="solid" draw:fill-color="#b13a38"/>
    </style:style>
    <style:style style:name="gr247" style:family="graphic" style:parent-style-name="standard">
      <style:graphic-properties draw:stroke="none" draw:fill="solid" draw:fill-color="#b23b39"/>
    </style:style>
    <style:style style:name="gr248" style:family="graphic" style:parent-style-name="standard">
      <style:graphic-properties draw:stroke="none" draw:fill="solid" draw:fill-color="#b33c3a"/>
    </style:style>
    <style:style style:name="gr249" style:family="graphic" style:parent-style-name="standard">
      <style:graphic-properties draw:stroke="none" draw:fill="solid" draw:fill-color="#b43c3a"/>
    </style:style>
    <style:style style:name="gr250" style:family="graphic" style:parent-style-name="standard">
      <style:graphic-properties draw:stroke="none" draw:fill="solid" draw:fill-color="#b53d3b"/>
    </style:style>
    <style:style style:name="gr251" style:family="graphic" style:parent-style-name="standard">
      <style:graphic-properties draw:stroke="none" draw:fill="solid" draw:fill-color="#b63d3c"/>
    </style:style>
    <style:style style:name="gr252" style:family="graphic" style:parent-style-name="standard">
      <style:graphic-properties draw:stroke="none" draw:fill="solid" draw:fill-color="#b73e3c"/>
    </style:style>
    <style:style style:name="gr253" style:family="graphic" style:parent-style-name="standard">
      <style:graphic-properties draw:stroke="none" draw:fill="solid" draw:fill-color="#b83e3d"/>
    </style:style>
    <style:style style:name="gr254" style:family="graphic" style:parent-style-name="standard">
      <style:graphic-properties draw:stroke="none" draw:fill="solid" draw:fill-color="#b83f3d"/>
    </style:style>
    <style:style style:name="gr255" style:family="graphic" style:parent-style-name="standard">
      <style:graphic-properties draw:stroke="none" draw:fill="solid" draw:fill-color="#b93f3e"/>
    </style:style>
    <style:style style:name="gr256" style:family="graphic" style:parent-style-name="standard">
      <style:graphic-properties draw:stroke="none" draw:fill="solid" draw:fill-color="#ba403e"/>
    </style:style>
    <style:style style:name="gr257" style:family="graphic" style:parent-style-name="standard">
      <style:graphic-properties draw:stroke="none" draw:fill="solid" draw:fill-color="#bb403f"/>
    </style:style>
    <style:style style:name="gr258" style:family="graphic" style:parent-style-name="standard">
      <style:graphic-properties draw:stroke="none" draw:fill="solid" draw:fill-color="#bc413f"/>
    </style:style>
    <style:style style:name="gr259" style:family="graphic" style:parent-style-name="standard">
      <style:graphic-properties draw:stroke="none" draw:fill="solid" draw:fill-color="#bd4140"/>
    </style:style>
    <style:style style:name="gr260" style:family="graphic" style:parent-style-name="standard">
      <style:graphic-properties draw:stroke="none" draw:fill="solid" draw:fill-color="#be4240"/>
    </style:style>
    <style:style style:name="gr261" style:family="graphic" style:parent-style-name="standard">
      <style:graphic-properties draw:stroke="none" draw:fill="solid" draw:fill-color="#bf4241"/>
    </style:style>
    <style:style style:name="gr262" style:family="graphic" style:parent-style-name="standard">
      <style:graphic-properties draw:stroke="none" draw:fill="solid" draw:fill-color="#bf4341"/>
    </style:style>
    <style:style style:name="gr263" style:family="graphic" style:parent-style-name="standard">
      <style:graphic-properties draw:stroke="none" draw:fill="solid" draw:fill-color="#c04342"/>
    </style:style>
    <style:style style:name="gr264" style:family="graphic" style:parent-style-name="standard">
      <style:graphic-properties draw:stroke="none" draw:fill="solid" draw:fill-color="#c14442"/>
    </style:style>
    <style:style style:name="gr265" style:family="graphic" style:parent-style-name="standard">
      <style:graphic-properties draw:stroke="none" draw:fill="solid" draw:fill-color="#c24443"/>
    </style:style>
    <style:style style:name="gr266" style:family="graphic" style:parent-style-name="standard">
      <style:graphic-properties draw:stroke="none" draw:fill="solid" draw:fill-color="#c34544"/>
    </style:style>
    <style:style style:name="gr267" style:family="graphic" style:parent-style-name="standard">
      <style:graphic-properties draw:stroke="none" draw:fill="solid" draw:fill-color="#c44544"/>
    </style:style>
    <style:style style:name="gr268" style:family="graphic" style:parent-style-name="standard">
      <style:graphic-properties draw:stroke="none" draw:fill="solid" draw:fill-color="#c54645"/>
    </style:style>
    <style:style style:name="gr269" style:family="graphic" style:parent-style-name="standard">
      <style:graphic-properties draw:stroke="none" draw:fill="solid" draw:fill-color="#c64746"/>
    </style:style>
    <style:style style:name="gr270" style:family="graphic" style:parent-style-name="standard">
      <style:graphic-properties draw:stroke="none" draw:fill="solid" draw:fill-color="#c74746"/>
    </style:style>
    <style:style style:name="gr271" style:family="graphic" style:parent-style-name="standard">
      <style:graphic-properties draw:stroke="none" draw:fill="solid" draw:fill-color="#c84847"/>
    </style:style>
    <style:style style:name="gr272" style:family="graphic" style:parent-style-name="standard">
      <style:graphic-properties draw:stroke="none" draw:fill="solid" draw:fill-color="#c94847"/>
    </style:style>
    <style:style style:name="gr273" style:family="graphic" style:parent-style-name="standard">
      <style:graphic-properties draw:stroke="none" draw:fill="solid" draw:fill-color="#ca4948"/>
    </style:style>
    <style:style style:name="gr274" style:family="graphic" style:parent-style-name="standard">
      <style:graphic-properties draw:stroke="none" draw:fill="solid" draw:fill-color="#cb4948"/>
    </style:style>
    <style:style style:name="gr275" style:family="graphic" style:parent-style-name="standard">
      <style:graphic-properties draw:stroke="none" draw:fill="solid" draw:fill-color="#cc4a49"/>
    </style:style>
    <style:style style:name="gr276" style:family="graphic" style:parent-style-name="standard">
      <style:graphic-properties draw:stroke="none" draw:fill="solid" draw:fill-color="#cd4b4a"/>
    </style:style>
    <style:style style:name="gr277" style:family="graphic" style:parent-style-name="standard">
      <style:graphic-properties draw:stroke="none" draw:fill="solid" draw:fill-color="#ce4b4a"/>
    </style:style>
    <style:style style:name="gr278" style:family="graphic" style:parent-style-name="standard">
      <style:graphic-properties draw:stroke="none" draw:fill="solid" draw:fill-color="#cf4b4b"/>
    </style:style>
    <style:style style:name="gr279" style:family="graphic" style:parent-style-name="standard">
      <style:graphic-properties draw:stroke="none" draw:fill="solid" draw:fill-color="#cf4c4b"/>
    </style:style>
    <style:style style:name="gr280" style:family="graphic" style:parent-style-name="standard">
      <style:graphic-properties draw:stroke="none" draw:fill="solid" draw:fill-color="#d04c4c"/>
    </style:style>
    <style:style style:name="gr281" style:family="graphic" style:parent-style-name="standard">
      <style:graphic-properties draw:stroke="none" draw:fill="solid" draw:fill-color="#d14d4c"/>
    </style:style>
    <style:style style:name="gr282" style:family="graphic" style:parent-style-name="standard">
      <style:graphic-properties draw:stroke="none" draw:fill="solid" draw:fill-color="#d24d4d"/>
    </style:style>
    <style:style style:name="gr283" style:family="graphic" style:parent-style-name="standard">
      <style:graphic-properties draw:stroke="none" draw:fill="solid" draw:fill-color="#d24e4d"/>
    </style:style>
    <style:style style:name="gr284" style:family="graphic" style:parent-style-name="standard">
      <style:graphic-properties draw:stroke="none" draw:fill="solid" draw:fill-color="#d34e4e"/>
    </style:style>
    <style:style style:name="gr285" style:family="graphic" style:parent-style-name="standard">
      <style:graphic-properties draw:stroke="none" draw:fill="solid" draw:fill-color="#d44f4e"/>
    </style:style>
    <style:style style:name="gr286" style:family="graphic" style:parent-style-name="standard">
      <style:graphic-properties draw:stroke="none" draw:fill="solid" draw:fill-color="#d54f4e"/>
    </style:style>
    <style:style style:name="gr287" style:family="graphic" style:parent-style-name="standard">
      <style:graphic-properties draw:stroke="none" draw:fill="solid" draw:fill-color="#d64f4f"/>
    </style:style>
    <style:style style:name="gr288" style:family="graphic" style:parent-style-name="standard">
      <style:graphic-properties draw:stroke="none" draw:fill="solid" draw:fill-color="#d6504f"/>
    </style:style>
    <style:style style:name="gr289" style:family="graphic" style:parent-style-name="standard">
      <style:graphic-properties draw:stroke="none" draw:fill="solid" draw:fill-color="#d75050"/>
    </style:style>
    <style:style style:name="gr290" style:family="graphic" style:parent-style-name="standard">
      <style:graphic-properties draw:stroke="none" draw:fill="solid" draw:fill-color="#d85150"/>
    </style:style>
    <style:style style:name="gr291" style:family="graphic" style:parent-style-name="standard">
      <style:graphic-properties draw:stroke="none" draw:fill="solid" draw:fill-color="#d95151"/>
    </style:style>
    <style:style style:name="gr292" style:family="graphic" style:parent-style-name="standard">
      <style:graphic-properties draw:stroke="none" draw:fill="solid" draw:fill-color="#d95251"/>
    </style:style>
    <style:style style:name="gr293" style:family="graphic" style:parent-style-name="standard">
      <style:graphic-properties draw:stroke="none" draw:fill="solid" draw:fill-color="#da5252"/>
    </style:style>
    <style:style style:name="gr294" style:family="graphic" style:parent-style-name="standard">
      <style:graphic-properties draw:stroke="none" draw:fill="solid" draw:fill-color="#db5252"/>
    </style:style>
    <style:style style:name="gr295" style:family="graphic" style:parent-style-name="standard">
      <style:graphic-properties draw:stroke="none" draw:fill="solid" draw:fill-color="#dc5353"/>
    </style:style>
    <style:style style:name="gr296" style:family="graphic" style:parent-style-name="standard">
      <style:graphic-properties draw:stroke="none" draw:fill="solid" draw:fill-color="#dd5454"/>
    </style:style>
    <style:style style:name="gr297" style:family="graphic" style:parent-style-name="standard">
      <style:graphic-properties draw:stroke="none" draw:fill="solid" draw:fill-color="#de5454"/>
    </style:style>
    <style:style style:name="gr298" style:family="graphic" style:parent-style-name="standard">
      <style:graphic-properties draw:stroke="none" draw:fill="solid" draw:fill-color="#df5555"/>
    </style:style>
    <style:style style:name="gr299" style:family="graphic" style:parent-style-name="standard">
      <style:graphic-properties draw:stroke="none" draw:fill="solid" draw:fill-color="#e05656"/>
    </style:style>
    <style:style style:name="gr300" style:family="graphic" style:parent-style-name="standard">
      <style:graphic-properties draw:stroke="none" draw:fill="solid" draw:fill-color="#e15656"/>
    </style:style>
    <style:style style:name="gr301" style:family="graphic" style:parent-style-name="standard">
      <style:graphic-properties draw:stroke="solid" svg:stroke-width="0.028cm" svg:stroke-color="#791a16" draw:stroke-linejoin="miter" svg:stroke-linecap="butt" draw:fill="none" fo:padding-top="0.014cm" fo:padding-bottom="0.014cm" fo:padding-left="0.014cm" fo:padding-right="0.014cm"/>
    </style:style>
    <style:style style:name="gr302" style:family="graphic" style:parent-style-name="standard">
      <style:graphic-properties draw:stroke="none" draw:fill="solid" draw:fill-color="#8c8c8c"/>
    </style:style>
    <style:style style:name="gr303" style:family="graphic" style:parent-style-name="standard">
      <style:graphic-properties draw:stroke="solid" svg:stroke-width="0.028cm" svg:stroke-color="#3f3f3f" draw:stroke-linejoin="miter" svg:stroke-linecap="butt" draw:fill="none" fo:padding-top="0.014cm" fo:padding-bottom="0.014cm" fo:padding-left="0.014cm" fo:padding-right="0.014cm"/>
    </style:style>
    <style:style style:name="gr304" style:family="graphic" style:parent-style-name="standard">
      <style:graphic-properties draw:stroke="solid" svg:stroke-width="0.02cm" svg:stroke-color="#3f3f3f" draw:stroke-linejoin="miter" svg:stroke-linecap="butt" draw:fill="none" fo:padding-top="0.01cm" fo:padding-bottom="0.01cm" fo:padding-left="0.01cm" fo:padding-right="0.01cm"/>
    </style:style>
    <style:style style:name="gr305" style:family="graphic" style:parent-style-name="standard">
      <style:graphic-properties draw:stroke="none" draw:fill="solid" draw:fill-color="#00a000"/>
    </style:style>
    <style:style style:name="gr306" style:family="graphic" style:parent-style-name="standard">
      <style:graphic-properties draw:stroke="none" draw:fill="solid" draw:fill-color="#02a202"/>
    </style:style>
    <style:style style:name="gr307" style:family="graphic" style:parent-style-name="standard">
      <style:graphic-properties draw:stroke="none" draw:fill="solid" draw:fill-color="#03a303"/>
    </style:style>
    <style:style style:name="gr308" style:family="graphic" style:parent-style-name="standard">
      <style:graphic-properties draw:stroke="none" draw:fill="solid" draw:fill-color="#05a505"/>
    </style:style>
    <style:style style:name="gr309" style:family="graphic" style:parent-style-name="standard">
      <style:graphic-properties draw:stroke="none" draw:fill="solid" draw:fill-color="#06a706"/>
    </style:style>
    <style:style style:name="gr310" style:family="graphic" style:parent-style-name="standard">
      <style:graphic-properties draw:stroke="none" draw:fill="solid" draw:fill-color="#08a808"/>
    </style:style>
    <style:style style:name="gr311" style:family="graphic" style:parent-style-name="standard">
      <style:graphic-properties draw:stroke="none" draw:fill="solid" draw:fill-color="#09aa09"/>
    </style:style>
    <style:style style:name="gr312" style:family="graphic" style:parent-style-name="standard">
      <style:graphic-properties draw:stroke="none" draw:fill="solid" draw:fill-color="#0bac0b"/>
    </style:style>
    <style:style style:name="gr313" style:family="graphic" style:parent-style-name="standard">
      <style:graphic-properties draw:stroke="none" draw:fill="solid" draw:fill-color="#0cad0c"/>
    </style:style>
    <style:style style:name="gr314" style:family="graphic" style:parent-style-name="standard">
      <style:graphic-properties draw:stroke="none" draw:fill="solid" draw:fill-color="#0eaf0e"/>
    </style:style>
    <style:style style:name="gr315" style:family="graphic" style:parent-style-name="standard">
      <style:graphic-properties draw:stroke="none" draw:fill="solid" draw:fill-color="#0fb10f"/>
    </style:style>
    <style:style style:name="gr316" style:family="graphic" style:parent-style-name="standard">
      <style:graphic-properties draw:stroke="none" draw:fill="solid" draw:fill-color="#11b311"/>
    </style:style>
    <style:style style:name="gr317" style:family="graphic" style:parent-style-name="standard">
      <style:graphic-properties draw:stroke="none" draw:fill="solid" draw:fill-color="#12b412"/>
    </style:style>
    <style:style style:name="gr318" style:family="graphic" style:parent-style-name="standard">
      <style:graphic-properties draw:stroke="none" draw:fill="solid" draw:fill-color="#14b614"/>
    </style:style>
    <style:style style:name="gr319" style:family="graphic" style:parent-style-name="standard">
      <style:graphic-properties draw:stroke="none" draw:fill="solid" draw:fill-color="#15b815"/>
    </style:style>
    <style:style style:name="gr320" style:family="graphic" style:parent-style-name="standard">
      <style:graphic-properties draw:stroke="none" draw:fill="solid" draw:fill-color="#17b917"/>
    </style:style>
    <style:style style:name="gr321" style:family="graphic" style:parent-style-name="standard">
      <style:graphic-properties draw:stroke="none" draw:fill="solid" draw:fill-color="#18bb18"/>
    </style:style>
    <style:style style:name="gr322" style:family="graphic" style:parent-style-name="standard">
      <style:graphic-properties draw:stroke="none" draw:fill="solid" draw:fill-color="#1abd1a"/>
    </style:style>
    <style:style style:name="gr323" style:family="graphic" style:parent-style-name="standard">
      <style:graphic-properties draw:stroke="none" draw:fill="solid" draw:fill-color="#1bbe1b"/>
    </style:style>
    <style:style style:name="gr324" style:family="graphic" style:parent-style-name="standard">
      <style:graphic-properties draw:stroke="none" draw:fill="solid" draw:fill-color="#1dc01d"/>
    </style:style>
    <style:style style:name="gr325" style:family="graphic" style:parent-style-name="standard">
      <style:graphic-properties draw:stroke="none" draw:fill="solid" draw:fill-color="#1ec21e"/>
    </style:style>
    <style:style style:name="gr326" style:family="graphic" style:parent-style-name="standard">
      <style:graphic-properties draw:stroke="none" draw:fill="solid" draw:fill-color="#20c320"/>
    </style:style>
    <style:style style:name="gr327" style:family="graphic" style:parent-style-name="standard">
      <style:graphic-properties draw:stroke="none" draw:fill="solid" draw:fill-color="#21c521"/>
    </style:style>
    <style:style style:name="gr328" style:family="graphic" style:parent-style-name="standard">
      <style:graphic-properties draw:stroke="none" draw:fill="solid" draw:fill-color="#23c723"/>
    </style:style>
    <style:style style:name="gr329" style:family="graphic" style:parent-style-name="standard">
      <style:graphic-properties draw:stroke="none" draw:fill="solid" draw:fill-color="#24c824"/>
    </style:style>
    <style:style style:name="gr330" style:family="graphic" style:parent-style-name="standard">
      <style:graphic-properties draw:stroke="none" draw:fill="solid" draw:fill-color="#26ca26"/>
    </style:style>
    <style:style style:name="gr331" style:family="graphic" style:parent-style-name="standard">
      <style:graphic-properties draw:stroke="none" draw:fill="solid" draw:fill-color="#27cc27"/>
    </style:style>
    <style:style style:name="gr332" style:family="graphic" style:parent-style-name="standard">
      <style:graphic-properties draw:stroke="none" draw:fill="solid" draw:fill-color="#29ce29"/>
    </style:style>
    <style:style style:name="gr333" style:family="graphic" style:parent-style-name="standard">
      <style:graphic-properties draw:stroke="none" draw:fill="solid" draw:fill-color="#2acf2a"/>
    </style:style>
    <style:style style:name="gr334" style:family="graphic" style:parent-style-name="standard">
      <style:graphic-properties draw:stroke="none" draw:fill="solid" draw:fill-color="#2cd12c"/>
    </style:style>
    <style:style style:name="gr335" style:family="graphic" style:parent-style-name="standard">
      <style:graphic-properties draw:stroke="none" draw:fill="solid" draw:fill-color="#2dd32d"/>
    </style:style>
    <style:style style:name="gr336" style:family="graphic" style:parent-style-name="standard">
      <style:graphic-properties draw:stroke="none" draw:fill="solid" draw:fill-color="#2fd42f"/>
    </style:style>
    <style:style style:name="gr337" style:family="graphic" style:parent-style-name="standard">
      <style:graphic-properties draw:stroke="none" draw:fill="solid" draw:fill-color="#30d630"/>
    </style:style>
    <style:style style:name="gr338" style:family="graphic" style:parent-style-name="standard">
      <style:graphic-properties draw:stroke="none" draw:fill="solid" draw:fill-color="#32d832"/>
    </style:style>
    <style:style style:name="gr339" style:family="graphic" style:parent-style-name="standard">
      <style:graphic-properties draw:stroke="none" draw:fill="solid" draw:fill-color="#33d933"/>
    </style:style>
    <style:style style:name="gr340" style:family="graphic" style:parent-style-name="standard">
      <style:graphic-properties draw:stroke="none" draw:fill="solid" draw:fill-color="#65040b"/>
    </style:style>
    <style:style style:name="gr341" style:family="graphic" style:parent-style-name="standard">
      <style:graphic-properties draw:stroke="none" draw:fill="solid" draw:fill-color="#67050b"/>
    </style:style>
    <style:style style:name="gr342" style:family="graphic" style:parent-style-name="standard">
      <style:graphic-properties draw:stroke="none" draw:fill="solid" draw:fill-color="#68050c"/>
    </style:style>
    <style:style style:name="gr343" style:family="graphic" style:parent-style-name="standard">
      <style:graphic-properties draw:stroke="none" draw:fill="solid" draw:fill-color="#6a060c"/>
    </style:style>
    <style:style style:name="gr344" style:family="graphic" style:parent-style-name="standard">
      <style:graphic-properties draw:stroke="none" draw:fill="solid" draw:fill-color="#6c070c"/>
    </style:style>
    <style:style style:name="gr345" style:family="graphic" style:parent-style-name="standard">
      <style:graphic-properties draw:stroke="none" draw:fill="solid" draw:fill-color="#6d070c"/>
    </style:style>
    <style:style style:name="gr346" style:family="graphic" style:parent-style-name="standard">
      <style:graphic-properties draw:stroke="none" draw:fill="solid" draw:fill-color="#6f080d"/>
    </style:style>
    <style:style style:name="gr347" style:family="graphic" style:parent-style-name="standard">
      <style:graphic-properties draw:stroke="none" draw:fill="solid" draw:fill-color="#71090d"/>
    </style:style>
    <style:style style:name="gr348" style:family="graphic" style:parent-style-name="standard">
      <style:graphic-properties draw:stroke="none" draw:fill="solid" draw:fill-color="#72090d"/>
    </style:style>
    <style:style style:name="gr349" style:family="graphic" style:parent-style-name="standard">
      <style:graphic-properties draw:stroke="none" draw:fill="solid" draw:fill-color="#740a0e"/>
    </style:style>
    <style:style style:name="gr350" style:family="graphic" style:parent-style-name="standard">
      <style:graphic-properties draw:stroke="none" draw:fill="solid" draw:fill-color="#760b0e"/>
    </style:style>
    <style:style style:name="gr351" style:family="graphic" style:parent-style-name="standard">
      <style:graphic-properties draw:stroke="none" draw:fill="solid" draw:fill-color="#780c0e"/>
    </style:style>
    <style:style style:name="gr352" style:family="graphic" style:parent-style-name="standard">
      <style:graphic-properties draw:stroke="none" draw:fill="solid" draw:fill-color="#790c0e"/>
    </style:style>
    <style:style style:name="gr353" style:family="graphic" style:parent-style-name="standard">
      <style:graphic-properties draw:stroke="none" draw:fill="solid" draw:fill-color="#7b0d0f"/>
    </style:style>
    <style:style style:name="gr354" style:family="graphic" style:parent-style-name="standard">
      <style:graphic-properties draw:stroke="none" draw:fill="solid" draw:fill-color="#7d0e0f"/>
    </style:style>
    <style:style style:name="gr355" style:family="graphic" style:parent-style-name="standard">
      <style:graphic-properties draw:stroke="none" draw:fill="solid" draw:fill-color="#7e0e0f"/>
    </style:style>
    <style:style style:name="gr356" style:family="graphic" style:parent-style-name="standard">
      <style:graphic-properties draw:stroke="none" draw:fill="solid" draw:fill-color="#800f10"/>
    </style:style>
    <style:style style:name="gr357" style:family="graphic" style:parent-style-name="standard">
      <style:graphic-properties draw:stroke="none" draw:fill="solid" draw:fill-color="#821010"/>
    </style:style>
    <style:style style:name="gr358" style:family="graphic" style:parent-style-name="standard">
      <style:graphic-properties draw:stroke="none" draw:fill="solid" draw:fill-color="#831010"/>
    </style:style>
    <style:style style:name="gr359" style:family="graphic" style:parent-style-name="standard">
      <style:graphic-properties draw:stroke="none" draw:fill="solid" draw:fill-color="#851110"/>
    </style:style>
    <style:style style:name="gr360" style:family="graphic" style:parent-style-name="standard">
      <style:graphic-properties draw:stroke="none" draw:fill="solid" draw:fill-color="#871211"/>
    </style:style>
    <style:style style:name="gr361" style:family="graphic" style:parent-style-name="standard">
      <style:graphic-properties draw:stroke="none" draw:fill="solid" draw:fill-color="#881211"/>
    </style:style>
    <style:style style:name="gr362" style:family="graphic" style:parent-style-name="standard">
      <style:graphic-properties draw:stroke="none" draw:fill="solid" draw:fill-color="#8a1311"/>
    </style:style>
    <style:style style:name="gr363" style:family="graphic" style:parent-style-name="standard">
      <style:graphic-properties draw:stroke="none" draw:fill="solid" draw:fill-color="#8c1412"/>
    </style:style>
    <style:style style:name="gr364" style:family="graphic" style:parent-style-name="standard">
      <style:graphic-properties draw:stroke="none" draw:fill="solid" draw:fill-color="#8d1412"/>
    </style:style>
    <style:style style:name="gr365" style:family="graphic" style:parent-style-name="standard">
      <style:graphic-properties draw:stroke="none" draw:fill="solid" draw:fill-color="#8f1512"/>
    </style:style>
    <style:style style:name="gr366" style:family="graphic" style:parent-style-name="standard">
      <style:graphic-properties draw:stroke="none" draw:fill="solid" draw:fill-color="#911612"/>
    </style:style>
    <style:style style:name="gr367" style:family="graphic" style:parent-style-name="standard">
      <style:graphic-properties draw:stroke="none" draw:fill="solid" draw:fill-color="#931713"/>
    </style:style>
    <style:style style:name="gr368" style:family="graphic" style:parent-style-name="standard">
      <style:graphic-properties draw:stroke="none" draw:fill="solid" draw:fill-color="#941713"/>
    </style:style>
    <style:style style:name="gr369" style:family="graphic" style:parent-style-name="standard">
      <style:graphic-properties draw:stroke="none" draw:fill="solid" draw:fill-color="#961813"/>
    </style:style>
    <style:style style:name="gr370" style:family="graphic" style:parent-style-name="standard">
      <style:graphic-properties draw:stroke="none" draw:fill="solid" draw:fill-color="#981914"/>
    </style:style>
    <style:style style:name="gr371" style:family="graphic" style:parent-style-name="standard">
      <style:graphic-properties draw:stroke="none" draw:fill="solid" draw:fill-color="#991914"/>
    </style:style>
    <style:style style:name="gr372" style:family="graphic" style:parent-style-name="standard">
      <style:graphic-properties draw:stroke="none" draw:fill="solid" draw:fill-color="#9b1a14"/>
    </style:style>
    <style:style style:name="gr373" style:family="graphic" style:parent-style-name="standard">
      <style:graphic-properties draw:stroke="none" draw:fill="solid" draw:fill-color="#9d1b14"/>
    </style:style>
    <style:style style:name="gr374" style:family="graphic" style:parent-style-name="standard">
      <style:graphic-properties draw:stroke="none" draw:fill="solid" draw:fill-color="#9e1b15"/>
    </style:style>
    <style:style style:name="gr375" style:family="graphic" style:parent-style-name="standard">
      <style:graphic-properties draw:stroke="none" draw:fill="solid" draw:fill-color="#a01c15"/>
    </style:style>
    <style:style style:name="gr376" style:family="graphic" style:parent-style-name="standard">
      <style:graphic-properties draw:stroke="none" draw:fill="solid" draw:fill-color="#1b3962"/>
    </style:style>
    <style:style style:name="gr377" style:family="graphic" style:parent-style-name="standard">
      <style:graphic-properties draw:stroke="none" draw:fill="solid" draw:fill-color="#1b3a65"/>
    </style:style>
    <style:style style:name="gr378" style:family="graphic" style:parent-style-name="standard">
      <style:graphic-properties draw:stroke="none" draw:fill="solid" draw:fill-color="#1a3c68"/>
    </style:style>
    <style:style style:name="gr379" style:family="graphic" style:parent-style-name="standard">
      <style:graphic-properties draw:stroke="none" draw:fill="solid" draw:fill-color="#1a3d6b"/>
    </style:style>
    <style:style style:name="gr380" style:family="graphic" style:parent-style-name="standard">
      <style:graphic-properties draw:stroke="none" draw:fill="solid" draw:fill-color="#193e6e"/>
    </style:style>
    <style:style style:name="gr381" style:family="graphic" style:parent-style-name="standard">
      <style:graphic-properties draw:stroke="none" draw:fill="solid" draw:fill-color="#194071"/>
    </style:style>
    <style:style style:name="gr382" style:family="graphic" style:parent-style-name="standard">
      <style:graphic-properties draw:stroke="none" draw:fill="solid" draw:fill-color="#194173"/>
    </style:style>
    <style:style style:name="gr383" style:family="graphic" style:parent-style-name="standard">
      <style:graphic-properties draw:stroke="none" draw:fill="solid" draw:fill-color="#184376"/>
    </style:style>
    <style:style style:name="gr384" style:family="graphic" style:parent-style-name="standard">
      <style:graphic-properties draw:stroke="none" draw:fill="solid" draw:fill-color="#184479"/>
    </style:style>
    <style:style style:name="gr385" style:family="graphic" style:parent-style-name="standard">
      <style:graphic-properties draw:stroke="none" draw:fill="solid" draw:fill-color="#17457c"/>
    </style:style>
    <style:style style:name="gr386" style:family="graphic" style:parent-style-name="standard">
      <style:graphic-properties draw:stroke="none" draw:fill="solid" draw:fill-color="#17477f"/>
    </style:style>
    <style:style style:name="gr387" style:family="graphic" style:parent-style-name="standard">
      <style:graphic-properties draw:stroke="none" draw:fill="solid" draw:fill-color="#174882"/>
    </style:style>
    <style:style style:name="gr388" style:family="graphic" style:parent-style-name="standard">
      <style:graphic-properties draw:stroke="none" draw:fill="solid" draw:fill-color="#164985"/>
    </style:style>
    <style:style style:name="gr389" style:family="graphic" style:parent-style-name="standard">
      <style:graphic-properties draw:stroke="none" draw:fill="solid" draw:fill-color="#164b88"/>
    </style:style>
    <style:style style:name="gr390" style:family="graphic" style:parent-style-name="standard">
      <style:graphic-properties draw:stroke="none" draw:fill="solid" draw:fill-color="#154c8b"/>
    </style:style>
    <style:style style:name="gr391" style:family="graphic" style:parent-style-name="standard">
      <style:graphic-properties draw:stroke="none" draw:fill="solid" draw:fill-color="#154e8e"/>
    </style:style>
    <style:style style:name="gr392" style:family="graphic" style:parent-style-name="standard">
      <style:graphic-properties draw:stroke="none" draw:fill="solid" draw:fill-color="#154f91"/>
    </style:style>
    <style:style style:name="gr393" style:family="graphic" style:parent-style-name="standard">
      <style:graphic-properties draw:stroke="none" draw:fill="solid" draw:fill-color="#145094"/>
    </style:style>
    <style:style style:name="gr394" style:family="graphic" style:parent-style-name="standard">
      <style:graphic-properties draw:stroke="none" draw:fill="solid" draw:fill-color="#145296"/>
    </style:style>
    <style:style style:name="gr395" style:family="graphic" style:parent-style-name="standard">
      <style:graphic-properties draw:stroke="none" draw:fill="solid" draw:fill-color="#135399"/>
    </style:style>
    <style:style style:name="gr396" style:family="graphic" style:parent-style-name="standard">
      <style:graphic-properties draw:stroke="none" draw:fill="solid" draw:fill-color="#13549c"/>
    </style:style>
    <style:style style:name="gr397" style:family="graphic" style:parent-style-name="standard">
      <style:graphic-properties draw:stroke="none" draw:fill="solid" draw:fill-color="#13569f"/>
    </style:style>
    <style:style style:name="gr398" style:family="graphic" style:parent-style-name="standard">
      <style:graphic-properties draw:stroke="none" draw:fill="solid" draw:fill-color="#1257a2"/>
    </style:style>
    <style:style style:name="gr399" style:family="graphic" style:parent-style-name="standard">
      <style:graphic-properties draw:stroke="none" draw:fill="solid" draw:fill-color="#1259a5"/>
    </style:style>
    <style:style style:name="gr400" style:family="graphic" style:parent-style-name="standard">
      <style:graphic-properties draw:stroke="none" draw:fill="solid" draw:fill-color="#115aa8"/>
    </style:style>
    <style:style style:name="gr401" style:family="graphic" style:parent-style-name="standard">
      <style:graphic-properties draw:stroke="none" draw:fill="solid" draw:fill-color="#115bab"/>
    </style:style>
    <style:style style:name="gr402" style:family="graphic" style:parent-style-name="standard">
      <style:graphic-properties draw:stroke="none" draw:fill="solid" draw:fill-color="#115dae"/>
    </style:style>
    <style:style style:name="gr403" style:family="graphic" style:parent-style-name="standard">
      <style:graphic-properties draw:stroke="none" draw:fill="solid" draw:fill-color="#105eb1"/>
    </style:style>
    <style:style style:name="gr404" style:family="graphic" style:parent-style-name="standard">
      <style:graphic-properties draw:stroke="none" draw:fill="solid" draw:fill-color="#105fb4"/>
    </style:style>
    <style:style style:name="gr405" style:family="graphic" style:parent-style-name="standard">
      <style:graphic-properties draw:stroke="none" draw:fill="solid" draw:fill-color="#0f61b7"/>
    </style:style>
    <style:style style:name="gr406" style:family="graphic" style:parent-style-name="standard">
      <style:graphic-properties draw:stroke="none" draw:fill="solid" draw:fill-color="#0f62b9"/>
    </style:style>
    <style:style style:name="gr407" style:family="graphic" style:parent-style-name="standard">
      <style:graphic-properties draw:stroke="none" draw:fill="solid" draw:fill-color="#0f64bc"/>
    </style:style>
    <style:style style:name="gr408" style:family="graphic" style:parent-style-name="standard">
      <style:graphic-properties draw:stroke="none" draw:fill="solid" draw:fill-color="#0e65bf"/>
    </style:style>
    <style:style style:name="gr409" style:family="graphic" style:parent-style-name="standard">
      <style:graphic-properties draw:stroke="none" draw:fill="solid" draw:fill-color="#0e66c2"/>
    </style:style>
    <style:style style:name="gr410" style:family="graphic" style:parent-style-name="standard">
      <style:graphic-properties draw:stroke="none" draw:fill="solid" draw:fill-color="#0d68c5"/>
    </style:style>
    <style:style style:name="gr411" style:family="graphic" style:parent-style-name="standard">
      <style:graphic-properties draw:stroke="none" draw:fill="solid" draw:fill-color="#cc0212"/>
    </style:style>
    <style:style style:name="gr412" style:family="graphic" style:parent-style-name="standard">
      <style:graphic-properties draw:stroke="none" draw:fill="solid" draw:fill-color="#4d4d4d"/>
    </style:style>
    <style:style style:name="gr413" style:family="graphic" style:parent-style-name="standard">
      <style:graphic-properties draw:stroke="none" draw:fill="solid" draw:fill-color="#25008c"/>
    </style:style>
    <style:style style:name="gr414" style:family="graphic" style:parent-style-name="standard">
      <style:graphic-properties draw:stroke="none" draw:fill="solid" draw:fill-color="#25008d"/>
    </style:style>
    <style:style style:name="gr415" style:family="graphic" style:parent-style-name="standard">
      <style:graphic-properties draw:stroke="none" draw:fill="solid" draw:fill-color="#25008e"/>
    </style:style>
    <style:style style:name="gr416" style:family="graphic" style:parent-style-name="standard">
      <style:graphic-properties draw:stroke="none" draw:fill="solid" draw:fill-color="#25008f"/>
    </style:style>
    <style:style style:name="gr417" style:family="graphic" style:parent-style-name="standard">
      <style:graphic-properties draw:stroke="none" draw:fill="solid" draw:fill-color="#250090"/>
    </style:style>
    <style:style style:name="gr418" style:family="graphic" style:parent-style-name="standard">
      <style:graphic-properties draw:stroke="none" draw:fill="solid" draw:fill-color="#250091"/>
    </style:style>
    <style:style style:name="gr419" style:family="graphic" style:parent-style-name="standard">
      <style:graphic-properties draw:stroke="none" draw:fill="solid" draw:fill-color="#250092"/>
    </style:style>
    <style:style style:name="gr420" style:family="graphic" style:parent-style-name="standard">
      <style:graphic-properties draw:stroke="none" draw:fill="solid" draw:fill-color="#260093"/>
    </style:style>
    <style:style style:name="gr421" style:family="graphic" style:parent-style-name="standard">
      <style:graphic-properties draw:stroke="none" draw:fill="solid" draw:fill-color="#260094"/>
    </style:style>
    <style:style style:name="gr422" style:family="graphic" style:parent-style-name="standard">
      <style:graphic-properties draw:stroke="none" draw:fill="solid" draw:fill-color="#260095"/>
    </style:style>
    <style:style style:name="gr423" style:family="graphic" style:parent-style-name="standard">
      <style:graphic-properties draw:stroke="none" draw:fill="solid" draw:fill-color="#260096"/>
    </style:style>
    <style:style style:name="gr424" style:family="graphic" style:parent-style-name="standard">
      <style:graphic-properties draw:stroke="none" draw:fill="solid" draw:fill-color="#260097"/>
    </style:style>
    <style:style style:name="gr425" style:family="graphic" style:parent-style-name="standard">
      <style:graphic-properties draw:stroke="none" draw:fill="solid" draw:fill-color="#260098"/>
    </style:style>
    <style:style style:name="gr426" style:family="graphic" style:parent-style-name="standard">
      <style:graphic-properties draw:stroke="none" draw:fill="solid" draw:fill-color="#260099"/>
    </style:style>
    <style:style style:name="gr427" style:family="graphic" style:parent-style-name="standard">
      <style:graphic-properties draw:stroke="none" draw:fill="solid" draw:fill-color="#26009a"/>
    </style:style>
    <style:style style:name="gr428" style:family="graphic" style:parent-style-name="standard">
      <style:graphic-properties draw:stroke="none" draw:fill="solid" draw:fill-color="#26009b"/>
    </style:style>
    <style:style style:name="gr429" style:family="graphic" style:parent-style-name="standard">
      <style:graphic-properties draw:stroke="none" draw:fill="solid" draw:fill-color="#26009c"/>
    </style:style>
    <style:style style:name="gr430" style:family="graphic" style:parent-style-name="standard">
      <style:graphic-properties draw:stroke="none" draw:fill="solid" draw:fill-color="#26009d"/>
    </style:style>
    <style:style style:name="gr431" style:family="graphic" style:parent-style-name="standard">
      <style:graphic-properties draw:stroke="none" draw:fill="solid" draw:fill-color="#27009e"/>
    </style:style>
    <style:style style:name="gr432" style:family="graphic" style:parent-style-name="standard">
      <style:graphic-properties draw:stroke="none" draw:fill="solid" draw:fill-color="#27009f"/>
    </style:style>
    <style:style style:name="gr433" style:family="graphic" style:parent-style-name="standard">
      <style:graphic-properties draw:stroke="none" draw:fill="solid" draw:fill-color="#2700a0"/>
    </style:style>
    <style:style style:name="gr434" style:family="graphic" style:parent-style-name="standard">
      <style:graphic-properties draw:stroke="none" draw:fill="solid" draw:fill-color="#2700a1"/>
    </style:style>
    <style:style style:name="gr435" style:family="graphic" style:parent-style-name="standard">
      <style:graphic-properties draw:stroke="none" draw:fill="solid" draw:fill-color="#2700a2"/>
    </style:style>
    <style:style style:name="gr436" style:family="graphic" style:parent-style-name="standard">
      <style:graphic-properties draw:stroke="none" draw:fill="solid" draw:fill-color="#2700a3"/>
    </style:style>
    <style:style style:name="gr437" style:family="graphic" style:parent-style-name="standard">
      <style:graphic-properties draw:stroke="none" draw:fill="solid" draw:fill-color="#2700a4"/>
    </style:style>
    <style:style style:name="gr438" style:family="graphic" style:parent-style-name="standard">
      <style:graphic-properties draw:stroke="none" draw:fill="solid" draw:fill-color="#2700a5"/>
    </style:style>
    <style:style style:name="gr439" style:family="graphic" style:parent-style-name="standard">
      <style:graphic-properties draw:stroke="none" draw:fill="solid" draw:fill-color="#2700a6"/>
    </style:style>
    <style:style style:name="gr440" style:family="graphic" style:parent-style-name="standard">
      <style:graphic-properties draw:stroke="none" draw:fill="solid" draw:fill-color="#2700a7"/>
    </style:style>
    <style:style style:name="gr441" style:family="graphic" style:parent-style-name="standard">
      <style:graphic-properties draw:stroke="none" draw:fill="solid" draw:fill-color="#2700a8"/>
    </style:style>
    <style:style style:name="gr442" style:family="graphic" style:parent-style-name="standard">
      <style:graphic-properties draw:stroke="none" draw:fill="solid" draw:fill-color="#2700a9"/>
    </style:style>
    <style:style style:name="gr443" style:family="graphic" style:parent-style-name="standard">
      <style:graphic-properties draw:stroke="none" draw:fill="solid" draw:fill-color="#2800aa"/>
    </style:style>
    <style:style style:name="gr444" style:family="graphic" style:parent-style-name="standard">
      <style:graphic-properties draw:stroke="none" draw:fill="solid" draw:fill-color="#2800ab"/>
    </style:style>
    <style:style style:name="gr445" style:family="graphic" style:parent-style-name="standard">
      <style:graphic-properties draw:stroke="none" draw:fill="solid" draw:fill-color="#2800ac"/>
    </style:style>
    <style:style style:name="gr446" style:family="graphic" style:parent-style-name="standard">
      <style:graphic-properties draw:stroke="none" draw:fill="solid" draw:fill-color="#2800ad"/>
    </style:style>
    <style:style style:name="gr447" style:family="graphic" style:parent-style-name="standard">
      <style:graphic-properties draw:stroke="none" draw:fill="solid" draw:fill-color="#2800ae"/>
    </style:style>
    <style:style style:name="gr448" style:family="graphic" style:parent-style-name="standard">
      <style:graphic-properties draw:stroke="none" draw:fill="solid" draw:fill-color="#2800af"/>
    </style:style>
    <style:style style:name="gr449" style:family="graphic" style:parent-style-name="standard">
      <style:graphic-properties draw:stroke="none" draw:fill="solid" draw:fill-color="#2800b0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6e6e6"/>
    </style:style>
    <style:style style:name="P6" style:family="paragraph">
      <loext:graphic-properties draw:fill="solid" draw:fill-color="#e5e5e5"/>
    </style:style>
    <style:style style:name="P7" style:family="paragraph">
      <loext:graphic-properties draw:fill="solid" draw:fill-color="#e4e4e4"/>
    </style:style>
    <style:style style:name="P8" style:family="paragraph">
      <loext:graphic-properties draw:fill="solid" draw:fill-color="#e3e3e3"/>
    </style:style>
    <style:style style:name="P9" style:family="paragraph">
      <loext:graphic-properties draw:fill="solid" draw:fill-color="#e2e2e2"/>
    </style:style>
    <style:style style:name="P10" style:family="paragraph">
      <loext:graphic-properties draw:fill="solid" draw:fill-color="#e1e1e1"/>
    </style:style>
    <style:style style:name="P11" style:family="paragraph">
      <loext:graphic-properties draw:fill="solid" draw:fill-color="#e0e0e0"/>
    </style:style>
    <style:style style:name="P12" style:family="paragraph">
      <loext:graphic-properties draw:fill="solid" draw:fill-color="#dfdfdf"/>
    </style:style>
    <style:style style:name="P13" style:family="paragraph">
      <loext:graphic-properties draw:fill="solid" draw:fill-color="#dedede"/>
    </style:style>
    <style:style style:name="P14" style:family="paragraph">
      <loext:graphic-properties draw:fill="solid" draw:fill-color="#dddddd"/>
    </style:style>
    <style:style style:name="P15" style:family="paragraph">
      <loext:graphic-properties draw:fill="solid" draw:fill-color="#dcdcdc"/>
    </style:style>
    <style:style style:name="P16" style:family="paragraph">
      <loext:graphic-properties draw:fill="solid" draw:fill-color="#dbdbdb"/>
    </style:style>
    <style:style style:name="P17" style:family="paragraph">
      <loext:graphic-properties draw:fill="solid" draw:fill-color="#dadada"/>
    </style:style>
    <style:style style:name="P18" style:family="paragraph">
      <loext:graphic-properties draw:fill="solid" draw:fill-color="#d9d9d9"/>
    </style:style>
    <style:style style:name="P19" style:family="paragraph">
      <loext:graphic-properties draw:fill="solid" draw:fill-color="#d8d8d8"/>
    </style:style>
    <style:style style:name="P20" style:family="paragraph">
      <loext:graphic-properties draw:fill="solid" draw:fill-color="#d7d7d7"/>
    </style:style>
    <style:style style:name="P21" style:family="paragraph">
      <loext:graphic-properties draw:fill="solid" draw:fill-color="#d6d6d6"/>
    </style:style>
    <style:style style:name="P22" style:family="paragraph">
      <loext:graphic-properties draw:fill="solid" draw:fill-color="#d5d5d5"/>
    </style:style>
    <style:style style:name="P23" style:family="paragraph">
      <loext:graphic-properties draw:fill="solid" draw:fill-color="#d4d4d4"/>
    </style:style>
    <style:style style:name="P24" style:family="paragraph">
      <loext:graphic-properties draw:fill="solid" draw:fill-color="#d3d3d3"/>
    </style:style>
    <style:style style:name="P25" style:family="paragraph">
      <loext:graphic-properties draw:fill="solid" draw:fill-color="#d2d2d2"/>
    </style:style>
    <style:style style:name="P26" style:family="paragraph">
      <loext:graphic-properties draw:fill="solid" draw:fill-color="#d1d1d1"/>
    </style:style>
    <style:style style:name="P27" style:family="paragraph">
      <loext:graphic-properties draw:fill="solid" draw:fill-color="#d0d0d0"/>
    </style:style>
    <style:style style:name="P28" style:family="paragraph">
      <loext:graphic-properties draw:fill="solid" draw:fill-color="#cfcfcf"/>
    </style:style>
    <style:style style:name="P29" style:family="paragraph">
      <loext:graphic-properties draw:fill="solid" draw:fill-color="#cecece"/>
    </style:style>
    <style:style style:name="P30" style:family="paragraph">
      <loext:graphic-properties draw:fill="solid" draw:fill-color="#cdcdcd"/>
    </style:style>
    <style:style style:name="P31" style:family="paragraph">
      <loext:graphic-properties draw:fill="solid" draw:fill-color="#cccccc"/>
    </style:style>
    <style:style style:name="P32" style:family="paragraph">
      <loext:graphic-properties draw:fill="solid" draw:fill-color="#cbcbcb"/>
    </style:style>
    <style:style style:name="P33" style:family="paragraph">
      <loext:graphic-properties draw:fill="solid" draw:fill-color="#cacaca"/>
    </style:style>
    <style:style style:name="P34" style:family="paragraph">
      <loext:graphic-properties draw:fill="solid" draw:fill-color="#c9c9c9"/>
    </style:style>
    <style:style style:name="P35" style:family="paragraph">
      <loext:graphic-properties draw:fill="solid" draw:fill-color="#c8c8c8"/>
    </style:style>
    <style:style style:name="P36" style:family="paragraph">
      <loext:graphic-properties draw:fill="solid" draw:fill-color="#c7c7c7"/>
    </style:style>
    <style:style style:name="P37" style:family="paragraph">
      <loext:graphic-properties draw:fill="solid" draw:fill-color="#c6c6c6"/>
    </style:style>
    <style:style style:name="P38" style:family="paragraph">
      <loext:graphic-properties draw:fill="solid" draw:fill-color="#c5c5c5"/>
    </style:style>
    <style:style style:name="P39" style:family="paragraph">
      <loext:graphic-properties draw:fill="solid" draw:fill-color="#c4c4c4"/>
    </style:style>
    <style:style style:name="P40" style:family="paragraph">
      <loext:graphic-properties draw:fill="solid" draw:fill-color="#c3c3c3"/>
    </style:style>
    <style:style style:name="P41" style:family="paragraph">
      <loext:graphic-properties draw:fill="solid" draw:fill-color="#c2c2c2"/>
    </style:style>
    <style:style style:name="P42" style:family="paragraph">
      <loext:graphic-properties draw:fill="solid" draw:fill-color="#c1c1c1"/>
    </style:style>
    <style:style style:name="P43" style:family="paragraph">
      <loext:graphic-properties draw:fill="solid" draw:fill-color="#c0c0c0"/>
    </style:style>
    <style:style style:name="P44" style:family="paragraph">
      <loext:graphic-properties draw:fill="solid" draw:fill-color="#bfbfbf"/>
    </style:style>
    <style:style style:name="P45" style:family="paragraph">
      <loext:graphic-properties draw:fill="solid" draw:fill-color="#bebebe"/>
    </style:style>
    <style:style style:name="P46" style:family="paragraph">
      <loext:graphic-properties draw:fill="solid" draw:fill-color="#bdbdbd"/>
    </style:style>
    <style:style style:name="P47" style:family="paragraph">
      <loext:graphic-properties draw:fill="solid" draw:fill-color="#bcbcbc"/>
    </style:style>
    <style:style style:name="P48" style:family="paragraph">
      <loext:graphic-properties draw:fill="solid" draw:fill-color="#bbbbbb"/>
    </style:style>
    <style:style style:name="P49" style:family="paragraph">
      <loext:graphic-properties draw:fill="solid" draw:fill-color="#bababa"/>
    </style:style>
    <style:style style:name="P50" style:family="paragraph">
      <loext:graphic-properties draw:fill="solid" draw:fill-color="#b9b9b9"/>
    </style:style>
    <style:style style:name="P51" style:family="paragraph">
      <loext:graphic-properties draw:fill="solid" draw:fill-color="#b8b8b8"/>
    </style:style>
    <style:style style:name="P52" style:family="paragraph">
      <loext:graphic-properties draw:fill="solid" draw:fill-color="#b7b7b7"/>
    </style:style>
    <style:style style:name="P53" style:family="paragraph">
      <loext:graphic-properties draw:fill="solid" draw:fill-color="#b6b6b6"/>
    </style:style>
    <style:style style:name="P54" style:family="paragraph">
      <loext:graphic-properties draw:fill="solid" draw:fill-color="#b5b5b5"/>
    </style:style>
    <style:style style:name="P55" style:family="paragraph">
      <loext:graphic-properties draw:fill="solid" draw:fill-color="#b4b4b4"/>
    </style:style>
    <style:style style:name="P56" style:family="paragraph">
      <loext:graphic-properties draw:fill="solid" draw:fill-color="#b3b3b3"/>
    </style:style>
    <style:style style:name="P57" style:family="paragraph">
      <loext:graphic-properties draw:fill="solid" draw:fill-color="#b2b2b2"/>
    </style:style>
    <style:style style:name="P58" style:family="paragraph">
      <loext:graphic-properties draw:fill="solid" draw:fill-color="#b1b1b1"/>
    </style:style>
    <style:style style:name="P59" style:family="paragraph">
      <loext:graphic-properties draw:fill="solid" draw:fill-color="#b0b0b0"/>
    </style:style>
    <style:style style:name="P60" style:family="paragraph">
      <loext:graphic-properties draw:fill="solid" draw:fill-color="#afafaf"/>
    </style:style>
    <style:style style:name="P61" style:family="paragraph">
      <loext:graphic-properties draw:fill="solid" draw:fill-color="#aeaeae"/>
    </style:style>
    <style:style style:name="P62" style:family="paragraph">
      <loext:graphic-properties draw:fill="solid" draw:fill-color="#adadad"/>
    </style:style>
    <style:style style:name="P63" style:family="paragraph">
      <loext:graphic-properties draw:fill="solid" draw:fill-color="#acacac"/>
    </style:style>
    <style:style style:name="P64" style:family="paragraph">
      <loext:graphic-properties draw:fill="solid" draw:fill-color="#ababab"/>
    </style:style>
    <style:style style:name="P65" style:family="paragraph">
      <loext:graphic-properties draw:fill="solid" draw:fill-color="#aaaaaa"/>
    </style:style>
    <style:style style:name="P66" style:family="paragraph">
      <loext:graphic-properties draw:fill="solid" draw:fill-color="#a9a9a9"/>
    </style:style>
    <style:style style:name="P67" style:family="paragraph">
      <loext:graphic-properties draw:fill="solid" draw:fill-color="#a8a8a8"/>
    </style:style>
    <style:style style:name="P68" style:family="paragraph">
      <loext:graphic-properties draw:fill="solid" draw:fill-color="#a7a7a7"/>
    </style:style>
    <style:style style:name="P69" style:family="paragraph">
      <loext:graphic-properties draw:fill="solid" draw:fill-color="#a6a6a6"/>
    </style:style>
    <style:style style:name="P70" style:family="paragraph">
      <loext:graphic-properties draw:fill="solid" draw:fill-color="#a5a5a5"/>
    </style:style>
    <style:style style:name="P71" style:family="paragraph">
      <loext:graphic-properties draw:fill="solid" draw:fill-color="#a4a4a4"/>
    </style:style>
    <style:style style:name="P72" style:family="paragraph">
      <loext:graphic-properties draw:fill="solid" draw:fill-color="#a3a3a3"/>
    </style:style>
    <style:style style:name="P73" style:family="paragraph">
      <loext:graphic-properties draw:fill="solid" draw:fill-color="#a2a2a2"/>
    </style:style>
    <style:style style:name="P74" style:family="paragraph">
      <loext:graphic-properties draw:fill="solid" draw:fill-color="#a1a1a1"/>
    </style:style>
    <style:style style:name="P75" style:family="paragraph">
      <loext:graphic-properties draw:fill="solid" draw:fill-color="#a0a0a0"/>
    </style:style>
    <style:style style:name="P76" style:family="paragraph">
      <loext:graphic-properties draw:fill="solid" draw:fill-color="#9f9f9f"/>
    </style:style>
    <style:style style:name="P77" style:family="paragraph">
      <loext:graphic-properties draw:fill="solid" draw:fill-color="#9e9e9e"/>
    </style:style>
    <style:style style:name="P78" style:family="paragraph">
      <loext:graphic-properties draw:fill="solid" draw:fill-color="#9d9d9d"/>
    </style:style>
    <style:style style:name="P79" style:family="paragraph">
      <loext:graphic-properties draw:fill="solid" draw:fill-color="#9c9c9c"/>
    </style:style>
    <style:style style:name="P80" style:family="paragraph">
      <loext:graphic-properties draw:fill="solid" draw:fill-color="#9b9b9b"/>
    </style:style>
    <style:style style:name="P81" style:family="paragraph">
      <loext:graphic-properties draw:fill="solid" draw:fill-color="#9a9a9a"/>
    </style:style>
    <style:style style:name="P82" style:family="paragraph">
      <loext:graphic-properties draw:fill="solid" draw:fill-color="#999999"/>
    </style:style>
    <style:style style:name="P83" style:family="paragraph">
      <loext:graphic-properties draw:fill="solid" draw:fill-color="#989898"/>
    </style:style>
    <style:style style:name="P84" style:family="paragraph">
      <loext:graphic-properties draw:fill="solid" draw:fill-color="#727272"/>
    </style:style>
    <style:style style:name="P85" style:family="paragraph">
      <loext:graphic-properties draw:fill="solid" draw:fill-color="#979797"/>
    </style:style>
    <style:style style:name="P86" style:family="paragraph">
      <loext:graphic-properties draw:fill="solid" draw:fill-color="#fff254"/>
    </style:style>
    <style:style style:name="P87" style:family="paragraph">
      <loext:graphic-properties draw:fill="solid" draw:fill-color="#fff153"/>
    </style:style>
    <style:style style:name="P88" style:family="paragraph">
      <loext:graphic-properties draw:fill="solid" draw:fill-color="#fff052"/>
    </style:style>
    <style:style style:name="P89" style:family="paragraph">
      <loext:graphic-properties draw:fill="solid" draw:fill-color="#ffef51"/>
    </style:style>
    <style:style style:name="P90" style:family="paragraph">
      <loext:graphic-properties draw:fill="solid" draw:fill-color="#ffee50"/>
    </style:style>
    <style:style style:name="P91" style:family="paragraph">
      <loext:graphic-properties draw:fill="solid" draw:fill-color="#ffed4f"/>
    </style:style>
    <style:style style:name="P92" style:family="paragraph">
      <loext:graphic-properties draw:fill="solid" draw:fill-color="#ffec4e"/>
    </style:style>
    <style:style style:name="P93" style:family="paragraph">
      <loext:graphic-properties draw:fill="solid" draw:fill-color="#ffeb4d"/>
    </style:style>
    <style:style style:name="P94" style:family="paragraph">
      <loext:graphic-properties draw:fill="solid" draw:fill-color="#feea4d"/>
    </style:style>
    <style:style style:name="P95" style:family="paragraph">
      <loext:graphic-properties draw:fill="solid" draw:fill-color="#feea4c"/>
    </style:style>
    <style:style style:name="P96" style:family="paragraph">
      <loext:graphic-properties draw:fill="solid" draw:fill-color="#fee94b"/>
    </style:style>
    <style:style style:name="P97" style:family="paragraph">
      <loext:graphic-properties draw:fill="solid" draw:fill-color="#fee84b"/>
    </style:style>
    <style:style style:name="P98" style:family="paragraph">
      <loext:graphic-properties draw:fill="solid" draw:fill-color="#fee84a"/>
    </style:style>
    <style:style style:name="P99" style:family="paragraph">
      <loext:graphic-properties draw:fill="solid" draw:fill-color="#fee749"/>
    </style:style>
    <style:style style:name="P100" style:family="paragraph">
      <loext:graphic-properties draw:fill="solid" draw:fill-color="#fee649"/>
    </style:style>
    <style:style style:name="P101" style:family="paragraph">
      <loext:graphic-properties draw:fill="solid" draw:fill-color="#fee548"/>
    </style:style>
    <style:style style:name="P102" style:family="paragraph">
      <loext:graphic-properties draw:fill="solid" draw:fill-color="#fee547"/>
    </style:style>
    <style:style style:name="P103" style:family="paragraph">
      <loext:graphic-properties draw:fill="solid" draw:fill-color="#fde447"/>
    </style:style>
    <style:style style:name="P104" style:family="paragraph">
      <loext:graphic-properties draw:fill="solid" draw:fill-color="#fde346"/>
    </style:style>
    <style:style style:name="P105" style:family="paragraph">
      <loext:graphic-properties draw:fill="solid" draw:fill-color="#fde245"/>
    </style:style>
    <style:style style:name="P106" style:family="paragraph">
      <loext:graphic-properties draw:fill="solid" draw:fill-color="#fde144"/>
    </style:style>
    <style:style style:name="P107" style:family="paragraph">
      <loext:graphic-properties draw:fill="solid" draw:fill-color="#fde043"/>
    </style:style>
    <style:style style:name="P108" style:family="paragraph">
      <loext:graphic-properties draw:fill="solid" draw:fill-color="#fddf42"/>
    </style:style>
    <style:style style:name="P109" style:family="paragraph">
      <loext:graphic-properties draw:fill="solid" draw:fill-color="#fdde41"/>
    </style:style>
    <style:style style:name="P110" style:family="paragraph">
      <loext:graphic-properties draw:fill="solid" draw:fill-color="#fddd41"/>
    </style:style>
    <style:style style:name="P111" style:family="paragraph">
      <loext:graphic-properties draw:fill="solid" draw:fill-color="#fddd40"/>
    </style:style>
    <style:style style:name="P112" style:family="paragraph">
      <loext:graphic-properties draw:fill="solid" draw:fill-color="#fddc3f"/>
    </style:style>
    <style:style style:name="P113" style:family="paragraph">
      <loext:graphic-properties draw:fill="solid" draw:fill-color="#fcdb3f"/>
    </style:style>
    <style:style style:name="P114" style:family="paragraph">
      <loext:graphic-properties draw:fill="solid" draw:fill-color="#fcdb3e"/>
    </style:style>
    <style:style style:name="P115" style:family="paragraph">
      <loext:graphic-properties draw:fill="solid" draw:fill-color="#fcda3d"/>
    </style:style>
    <style:style style:name="P116" style:family="paragraph">
      <loext:graphic-properties draw:fill="solid" draw:fill-color="#fcd93d"/>
    </style:style>
    <style:style style:name="P117" style:family="paragraph">
      <loext:graphic-properties draw:fill="solid" draw:fill-color="#fcd83c"/>
    </style:style>
    <style:style style:name="P118" style:family="paragraph">
      <loext:graphic-properties draw:fill="solid" draw:fill-color="#fcd83b"/>
    </style:style>
    <style:style style:name="P119" style:family="paragraph">
      <loext:graphic-properties draw:fill="solid" draw:fill-color="#fcd73b"/>
    </style:style>
    <style:style style:name="P120" style:family="paragraph">
      <loext:graphic-properties draw:fill="solid" draw:fill-color="#fcd63a"/>
    </style:style>
    <style:style style:name="P121" style:family="paragraph">
      <loext:graphic-properties draw:fill="solid" draw:fill-color="#fcd639"/>
    </style:style>
    <style:style style:name="P122" style:family="paragraph">
      <loext:graphic-properties draw:fill="solid" draw:fill-color="#fcd538"/>
    </style:style>
    <style:style style:name="P123" style:family="paragraph">
      <loext:graphic-properties draw:fill="solid" draw:fill-color="#fcd438"/>
    </style:style>
    <style:style style:name="P124" style:family="paragraph">
      <loext:graphic-properties draw:fill="solid" draw:fill-color="#fcd337"/>
    </style:style>
    <style:style style:name="P125" style:family="paragraph">
      <loext:graphic-properties draw:fill="solid" draw:fill-color="#fcd336"/>
    </style:style>
    <style:style style:name="P126" style:family="paragraph">
      <loext:graphic-properties draw:fill="solid" draw:fill-color="#fbd236"/>
    </style:style>
    <style:style style:name="P127" style:family="paragraph">
      <loext:graphic-properties draw:fill="solid" draw:fill-color="#fbd135"/>
    </style:style>
    <style:style style:name="P128" style:family="paragraph">
      <loext:graphic-properties draw:fill="solid" draw:fill-color="#fbd134"/>
    </style:style>
    <style:style style:name="P129" style:family="paragraph">
      <loext:graphic-properties draw:fill="solid" draw:fill-color="#fbd034"/>
    </style:style>
    <style:style style:name="P130" style:family="paragraph">
      <loext:graphic-properties draw:fill="solid" draw:fill-color="#fbcf33"/>
    </style:style>
    <style:style style:name="P131" style:family="paragraph">
      <loext:graphic-properties draw:fill="solid" draw:fill-color="#fbce32"/>
    </style:style>
    <style:style style:name="P132" style:family="paragraph">
      <loext:graphic-properties draw:fill="solid" draw:fill-color="#fbcd31"/>
    </style:style>
    <style:style style:name="P133" style:family="paragraph">
      <loext:graphic-properties draw:fill="solid" draw:fill-color="#fbcc30"/>
    </style:style>
    <style:style style:name="P134" style:family="paragraph">
      <loext:graphic-properties draw:fill="solid" draw:fill-color="#fbcb2f"/>
    </style:style>
    <style:style style:name="P135" style:family="paragraph">
      <loext:graphic-properties draw:fill="solid" draw:fill-color="#fbca2e"/>
    </style:style>
    <style:style style:name="P136" style:family="paragraph">
      <loext:graphic-properties draw:fill="solid" draw:fill-color="#fbc92e"/>
    </style:style>
    <style:style style:name="P137" style:family="paragraph">
      <loext:graphic-properties draw:fill="solid" draw:fill-color="#fac92d"/>
    </style:style>
    <style:style style:name="P138" style:family="paragraph">
      <loext:graphic-properties draw:fill="solid" draw:fill-color="#fac82c"/>
    </style:style>
    <style:style style:name="P139" style:family="paragraph">
      <loext:graphic-properties draw:fill="solid" draw:fill-color="#fac72b"/>
    </style:style>
    <style:style style:name="P140" style:family="paragraph">
      <loext:graphic-properties draw:fill="solid" draw:fill-color="#fac62b"/>
    </style:style>
    <style:style style:name="P141" style:family="paragraph">
      <loext:graphic-properties draw:fill="solid" draw:fill-color="#fac62a"/>
    </style:style>
    <style:style style:name="P142" style:family="paragraph">
      <loext:graphic-properties draw:fill="solid" draw:fill-color="#fac529"/>
    </style:style>
    <style:style style:name="P143" style:family="paragraph">
      <loext:graphic-properties draw:fill="solid" draw:fill-color="#fac429"/>
    </style:style>
    <style:style style:name="P144" style:family="paragraph">
      <loext:graphic-properties draw:fill="solid" draw:fill-color="#fac328"/>
    </style:style>
    <style:style style:name="P145" style:family="paragraph">
      <loext:graphic-properties draw:fill="solid" draw:fill-color="#fac327"/>
    </style:style>
    <style:style style:name="P146" style:family="paragraph">
      <loext:graphic-properties draw:fill="solid" draw:fill-color="#fac227"/>
    </style:style>
    <style:style style:name="P147" style:family="paragraph">
      <loext:graphic-properties draw:fill="solid" draw:fill-color="#fac126"/>
    </style:style>
    <style:style style:name="P148" style:family="paragraph">
      <loext:graphic-properties draw:fill="solid" draw:fill-color="#fac025"/>
    </style:style>
    <style:style style:name="P149" style:family="paragraph">
      <loext:graphic-properties draw:fill="solid" draw:fill-color="#f9c024"/>
    </style:style>
    <style:style style:name="P150" style:family="paragraph">
      <loext:graphic-properties draw:fill="solid" draw:fill-color="#f9bf24"/>
    </style:style>
    <style:style style:name="P151" style:family="paragraph">
      <loext:graphic-properties draw:fill="solid" draw:fill-color="#f9be23"/>
    </style:style>
    <style:style style:name="P152" style:family="paragraph">
      <loext:graphic-properties draw:fill="solid" draw:fill-color="#f9bd22"/>
    </style:style>
    <style:style style:name="P153" style:family="paragraph">
      <loext:graphic-properties draw:fill="solid" draw:fill-color="#f9bc21"/>
    </style:style>
    <style:style style:name="P154" style:family="paragraph">
      <loext:graphic-properties draw:fill="solid" draw:fill-color="#e29813"/>
    </style:style>
    <style:style style:name="P155" style:family="paragraph">
      <loext:graphic-properties draw:fill="solid" draw:fill-color="#fdf58d"/>
    </style:style>
    <style:style style:name="P156" style:family="paragraph">
      <loext:graphic-properties draw:fill="solid" draw:fill-color="#fdf38b"/>
    </style:style>
    <style:style style:name="P157" style:family="paragraph">
      <loext:graphic-properties draw:fill="solid" draw:fill-color="#fdf28a"/>
    </style:style>
    <style:style style:name="P158" style:family="paragraph">
      <loext:graphic-properties draw:fill="solid" draw:fill-color="#fdf088"/>
    </style:style>
    <style:style style:name="P159" style:family="paragraph">
      <loext:graphic-properties draw:fill="solid" draw:fill-color="#fdef87"/>
    </style:style>
    <style:style style:name="P160" style:family="paragraph">
      <loext:graphic-properties draw:fill="solid" draw:fill-color="#fdee85"/>
    </style:style>
    <style:style style:name="P161" style:family="paragraph">
      <loext:graphic-properties draw:fill="solid" draw:fill-color="#fdec84"/>
    </style:style>
    <style:style style:name="P162" style:family="paragraph">
      <loext:graphic-properties draw:fill="solid" draw:fill-color="#fdeb83"/>
    </style:style>
    <style:style style:name="P163" style:family="paragraph">
      <loext:graphic-properties draw:fill="solid" draw:fill-color="#fcea82"/>
    </style:style>
    <style:style style:name="P164" style:family="paragraph">
      <loext:graphic-properties draw:fill="solid" draw:fill-color="#fce980"/>
    </style:style>
    <style:style style:name="P165" style:family="paragraph">
      <loext:graphic-properties draw:fill="solid" draw:fill-color="#fce77f"/>
    </style:style>
    <style:style style:name="P166" style:family="paragraph">
      <loext:graphic-properties draw:fill="solid" draw:fill-color="#fce67e"/>
    </style:style>
    <style:style style:name="P167" style:family="paragraph">
      <loext:graphic-properties draw:fill="solid" draw:fill-color="#fce57c"/>
    </style:style>
    <style:style style:name="P168" style:family="paragraph">
      <loext:graphic-properties draw:fill="solid" draw:fill-color="#fce47b"/>
    </style:style>
    <style:style style:name="P169" style:family="paragraph">
      <loext:graphic-properties draw:fill="solid" draw:fill-color="#fce27a"/>
    </style:style>
    <style:style style:name="P170" style:family="paragraph">
      <loext:graphic-properties draw:fill="solid" draw:fill-color="#fce178"/>
    </style:style>
    <style:style style:name="P171" style:family="paragraph">
      <loext:graphic-properties draw:fill="solid" draw:fill-color="#fbe077"/>
    </style:style>
    <style:style style:name="P172" style:family="paragraph">
      <loext:graphic-properties draw:fill="solid" draw:fill-color="#fbdf76"/>
    </style:style>
    <style:style style:name="P173" style:family="paragraph">
      <loext:graphic-properties draw:fill="solid" draw:fill-color="#fbdd75"/>
    </style:style>
    <style:style style:name="P174" style:family="paragraph">
      <loext:graphic-properties draw:fill="solid" draw:fill-color="#fbdc73"/>
    </style:style>
    <style:style style:name="P175" style:family="paragraph">
      <loext:graphic-properties draw:fill="solid" draw:fill-color="#fbdb72"/>
    </style:style>
    <style:style style:name="P176" style:family="paragraph">
      <loext:graphic-properties draw:fill="solid" draw:fill-color="#fbda71"/>
    </style:style>
    <style:style style:name="P177" style:family="paragraph">
      <loext:graphic-properties draw:fill="solid" draw:fill-color="#fbd970"/>
    </style:style>
    <style:style style:name="P178" style:family="paragraph">
      <loext:graphic-properties draw:fill="solid" draw:fill-color="#fbd86f"/>
    </style:style>
    <style:style style:name="P179" style:family="paragraph">
      <loext:graphic-properties draw:fill="solid" draw:fill-color="#fbd76e"/>
    </style:style>
    <style:style style:name="P180" style:family="paragraph">
      <loext:graphic-properties draw:fill="solid" draw:fill-color="#fbd66d"/>
    </style:style>
    <style:style style:name="P181" style:family="paragraph">
      <loext:graphic-properties draw:fill="solid" draw:fill-color="#fbd56c"/>
    </style:style>
    <style:style style:name="P182" style:family="paragraph">
      <loext:graphic-properties draw:fill="solid" draw:fill-color="#fbd46b"/>
    </style:style>
    <style:style style:name="P183" style:family="paragraph">
      <loext:graphic-properties draw:fill="solid" draw:fill-color="#fbd36a"/>
    </style:style>
    <style:style style:name="P184" style:family="paragraph">
      <loext:graphic-properties draw:fill="solid" draw:fill-color="#fad269"/>
    </style:style>
    <style:style style:name="P185" style:family="paragraph">
      <loext:graphic-properties draw:fill="solid" draw:fill-color="#fad168"/>
    </style:style>
    <style:style style:name="P186" style:family="paragraph">
      <loext:graphic-properties draw:fill="solid" draw:fill-color="#fad067"/>
    </style:style>
    <style:style style:name="P187" style:family="paragraph">
      <loext:graphic-properties draw:fill="solid" draw:fill-color="#facf66"/>
    </style:style>
    <style:style style:name="P188" style:family="paragraph">
      <loext:graphic-properties draw:fill="solid" draw:fill-color="#face65"/>
    </style:style>
    <style:style style:name="P189" style:family="paragraph">
      <loext:graphic-properties draw:fill="solid" draw:fill-color="#facd64"/>
    </style:style>
    <style:style style:name="P190" style:family="paragraph">
      <loext:graphic-properties draw:fill="solid" draw:fill-color="#facc63"/>
    </style:style>
    <style:style style:name="P191" style:family="paragraph">
      <loext:graphic-properties draw:fill="solid" draw:fill-color="#facb62"/>
    </style:style>
    <style:style style:name="P192" style:family="paragraph">
      <loext:graphic-properties draw:fill="solid" draw:fill-color="#faca61"/>
    </style:style>
    <style:style style:name="P193" style:family="paragraph">
      <loext:graphic-properties draw:fill="solid" draw:fill-color="#fac960"/>
    </style:style>
    <style:style style:name="P194" style:family="paragraph">
      <loext:graphic-properties draw:fill="solid" draw:fill-color="#fac85f"/>
    </style:style>
    <style:style style:name="P195" style:family="paragraph">
      <loext:graphic-properties draw:fill="solid" draw:fill-color="#fac75e"/>
    </style:style>
    <style:style style:name="P196" style:family="paragraph">
      <loext:graphic-properties draw:fill="solid" draw:fill-color="#fac65d"/>
    </style:style>
    <style:style style:name="P197" style:family="paragraph">
      <loext:graphic-properties draw:fill="solid" draw:fill-color="#fac55c"/>
    </style:style>
    <style:style style:name="P198" style:family="paragraph">
      <loext:graphic-properties draw:fill="solid" draw:fill-color="#fac45b"/>
    </style:style>
    <style:style style:name="P199" style:family="paragraph">
      <loext:graphic-properties draw:fill="solid" draw:fill-color="#f9c45b"/>
    </style:style>
    <style:style style:name="P200" style:family="paragraph">
      <loext:graphic-properties draw:fill="solid" draw:fill-color="#f9c35a"/>
    </style:style>
    <style:style style:name="P201" style:family="paragraph">
      <loext:graphic-properties draw:fill="solid" draw:fill-color="#f9c259"/>
    </style:style>
    <style:style style:name="P202" style:family="paragraph">
      <loext:graphic-properties draw:fill="solid" draw:fill-color="#f9c158"/>
    </style:style>
    <style:style style:name="P203" style:family="paragraph">
      <loext:graphic-properties draw:fill="solid" draw:fill-color="#f9c057"/>
    </style:style>
    <style:style style:name="P204" style:family="paragraph">
      <loext:graphic-properties draw:fill="solid" draw:fill-color="#f9bf56"/>
    </style:style>
    <style:style style:name="P205" style:family="paragraph">
      <loext:graphic-properties draw:fill="solid" draw:fill-color="#f9be55"/>
    </style:style>
    <style:style style:name="P206" style:family="paragraph">
      <loext:graphic-properties draw:fill="solid" draw:fill-color="#f9bd54"/>
    </style:style>
    <style:style style:name="P207" style:family="paragraph">
      <loext:graphic-properties draw:fill="solid" draw:fill-color="#f9bc53"/>
    </style:style>
    <style:style style:name="P208" style:family="paragraph">
      <loext:graphic-properties draw:fill="solid" draw:fill-color="#f9bb52"/>
    </style:style>
    <style:style style:name="P209" style:family="paragraph">
      <loext:graphic-properties draw:fill="solid" draw:fill-color="#f8ba51"/>
    </style:style>
    <style:style style:name="P210" style:family="paragraph">
      <loext:graphic-properties draw:fill="solid" draw:fill-color="#f8b950"/>
    </style:style>
    <style:style style:name="P211" style:family="paragraph">
      <loext:graphic-properties draw:fill="solid" draw:fill-color="#f8b84f"/>
    </style:style>
    <style:style style:name="P212" style:family="paragraph">
      <loext:graphic-properties draw:fill="solid" draw:fill-color="#f8b74e"/>
    </style:style>
    <style:style style:name="P213" style:family="paragraph">
      <loext:graphic-properties draw:fill="solid" draw:fill-color="#f8b64d"/>
    </style:style>
    <style:style style:name="P214" style:family="paragraph">
      <loext:graphic-properties draw:fill="solid" draw:fill-color="#f8b54c"/>
    </style:style>
    <style:style style:name="P215" style:family="paragraph">
      <loext:graphic-properties draw:fill="solid" draw:fill-color="#962b28"/>
    </style:style>
    <style:style style:name="P216" style:family="paragraph">
      <loext:graphic-properties draw:fill="solid" draw:fill-color="#972b28"/>
    </style:style>
    <style:style style:name="P217" style:family="paragraph">
      <loext:graphic-properties draw:fill="solid" draw:fill-color="#982c29"/>
    </style:style>
    <style:style style:name="P218" style:family="paragraph">
      <loext:graphic-properties draw:fill="solid" draw:fill-color="#992d2a"/>
    </style:style>
    <style:style style:name="P219" style:family="paragraph">
      <loext:graphic-properties draw:fill="solid" draw:fill-color="#9a2d2a"/>
    </style:style>
    <style:style style:name="P220" style:family="paragraph">
      <loext:graphic-properties draw:fill="solid" draw:fill-color="#9b2e2b"/>
    </style:style>
    <style:style style:name="P221" style:family="paragraph">
      <loext:graphic-properties draw:fill="solid" draw:fill-color="#9c2f2c"/>
    </style:style>
    <style:style style:name="P222" style:family="paragraph">
      <loext:graphic-properties draw:fill="solid" draw:fill-color="#9d2f2c"/>
    </style:style>
    <style:style style:name="P223" style:family="paragraph">
      <loext:graphic-properties draw:fill="solid" draw:fill-color="#9e2f2d"/>
    </style:style>
    <style:style style:name="P224" style:family="paragraph">
      <loext:graphic-properties draw:fill="solid" draw:fill-color="#9e302d"/>
    </style:style>
    <style:style style:name="P225" style:family="paragraph">
      <loext:graphic-properties draw:fill="solid" draw:fill-color="#9f302e"/>
    </style:style>
    <style:style style:name="P226" style:family="paragraph">
      <loext:graphic-properties draw:fill="solid" draw:fill-color="#a0312e"/>
    </style:style>
    <style:style style:name="P227" style:family="paragraph">
      <loext:graphic-properties draw:fill="solid" draw:fill-color="#a1312f"/>
    </style:style>
    <style:style style:name="P228" style:family="paragraph">
      <loext:graphic-properties draw:fill="solid" draw:fill-color="#a1322f"/>
    </style:style>
    <style:style style:name="P229" style:family="paragraph">
      <loext:graphic-properties draw:fill="solid" draw:fill-color="#a23230"/>
    </style:style>
    <style:style style:name="P230" style:family="paragraph">
      <loext:graphic-properties draw:fill="solid" draw:fill-color="#a33230"/>
    </style:style>
    <style:style style:name="P231" style:family="paragraph">
      <loext:graphic-properties draw:fill="solid" draw:fill-color="#a43330"/>
    </style:style>
    <style:style style:name="P232" style:family="paragraph">
      <loext:graphic-properties draw:fill="solid" draw:fill-color="#a53331"/>
    </style:style>
    <style:style style:name="P233" style:family="paragraph">
      <loext:graphic-properties draw:fill="solid" draw:fill-color="#a53431"/>
    </style:style>
    <style:style style:name="P234" style:family="paragraph">
      <loext:graphic-properties draw:fill="solid" draw:fill-color="#a63432"/>
    </style:style>
    <style:style style:name="P235" style:family="paragraph">
      <loext:graphic-properties draw:fill="solid" draw:fill-color="#a73532"/>
    </style:style>
    <style:style style:name="P236" style:family="paragraph">
      <loext:graphic-properties draw:fill="solid" draw:fill-color="#a83533"/>
    </style:style>
    <style:style style:name="P237" style:family="paragraph">
      <loext:graphic-properties draw:fill="solid" draw:fill-color="#a83633"/>
    </style:style>
    <style:style style:name="P238" style:family="paragraph">
      <loext:graphic-properties draw:fill="solid" draw:fill-color="#a93634"/>
    </style:style>
    <style:style style:name="P239" style:family="paragraph">
      <loext:graphic-properties draw:fill="solid" draw:fill-color="#aa3634"/>
    </style:style>
    <style:style style:name="P240" style:family="paragraph">
      <loext:graphic-properties draw:fill="solid" draw:fill-color="#ab3735"/>
    </style:style>
    <style:style style:name="P241" style:family="paragraph">
      <loext:graphic-properties draw:fill="solid" draw:fill-color="#ac3836"/>
    </style:style>
    <style:style style:name="P242" style:family="paragraph">
      <loext:graphic-properties draw:fill="solid" draw:fill-color="#ad3836"/>
    </style:style>
    <style:style style:name="P243" style:family="paragraph">
      <loext:graphic-properties draw:fill="solid" draw:fill-color="#ae3937"/>
    </style:style>
    <style:style style:name="P244" style:family="paragraph">
      <loext:graphic-properties draw:fill="solid" draw:fill-color="#af3937"/>
    </style:style>
    <style:style style:name="P245" style:family="paragraph">
      <loext:graphic-properties draw:fill="solid" draw:fill-color="#b03a38"/>
    </style:style>
    <style:style style:name="P246" style:family="paragraph">
      <loext:graphic-properties draw:fill="solid" draw:fill-color="#b13a38"/>
    </style:style>
    <style:style style:name="P247" style:family="paragraph">
      <loext:graphic-properties draw:fill="solid" draw:fill-color="#b23b39"/>
    </style:style>
    <style:style style:name="P248" style:family="paragraph">
      <loext:graphic-properties draw:fill="solid" draw:fill-color="#b33c3a"/>
    </style:style>
    <style:style style:name="P249" style:family="paragraph">
      <loext:graphic-properties draw:fill="solid" draw:fill-color="#b43c3a"/>
    </style:style>
    <style:style style:name="P250" style:family="paragraph">
      <loext:graphic-properties draw:fill="solid" draw:fill-color="#b53d3b"/>
    </style:style>
    <style:style style:name="P251" style:family="paragraph">
      <loext:graphic-properties draw:fill="solid" draw:fill-color="#b63d3c"/>
    </style:style>
    <style:style style:name="P252" style:family="paragraph">
      <loext:graphic-properties draw:fill="solid" draw:fill-color="#b73e3c"/>
    </style:style>
    <style:style style:name="P253" style:family="paragraph">
      <loext:graphic-properties draw:fill="solid" draw:fill-color="#b83e3d"/>
    </style:style>
    <style:style style:name="P254" style:family="paragraph">
      <loext:graphic-properties draw:fill="solid" draw:fill-color="#b83f3d"/>
    </style:style>
    <style:style style:name="P255" style:family="paragraph">
      <loext:graphic-properties draw:fill="solid" draw:fill-color="#b93f3e"/>
    </style:style>
    <style:style style:name="P256" style:family="paragraph">
      <loext:graphic-properties draw:fill="solid" draw:fill-color="#ba403e"/>
    </style:style>
    <style:style style:name="P257" style:family="paragraph">
      <loext:graphic-properties draw:fill="solid" draw:fill-color="#bb403f"/>
    </style:style>
    <style:style style:name="P258" style:family="paragraph">
      <loext:graphic-properties draw:fill="solid" draw:fill-color="#bc413f"/>
    </style:style>
    <style:style style:name="P259" style:family="paragraph">
      <loext:graphic-properties draw:fill="solid" draw:fill-color="#bd4140"/>
    </style:style>
    <style:style style:name="P260" style:family="paragraph">
      <loext:graphic-properties draw:fill="solid" draw:fill-color="#be4240"/>
    </style:style>
    <style:style style:name="P261" style:family="paragraph">
      <loext:graphic-properties draw:fill="solid" draw:fill-color="#bf4241"/>
    </style:style>
    <style:style style:name="P262" style:family="paragraph">
      <loext:graphic-properties draw:fill="solid" draw:fill-color="#bf4341"/>
    </style:style>
    <style:style style:name="P263" style:family="paragraph">
      <loext:graphic-properties draw:fill="solid" draw:fill-color="#c04342"/>
    </style:style>
    <style:style style:name="P264" style:family="paragraph">
      <loext:graphic-properties draw:fill="solid" draw:fill-color="#c14442"/>
    </style:style>
    <style:style style:name="P265" style:family="paragraph">
      <loext:graphic-properties draw:fill="solid" draw:fill-color="#c24443"/>
    </style:style>
    <style:style style:name="P266" style:family="paragraph">
      <loext:graphic-properties draw:fill="solid" draw:fill-color="#c34544"/>
    </style:style>
    <style:style style:name="P267" style:family="paragraph">
      <loext:graphic-properties draw:fill="solid" draw:fill-color="#c44544"/>
    </style:style>
    <style:style style:name="P268" style:family="paragraph">
      <loext:graphic-properties draw:fill="solid" draw:fill-color="#c54645"/>
    </style:style>
    <style:style style:name="P269" style:family="paragraph">
      <loext:graphic-properties draw:fill="solid" draw:fill-color="#c64746"/>
    </style:style>
    <style:style style:name="P270" style:family="paragraph">
      <loext:graphic-properties draw:fill="solid" draw:fill-color="#c74746"/>
    </style:style>
    <style:style style:name="P271" style:family="paragraph">
      <loext:graphic-properties draw:fill="solid" draw:fill-color="#c84847"/>
    </style:style>
    <style:style style:name="P272" style:family="paragraph">
      <loext:graphic-properties draw:fill="solid" draw:fill-color="#c94847"/>
    </style:style>
    <style:style style:name="P273" style:family="paragraph">
      <loext:graphic-properties draw:fill="solid" draw:fill-color="#ca4948"/>
    </style:style>
    <style:style style:name="P274" style:family="paragraph">
      <loext:graphic-properties draw:fill="solid" draw:fill-color="#cb4948"/>
    </style:style>
    <style:style style:name="P275" style:family="paragraph">
      <loext:graphic-properties draw:fill="solid" draw:fill-color="#cc4a49"/>
    </style:style>
    <style:style style:name="P276" style:family="paragraph">
      <loext:graphic-properties draw:fill="solid" draw:fill-color="#cd4b4a"/>
    </style:style>
    <style:style style:name="P277" style:family="paragraph">
      <loext:graphic-properties draw:fill="solid" draw:fill-color="#ce4b4a"/>
    </style:style>
    <style:style style:name="P278" style:family="paragraph">
      <loext:graphic-properties draw:fill="solid" draw:fill-color="#cf4b4b"/>
    </style:style>
    <style:style style:name="P279" style:family="paragraph">
      <loext:graphic-properties draw:fill="solid" draw:fill-color="#cf4c4b"/>
    </style:style>
    <style:style style:name="P280" style:family="paragraph">
      <loext:graphic-properties draw:fill="solid" draw:fill-color="#d04c4c"/>
    </style:style>
    <style:style style:name="P281" style:family="paragraph">
      <loext:graphic-properties draw:fill="solid" draw:fill-color="#d14d4c"/>
    </style:style>
    <style:style style:name="P282" style:family="paragraph">
      <loext:graphic-properties draw:fill="solid" draw:fill-color="#d24d4d"/>
    </style:style>
    <style:style style:name="P283" style:family="paragraph">
      <loext:graphic-properties draw:fill="solid" draw:fill-color="#d24e4d"/>
    </style:style>
    <style:style style:name="P284" style:family="paragraph">
      <loext:graphic-properties draw:fill="solid" draw:fill-color="#d34e4e"/>
    </style:style>
    <style:style style:name="P285" style:family="paragraph">
      <loext:graphic-properties draw:fill="solid" draw:fill-color="#d44f4e"/>
    </style:style>
    <style:style style:name="P286" style:family="paragraph">
      <loext:graphic-properties draw:fill="solid" draw:fill-color="#d54f4e"/>
    </style:style>
    <style:style style:name="P287" style:family="paragraph">
      <loext:graphic-properties draw:fill="solid" draw:fill-color="#d64f4f"/>
    </style:style>
    <style:style style:name="P288" style:family="paragraph">
      <loext:graphic-properties draw:fill="solid" draw:fill-color="#d6504f"/>
    </style:style>
    <style:style style:name="P289" style:family="paragraph">
      <loext:graphic-properties draw:fill="solid" draw:fill-color="#d75050"/>
    </style:style>
    <style:style style:name="P290" style:family="paragraph">
      <loext:graphic-properties draw:fill="solid" draw:fill-color="#d85150"/>
    </style:style>
    <style:style style:name="P291" style:family="paragraph">
      <loext:graphic-properties draw:fill="solid" draw:fill-color="#d95151"/>
    </style:style>
    <style:style style:name="P292" style:family="paragraph">
      <loext:graphic-properties draw:fill="solid" draw:fill-color="#d95251"/>
    </style:style>
    <style:style style:name="P293" style:family="paragraph">
      <loext:graphic-properties draw:fill="solid" draw:fill-color="#da5252"/>
    </style:style>
    <style:style style:name="P294" style:family="paragraph">
      <loext:graphic-properties draw:fill="solid" draw:fill-color="#db5252"/>
    </style:style>
    <style:style style:name="P295" style:family="paragraph">
      <loext:graphic-properties draw:fill="solid" draw:fill-color="#dc5353"/>
    </style:style>
    <style:style style:name="P296" style:family="paragraph">
      <loext:graphic-properties draw:fill="solid" draw:fill-color="#dd5454"/>
    </style:style>
    <style:style style:name="P297" style:family="paragraph">
      <loext:graphic-properties draw:fill="solid" draw:fill-color="#de5454"/>
    </style:style>
    <style:style style:name="P298" style:family="paragraph">
      <loext:graphic-properties draw:fill="solid" draw:fill-color="#df5555"/>
    </style:style>
    <style:style style:name="P299" style:family="paragraph">
      <loext:graphic-properties draw:fill="solid" draw:fill-color="#e05656"/>
    </style:style>
    <style:style style:name="P300" style:family="paragraph">
      <loext:graphic-properties draw:fill="solid" draw:fill-color="#e15656"/>
    </style:style>
    <style:style style:name="P301" style:family="paragraph">
      <loext:graphic-properties draw:fill="solid" draw:fill-color="#8c8c8c"/>
    </style:style>
    <style:style style:name="P302" style:family="paragraph">
      <loext:graphic-properties draw:fill="solid" draw:fill-color="#00a000"/>
    </style:style>
    <style:style style:name="P303" style:family="paragraph">
      <loext:graphic-properties draw:fill="solid" draw:fill-color="#02a202"/>
    </style:style>
    <style:style style:name="P304" style:family="paragraph">
      <loext:graphic-properties draw:fill="solid" draw:fill-color="#03a303"/>
    </style:style>
    <style:style style:name="P305" style:family="paragraph">
      <loext:graphic-properties draw:fill="solid" draw:fill-color="#05a505"/>
    </style:style>
    <style:style style:name="P306" style:family="paragraph">
      <loext:graphic-properties draw:fill="solid" draw:fill-color="#06a706"/>
    </style:style>
    <style:style style:name="P307" style:family="paragraph">
      <loext:graphic-properties draw:fill="solid" draw:fill-color="#08a808"/>
    </style:style>
    <style:style style:name="P308" style:family="paragraph">
      <loext:graphic-properties draw:fill="solid" draw:fill-color="#09aa09"/>
    </style:style>
    <style:style style:name="P309" style:family="paragraph">
      <loext:graphic-properties draw:fill="solid" draw:fill-color="#0bac0b"/>
    </style:style>
    <style:style style:name="P310" style:family="paragraph">
      <loext:graphic-properties draw:fill="solid" draw:fill-color="#0cad0c"/>
    </style:style>
    <style:style style:name="P311" style:family="paragraph">
      <loext:graphic-properties draw:fill="solid" draw:fill-color="#0eaf0e"/>
    </style:style>
    <style:style style:name="P312" style:family="paragraph">
      <loext:graphic-properties draw:fill="solid" draw:fill-color="#0fb10f"/>
    </style:style>
    <style:style style:name="P313" style:family="paragraph">
      <loext:graphic-properties draw:fill="solid" draw:fill-color="#11b311"/>
    </style:style>
    <style:style style:name="P314" style:family="paragraph">
      <loext:graphic-properties draw:fill="solid" draw:fill-color="#12b412"/>
    </style:style>
    <style:style style:name="P315" style:family="paragraph">
      <loext:graphic-properties draw:fill="solid" draw:fill-color="#14b614"/>
    </style:style>
    <style:style style:name="P316" style:family="paragraph">
      <loext:graphic-properties draw:fill="solid" draw:fill-color="#15b815"/>
    </style:style>
    <style:style style:name="P317" style:family="paragraph">
      <loext:graphic-properties draw:fill="solid" draw:fill-color="#17b917"/>
    </style:style>
    <style:style style:name="P318" style:family="paragraph">
      <loext:graphic-properties draw:fill="solid" draw:fill-color="#18bb18"/>
    </style:style>
    <style:style style:name="P319" style:family="paragraph">
      <loext:graphic-properties draw:fill="solid" draw:fill-color="#1abd1a"/>
    </style:style>
    <style:style style:name="P320" style:family="paragraph">
      <loext:graphic-properties draw:fill="solid" draw:fill-color="#1bbe1b"/>
    </style:style>
    <style:style style:name="P321" style:family="paragraph">
      <loext:graphic-properties draw:fill="solid" draw:fill-color="#1dc01d"/>
    </style:style>
    <style:style style:name="P322" style:family="paragraph">
      <loext:graphic-properties draw:fill="solid" draw:fill-color="#1ec21e"/>
    </style:style>
    <style:style style:name="P323" style:family="paragraph">
      <loext:graphic-properties draw:fill="solid" draw:fill-color="#20c320"/>
    </style:style>
    <style:style style:name="P324" style:family="paragraph">
      <loext:graphic-properties draw:fill="solid" draw:fill-color="#21c521"/>
    </style:style>
    <style:style style:name="P325" style:family="paragraph">
      <loext:graphic-properties draw:fill="solid" draw:fill-color="#23c723"/>
    </style:style>
    <style:style style:name="P326" style:family="paragraph">
      <loext:graphic-properties draw:fill="solid" draw:fill-color="#24c824"/>
    </style:style>
    <style:style style:name="P327" style:family="paragraph">
      <loext:graphic-properties draw:fill="solid" draw:fill-color="#26ca26"/>
    </style:style>
    <style:style style:name="P328" style:family="paragraph">
      <loext:graphic-properties draw:fill="solid" draw:fill-color="#27cc27"/>
    </style:style>
    <style:style style:name="P329" style:family="paragraph">
      <loext:graphic-properties draw:fill="solid" draw:fill-color="#29ce29"/>
    </style:style>
    <style:style style:name="P330" style:family="paragraph">
      <loext:graphic-properties draw:fill="solid" draw:fill-color="#2acf2a"/>
    </style:style>
    <style:style style:name="P331" style:family="paragraph">
      <loext:graphic-properties draw:fill="solid" draw:fill-color="#2cd12c"/>
    </style:style>
    <style:style style:name="P332" style:family="paragraph">
      <loext:graphic-properties draw:fill="solid" draw:fill-color="#2dd32d"/>
    </style:style>
    <style:style style:name="P333" style:family="paragraph">
      <loext:graphic-properties draw:fill="solid" draw:fill-color="#2fd42f"/>
    </style:style>
    <style:style style:name="P334" style:family="paragraph">
      <loext:graphic-properties draw:fill="solid" draw:fill-color="#30d630"/>
    </style:style>
    <style:style style:name="P335" style:family="paragraph">
      <loext:graphic-properties draw:fill="solid" draw:fill-color="#32d832"/>
    </style:style>
    <style:style style:name="P336" style:family="paragraph">
      <loext:graphic-properties draw:fill="solid" draw:fill-color="#33d933"/>
    </style:style>
    <style:style style:name="P337" style:family="paragraph">
      <loext:graphic-properties draw:fill="solid" draw:fill-color="#65040b"/>
    </style:style>
    <style:style style:name="P338" style:family="paragraph">
      <loext:graphic-properties draw:fill="solid" draw:fill-color="#67050b"/>
    </style:style>
    <style:style style:name="P339" style:family="paragraph">
      <loext:graphic-properties draw:fill="solid" draw:fill-color="#68050c"/>
    </style:style>
    <style:style style:name="P340" style:family="paragraph">
      <loext:graphic-properties draw:fill="solid" draw:fill-color="#6a060c"/>
    </style:style>
    <style:style style:name="P341" style:family="paragraph">
      <loext:graphic-properties draw:fill="solid" draw:fill-color="#6c070c"/>
    </style:style>
    <style:style style:name="P342" style:family="paragraph">
      <loext:graphic-properties draw:fill="solid" draw:fill-color="#6d070c"/>
    </style:style>
    <style:style style:name="P343" style:family="paragraph">
      <loext:graphic-properties draw:fill="solid" draw:fill-color="#6f080d"/>
    </style:style>
    <style:style style:name="P344" style:family="paragraph">
      <loext:graphic-properties draw:fill="solid" draw:fill-color="#71090d"/>
    </style:style>
    <style:style style:name="P345" style:family="paragraph">
      <loext:graphic-properties draw:fill="solid" draw:fill-color="#72090d"/>
    </style:style>
    <style:style style:name="P346" style:family="paragraph">
      <loext:graphic-properties draw:fill="solid" draw:fill-color="#740a0e"/>
    </style:style>
    <style:style style:name="P347" style:family="paragraph">
      <loext:graphic-properties draw:fill="solid" draw:fill-color="#760b0e"/>
    </style:style>
    <style:style style:name="P348" style:family="paragraph">
      <loext:graphic-properties draw:fill="solid" draw:fill-color="#780c0e"/>
    </style:style>
    <style:style style:name="P349" style:family="paragraph">
      <loext:graphic-properties draw:fill="solid" draw:fill-color="#790c0e"/>
    </style:style>
    <style:style style:name="P350" style:family="paragraph">
      <loext:graphic-properties draw:fill="solid" draw:fill-color="#7b0d0f"/>
    </style:style>
    <style:style style:name="P351" style:family="paragraph">
      <loext:graphic-properties draw:fill="solid" draw:fill-color="#7d0e0f"/>
    </style:style>
    <style:style style:name="P352" style:family="paragraph">
      <loext:graphic-properties draw:fill="solid" draw:fill-color="#7e0e0f"/>
    </style:style>
    <style:style style:name="P353" style:family="paragraph">
      <loext:graphic-properties draw:fill="solid" draw:fill-color="#800f10"/>
    </style:style>
    <style:style style:name="P354" style:family="paragraph">
      <loext:graphic-properties draw:fill="solid" draw:fill-color="#821010"/>
    </style:style>
    <style:style style:name="P355" style:family="paragraph">
      <loext:graphic-properties draw:fill="solid" draw:fill-color="#831010"/>
    </style:style>
    <style:style style:name="P356" style:family="paragraph">
      <loext:graphic-properties draw:fill="solid" draw:fill-color="#851110"/>
    </style:style>
    <style:style style:name="P357" style:family="paragraph">
      <loext:graphic-properties draw:fill="solid" draw:fill-color="#871211"/>
    </style:style>
    <style:style style:name="P358" style:family="paragraph">
      <loext:graphic-properties draw:fill="solid" draw:fill-color="#881211"/>
    </style:style>
    <style:style style:name="P359" style:family="paragraph">
      <loext:graphic-properties draw:fill="solid" draw:fill-color="#8a1311"/>
    </style:style>
    <style:style style:name="P360" style:family="paragraph">
      <loext:graphic-properties draw:fill="solid" draw:fill-color="#8c1412"/>
    </style:style>
    <style:style style:name="P361" style:family="paragraph">
      <loext:graphic-properties draw:fill="solid" draw:fill-color="#8d1412"/>
    </style:style>
    <style:style style:name="P362" style:family="paragraph">
      <loext:graphic-properties draw:fill="solid" draw:fill-color="#8f1512"/>
    </style:style>
    <style:style style:name="P363" style:family="paragraph">
      <loext:graphic-properties draw:fill="solid" draw:fill-color="#911612"/>
    </style:style>
    <style:style style:name="P364" style:family="paragraph">
      <loext:graphic-properties draw:fill="solid" draw:fill-color="#931713"/>
    </style:style>
    <style:style style:name="P365" style:family="paragraph">
      <loext:graphic-properties draw:fill="solid" draw:fill-color="#941713"/>
    </style:style>
    <style:style style:name="P366" style:family="paragraph">
      <loext:graphic-properties draw:fill="solid" draw:fill-color="#961813"/>
    </style:style>
    <style:style style:name="P367" style:family="paragraph">
      <loext:graphic-properties draw:fill="solid" draw:fill-color="#981914"/>
    </style:style>
    <style:style style:name="P368" style:family="paragraph">
      <loext:graphic-properties draw:fill="solid" draw:fill-color="#991914"/>
    </style:style>
    <style:style style:name="P369" style:family="paragraph">
      <loext:graphic-properties draw:fill="solid" draw:fill-color="#9b1a14"/>
    </style:style>
    <style:style style:name="P370" style:family="paragraph">
      <loext:graphic-properties draw:fill="solid" draw:fill-color="#9d1b14"/>
    </style:style>
    <style:style style:name="P371" style:family="paragraph">
      <loext:graphic-properties draw:fill="solid" draw:fill-color="#9e1b15"/>
    </style:style>
    <style:style style:name="P372" style:family="paragraph">
      <loext:graphic-properties draw:fill="solid" draw:fill-color="#a01c15"/>
    </style:style>
    <style:style style:name="P373" style:family="paragraph">
      <loext:graphic-properties draw:fill="solid" draw:fill-color="#1b3962"/>
    </style:style>
    <style:style style:name="P374" style:family="paragraph">
      <loext:graphic-properties draw:fill="solid" draw:fill-color="#1b3a65"/>
    </style:style>
    <style:style style:name="P375" style:family="paragraph">
      <loext:graphic-properties draw:fill="solid" draw:fill-color="#1a3c68"/>
    </style:style>
    <style:style style:name="P376" style:family="paragraph">
      <loext:graphic-properties draw:fill="solid" draw:fill-color="#1a3d6b"/>
    </style:style>
    <style:style style:name="P377" style:family="paragraph">
      <loext:graphic-properties draw:fill="solid" draw:fill-color="#193e6e"/>
    </style:style>
    <style:style style:name="P378" style:family="paragraph">
      <loext:graphic-properties draw:fill="solid" draw:fill-color="#194071"/>
    </style:style>
    <style:style style:name="P379" style:family="paragraph">
      <loext:graphic-properties draw:fill="solid" draw:fill-color="#194173"/>
    </style:style>
    <style:style style:name="P380" style:family="paragraph">
      <loext:graphic-properties draw:fill="solid" draw:fill-color="#184376"/>
    </style:style>
    <style:style style:name="P381" style:family="paragraph">
      <loext:graphic-properties draw:fill="solid" draw:fill-color="#184479"/>
    </style:style>
    <style:style style:name="P382" style:family="paragraph">
      <loext:graphic-properties draw:fill="solid" draw:fill-color="#17457c"/>
    </style:style>
    <style:style style:name="P383" style:family="paragraph">
      <loext:graphic-properties draw:fill="solid" draw:fill-color="#17477f"/>
    </style:style>
    <style:style style:name="P384" style:family="paragraph">
      <loext:graphic-properties draw:fill="solid" draw:fill-color="#174882"/>
    </style:style>
    <style:style style:name="P385" style:family="paragraph">
      <loext:graphic-properties draw:fill="solid" draw:fill-color="#164985"/>
    </style:style>
    <style:style style:name="P386" style:family="paragraph">
      <loext:graphic-properties draw:fill="solid" draw:fill-color="#164b88"/>
    </style:style>
    <style:style style:name="P387" style:family="paragraph">
      <loext:graphic-properties draw:fill="solid" draw:fill-color="#154c8b"/>
    </style:style>
    <style:style style:name="P388" style:family="paragraph">
      <loext:graphic-properties draw:fill="solid" draw:fill-color="#154e8e"/>
    </style:style>
    <style:style style:name="P389" style:family="paragraph">
      <loext:graphic-properties draw:fill="solid" draw:fill-color="#154f91"/>
    </style:style>
    <style:style style:name="P390" style:family="paragraph">
      <loext:graphic-properties draw:fill="solid" draw:fill-color="#145094"/>
    </style:style>
    <style:style style:name="P391" style:family="paragraph">
      <loext:graphic-properties draw:fill="solid" draw:fill-color="#145296"/>
    </style:style>
    <style:style style:name="P392" style:family="paragraph">
      <loext:graphic-properties draw:fill="solid" draw:fill-color="#135399"/>
    </style:style>
    <style:style style:name="P393" style:family="paragraph">
      <loext:graphic-properties draw:fill="solid" draw:fill-color="#13549c"/>
    </style:style>
    <style:style style:name="P394" style:family="paragraph">
      <loext:graphic-properties draw:fill="solid" draw:fill-color="#13569f"/>
    </style:style>
    <style:style style:name="P395" style:family="paragraph">
      <loext:graphic-properties draw:fill="solid" draw:fill-color="#1257a2"/>
    </style:style>
    <style:style style:name="P396" style:family="paragraph">
      <loext:graphic-properties draw:fill="solid" draw:fill-color="#1259a5"/>
    </style:style>
    <style:style style:name="P397" style:family="paragraph">
      <loext:graphic-properties draw:fill="solid" draw:fill-color="#115aa8"/>
    </style:style>
    <style:style style:name="P398" style:family="paragraph">
      <loext:graphic-properties draw:fill="solid" draw:fill-color="#115bab"/>
    </style:style>
    <style:style style:name="P399" style:family="paragraph">
      <loext:graphic-properties draw:fill="solid" draw:fill-color="#115dae"/>
    </style:style>
    <style:style style:name="P400" style:family="paragraph">
      <loext:graphic-properties draw:fill="solid" draw:fill-color="#105eb1"/>
    </style:style>
    <style:style style:name="P401" style:family="paragraph">
      <loext:graphic-properties draw:fill="solid" draw:fill-color="#105fb4"/>
    </style:style>
    <style:style style:name="P402" style:family="paragraph">
      <loext:graphic-properties draw:fill="solid" draw:fill-color="#0f61b7"/>
    </style:style>
    <style:style style:name="P403" style:family="paragraph">
      <loext:graphic-properties draw:fill="solid" draw:fill-color="#0f62b9"/>
    </style:style>
    <style:style style:name="P404" style:family="paragraph">
      <loext:graphic-properties draw:fill="solid" draw:fill-color="#0f64bc"/>
    </style:style>
    <style:style style:name="P405" style:family="paragraph">
      <loext:graphic-properties draw:fill="solid" draw:fill-color="#0e65bf"/>
    </style:style>
    <style:style style:name="P406" style:family="paragraph">
      <loext:graphic-properties draw:fill="solid" draw:fill-color="#0e66c2"/>
    </style:style>
    <style:style style:name="P407" style:family="paragraph">
      <loext:graphic-properties draw:fill="solid" draw:fill-color="#0d68c5"/>
    </style:style>
    <style:style style:name="P408" style:family="paragraph">
      <loext:graphic-properties draw:fill="solid" draw:fill-color="#cc0212"/>
    </style:style>
    <style:style style:name="P409" style:family="paragraph">
      <loext:graphic-properties draw:fill="solid" draw:fill-color="#4d4d4d"/>
    </style:style>
    <style:style style:name="P410" style:family="paragraph">
      <loext:graphic-properties draw:fill="solid" draw:fill-color="#25008c"/>
    </style:style>
    <style:style style:name="P411" style:family="paragraph">
      <loext:graphic-properties draw:fill="solid" draw:fill-color="#25008d"/>
    </style:style>
    <style:style style:name="P412" style:family="paragraph">
      <loext:graphic-properties draw:fill="solid" draw:fill-color="#25008e"/>
    </style:style>
    <style:style style:name="P413" style:family="paragraph">
      <loext:graphic-properties draw:fill="solid" draw:fill-color="#25008f"/>
    </style:style>
    <style:style style:name="P414" style:family="paragraph">
      <loext:graphic-properties draw:fill="solid" draw:fill-color="#250090"/>
    </style:style>
    <style:style style:name="P415" style:family="paragraph">
      <loext:graphic-properties draw:fill="solid" draw:fill-color="#250091"/>
    </style:style>
    <style:style style:name="P416" style:family="paragraph">
      <loext:graphic-properties draw:fill="solid" draw:fill-color="#250092"/>
    </style:style>
    <style:style style:name="P417" style:family="paragraph">
      <loext:graphic-properties draw:fill="solid" draw:fill-color="#260093"/>
    </style:style>
    <style:style style:name="P418" style:family="paragraph">
      <loext:graphic-properties draw:fill="solid" draw:fill-color="#260094"/>
    </style:style>
    <style:style style:name="P419" style:family="paragraph">
      <loext:graphic-properties draw:fill="solid" draw:fill-color="#260095"/>
    </style:style>
    <style:style style:name="P420" style:family="paragraph">
      <loext:graphic-properties draw:fill="solid" draw:fill-color="#260096"/>
    </style:style>
    <style:style style:name="P421" style:family="paragraph">
      <loext:graphic-properties draw:fill="solid" draw:fill-color="#260097"/>
    </style:style>
    <style:style style:name="P422" style:family="paragraph">
      <loext:graphic-properties draw:fill="solid" draw:fill-color="#260098"/>
    </style:style>
    <style:style style:name="P423" style:family="paragraph">
      <loext:graphic-properties draw:fill="solid" draw:fill-color="#260099"/>
    </style:style>
    <style:style style:name="P424" style:family="paragraph">
      <loext:graphic-properties draw:fill="solid" draw:fill-color="#26009a"/>
    </style:style>
    <style:style style:name="P425" style:family="paragraph">
      <loext:graphic-properties draw:fill="solid" draw:fill-color="#26009b"/>
    </style:style>
    <style:style style:name="P426" style:family="paragraph">
      <loext:graphic-properties draw:fill="solid" draw:fill-color="#26009c"/>
    </style:style>
    <style:style style:name="P427" style:family="paragraph">
      <loext:graphic-properties draw:fill="solid" draw:fill-color="#26009d"/>
    </style:style>
    <style:style style:name="P428" style:family="paragraph">
      <loext:graphic-properties draw:fill="solid" draw:fill-color="#27009e"/>
    </style:style>
    <style:style style:name="P429" style:family="paragraph">
      <loext:graphic-properties draw:fill="solid" draw:fill-color="#27009f"/>
    </style:style>
    <style:style style:name="P430" style:family="paragraph">
      <loext:graphic-properties draw:fill="solid" draw:fill-color="#2700a0"/>
    </style:style>
    <style:style style:name="P431" style:family="paragraph">
      <loext:graphic-properties draw:fill="solid" draw:fill-color="#2700a1"/>
    </style:style>
    <style:style style:name="P432" style:family="paragraph">
      <loext:graphic-properties draw:fill="solid" draw:fill-color="#2700a2"/>
    </style:style>
    <style:style style:name="P433" style:family="paragraph">
      <loext:graphic-properties draw:fill="solid" draw:fill-color="#2700a3"/>
    </style:style>
    <style:style style:name="P434" style:family="paragraph">
      <loext:graphic-properties draw:fill="solid" draw:fill-color="#2700a4"/>
    </style:style>
    <style:style style:name="P435" style:family="paragraph">
      <loext:graphic-properties draw:fill="solid" draw:fill-color="#2700a5"/>
    </style:style>
    <style:style style:name="P436" style:family="paragraph">
      <loext:graphic-properties draw:fill="solid" draw:fill-color="#2700a6"/>
    </style:style>
    <style:style style:name="P437" style:family="paragraph">
      <loext:graphic-properties draw:fill="solid" draw:fill-color="#2700a7"/>
    </style:style>
    <style:style style:name="P438" style:family="paragraph">
      <loext:graphic-properties draw:fill="solid" draw:fill-color="#2700a8"/>
    </style:style>
    <style:style style:name="P439" style:family="paragraph">
      <loext:graphic-properties draw:fill="solid" draw:fill-color="#2700a9"/>
    </style:style>
    <style:style style:name="P440" style:family="paragraph">
      <loext:graphic-properties draw:fill="solid" draw:fill-color="#2800aa"/>
    </style:style>
    <style:style style:name="P441" style:family="paragraph">
      <loext:graphic-properties draw:fill="solid" draw:fill-color="#2800ab"/>
    </style:style>
    <style:style style:name="P442" style:family="paragraph">
      <loext:graphic-properties draw:fill="solid" draw:fill-color="#2800ac"/>
    </style:style>
    <style:style style:name="P443" style:family="paragraph">
      <loext:graphic-properties draw:fill="solid" draw:fill-color="#2800ad"/>
    </style:style>
    <style:style style:name="P444" style:family="paragraph">
      <loext:graphic-properties draw:fill="solid" draw:fill-color="#2800ae"/>
    </style:style>
    <style:style style:name="P445" style:family="paragraph">
      <loext:graphic-properties draw:fill="solid" draw:fill-color="#2800af"/>
    </style:style>
    <style:style style:name="P446" style:family="paragraph">
      <loext:graphic-properties draw:fill="solid" draw:fill-color="#2800b0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3" draw:layer="layout" svg:width="0.493cm" svg:height="0.547cm" svg:x="1.401cm" svg:y="19.13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8.998cm" svg:height="18.601cm" svg:x="8.999cm" svg:y="0.998cm">
          <draw:image xlink:href="Pictures/100000000000013300000249EB294DED210B1E41.jpg" xlink:type="simple" xlink:show="embed" xlink:actuate="onLoad">
            <text:p/>
          </draw:image>
        </draw:frame>
        <draw:frame draw:style-name="gr3" draw:text-style-name="P4" draw:layer="layout" svg:width="6.599cm" svg:height="9.199cm" svg:x="10.199cm" svg:y="4.399cm">
          <draw:image xlink:href="Pictures/10000000000003960000051498275F6975C3896A.jpg" xlink:type="simple" xlink:show="embed" xlink:actuate="onLoad">
            <text:p/>
          </draw:image>
        </draw:frame>
        <draw:polygon draw:style-name="gr4" draw:text-style-name="P5" draw:layer="layout" svg:width="1.428cm" svg:height="0.056cm" svg:x="12.855cm" svg:y="15.575cm" svg:viewBox="0 0 1429 57" draw:points="0,57 0,29 1429,0 1429,25">
          <text:p/>
        </draw:polygon>
        <draw:polygon draw:style-name="gr5" draw:text-style-name="P6" draw:layer="layout" svg:width="1.428cm" svg:height="0.056cm" svg:x="12.855cm" svg:y="15.557cm" svg:viewBox="0 0 1429 57" draw:points="0,57 0,28 1429,0 1429,25">
          <text:p/>
        </draw:polygon>
        <draw:polygon draw:style-name="gr5" draw:text-style-name="P6" draw:layer="layout" svg:width="1.428cm" svg:height="0.06cm" svg:x="12.855cm" svg:y="15.536cm" svg:viewBox="0 0 1429 61" draw:points="0,61 0,33 1429,0 1429,29">
          <text:p/>
        </draw:polygon>
        <draw:polygon draw:style-name="gr6" draw:text-style-name="P7" draw:layer="layout" svg:width="1.428cm" svg:height="0.057cm" svg:x="12.855cm" svg:y="15.518cm" svg:viewBox="0 0 1429 58" draw:points="0,58 0,33 1429,0 1429,26">
          <text:p/>
        </draw:polygon>
        <draw:polygon draw:style-name="gr6" draw:text-style-name="P7" draw:layer="layout" svg:width="1.428cm" svg:height="0.056cm" svg:x="12.855cm" svg:y="15.501cm" svg:viewBox="0 0 1429 57" draw:points="0,57 0,31 1426,0 1429,24">
          <text:p/>
        </draw:polygon>
        <draw:polygon draw:style-name="gr7" draw:text-style-name="P8" draw:layer="layout" svg:width="1.428cm" svg:height="0.056cm" svg:x="12.855cm" svg:y="15.483cm" svg:viewBox="0 0 1429 57" draw:points="0,57 0,33 1426,0 1429,26">
          <text:p/>
        </draw:polygon>
        <draw:polygon draw:style-name="gr7" draw:text-style-name="P8" draw:layer="layout" svg:width="1.429cm" svg:height="0.057cm" svg:x="12.851cm" svg:y="15.465cm" svg:viewBox="0 0 1430 58" draw:points="4,58 0,33 1430,0 1430,26">
          <text:p/>
        </draw:polygon>
        <draw:polygon draw:style-name="gr8" draw:text-style-name="P9" draw:layer="layout" svg:width="1.429cm" svg:height="0.056cm" svg:x="12.851cm" svg:y="15.448cm" svg:viewBox="0 0 1430 57" draw:points="4,57 0,28 1430,0 1430,24">
          <text:p/>
        </draw:polygon>
        <draw:polygon draw:style-name="gr9" draw:text-style-name="P10" draw:layer="layout" svg:width="1.429cm" svg:height="0.056cm" svg:x="12.851cm" svg:y="15.43cm" svg:viewBox="0 0 1430 57" draw:points="0,57 0,28 1430,0 1430,25">
          <text:p/>
        </draw:polygon>
        <draw:polygon draw:style-name="gr9" draw:text-style-name="P10" draw:layer="layout" svg:width="1.429cm" svg:height="0.056cm" svg:x="12.851cm" svg:y="15.409cm" svg:viewBox="0 0 1430 57" draw:points="0,57 0,33 1430,0 1430,29">
          <text:p/>
        </draw:polygon>
        <draw:polygon draw:style-name="gr10" draw:text-style-name="P11" draw:layer="layout" svg:width="1.429cm" svg:height="0.057cm" svg:x="12.851cm" svg:y="15.391cm" svg:viewBox="0 0 1430 58" draw:points="0,58 0,32 1430,0 1430,25">
          <text:p/>
        </draw:polygon>
        <draw:polygon draw:style-name="gr10" draw:text-style-name="P11" draw:layer="layout" svg:width="1.429cm" svg:height="0.056cm" svg:x="12.851cm" svg:y="15.374cm" svg:viewBox="0 0 1430 57" draw:points="0,57 0,31 1430,0 1430,24">
          <text:p/>
        </draw:polygon>
        <draw:polygon draw:style-name="gr11" draw:text-style-name="P12" draw:layer="layout" svg:width="1.429cm" svg:height="0.056cm" svg:x="12.851cm" svg:y="15.356cm" svg:viewBox="0 0 1430 57" draw:points="0,57 0,33 1430,0 1430,26">
          <text:p/>
        </draw:polygon>
        <draw:polygon draw:style-name="gr11" draw:text-style-name="P12" draw:layer="layout" svg:width="1.429cm" svg:height="0.057cm" svg:x="12.851cm" svg:y="15.338cm" svg:viewBox="0 0 1430 58" draw:points="0,58 0,32 1430,0 1430,25">
          <text:p/>
        </draw:polygon>
        <draw:polygon draw:style-name="gr12" draw:text-style-name="P13" draw:layer="layout" svg:width="1.429cm" svg:height="0.056cm" svg:x="12.851cm" svg:y="15.321cm" svg:viewBox="0 0 1430 57" draw:points="0,57 0,28 1430,0 1430,24">
          <text:p/>
        </draw:polygon>
        <draw:polygon draw:style-name="gr13" draw:text-style-name="P14" draw:layer="layout" svg:width="1.429cm" svg:height="0.053cm" svg:x="12.851cm" svg:y="15.303cm" svg:viewBox="0 0 1430 54" draw:points="0,54 0,29 1426,0 1430,26">
          <text:p/>
        </draw:polygon>
        <draw:polygon draw:style-name="gr13" draw:text-style-name="P14" draw:layer="layout" svg:width="1.425cm" svg:height="0.056cm" svg:x="12.851cm" svg:y="15.282cm" svg:viewBox="0 0 1426 57" draw:points="0,57 0,32 1426,0 1426,28">
          <text:p/>
        </draw:polygon>
        <draw:polygon draw:style-name="gr14" draw:text-style-name="P15" draw:layer="layout" svg:width="1.428cm" svg:height="0.057cm" svg:x="12.848cm" svg:y="15.264cm" svg:viewBox="0 0 1429 58" draw:points="3,58 0,32 1429,0 1429,25">
          <text:p/>
        </draw:polygon>
        <draw:polygon draw:style-name="gr14" draw:text-style-name="P15" draw:layer="layout" svg:width="1.428cm" svg:height="0.056cm" svg:x="12.848cm" svg:y="15.247cm" svg:viewBox="0 0 1429 57" draw:points="0,57 0,32 1429,0 1429,25">
          <text:p/>
        </draw:polygon>
        <draw:polygon draw:style-name="gr15" draw:text-style-name="P16" draw:layer="layout" svg:width="1.428cm" svg:height="0.056cm" svg:x="12.848cm" svg:y="15.229cm" svg:viewBox="0 0 1429 57" draw:points="0,57 0,33 1429,0 1429,25">
          <text:p/>
        </draw:polygon>
        <draw:polygon draw:style-name="gr16" draw:text-style-name="P17" draw:layer="layout" svg:width="1.428cm" svg:height="0.057cm" svg:x="12.848cm" svg:y="15.211cm" svg:viewBox="0 0 1429 58" draw:points="0,58 0,32 1429,0 1429,25">
          <text:p/>
        </draw:polygon>
        <draw:polygon draw:style-name="gr16" draw:text-style-name="P17" draw:layer="layout" svg:width="1.428cm" svg:height="0.056cm" svg:x="12.848cm" svg:y="15.194cm" svg:viewBox="0 0 1429 57" draw:points="0,57 0,29 1429,0 1429,25">
          <text:p/>
        </draw:polygon>
        <draw:polygon draw:style-name="gr17" draw:text-style-name="P18" draw:layer="layout" svg:width="1.428cm" svg:height="0.053cm" svg:x="12.848cm" svg:y="15.176cm" svg:viewBox="0 0 1429 54" draw:points="0,54 0,28 1426,0 1429,25">
          <text:p/>
        </draw:polygon>
        <draw:polygon draw:style-name="gr17" draw:text-style-name="P18" draw:layer="layout" svg:width="1.428cm" svg:height="0.056cm" svg:x="12.848cm" svg:y="15.155cm" svg:viewBox="0 0 1429 57" draw:points="0,57 0,32 1426,0 1429,28">
          <text:p/>
        </draw:polygon>
        <draw:polygon draw:style-name="gr18" draw:text-style-name="P19" draw:layer="layout" svg:width="1.429cm" svg:height="0.057cm" svg:x="12.844cm" svg:y="15.137cm" svg:viewBox="0 0 1430 58" draw:points="4,58 0,33 1430,0 1430,26">
          <text:p/>
        </draw:polygon>
        <draw:polygon draw:style-name="gr18" draw:text-style-name="P19" draw:layer="layout" svg:width="1.429cm" svg:height="0.056cm" svg:x="12.844cm" svg:y="15.12cm" svg:viewBox="0 0 1430 57" draw:points="4,57 0,32 1430,0 1430,24">
          <text:p/>
        </draw:polygon>
        <draw:polygon draw:style-name="gr19" draw:text-style-name="P20" draw:layer="layout" svg:width="1.429cm" svg:height="0.056cm" svg:x="12.844cm" svg:y="15.102cm" svg:viewBox="0 0 1430 57" draw:points="0,57 0,32 1430,0 1430,25">
          <text:p/>
        </draw:polygon>
        <draw:polygon draw:style-name="gr20" draw:text-style-name="P21" draw:layer="layout" svg:width="1.429cm" svg:height="0.057cm" svg:x="12.844cm" svg:y="15.084cm" svg:viewBox="0 0 1430 58" draw:points="0,58 0,33 1430,0 1430,26">
          <text:p/>
        </draw:polygon>
        <draw:polygon draw:style-name="gr20" draw:text-style-name="P21" draw:layer="layout" svg:width="1.429cm" svg:height="0.056cm" svg:x="12.844cm" svg:y="15.067cm" svg:viewBox="0 0 1430 57" draw:points="0,57 0,29 1430,0 1430,24">
          <text:p/>
        </draw:polygon>
        <draw:polygon draw:style-name="gr21" draw:text-style-name="P22" draw:layer="layout" svg:width="1.429cm" svg:height="0.053cm" svg:x="12.844cm" svg:y="15.049cm" svg:viewBox="0 0 1430 54" draw:points="0,54 0,29 1430,0 1430,26">
          <text:p/>
        </draw:polygon>
        <draw:polygon draw:style-name="gr21" draw:text-style-name="P22" draw:layer="layout" svg:width="1.429cm" svg:height="0.056cm" svg:x="12.844cm" svg:y="15.028cm" svg:viewBox="0 0 1430 57" draw:points="0,57 0,33 1430,0 1430,29">
          <text:p/>
        </draw:polygon>
        <draw:polygon draw:style-name="gr22" draw:text-style-name="P23" draw:layer="layout" svg:width="1.429cm" svg:height="0.057cm" svg:x="12.844cm" svg:y="15.01cm" svg:viewBox="0 0 1430 58" draw:points="0,58 0,33 1430,0 1430,25">
          <text:p/>
        </draw:polygon>
        <draw:polygon draw:style-name="gr22" draw:text-style-name="P23" draw:layer="layout" svg:width="1.429cm" svg:height="0.056cm" svg:x="12.844cm" svg:y="14.993cm" svg:viewBox="0 0 1430 57" draw:points="0,57 0,31 1426,0 1430,24">
          <text:p/>
        </draw:polygon>
        <draw:polygon draw:style-name="gr23" draw:text-style-name="P24" draw:layer="layout" svg:width="1.429cm" svg:height="0.056cm" svg:x="12.844cm" svg:y="14.975cm" svg:viewBox="0 0 1430 57" draw:points="0,57 0,33 1426,0 1430,26">
          <text:p/>
        </draw:polygon>
        <draw:polygon draw:style-name="gr24" draw:text-style-name="P25" draw:layer="layout" svg:width="1.428cm" svg:height="0.057cm" svg:x="12.841cm" svg:y="14.957cm" svg:viewBox="0 0 1429 58" draw:points="3,58 0,33 1429,0 1429,26">
          <text:p/>
        </draw:polygon>
        <draw:polygon draw:style-name="gr24" draw:text-style-name="P25" draw:layer="layout" svg:width="1.428cm" svg:height="0.056cm" svg:x="12.841cm" svg:y="14.94cm" svg:viewBox="0 0 1429 57" draw:points="3,57 0,28 1429,0 1429,24">
          <text:p/>
        </draw:polygon>
        <draw:polygon draw:style-name="gr25" draw:text-style-name="P26" draw:layer="layout" svg:width="1.428cm" svg:height="0.053cm" svg:x="12.841cm" svg:y="14.922cm" svg:viewBox="0 0 1429 54" draw:points="0,54 0,28 1429,0 1429,25">
          <text:p/>
        </draw:polygon>
        <draw:polygon draw:style-name="gr25" draw:text-style-name="P26" draw:layer="layout" svg:width="1.428cm" svg:height="0.056cm" svg:x="12.841cm" svg:y="14.901cm" svg:viewBox="0 0 1429 57" draw:points="0,57 0,33 1429,0 1429,29">
          <text:p/>
        </draw:polygon>
        <draw:polygon draw:style-name="gr26" draw:text-style-name="P27" draw:layer="layout" svg:width="1.428cm" svg:height="0.057cm" svg:x="12.841cm" svg:y="14.883cm" svg:viewBox="0 0 1429 58" draw:points="0,58 0,32 1429,0 1429,25">
          <text:p/>
        </draw:polygon>
        <draw:polygon draw:style-name="gr26" draw:text-style-name="P27" draw:layer="layout" svg:width="1.428cm" svg:height="0.056cm" svg:x="12.841cm" svg:y="14.866cm" svg:viewBox="0 0 1429 57" draw:points="0,57 0,32 1429,0 1429,25">
          <text:p/>
        </draw:polygon>
        <draw:polygon draw:style-name="gr27" draw:text-style-name="P28" draw:layer="layout" svg:width="1.428cm" svg:height="0.056cm" svg:x="12.841cm" svg:y="14.848cm" svg:viewBox="0 0 1429 57" draw:points="0,57 0,33 1426,0 1429,26">
          <text:p/>
        </draw:polygon>
        <draw:polygon draw:style-name="gr28" draw:text-style-name="P29" draw:layer="layout" svg:width="1.425cm" svg:height="0.057cm" svg:x="12.841cm" svg:y="14.83cm" svg:viewBox="0 0 1426 58" draw:points="0,58 0,32 1426,0 1426,25">
          <text:p/>
        </draw:polygon>
        <draw:polygon draw:style-name="gr28" draw:text-style-name="P29" draw:layer="layout" svg:width="1.429cm" svg:height="0.056cm" svg:x="12.837cm" svg:y="14.813cm" svg:viewBox="0 0 1430 57" draw:points="4,57 0,28 1430,0 1430,24">
          <text:p/>
        </draw:polygon>
        <draw:polygon draw:style-name="gr29" draw:text-style-name="P30" draw:layer="layout" svg:width="1.429cm" svg:height="0.057cm" svg:x="12.837cm" svg:y="14.791cm" svg:viewBox="0 0 1430 58" draw:points="0,58 0,33 1430,0 1430,30">
          <text:p/>
        </draw:polygon>
        <draw:polygon draw:style-name="gr29" draw:text-style-name="P30" draw:layer="layout" svg:width="1.429cm" svg:height="0.056cm" svg:x="12.837cm" svg:y="14.774cm" svg:viewBox="0 0 1430 57" draw:points="0,57 0,32 1430,0 1430,28">
          <text:p/>
        </draw:polygon>
        <draw:polygon draw:style-name="gr30" draw:text-style-name="P31" draw:layer="layout" svg:width="1.429cm" svg:height="0.058cm" svg:x="12.837cm" svg:y="14.756cm" svg:viewBox="0 0 1430 59" draw:points="0,59 0,33 1430,0 1430,26">
          <text:p/>
        </draw:polygon>
        <draw:polygon draw:style-name="gr31" draw:text-style-name="P32" draw:layer="layout" svg:width="1.429cm" svg:height="0.056cm" svg:x="12.837cm" svg:y="14.739cm" svg:viewBox="0 0 1430 57" draw:points="0,57 0,32 1430,0 1430,25">
          <text:p/>
        </draw:polygon>
        <draw:polygon draw:style-name="gr31" draw:text-style-name="P32" draw:layer="layout" svg:width="1.429cm" svg:height="0.056cm" svg:x="12.837cm" svg:y="14.721cm" svg:viewBox="0 0 1430 57" draw:points="0,57 0,32 1430,0 1430,25">
          <text:p/>
        </draw:polygon>
        <draw:polygon draw:style-name="gr32" draw:text-style-name="P33" draw:layer="layout" svg:width="1.429cm" svg:height="0.057cm" svg:x="12.837cm" svg:y="14.703cm" svg:viewBox="0 0 1430 58" draw:points="0,58 0,32 1430,0 1430,25">
          <text:p/>
        </draw:polygon>
        <draw:polygon draw:style-name="gr32" draw:text-style-name="P33" draw:layer="layout" svg:width="1.429cm" svg:height="0.06cm" svg:x="12.837cm" svg:y="14.682cm" svg:viewBox="0 0 1430 61" draw:points="0,61 0,32 1430,0 1430,28">
          <text:p/>
        </draw:polygon>
        <draw:polygon draw:style-name="gr33" draw:text-style-name="P34" draw:layer="layout" svg:width="1.429cm" svg:height="0.057cm" svg:x="12.837cm" svg:y="14.664cm" svg:viewBox="0 0 1430 58" draw:points="0,58 0,32 1426,0 1430,29">
          <text:p/>
        </draw:polygon>
        <draw:polygon draw:style-name="gr33" draw:text-style-name="P34" draw:layer="layout" svg:width="1.425cm" svg:height="0.056cm" svg:x="12.837cm" svg:y="14.647cm" svg:viewBox="0 0 1426 57" draw:points="0,57 0,32 1426,0 1426,25">
          <text:p/>
        </draw:polygon>
        <draw:polygon draw:style-name="gr34" draw:text-style-name="P35" draw:layer="layout" svg:width="1.428cm" svg:height="0.057cm" svg:x="12.834cm" svg:y="14.629cm" svg:viewBox="0 0 1429 58" draw:points="3,58 0,33 1429,0 1429,26">
          <text:p/>
        </draw:polygon>
        <draw:polygon draw:style-name="gr35" draw:text-style-name="P36" draw:layer="layout" svg:width="1.428cm" svg:height="0.056cm" svg:x="12.834cm" svg:y="14.612cm" svg:viewBox="0 0 1429 57" draw:points="0,57 0,31 1429,0 1429,24">
          <text:p/>
        </draw:polygon>
        <draw:polygon draw:style-name="gr35" draw:text-style-name="P36" draw:layer="layout" svg:width="1.428cm" svg:height="0.056cm" svg:x="12.834cm" svg:y="14.594cm" svg:viewBox="0 0 1429 57" draw:points="0,57 0,32 1429,0 1429,25">
          <text:p/>
        </draw:polygon>
        <draw:polygon draw:style-name="gr36" draw:text-style-name="P37" draw:layer="layout" svg:width="1.428cm" svg:height="0.06cm" svg:x="12.834cm" svg:y="14.573cm" svg:viewBox="0 0 1429 61" draw:points="0,61 0,33 1429,0 1429,28">
          <text:p/>
        </draw:polygon>
        <draw:polygon draw:style-name="gr36" draw:text-style-name="P37" draw:layer="layout" svg:width="1.428cm" svg:height="0.06cm" svg:x="12.834cm" svg:y="14.555cm" svg:viewBox="0 0 1429 61" draw:points="0,61 0,32 1429,0 1429,28">
          <text:p/>
        </draw:polygon>
        <draw:polygon draw:style-name="gr37" draw:text-style-name="P38" draw:layer="layout" svg:width="1.428cm" svg:height="0.057cm" svg:x="12.834cm" svg:y="14.537cm" svg:viewBox="0 0 1429 58" draw:points="0,58 0,32 1429,0 1429,25">
          <text:p/>
        </draw:polygon>
        <draw:polygon draw:style-name="gr37" draw:text-style-name="P38" draw:layer="layout" svg:width="1.428cm" svg:height="0.056cm" svg:x="12.834cm" svg:y="14.52cm" svg:viewBox="0 0 1429 57" draw:points="0,57 0,33 1426,0 1429,26">
          <text:p/>
        </draw:polygon>
        <draw:polygon draw:style-name="gr38" draw:text-style-name="P39" draw:layer="layout" svg:width="1.425cm" svg:height="0.057cm" svg:x="12.834cm" svg:y="14.502cm" svg:viewBox="0 0 1426 58" draw:points="0,58 0,33 1426,0 1426,25">
          <text:p/>
        </draw:polygon>
        <draw:polygon draw:style-name="gr39" draw:text-style-name="P40" draw:layer="layout" svg:width="1.429cm" svg:height="0.056cm" svg:x="12.83cm" svg:y="14.485cm" svg:viewBox="0 0 1430 57" draw:points="4,57 0,31 1430,0 1430,24">
          <text:p/>
        </draw:polygon>
        <draw:polygon draw:style-name="gr39" draw:text-style-name="P40" draw:layer="layout" svg:width="1.429cm" svg:height="0.056cm" svg:x="12.83cm" svg:y="14.467cm" svg:viewBox="0 0 1430 57" draw:points="0,57 0,29 1430,0 1430,26">
          <text:p/>
        </draw:polygon>
        <draw:polygon draw:style-name="gr40" draw:text-style-name="P41" draw:layer="layout" svg:width="1.429cm" svg:height="0.06cm" svg:x="12.83cm" svg:y="14.446cm" svg:viewBox="0 0 1430 61" draw:points="0,61 0,32 1430,0 1430,28">
          <text:p/>
        </draw:polygon>
        <draw:polygon draw:style-name="gr40" draw:text-style-name="P41" draw:layer="layout" svg:width="1.429cm" svg:height="0.057cm" svg:x="12.83cm" svg:y="14.428cm" svg:viewBox="0 0 1430 58" draw:points="0,58 0,32 1430,0 1430,25">
          <text:p/>
        </draw:polygon>
        <draw:polygon draw:style-name="gr41" draw:text-style-name="P42" draw:layer="layout" svg:width="1.429cm" svg:height="0.057cm" svg:x="12.83cm" svg:y="14.41cm" svg:viewBox="0 0 1430 58" draw:points="0,58 0,33 1430,0 1430,26">
          <text:p/>
        </draw:polygon>
        <draw:polygon draw:style-name="gr41" draw:text-style-name="P42" draw:layer="layout" svg:width="1.429cm" svg:height="0.056cm" svg:x="12.83cm" svg:y="14.393cm" svg:viewBox="0 0 1430 57" draw:points="0,57 0,33 1430,0 1430,25">
          <text:p/>
        </draw:polygon>
        <draw:polygon draw:style-name="gr42" draw:text-style-name="P43" draw:layer="layout" svg:width="1.429cm" svg:height="0.057cm" svg:x="12.83cm" svg:y="14.375cm" svg:viewBox="0 0 1430 58" draw:points="0,58 0,32 1430,0 1430,25">
          <text:p/>
        </draw:polygon>
        <draw:polygon draw:style-name="gr43" draw:text-style-name="P44" draw:layer="layout" svg:width="1.429cm" svg:height="0.056cm" svg:x="12.83cm" svg:y="14.358cm" svg:viewBox="0 0 1430 57" draw:points="0,57 0,29 1430,0 1430,25">
          <text:p/>
        </draw:polygon>
        <draw:polygon draw:style-name="gr43" draw:text-style-name="P44" draw:layer="layout" svg:width="1.429cm" svg:height="0.056cm" svg:x="12.83cm" svg:y="14.34cm" svg:viewBox="0 0 1430 57" draw:points="0,57 0,29 1426,0 1430,26">
          <text:p/>
        </draw:polygon>
        <draw:polygon draw:style-name="gr44" draw:text-style-name="P45" draw:layer="layout" svg:width="1.425cm" svg:height="0.056cm" svg:x="12.83cm" svg:y="14.319cm" svg:viewBox="0 0 1426 57" draw:points="0,57 0,32 1426,0 1426,28">
          <text:p/>
        </draw:polygon>
        <draw:polygon draw:style-name="gr44" draw:text-style-name="P45" draw:layer="layout" svg:width="1.428cm" svg:height="0.057cm" svg:x="12.827cm" svg:y="14.301cm" svg:viewBox="0 0 1429 58" draw:points="3,58 0,33 1429,0 1429,26">
          <text:p/>
        </draw:polygon>
        <draw:polygon draw:style-name="gr45" draw:text-style-name="P46" draw:layer="layout" svg:width="1.428cm" svg:height="0.057cm" svg:x="12.827cm" svg:y="14.283cm" svg:viewBox="0 0 1429 58" draw:points="0,58 0,33 1429,0 1429,26">
          <text:p/>
        </draw:polygon>
        <draw:polygon draw:style-name="gr46" draw:text-style-name="P47" draw:layer="layout" svg:width="1.428cm" svg:height="0.056cm" svg:x="12.827cm" svg:y="14.266cm" svg:viewBox="0 0 1429 57" draw:points="0,57 0,32 1429,0 1429,25">
          <text:p/>
        </draw:polygon>
        <draw:polygon draw:style-name="gr46" draw:text-style-name="P47" draw:layer="layout" svg:width="1.428cm" svg:height="0.057cm" svg:x="12.827cm" svg:y="14.248cm" svg:viewBox="0 0 1429 58" draw:points="0,58 0,33 1429,0 1429,26">
          <text:p/>
        </draw:polygon>
        <draw:polygon draw:style-name="gr47" draw:text-style-name="P48" draw:layer="layout" svg:width="1.428cm" svg:height="0.056cm" svg:x="12.827cm" svg:y="14.231cm" svg:viewBox="0 0 1429 57" draw:points="0,57 0,29 1429,0 1429,25">
          <text:p/>
        </draw:polygon>
        <draw:polygon draw:style-name="gr47" draw:text-style-name="P48" draw:layer="layout" svg:width="1.428cm" svg:height="0.053cm" svg:x="12.827cm" svg:y="14.213cm" svg:viewBox="0 0 1429 54" draw:points="0,54 0,29 1429,0 1429,26">
          <text:p/>
        </draw:polygon>
        <draw:polygon draw:style-name="gr48" draw:text-style-name="P49" draw:layer="layout" svg:width="1.428cm" svg:height="0.056cm" svg:x="12.827cm" svg:y="14.192cm" svg:viewBox="0 0 1429 57" draw:points="0,57 0,33 1429,0 1429,29">
          <text:p/>
        </draw:polygon>
        <draw:polygon draw:style-name="gr48" draw:text-style-name="P49" draw:layer="layout" svg:width="1.432cm" svg:height="0.057cm" svg:x="12.823cm" svg:y="14.174cm" svg:viewBox="0 0 1433 58" draw:points="4,58 0,33 1433,0 1433,26">
          <text:p/>
        </draw:polygon>
        <draw:polygon draw:style-name="gr49" draw:text-style-name="P50" draw:layer="layout" svg:width="1.432cm" svg:height="0.057cm" svg:x="12.823cm" svg:y="14.156cm" svg:viewBox="0 0 1433 58" draw:points="4,58 0,32 1430,0 1433,25">
          <text:p/>
        </draw:polygon>
        <draw:polygon draw:style-name="gr50" draw:text-style-name="P51" draw:layer="layout" svg:width="1.429cm" svg:height="0.056cm" svg:x="12.823cm" svg:y="14.139cm" svg:viewBox="0 0 1430 57" draw:points="0,57 0,33 1430,0 1430,26">
          <text:p/>
        </draw:polygon>
        <draw:polygon draw:style-name="gr50" draw:text-style-name="P51" draw:layer="layout" svg:width="1.429cm" svg:height="0.057cm" svg:x="12.823cm" svg:y="14.121cm" svg:viewBox="0 0 1430 58" draw:points="0,58 0,33 1430,0 1430,26">
          <text:p/>
        </draw:polygon>
        <draw:polygon draw:style-name="gr51" draw:text-style-name="P52" draw:layer="layout" svg:width="1.429cm" svg:height="0.056cm" svg:x="12.823cm" svg:y="14.104cm" svg:viewBox="0 0 1430 57" draw:points="0,57 0,28 1430,0 1430,24">
          <text:p/>
        </draw:polygon>
        <draw:polygon draw:style-name="gr51" draw:text-style-name="P52" draw:layer="layout" svg:width="1.429cm" svg:height="0.053cm" svg:x="12.823cm" svg:y="14.086cm" svg:viewBox="0 0 1430 54" draw:points="0,54 0,28 1430,0 1430,25">
          <text:p/>
        </draw:polygon>
        <draw:polygon draw:style-name="gr52" draw:text-style-name="P53" draw:layer="layout" svg:width="1.429cm" svg:height="0.056cm" svg:x="12.823cm" svg:y="14.065cm" svg:viewBox="0 0 1430 57" draw:points="0,57 0,33 1430,0 1430,29">
          <text:p/>
        </draw:polygon>
        <draw:polygon draw:style-name="gr52" draw:text-style-name="P53" draw:layer="layout" svg:width="1.429cm" svg:height="0.057cm" svg:x="12.823cm" svg:y="14.047cm" svg:viewBox="0 0 1430 58" draw:points="0,58 0,32 1430,0 1430,25">
          <text:p/>
        </draw:polygon>
        <draw:polygon draw:style-name="gr53" draw:text-style-name="P54" draw:layer="layout" svg:width="1.429cm" svg:height="0.057cm" svg:x="12.823cm" svg:y="14.029cm" svg:viewBox="0 0 1430 58" draw:points="0,58 0,32 1430,0 1430,25">
          <text:p/>
        </draw:polygon>
        <draw:polygon draw:style-name="gr54" draw:text-style-name="P55" draw:layer="layout" svg:width="1.429cm" svg:height="0.056cm" svg:x="12.823cm" svg:y="14.012cm" svg:viewBox="0 0 1430 57" draw:points="0,57 0,33 1426,0 1430,26">
          <text:p/>
        </draw:polygon>
        <draw:polygon draw:style-name="gr54" draw:text-style-name="P55" draw:layer="layout" svg:width="1.425cm" svg:height="0.057cm" svg:x="12.823cm" svg:y="13.994cm" svg:viewBox="0 0 1426 58" draw:points="0,58 0,32 1426,0 1426,25">
          <text:p/>
        </draw:polygon>
        <draw:polygon draw:style-name="gr55" draw:text-style-name="P56" draw:layer="layout" svg:width="1.429cm" svg:height="0.056cm" svg:x="12.819cm" svg:y="13.977cm" svg:viewBox="0 0 1430 57" draw:points="4,57 0,28 1430,0 1430,24">
          <text:p/>
        </draw:polygon>
        <draw:polygon draw:style-name="gr55" draw:text-style-name="P56" draw:layer="layout" svg:width="1.429cm" svg:height="0.053cm" svg:x="12.819cm" svg:y="13.959cm" svg:viewBox="0 0 1430 54" draw:points="0,54 0,29 1430,0 1430,26">
          <text:p/>
        </draw:polygon>
        <draw:polygon draw:style-name="gr56" draw:text-style-name="P57" draw:layer="layout" svg:width="1.429cm" svg:height="0.056cm" svg:x="12.819cm" svg:y="13.938cm" svg:viewBox="0 0 1430 57" draw:points="0,57 0,32 1430,0 1430,28">
          <text:p/>
        </draw:polygon>
        <draw:polygon draw:style-name="gr56" draw:text-style-name="P57" draw:layer="layout" svg:width="1.429cm" svg:height="0.057cm" svg:x="12.819cm" svg:y="13.92cm" svg:viewBox="0 0 1430 58" draw:points="0,58 0,32 1430,0 1430,25">
          <text:p/>
        </draw:polygon>
        <draw:polygon draw:style-name="gr57" draw:text-style-name="P58" draw:layer="layout" svg:width="1.429cm" svg:height="0.057cm" svg:x="12.819cm" svg:y="13.902cm" svg:viewBox="0 0 1430 58" draw:points="0,58 0,33 1430,0 1430,26">
          <text:p/>
        </draw:polygon>
        <draw:polygon draw:style-name="gr58" draw:text-style-name="P59" draw:layer="layout" svg:width="1.429cm" svg:height="0.056cm" svg:x="12.819cm" svg:y="13.885cm" svg:viewBox="0 0 1430 57" draw:points="0,57 0,33 1430,0 1430,25">
          <text:p/>
        </draw:polygon>
        <draw:polygon draw:style-name="gr58" draw:text-style-name="P59" draw:layer="layout" svg:width="1.429cm" svg:height="0.057cm" svg:x="12.819cm" svg:y="13.867cm" svg:viewBox="0 0 1430 58" draw:points="0,58 0,32 1430,0 1430,25">
          <text:p/>
        </draw:polygon>
        <draw:polygon draw:style-name="gr59" draw:text-style-name="P60" draw:layer="layout" svg:width="1.432cm" svg:height="0.056cm" svg:x="12.816cm" svg:y="13.85cm" svg:viewBox="0 0 1433 57" draw:points="3,57 0,29 1433,0 1433,25">
          <text:p/>
        </draw:polygon>
        <draw:polygon draw:style-name="gr59" draw:text-style-name="P60" draw:layer="layout" svg:width="1.432cm" svg:height="0.053cm" svg:x="12.816cm" svg:y="13.832cm" svg:viewBox="0 0 1433 54" draw:points="3,54 0,29 1430,0 1433,25">
          <text:p/>
        </draw:polygon>
        <draw:polygon draw:style-name="gr60" draw:text-style-name="P61" draw:layer="layout" svg:width="1.429cm" svg:height="0.056cm" svg:x="12.816cm" svg:y="13.811cm" svg:viewBox="0 0 1430 57" draw:points="0,57 0,32 1430,0 1430,28">
          <text:p/>
        </draw:polygon>
        <draw:polygon draw:style-name="gr61" draw:text-style-name="P62" draw:layer="layout" svg:width="1.429cm" svg:height="0.057cm" svg:x="12.816cm" svg:y="13.793cm" svg:viewBox="0 0 1430 58" draw:points="0,58 0,33 1430,0 1430,26">
          <text:p/>
        </draw:polygon>
        <draw:polygon draw:style-name="gr61" draw:text-style-name="P62" draw:layer="layout" svg:width="1.429cm" svg:height="0.057cm" svg:x="12.816cm" svg:y="13.775cm" svg:viewBox="0 0 1430 58" draw:points="0,58 0,33 1430,0 1430,25">
          <text:p/>
        </draw:polygon>
        <draw:polygon draw:style-name="gr62" draw:text-style-name="P63" draw:layer="layout" svg:width="1.429cm" svg:height="0.056cm" svg:x="12.816cm" svg:y="13.758cm" svg:viewBox="0 0 1430 57" draw:points="0,57 0,32 1430,0 1430,25">
          <text:p/>
        </draw:polygon>
        <draw:polygon draw:style-name="gr62" draw:text-style-name="P63" draw:layer="layout" svg:width="1.429cm" svg:height="0.057cm" svg:x="12.816cm" svg:y="13.74cm" svg:viewBox="0 0 1430 58" draw:points="0,58 0,33 1430,0 1430,26">
          <text:p/>
        </draw:polygon>
        <draw:polygon draw:style-name="gr63" draw:text-style-name="P64" draw:layer="layout" svg:width="1.429cm" svg:height="0.056cm" svg:x="12.816cm" svg:y="13.723cm" svg:viewBox="0 0 1430 57" draw:points="0,57 0,29 1430,0 1430,24">
          <text:p/>
        </draw:polygon>
        <draw:polygon draw:style-name="gr63" draw:text-style-name="P64" draw:layer="layout" svg:width="1.429cm" svg:height="0.057cm" svg:x="12.816cm" svg:y="13.701cm" svg:viewBox="0 0 1430 58" draw:points="0,58 0,32 1426,0 1430,29">
          <text:p/>
        </draw:polygon>
        <draw:polygon draw:style-name="gr64" draw:text-style-name="P65" draw:layer="layout" svg:width="1.429cm" svg:height="0.056cm" svg:x="12.816cm" svg:y="13.684cm" svg:viewBox="0 0 1430 57" draw:points="0,57 0,33 1426,0 1430,29">
          <text:p/>
        </draw:polygon>
        <draw:polygon draw:style-name="gr65" draw:text-style-name="P66" draw:layer="layout" svg:width="1.429cm" svg:height="0.057cm" svg:x="12.812cm" svg:y="13.666cm" svg:viewBox="0 0 1430 58" draw:points="4,58 0,33 1430,0 1430,25">
          <text:p/>
        </draw:polygon>
        <draw:polygon draw:style-name="gr65" draw:text-style-name="P66" draw:layer="layout" svg:width="1.429cm" svg:height="0.057cm" svg:x="12.812cm" svg:y="13.648cm" svg:viewBox="0 0 1430 58" draw:points="4,58 0,32 1430,0 1430,25">
          <text:p/>
        </draw:polygon>
        <draw:polygon draw:style-name="gr66" draw:text-style-name="P67" draw:layer="layout" svg:width="1.429cm" svg:height="0.056cm" svg:x="12.812cm" svg:y="13.631cm" svg:viewBox="0 0 1430 57" draw:points="0,57 0,33 1430,0 1430,26">
          <text:p/>
        </draw:polygon>
        <draw:polygon draw:style-name="gr66" draw:text-style-name="P67" draw:layer="layout" svg:width="1.429cm" svg:height="0.057cm" svg:x="12.812cm" svg:y="13.613cm" svg:viewBox="0 0 1430 58" draw:points="0,58 0,33 1430,0 1430,26">
          <text:p/>
        </draw:polygon>
        <draw:polygon draw:style-name="gr67" draw:text-style-name="P68" draw:layer="layout" svg:width="1.429cm" svg:height="0.056cm" svg:x="12.812cm" svg:y="13.596cm" svg:viewBox="0 0 1430 57" draw:points="0,57 0,28 1430,0 1430,24">
          <text:p/>
        </draw:polygon>
        <draw:polygon draw:style-name="gr67" draw:text-style-name="P68" draw:layer="layout" svg:width="1.429cm" svg:height="0.057cm" svg:x="12.812cm" svg:y="13.574cm" svg:viewBox="0 0 1430 58" draw:points="0,58 0,33 1430,0 1430,30">
          <text:p/>
        </draw:polygon>
        <draw:polygon draw:style-name="gr68" draw:text-style-name="P69" draw:layer="layout" svg:width="1.429cm" svg:height="0.056cm" svg:x="12.812cm" svg:y="13.557cm" svg:viewBox="0 0 1430 57" draw:points="0,57 0,33 1430,0 1430,29">
          <text:p/>
        </draw:polygon>
        <draw:polygon draw:style-name="gr69" draw:text-style-name="P70" draw:layer="layout" svg:width="1.429cm" svg:height="0.057cm" svg:x="12.812cm" svg:y="13.539cm" svg:viewBox="0 0 1430 58" draw:points="0,58 0,32 1430,0 1430,25">
          <text:p/>
        </draw:polygon>
        <draw:polygon draw:style-name="gr69" draw:text-style-name="P70" draw:layer="layout" svg:width="1.432cm" svg:height="0.057cm" svg:x="12.809cm" svg:y="13.521cm" svg:viewBox="0 0 1433 58" draw:points="3,58 0,33 1430,0 1433,26">
          <text:p/>
        </draw:polygon>
        <draw:polygon draw:style-name="gr70" draw:text-style-name="P71" draw:layer="layout" svg:width="1.432cm" svg:height="0.056cm" svg:x="12.809cm" svg:y="13.504cm" svg:viewBox="0 0 1433 57" draw:points="0,57 0,33 1430,0 1433,26">
          <text:p/>
        </draw:polygon>
        <draw:polygon draw:style-name="gr70" draw:text-style-name="P71" draw:layer="layout" svg:width="1.429cm" svg:height="0.057cm" svg:x="12.809cm" svg:y="13.486cm" svg:viewBox="0 0 1430 58" draw:points="0,58 0,32 1430,0 1430,25">
          <text:p/>
        </draw:polygon>
        <draw:polygon draw:style-name="gr71" draw:text-style-name="P72" draw:layer="layout" svg:width="1.429cm" svg:height="0.06cm" svg:x="12.809cm" svg:y="13.465cm" svg:viewBox="0 0 1430 61" draw:points="0,61 0,33 1430,0 1430,29">
          <text:p/>
        </draw:polygon>
        <draw:polygon draw:style-name="gr71" draw:text-style-name="P72" draw:layer="layout" svg:width="1.429cm" svg:height="0.057cm" svg:x="12.809cm" svg:y="13.447cm" svg:viewBox="0 0 1430 58" draw:points="0,58 0,33 1430,0 1430,30">
          <text:p/>
        </draw:polygon>
        <draw:polygon draw:style-name="gr72" draw:text-style-name="P73" draw:layer="layout" svg:width="1.429cm" svg:height="0.056cm" svg:x="12.809cm" svg:y="13.43cm" svg:viewBox="0 0 1430 57" draw:points="0,57 0,32 1430,0 1430,24">
          <text:p/>
        </draw:polygon>
        <draw:polygon draw:style-name="gr73" draw:text-style-name="P74" draw:layer="layout" svg:width="1.429cm" svg:height="0.057cm" svg:x="12.809cm" svg:y="13.412cm" svg:viewBox="0 0 1430 58" draw:points="0,58 0,32 1430,0 1430,25">
          <text:p/>
        </draw:polygon>
        <draw:polygon draw:style-name="gr73" draw:text-style-name="P74" draw:layer="layout" svg:width="1.429cm" svg:height="0.057cm" svg:x="12.809cm" svg:y="13.394cm" svg:viewBox="0 0 1430 58" draw:points="0,58 0,33 1430,0 1430,26">
          <text:p/>
        </draw:polygon>
        <draw:polygon draw:style-name="gr74" draw:text-style-name="P75" draw:layer="layout" svg:width="1.429cm" svg:height="0.056cm" svg:x="12.809cm" svg:y="13.377cm" svg:viewBox="0 0 1430 57" draw:points="0,57 0,32 1426,0 1430,25">
          <text:p/>
        </draw:polygon>
        <draw:polygon draw:style-name="gr74" draw:text-style-name="P75" draw:layer="layout" svg:width="1.425cm" svg:height="0.057cm" svg:x="12.809cm" svg:y="13.359cm" svg:viewBox="0 0 1426 58" draw:points="0,58 0,28 1426,0 1426,25">
          <text:p/>
        </draw:polygon>
        <draw:polygon draw:style-name="gr75" draw:text-style-name="P76" draw:layer="layout" svg:width="1.429cm" svg:height="0.06cm" svg:x="12.805cm" svg:y="13.338cm" svg:viewBox="0 0 1430 61" draw:points="4,61 0,33 1430,0 1430,29">
          <text:p/>
        </draw:polygon>
        <draw:polygon draw:style-name="gr76" draw:text-style-name="P77" draw:layer="layout" svg:width="1.429cm" svg:height="0.057cm" svg:x="12.805cm" svg:y="13.32cm" svg:viewBox="0 0 1430 58" draw:points="0,58 0,32 1430,0 1430,25">
          <text:p/>
        </draw:polygon>
        <draw:polygon draw:style-name="gr76" draw:text-style-name="P77" draw:layer="layout" svg:width="1.429cm" svg:height="0.056cm" svg:x="12.805cm" svg:y="13.303cm" svg:viewBox="0 0 1430 57" draw:points="0,57 0,32 1430,0 1430,24">
          <text:p/>
        </draw:polygon>
        <draw:polygon draw:style-name="gr77" draw:text-style-name="P78" draw:layer="layout" svg:width="1.429cm" svg:height="0.057cm" svg:x="12.805cm" svg:y="13.285cm" svg:viewBox="0 0 1430 58" draw:points="0,58 0,33 1430,0 1430,26">
          <text:p/>
        </draw:polygon>
        <draw:polygon draw:style-name="gr77" draw:text-style-name="P78" draw:layer="layout" svg:width="1.429cm" svg:height="0.057cm" svg:x="12.805cm" svg:y="13.267cm" svg:viewBox="0 0 1430 58" draw:points="0,58 0,32 1430,0 1430,25">
          <text:p/>
        </draw:polygon>
        <draw:polygon draw:style-name="gr78" draw:text-style-name="P79" draw:layer="layout" svg:width="1.429cm" svg:height="0.056cm" svg:x="12.805cm" svg:y="13.25cm" svg:viewBox="0 0 1430 57" draw:points="0,57 0,28 1430,0 1430,25">
          <text:p/>
        </draw:polygon>
        <draw:polygon draw:style-name="gr78" draw:text-style-name="P79" draw:layer="layout" svg:width="1.429cm" svg:height="0.057cm" svg:x="12.805cm" svg:y="13.232cm" svg:viewBox="0 0 1430 58" draw:points="0,58 0,29 1430,0 1430,26">
          <text:p/>
        </draw:polygon>
        <draw:polygon draw:style-name="gr79" draw:text-style-name="P80" draw:layer="layout" svg:width="1.429cm" svg:height="0.056cm" svg:x="12.805cm" svg:y="13.211cm" svg:viewBox="0 0 1430 57" draw:points="0,57 0,32 1430,0 1430,28">
          <text:p/>
        </draw:polygon>
        <draw:polygon draw:style-name="gr80" draw:text-style-name="P81" draw:layer="layout" svg:width="1.432cm" svg:height="0.057cm" svg:x="12.802cm" svg:y="13.193cm" svg:viewBox="0 0 1433 58" draw:points="3,58 0,32 1430,0 1433,25">
          <text:p/>
        </draw:polygon>
        <draw:polygon draw:style-name="gr80" draw:text-style-name="P81" draw:layer="layout" svg:width="1.432cm" svg:height="0.056cm" svg:x="12.802cm" svg:y="13.176cm" svg:viewBox="0 0 1433 57" draw:points="0,57 0,33 1430,0 1433,25">
          <text:p/>
        </draw:polygon>
        <draw:polygon draw:style-name="gr81" draw:text-style-name="P82" draw:layer="layout" svg:width="1.429cm" svg:height="0.057cm" svg:x="12.802cm" svg:y="13.158cm" svg:viewBox="0 0 1430 58" draw:points="0,58 0,33 1430,0 1430,25">
          <text:p/>
        </draw:polygon>
        <draw:polygon draw:style-name="gr81" draw:text-style-name="P82" draw:layer="layout" svg:width="1.429cm" svg:height="0.057cm" svg:x="12.802cm" svg:y="13.14cm" svg:viewBox="0 0 1430 58" draw:points="0,58 0,32 1430,0 1430,25">
          <text:p/>
        </draw:polygon>
        <draw:polygon draw:style-name="gr82" draw:text-style-name="P83" draw:layer="layout" svg:width="1.429cm" svg:height="0.056cm" svg:x="12.802cm" svg:y="13.123cm" svg:viewBox="0 0 1430 57" draw:points="0,57 0,29 1430,0 1430,26">
          <text:p/>
        </draw:polygon>
        <draw:polygon draw:style-name="gr82" draw:text-style-name="P83" draw:layer="layout" svg:width="1.429cm" svg:height="0.053cm" svg:x="12.802cm" svg:y="13.105cm" svg:viewBox="0 0 1430 54" draw:points="0,54 0,29 1430,0 1430,26">
          <text:p/>
        </draw:polygon>
        <draw:path draw:style-name="gr83" draw:text-style-name="P84" draw:layer="layout" svg:width="1.478cm" svg:height="1.75cm" svg:x="12.802cm" svg:y="13.698cm" svg:viewBox="0 0 1479 1751" svg:d="M783 0c-18 0-32 0-49 0-258 3-438 53-547 92-117 45-173 88-173 88l-14 10 3 14 18 872c0-4 0-4 0-4 0 7 4 171 127 287 116 106 582 370 600 385l14 7 14-11c21-11 474-296 587-409 119-117 116-276 116-287l-21-871v-14l-11-7c0-4-53-43-159-78-99-35-265-74-505-74zM32 204c0 0 211-165 702-176 17 0 31 0 49 0 455 0 650 145 650 145l18 871v4c0 24-4 163-106 265-114 110-583 406-583 406 0 0-476-275-593-381-120-109-120-266-120-266z">
          <text:p/>
        </draw:path>
        <draw:polygon draw:style-name="gr4" draw:text-style-name="P5" draw:layer="layout" svg:width="1.429cm" svg:height="0.063cm" svg:x="12.816cm" svg:y="13.691cm" svg:viewBox="0 0 1430 64" draw:points="1426,0 1430,33 0,64 0,33">
          <text:p/>
        </draw:polygon>
        <draw:polygon draw:style-name="gr4" draw:text-style-name="P5" draw:layer="layout" svg:width="1.429cm" svg:height="0.049cm" svg:x="12.816cm" svg:y="13.716cm" svg:viewBox="0 0 1430 50" draw:points="1430,0 1430,17 0,50 0,32">
          <text:p/>
        </draw:polygon>
        <draw:polygon draw:style-name="gr5" draw:text-style-name="P6" draw:layer="layout" svg:width="1.429cm" svg:height="0.053cm" svg:x="12.816cm" svg:y="13.726cm" svg:viewBox="0 0 1430 54" draw:points="1430,0 1430,21 0,54 0,33">
          <text:p/>
        </draw:polygon>
        <draw:polygon draw:style-name="gr5" draw:text-style-name="P6" draw:layer="layout" svg:width="1.429cm" svg:height="0.05cm" svg:x="12.816cm" svg:y="13.74cm" svg:viewBox="0 0 1430 51" draw:points="1430,0 1430,19 0,51 0,29">
          <text:p/>
        </draw:polygon>
        <draw:polygon draw:style-name="gr6" draw:text-style-name="P7" draw:layer="layout" svg:width="1.429cm" svg:height="0.049cm" svg:x="12.816cm" svg:y="13.751cm" svg:viewBox="0 0 1430 50" draw:points="1430,0 1430,17 0,50 0,32">
          <text:p/>
        </draw:polygon>
        <draw:polygon draw:style-name="gr6" draw:text-style-name="P7" draw:layer="layout" svg:width="1.429cm" svg:height="0.05cm" svg:x="12.816cm" svg:y="13.761cm" svg:viewBox="0 0 1430 51" draw:points="1430,0 1430,18 0,51 0,32">
          <text:p/>
        </draw:polygon>
        <draw:polygon draw:style-name="gr7" draw:text-style-name="P8" draw:layer="layout" svg:width="1.429cm" svg:height="0.053cm" svg:x="12.816cm" svg:y="13.772cm" svg:viewBox="0 0 1430 54" draw:points="1430,0 1430,21 0,54 0,32">
          <text:p/>
        </draw:polygon>
        <draw:polygon draw:style-name="gr7" draw:text-style-name="P8" draw:layer="layout" svg:width="1.429cm" svg:height="0.049cm" svg:x="12.816cm" svg:y="13.786cm" svg:viewBox="0 0 1430 50" draw:points="1430,0 1430,19 0,50 0,33">
          <text:p/>
        </draw:polygon>
        <draw:polygon draw:style-name="gr8" draw:text-style-name="P9" draw:layer="layout" svg:width="1.429cm" svg:height="0.049cm" svg:x="12.816cm" svg:y="13.797cm" svg:viewBox="0 0 1430 50" draw:points="1430,0 1430,17 0,50 0,31">
          <text:p/>
        </draw:polygon>
        <draw:polygon draw:style-name="gr9" draw:text-style-name="P10" draw:layer="layout" svg:width="1.429cm" svg:height="0.053cm" svg:x="12.816cm" svg:y="13.807cm" svg:viewBox="0 0 1430 54" draw:points="1430,0 1430,21 0,54 0,32">
          <text:p/>
        </draw:polygon>
        <draw:polygon draw:style-name="gr9" draw:text-style-name="P10" draw:layer="layout" svg:width="1.429cm" svg:height="0.053cm" svg:x="12.816cm" svg:y="13.818cm" svg:viewBox="0 0 1430 54" draw:points="1430,0 1430,21 0,54 0,32">
          <text:p/>
        </draw:polygon>
        <draw:polygon draw:style-name="gr10" draw:text-style-name="P11" draw:layer="layout" svg:width="1.432cm" svg:height="0.049cm" svg:x="12.816cm" svg:y="13.832cm" svg:viewBox="0 0 1433 50" draw:points="1430,0 1433,19 0,50 0,33">
          <text:p/>
        </draw:polygon>
        <draw:polygon draw:style-name="gr10" draw:text-style-name="P11" draw:layer="layout" svg:width="1.432cm" svg:height="0.049cm" svg:x="12.816cm" svg:y="13.843cm" svg:viewBox="0 0 1433 50" draw:points="1430,0 1433,17 3,50 0,31">
          <text:p/>
        </draw:polygon>
        <draw:polygon draw:style-name="gr11" draw:text-style-name="P12" draw:layer="layout" svg:width="1.429cm" svg:height="0.053cm" svg:x="12.819cm" svg:y="13.853cm" svg:viewBox="0 0 1430 54" draw:points="1430,0 1430,22 0,54 0,33">
          <text:p/>
        </draw:polygon>
        <draw:polygon draw:style-name="gr11" draw:text-style-name="P12" draw:layer="layout" svg:width="1.429cm" svg:height="0.05cm" svg:x="12.819cm" svg:y="13.867cm" svg:viewBox="0 0 1430 51" draw:points="1430,0 1430,18 0,51 0,33">
          <text:p/>
        </draw:polygon>
        <draw:polygon draw:style-name="gr12" draw:text-style-name="P13" draw:layer="layout" svg:width="1.429cm" svg:height="0.049cm" svg:x="12.819cm" svg:y="13.878cm" svg:viewBox="0 0 1430 50" draw:points="1430,0 1430,18 0,50 0,33">
          <text:p/>
        </draw:polygon>
        <draw:polygon draw:style-name="gr13" draw:text-style-name="P14" draw:layer="layout" svg:width="1.429cm" svg:height="0.05cm" svg:x="12.819cm" svg:y="13.888cm" svg:viewBox="0 0 1430 51" draw:points="1430,0 1430,23 0,51 0,33">
          <text:p/>
        </draw:polygon>
        <draw:polygon draw:style-name="gr13" draw:text-style-name="P14" draw:layer="layout" svg:width="1.429cm" svg:height="0.05cm" svg:x="12.819cm" svg:y="13.902cm" svg:viewBox="0 0 1430 51" draw:points="1430,0 1430,18 0,51 0,32">
          <text:p/>
        </draw:polygon>
        <draw:polygon draw:style-name="gr14" draw:text-style-name="P15" draw:layer="layout" svg:width="1.429cm" svg:height="0.049cm" svg:x="12.819cm" svg:y="13.913cm" svg:viewBox="0 0 1430 50" draw:points="1430,0 1430,18 0,50 0,33">
          <text:p/>
        </draw:polygon>
        <draw:polygon draw:style-name="gr14" draw:text-style-name="P15" draw:layer="layout" svg:width="1.429cm" svg:height="0.049cm" svg:x="12.819cm" svg:y="13.924cm" svg:viewBox="0 0 1430 50" draw:points="1430,0 1430,22 0,50 0,32">
          <text:p/>
        </draw:polygon>
        <draw:polygon draw:style-name="gr15" draw:text-style-name="P16" draw:layer="layout" svg:width="1.429cm" svg:height="0.053cm" svg:x="12.819cm" svg:y="13.934cm" svg:viewBox="0 0 1430 54" draw:points="1430,0 1430,21 0,54 0,33">
          <text:p/>
        </draw:polygon>
        <draw:polygon draw:style-name="gr16" draw:text-style-name="P17" draw:layer="layout" svg:width="1.429cm" svg:height="0.05cm" svg:x="12.819cm" svg:y="13.948cm" svg:viewBox="0 0 1430 51" draw:points="1430,0 1430,18 0,51 0,32">
          <text:p/>
        </draw:polygon>
        <draw:polygon draw:style-name="gr16" draw:text-style-name="P17" draw:layer="layout" svg:width="1.429cm" svg:height="0.049cm" svg:x="12.819cm" svg:y="13.959cm" svg:viewBox="0 0 1430 50" draw:points="1430,0 1430,18 0,50 0,33">
          <text:p/>
        </draw:polygon>
        <draw:polygon draw:style-name="gr17" draw:text-style-name="P18" draw:layer="layout" svg:width="1.429cm" svg:height="0.049cm" svg:x="12.819cm" svg:y="13.97cm" svg:viewBox="0 0 1430 50" draw:points="1430,0 1430,22 0,50 0,32">
          <text:p/>
        </draw:polygon>
        <draw:polygon draw:style-name="gr17" draw:text-style-name="P18" draw:layer="layout" svg:width="1.429cm" svg:height="0.049cm" svg:x="12.819cm" svg:y="13.984cm" svg:viewBox="0 0 1430 50" draw:points="1430,0 1430,18 4,50 0,29">
          <text:p/>
        </draw:polygon>
        <draw:polygon draw:style-name="gr18" draw:text-style-name="P19" draw:layer="layout" svg:width="1.425cm" svg:height="0.05cm" svg:x="12.823cm" svg:y="13.994cm" svg:viewBox="0 0 1426 51" draw:points="1426,0 1426,18 0,51 0,32">
          <text:p/>
        </draw:polygon>
        <draw:polygon draw:style-name="gr18" draw:text-style-name="P19" draw:layer="layout" svg:width="1.425cm" svg:height="0.049cm" svg:x="12.823cm" svg:y="14.005cm" svg:viewBox="0 0 1426 50" draw:points="1426,0 1426,21 0,50 0,32">
          <text:p/>
        </draw:polygon>
        <draw:polygon draw:style-name="gr19" draw:text-style-name="P20" draw:layer="layout" svg:width="1.429cm" svg:height="0.05cm" svg:x="12.823cm" svg:y="14.015cm" svg:viewBox="0 0 1430 51" draw:points="1426,0 1430,22 0,51 0,33">
          <text:p/>
        </draw:polygon>
        <draw:polygon draw:style-name="gr20" draw:text-style-name="P21" draw:layer="layout" svg:width="1.429cm" svg:height="0.05cm" svg:x="12.823cm" svg:y="14.029cm" svg:viewBox="0 0 1430 51" draw:points="1426,0 1430,19 0,51 0,33">
          <text:p/>
        </draw:polygon>
        <draw:polygon draw:style-name="gr20" draw:text-style-name="P21" draw:layer="layout" svg:width="1.429cm" svg:height="0.049cm" svg:x="12.823cm" svg:y="14.04cm" svg:viewBox="0 0 1430 50" draw:points="1430,0 1430,18 0,50 0,32">
          <text:p/>
        </draw:polygon>
        <draw:polygon draw:style-name="gr21" draw:text-style-name="P22" draw:layer="layout" svg:width="1.429cm" svg:height="0.049cm" svg:x="12.823cm" svg:y="14.051cm" svg:viewBox="0 0 1430 50" draw:points="1430,0 1430,21 0,50 0,31">
          <text:p/>
        </draw:polygon>
        <draw:polygon draw:style-name="gr21" draw:text-style-name="P22" draw:layer="layout" svg:width="1.429cm" svg:height="0.049cm" svg:x="12.823cm" svg:y="14.065cm" svg:viewBox="0 0 1430 50" draw:points="1430,0 1430,17 0,50 0,29">
          <text:p/>
        </draw:polygon>
        <draw:polygon draw:style-name="gr22" draw:text-style-name="P23" draw:layer="layout" svg:width="1.429cm" svg:height="0.05cm" svg:x="12.823cm" svg:y="14.075cm" svg:viewBox="0 0 1430 51" draw:points="1430,0 1430,19 0,51 0,33">
          <text:p/>
        </draw:polygon>
        <draw:polygon draw:style-name="gr22" draw:text-style-name="P23" draw:layer="layout" svg:width="1.429cm" svg:height="0.049cm" svg:x="12.823cm" svg:y="14.086cm" svg:viewBox="0 0 1430 50" draw:points="1430,0 1430,22 0,50 0,33">
          <text:p/>
        </draw:polygon>
        <draw:polygon draw:style-name="gr23" draw:text-style-name="P24" draw:layer="layout" svg:width="1.429cm" svg:height="0.046cm" svg:x="12.823cm" svg:y="14.1cm" svg:viewBox="0 0 1430 47" draw:points="1430,0 1430,19 0,47 0,29">
          <text:p/>
        </draw:polygon>
        <draw:polygon draw:style-name="gr24" draw:text-style-name="P25" draw:layer="layout" svg:width="1.429cm" svg:height="0.049cm" svg:x="12.823cm" svg:y="14.111cm" svg:viewBox="0 0 1430 50" draw:points="1430,0 1430,17 0,50 0,29">
          <text:p/>
        </draw:polygon>
        <draw:polygon draw:style-name="gr24" draw:text-style-name="P25" draw:layer="layout" svg:width="1.429cm" svg:height="0.05cm" svg:x="12.823cm" svg:y="14.121cm" svg:viewBox="0 0 1430 51" draw:points="1430,0 1430,19 0,51 0,33">
          <text:p/>
        </draw:polygon>
        <draw:polygon draw:style-name="gr25" draw:text-style-name="P26" draw:layer="layout" svg:width="1.429cm" svg:height="0.049cm" svg:x="12.823cm" svg:y="14.132cm" svg:viewBox="0 0 1430 50" draw:points="1430,0 1430,22 0,50 0,33">
          <text:p/>
        </draw:polygon>
        <draw:polygon draw:style-name="gr25" draw:text-style-name="P26" draw:layer="layout" svg:width="1.429cm" svg:height="0.049cm" svg:x="12.823cm" svg:y="14.146cm" svg:viewBox="0 0 1430 50" draw:points="1430,0 1430,18 0,50 0,28">
          <text:p/>
        </draw:polygon>
        <draw:polygon draw:style-name="gr26" draw:text-style-name="P27" draw:layer="layout" svg:width="1.432cm" svg:height="0.05cm" svg:x="12.823cm" svg:y="14.156cm" svg:viewBox="0 0 1433 51" draw:points="1430,0 1433,18 0,51 0,33">
          <text:p/>
        </draw:polygon>
        <draw:polygon draw:style-name="gr26" draw:text-style-name="P27" draw:layer="layout" svg:width="1.432cm" svg:height="0.049cm" svg:x="12.823cm" svg:y="14.167cm" svg:viewBox="0 0 1433 50" draw:points="1433,0 1433,22 4,50 0,33">
          <text:p/>
        </draw:polygon>
        <draw:polygon draw:style-name="gr27" draw:text-style-name="P28" draw:layer="layout" svg:width="1.428cm" svg:height="0.046cm" svg:x="12.827cm" svg:y="14.181cm" svg:viewBox="0 0 1429 47" draw:points="1429,0 1429,19 0,47 0,29">
          <text:p/>
        </draw:polygon>
        <draw:polygon draw:style-name="gr28" draw:text-style-name="P29" draw:layer="layout" svg:width="1.428cm" svg:height="0.049cm" svg:x="12.827cm" svg:y="14.192cm" svg:viewBox="0 0 1429 50" draw:points="1429,0 1429,17 0,50 0,28">
          <text:p/>
        </draw:polygon>
        <draw:polygon draw:style-name="gr28" draw:text-style-name="P29" draw:layer="layout" svg:width="1.428cm" svg:height="0.05cm" svg:x="12.827cm" svg:y="14.202cm" svg:viewBox="0 0 1429 51" draw:points="1429,0 1429,18 0,51 0,32">
          <text:p/>
        </draw:polygon>
        <draw:polygon draw:style-name="gr29" draw:text-style-name="P30" draw:layer="layout" svg:width="1.428cm" svg:height="0.049cm" svg:x="12.827cm" svg:y="14.213cm" svg:viewBox="0 0 1429 50" draw:points="1429,0 1429,21 0,50 0,33">
          <text:p/>
        </draw:polygon>
        <draw:polygon draw:style-name="gr29" draw:text-style-name="P30" draw:layer="layout" svg:width="1.428cm" svg:height="0.049cm" svg:x="12.827cm" svg:y="14.227cm" svg:viewBox="0 0 1429 50" draw:points="1429,0 1429,19 0,50 0,29">
          <text:p/>
        </draw:polygon>
        <draw:polygon draw:style-name="gr30" draw:text-style-name="P31" draw:layer="layout" svg:width="1.428cm" svg:height="0.049cm" svg:x="12.827cm" svg:y="14.238cm" svg:viewBox="0 0 1429 50" draw:points="1429,0 1429,17 0,50 0,31">
          <text:p/>
        </draw:polygon>
        <draw:polygon draw:style-name="gr31" draw:text-style-name="P32" draw:layer="layout" svg:width="1.428cm" svg:height="0.05cm" svg:x="12.827cm" svg:y="14.248cm" svg:viewBox="0 0 1429 51" draw:points="1429,0 1429,18 0,51 0,32">
          <text:p/>
        </draw:polygon>
        <draw:polygon draw:style-name="gr31" draw:text-style-name="P32" draw:layer="layout" svg:width="1.428cm" svg:height="0.053cm" svg:x="12.827cm" svg:y="14.259cm" svg:viewBox="0 0 1429 54" draw:points="1429,0 1429,22 0,54 0,33">
          <text:p/>
        </draw:polygon>
        <draw:polygon draw:style-name="gr32" draw:text-style-name="P33" draw:layer="layout" svg:width="1.428cm" svg:height="0.049cm" svg:x="12.827cm" svg:y="14.273cm" svg:viewBox="0 0 1429 50" draw:points="1429,0 1429,19 0,50 0,29">
          <text:p/>
        </draw:polygon>
        <draw:polygon draw:style-name="gr32" draw:text-style-name="P33" draw:layer="layout" svg:width="1.428cm" svg:height="0.051cm" svg:x="12.827cm" svg:y="14.283cm" svg:viewBox="0 0 1429 52" draw:points="1429,0 1429,19 0,52 0,33">
          <text:p/>
        </draw:polygon>
        <draw:polygon draw:style-name="gr33" draw:text-style-name="P34" draw:layer="layout" svg:width="1.428cm" svg:height="0.049cm" svg:x="12.827cm" svg:y="14.294cm" svg:viewBox="0 0 1429 50" draw:points="1429,0 1429,21 0,50 0,32">
          <text:p/>
        </draw:polygon>
        <draw:polygon draw:style-name="gr33" draw:text-style-name="P34" draw:layer="layout" svg:width="1.428cm" svg:height="0.05cm" svg:x="12.827cm" svg:y="14.308cm" svg:viewBox="0 0 1429 51" draw:points="1429,0 1429,18 3,51 0,29">
          <text:p/>
        </draw:polygon>
        <draw:polygon draw:style-name="gr34" draw:text-style-name="P35" draw:layer="layout" svg:width="1.425cm" svg:height="0.049cm" svg:x="12.83cm" svg:y="14.319cm" svg:viewBox="0 0 1426 50" draw:points="1426,0 1426,18 0,50 0,33">
          <text:p/>
        </draw:polygon>
        <draw:polygon draw:style-name="gr35" draw:text-style-name="P36" draw:layer="layout" svg:width="1.425cm" svg:height="0.05cm" svg:x="12.83cm" svg:y="14.329cm" svg:viewBox="0 0 1426 51" draw:points="1426,0 1426,19 0,51 0,33">
          <text:p/>
        </draw:polygon>
        <draw:polygon draw:style-name="gr35" draw:text-style-name="P36" draw:layer="layout" svg:width="1.429cm" svg:height="0.053cm" svg:x="12.83cm" svg:y="14.34cm" svg:viewBox="0 0 1430 54" draw:points="1426,0 1430,21 0,54 0,32">
          <text:p/>
        </draw:polygon>
        <draw:polygon draw:style-name="gr36" draw:text-style-name="P37" draw:layer="layout" svg:width="1.429cm" svg:height="0.049cm" svg:x="12.83cm" svg:y="14.354cm" svg:viewBox="0 0 1430 50" draw:points="1430,0 1430,18 0,50 0,29">
          <text:p/>
        </draw:polygon>
        <draw:polygon draw:style-name="gr36" draw:text-style-name="P37" draw:layer="layout" svg:width="1.429cm" svg:height="0.049cm" svg:x="12.83cm" svg:y="14.365cm" svg:viewBox="0 0 1430 50" draw:points="1430,0 1430,18 0,50 0,32">
          <text:p/>
        </draw:polygon>
        <draw:polygon draw:style-name="gr37" draw:text-style-name="P38" draw:layer="layout" svg:width="1.429cm" svg:height="0.05cm" svg:x="12.83cm" svg:y="14.375cm" svg:viewBox="0 0 1430 51" draw:points="1430,0 1430,19 0,51 0,33">
          <text:p/>
        </draw:polygon>
        <draw:polygon draw:style-name="gr37" draw:text-style-name="P38" draw:layer="layout" svg:width="1.429cm" svg:height="0.053cm" svg:x="12.83cm" svg:y="14.386cm" svg:viewBox="0 0 1430 54" draw:points="1430,0 1430,21 0,54 0,32">
          <text:p/>
        </draw:polygon>
        <draw:polygon draw:style-name="gr38" draw:text-style-name="P39" draw:layer="layout" svg:width="1.429cm" svg:height="0.049cm" svg:x="12.83cm" svg:y="14.4cm" svg:viewBox="0 0 1430 50" draw:points="1430,0 1430,18 0,50 0,33">
          <text:p/>
        </draw:polygon>
        <draw:polygon draw:style-name="gr39" draw:text-style-name="P40" draw:layer="layout" svg:width="1.429cm" svg:height="0.05cm" svg:x="12.83cm" svg:y="14.41cm" svg:viewBox="0 0 1430 51" draw:points="1430,0 1430,18 0,51 0,33">
          <text:p/>
        </draw:polygon>
        <draw:polygon draw:style-name="gr39" draw:text-style-name="P40" draw:layer="layout" svg:width="1.429cm" svg:height="0.053cm" svg:x="12.83cm" svg:y="14.421cm" svg:viewBox="0 0 1430 54" draw:points="1430,0 1430,22 0,54 0,33">
          <text:p/>
        </draw:polygon>
        <draw:polygon draw:style-name="gr40" draw:text-style-name="P41" draw:layer="layout" svg:width="1.429cm" svg:height="0.05cm" svg:x="12.83cm" svg:y="14.435cm" svg:viewBox="0 0 1430 51" draw:points="1430,0 1430,18 0,51 0,32">
          <text:p/>
        </draw:polygon>
        <draw:polygon draw:style-name="gr40" draw:text-style-name="P41" draw:layer="layout" svg:width="1.429cm" svg:height="0.049cm" svg:x="12.83cm" svg:y="14.446cm" svg:viewBox="0 0 1430 50" draw:points="1430,0 1430,17 0,50 0,32">
          <text:p/>
        </draw:polygon>
        <draw:polygon draw:style-name="gr41" draw:text-style-name="P42" draw:layer="layout" svg:width="1.429cm" svg:height="0.053cm" svg:x="12.83cm" svg:y="14.456cm" svg:viewBox="0 0 1430 54" draw:points="1430,0 1430,22 0,54 0,33">
          <text:p/>
        </draw:polygon>
        <draw:polygon draw:style-name="gr41" draw:text-style-name="P42" draw:layer="layout" svg:width="1.429cm" svg:height="0.053cm" svg:x="12.83cm" svg:y="14.467cm" svg:viewBox="0 0 1430 54" draw:points="1430,0 1430,22 0,54 0,33">
          <text:p/>
        </draw:polygon>
        <draw:polygon draw:style-name="gr42" draw:text-style-name="P43" draw:layer="layout" svg:width="1.429cm" svg:height="0.049cm" svg:x="12.83cm" svg:y="14.481cm" svg:viewBox="0 0 1430 50" draw:points="1430,0 1430,18 4,50 0,32">
          <text:p/>
        </draw:polygon>
        <draw:polygon draw:style-name="gr43" draw:text-style-name="P44" draw:layer="layout" svg:width="1.429cm" svg:height="0.049cm" svg:x="12.83cm" svg:y="14.492cm" svg:viewBox="0 0 1430 50" draw:points="1430,0 1430,17 4,50 0,31">
          <text:p/>
        </draw:polygon>
        <draw:polygon draw:style-name="gr43" draw:text-style-name="P44" draw:layer="layout" svg:width="1.425cm" svg:height="0.053cm" svg:x="12.834cm" svg:y="14.502cm" svg:viewBox="0 0 1426 54" draw:points="1426,0 1426,21 0,54 0,32">
          <text:p/>
        </draw:polygon>
        <draw:polygon draw:style-name="gr44" draw:text-style-name="P45" draw:layer="layout" svg:width="1.425cm" svg:height="0.05cm" svg:x="12.834cm" svg:y="14.516cm" svg:viewBox="0 0 1426 51" draw:points="1426,0 1426,19 0,51 0,33">
          <text:p/>
        </draw:polygon>
        <draw:polygon draw:style-name="gr44" draw:text-style-name="P45" draw:layer="layout" svg:width="1.428cm" svg:height="0.049cm" svg:x="12.834cm" svg:y="14.527cm" svg:viewBox="0 0 1429 50" draw:points="1426,0 1429,19 0,50 0,33">
          <text:p/>
        </draw:polygon>
        <draw:polygon draw:style-name="gr45" draw:text-style-name="P46" draw:layer="layout" svg:width="1.428cm" svg:height="0.05cm" svg:x="12.834cm" svg:y="14.537cm" svg:viewBox="0 0 1429 51" draw:points="1429,0 1429,22 0,51 0,32">
          <text:p/>
        </draw:polygon>
        <draw:polygon draw:style-name="gr46" draw:text-style-name="P47" draw:layer="layout" svg:width="1.428cm" svg:height="0.053cm" svg:x="12.834cm" svg:y="14.548cm" svg:viewBox="0 0 1429 54" draw:points="1429,0 1429,21 0,54 0,32">
          <text:p/>
        </draw:polygon>
        <draw:polygon draw:style-name="gr46" draw:text-style-name="P47" draw:layer="layout" svg:width="1.428cm" svg:height="0.05cm" svg:x="12.834cm" svg:y="14.562cm" svg:viewBox="0 0 1429 51" draw:points="1429,0 1429,19 0,51 0,33">
          <text:p/>
        </draw:polygon>
        <draw:polygon draw:style-name="gr47" draw:text-style-name="P48" draw:layer="layout" svg:width="1.428cm" svg:height="0.049cm" svg:x="12.834cm" svg:y="14.573cm" svg:viewBox="0 0 1429 50" draw:points="1429,0 1429,18 0,50 0,33">
          <text:p/>
        </draw:polygon>
        <draw:polygon draw:style-name="gr47" draw:text-style-name="P48" draw:layer="layout" svg:width="1.428cm" svg:height="0.053cm" svg:x="12.834cm" svg:y="14.583cm" svg:viewBox="0 0 1429 54" draw:points="1429,0 1429,23 0,54 0,33">
          <text:p/>
        </draw:polygon>
        <draw:polygon draw:style-name="gr48" draw:text-style-name="P49" draw:layer="layout" svg:width="1.428cm" svg:height="0.05cm" svg:x="12.834cm" svg:y="14.597cm" svg:viewBox="0 0 1429 51" draw:points="1429,0 1429,18 0,51 0,33">
          <text:p/>
        </draw:polygon>
        <draw:polygon draw:style-name="gr48" draw:text-style-name="P49" draw:layer="layout" svg:width="1.428cm" svg:height="0.049cm" svg:x="12.834cm" svg:y="14.608cm" svg:viewBox="0 0 1429 50" draw:points="1429,0 1429,18 0,50 0,33">
          <text:p/>
        </draw:polygon>
        <draw:polygon draw:style-name="gr49" draw:text-style-name="P50" draw:layer="layout" svg:width="1.428cm" svg:height="0.049cm" svg:x="12.834cm" svg:y="14.619cm" svg:viewBox="0 0 1429 50" draw:points="1429,0 1429,22 3,50 0,32">
          <text:p/>
        </draw:polygon>
        <draw:polygon draw:style-name="gr50" draw:text-style-name="P51" draw:layer="layout" svg:width="1.428cm" svg:height="0.049cm" svg:x="12.834cm" svg:y="14.633cm" svg:viewBox="0 0 1429 50" draw:points="1429,0 1429,17 3,50 0,28">
          <text:p/>
        </draw:polygon>
        <draw:polygon draw:style-name="gr50" draw:text-style-name="P51" draw:layer="layout" svg:width="1.425cm" svg:height="0.05cm" svg:x="12.837cm" svg:y="14.643cm" svg:viewBox="0 0 1426 51" draw:points="1426,0 1426,18 0,51 0,32">
          <text:p/>
        </draw:polygon>
        <draw:polygon draw:style-name="gr51" draw:text-style-name="P52" draw:layer="layout" svg:width="1.425cm" svg:height="0.049cm" svg:x="12.837cm" svg:y="14.654cm" svg:viewBox="0 0 1426 50" draw:points="1426,0 1426,21 0,50 0,33">
          <text:p/>
        </draw:polygon>
        <draw:polygon draw:style-name="gr51" draw:text-style-name="P52" draw:layer="layout" svg:width="1.429cm" svg:height="0.05cm" svg:x="12.837cm" svg:y="14.664cm" svg:viewBox="0 0 1430 51" draw:points="1426,0 1430,23 0,51 0,33">
          <text:p/>
        </draw:polygon>
        <draw:polygon draw:style-name="gr52" draw:text-style-name="P53" draw:layer="layout" svg:width="1.429cm" svg:height="0.049cm" svg:x="12.837cm" svg:y="14.679cm" svg:viewBox="0 0 1430 50" draw:points="1430,0 1430,17 0,50 0,28">
          <text:p/>
        </draw:polygon>
        <draw:polygon draw:style-name="gr52" draw:text-style-name="P53" draw:layer="layout" svg:width="1.429cm" svg:height="0.05cm" svg:x="12.837cm" svg:y="14.689cm" svg:viewBox="0 0 1430 51" draw:points="1430,0 1430,18 0,51 0,32">
          <text:p/>
        </draw:polygon>
        <draw:polygon draw:style-name="gr53" draw:text-style-name="P54" draw:layer="layout" svg:width="1.429cm" svg:height="0.049cm" svg:x="12.837cm" svg:y="14.7cm" svg:viewBox="0 0 1430 50" draw:points="1430,0 1430,21 0,50 0,33">
          <text:p/>
        </draw:polygon>
        <draw:polygon draw:style-name="gr54" draw:text-style-name="P55" draw:layer="layout" svg:width="1.429cm" svg:height="0.049cm" svg:x="12.837cm" svg:y="14.714cm" svg:viewBox="0 0 1430 50" draw:points="1430,0 1430,19 0,50 0,29">
          <text:p/>
        </draw:polygon>
        <draw:polygon draw:style-name="gr54" draw:text-style-name="P55" draw:layer="layout" svg:width="1.429cm" svg:height="0.051cm" svg:x="12.837cm" svg:y="14.724cm" svg:viewBox="0 0 1430 52" draw:points="1430,0 1430,19 0,52 0,33">
          <text:p/>
        </draw:polygon>
        <draw:polygon draw:style-name="gr55" draw:text-style-name="P56" draw:layer="layout" svg:width="1.429cm" svg:height="0.049cm" svg:x="12.837cm" svg:y="14.735cm" svg:viewBox="0 0 1430 50" draw:points="1430,0 1430,21 0,50 0,32">
          <text:p/>
        </draw:polygon>
        <draw:polygon draw:style-name="gr55" draw:text-style-name="P56" draw:layer="layout" svg:width="1.429cm" svg:height="0.049cm" svg:x="12.837cm" svg:y="14.746cm" svg:viewBox="0 0 1430 50" draw:points="1430,0 1430,21 0,50 0,32">
          <text:p/>
        </draw:polygon>
        <draw:polygon draw:style-name="gr56" draw:text-style-name="P57" draw:layer="layout" svg:width="1.429cm" svg:height="0.049cm" svg:x="12.837cm" svg:y="14.76cm" svg:viewBox="0 0 1430 50" draw:points="1430,0 1430,18 0,50 0,29">
          <text:p/>
        </draw:polygon>
        <draw:polygon draw:style-name="gr56" draw:text-style-name="P57" draw:layer="layout" svg:width="1.429cm" svg:height="0.05cm" svg:x="12.837cm" svg:y="14.77cm" svg:viewBox="0 0 1430 51" draw:points="1430,0 1430,19 0,51 0,33">
          <text:p/>
        </draw:polygon>
        <draw:polygon draw:style-name="gr57" draw:text-style-name="P58" draw:layer="layout" svg:width="1.429cm" svg:height="0.049cm" svg:x="12.837cm" svg:y="14.781cm" svg:viewBox="0 0 1430 50" draw:points="1430,0 1430,21 0,50 0,32">
          <text:p/>
        </draw:polygon>
        <draw:polygon draw:style-name="gr58" draw:text-style-name="P59" draw:layer="layout" svg:width="1.429cm" svg:height="0.049cm" svg:x="12.837cm" svg:y="14.795cm" svg:viewBox="0 0 1430 50" draw:points="1430,0 1430,18 0,50 0,29">
          <text:p/>
        </draw:polygon>
        <draw:polygon draw:style-name="gr58" draw:text-style-name="P59" draw:layer="layout" svg:width="1.429cm" svg:height="0.049cm" svg:x="12.837cm" svg:y="14.806cm" svg:viewBox="0 0 1430 50" draw:points="1430,0 1430,18 4,50 0,29">
          <text:p/>
        </draw:polygon>
        <draw:polygon draw:style-name="gr59" draw:text-style-name="P60" draw:layer="layout" svg:width="1.429cm" svg:height="0.05cm" svg:x="12.837cm" svg:y="14.816cm" svg:viewBox="0 0 1430 51" draw:points="1430,0 1430,19 4,51 0,33">
          <text:p/>
        </draw:polygon>
        <draw:polygon draw:style-name="gr59" draw:text-style-name="P60" draw:layer="layout" svg:width="1.425cm" svg:height="0.049cm" svg:x="12.841cm" svg:y="14.827cm" svg:viewBox="0 0 1426 50" draw:points="1426,0 1426,21 0,50 0,32">
          <text:p/>
        </draw:polygon>
        <draw:polygon draw:style-name="gr60" draw:text-style-name="P61" draw:layer="layout" svg:width="1.428cm" svg:height="0.049cm" svg:x="12.841cm" svg:y="14.841cm" svg:viewBox="0 0 1429 50" draw:points="1426,0 1429,18 0,50 0,28">
          <text:p/>
        </draw:polygon>
        <draw:polygon draw:style-name="gr61" draw:text-style-name="P62" draw:layer="layout" svg:width="1.428cm" svg:height="0.05cm" svg:x="12.841cm" svg:y="14.851cm" svg:viewBox="0 0 1429 51" draw:points="1426,0 1429,18 0,51 0,33">
          <text:p/>
        </draw:polygon>
        <draw:polygon draw:style-name="gr61" draw:text-style-name="P62" draw:layer="layout" svg:width="1.428cm" svg:height="0.049cm" svg:x="12.841cm" svg:y="14.862cm" svg:viewBox="0 0 1429 50" draw:points="1429,0 1429,22 0,50 0,33">
          <text:p/>
        </draw:polygon>
        <draw:polygon draw:style-name="gr62" draw:text-style-name="P63" draw:layer="layout" svg:width="1.428cm" svg:height="0.05cm" svg:x="12.841cm" svg:y="14.876cm" svg:viewBox="0 0 1429 51" draw:points="1429,0 1429,18 0,51 0,28">
          <text:p/>
        </draw:polygon>
        <draw:polygon draw:style-name="gr62" draw:text-style-name="P63" draw:layer="layout" svg:width="1.428cm" svg:height="0.049cm" svg:x="12.841cm" svg:y="14.887cm" svg:viewBox="0 0 1429 50" draw:points="1429,0 1429,17 0,50 0,28">
          <text:p/>
        </draw:polygon>
        <draw:polygon draw:style-name="gr63" draw:text-style-name="P64" draw:layer="layout" svg:width="1.428cm" svg:height="0.05cm" svg:x="12.841cm" svg:y="14.897cm" svg:viewBox="0 0 1429 51" draw:points="1429,0 1429,18 0,51 0,33">
          <text:p/>
        </draw:polygon>
        <draw:polygon draw:style-name="gr63" draw:text-style-name="P64" draw:layer="layout" svg:width="1.428cm" svg:height="0.049cm" svg:x="12.841cm" svg:y="14.908cm" svg:viewBox="0 0 1429 50" draw:points="1429,0 1429,22 0,50 0,33">
          <text:p/>
        </draw:polygon>
        <draw:polygon draw:style-name="gr64" draw:text-style-name="P65" draw:layer="layout" svg:width="1.428cm" svg:height="0.049cm" svg:x="12.841cm" svg:y="14.922cm" svg:viewBox="0 0 1429 50" draw:points="1429,0 1429,18 0,50 0,28">
          <text:p/>
        </draw:polygon>
        <draw:polygon draw:style-name="gr65" draw:text-style-name="P66" draw:layer="layout" svg:width="1.428cm" svg:height="0.049cm" svg:x="12.841cm" svg:y="14.933cm" svg:viewBox="0 0 1429 50" draw:points="1429,0 1429,17 0,50 0,31">
          <text:p/>
        </draw:polygon>
        <draw:polygon draw:style-name="gr65" draw:text-style-name="P66" draw:layer="layout" svg:width="1.428cm" svg:height="0.05cm" svg:x="12.841cm" svg:y="14.943cm" svg:viewBox="0 0 1429 51" draw:points="1429,0 1429,18 3,51 0,33">
          <text:p/>
        </draw:polygon>
        <draw:polygon draw:style-name="gr66" draw:text-style-name="P67" draw:layer="layout" svg:width="1.428cm" svg:height="0.053cm" svg:x="12.841cm" svg:y="14.954cm" svg:viewBox="0 0 1429 54" draw:points="1429,0 1429,21 3,54 0,32">
          <text:p/>
        </draw:polygon>
        <draw:polygon draw:style-name="gr66" draw:text-style-name="P67" draw:layer="layout" svg:width="1.425cm" svg:height="0.049cm" svg:x="12.844cm" svg:y="14.968cm" svg:viewBox="0 0 1426 50" draw:points="1426,0 1426,19 0,50 0,33">
          <text:p/>
        </draw:polygon>
        <draw:polygon draw:style-name="gr67" draw:text-style-name="P68" draw:layer="layout" svg:width="1.429cm" svg:height="0.05cm" svg:x="12.844cm" svg:y="14.978cm" svg:viewBox="0 0 1430 51" draw:points="1426,0 1430,18 0,51 0,32">
          <text:p/>
        </draw:polygon>
        <draw:polygon draw:style-name="gr67" draw:text-style-name="P68" draw:layer="layout" svg:width="1.429cm" svg:height="0.053cm" svg:x="12.844cm" svg:y="14.989cm" svg:viewBox="0 0 1430 54" draw:points="1426,0 1430,22 0,54 0,33">
          <text:p/>
        </draw:polygon>
        <draw:polygon draw:style-name="gr68" draw:text-style-name="P69" draw:layer="layout" svg:width="1.429cm" svg:height="0.05cm" svg:x="12.844cm" svg:y="15.003cm" svg:viewBox="0 0 1430 51" draw:points="1430,0 1430,19 0,51 0,29">
          <text:p/>
        </draw:polygon>
        <draw:polygon draw:style-name="gr69" draw:text-style-name="P70" draw:layer="layout" svg:width="1.429cm" svg:height="0.049cm" svg:x="12.844cm" svg:y="15.014cm" svg:viewBox="0 0 1430 50" draw:points="1430,0 1430,18 0,50 0,32">
          <text:p/>
        </draw:polygon>
        <draw:polygon draw:style-name="gr69" draw:text-style-name="P70" draw:layer="layout" svg:width="1.429cm" svg:height="0.05cm" svg:x="12.844cm" svg:y="15.024cm" svg:viewBox="0 0 1430 51" draw:points="1430,0 1430,18 0,51 0,32">
          <text:p/>
        </draw:polygon>
        <draw:polygon draw:style-name="gr70" draw:text-style-name="P71" draw:layer="layout" svg:width="1.429cm" svg:height="0.053cm" svg:x="12.844cm" svg:y="15.035cm" svg:viewBox="0 0 1430 54" draw:points="1430,0 1430,22 0,54 0,33">
          <text:p/>
        </draw:polygon>
        <draw:polygon draw:style-name="gr70" draw:text-style-name="P71" draw:layer="layout" svg:width="1.429cm" svg:height="0.049cm" svg:x="12.844cm" svg:y="15.049cm" svg:viewBox="0 0 1430 50" draw:points="1430,0 1430,18 0,50 0,33">
          <text:p/>
        </draw:polygon>
        <draw:polygon draw:style-name="gr71" draw:text-style-name="P72" draw:layer="layout" svg:width="1.429cm" svg:height="0.049cm" svg:x="12.844cm" svg:y="15.06cm" svg:viewBox="0 0 1430 50" draw:points="1430,0 1430,18 0,50 0,32">
          <text:p/>
        </draw:polygon>
        <draw:polygon draw:style-name="gr71" draw:text-style-name="P72" draw:layer="layout" svg:width="1.429cm" svg:height="0.053cm" svg:x="12.844cm" svg:y="15.07cm" svg:viewBox="0 0 1430 54" draw:points="1430,0 1430,21 0,54 0,32">
          <text:p/>
        </draw:polygon>
        <draw:polygon draw:style-name="gr72" draw:text-style-name="P73" draw:layer="layout" svg:width="1.429cm" svg:height="0.053cm" svg:x="12.844cm" svg:y="15.081cm" svg:viewBox="0 0 1430 54" draw:points="1430,0 1430,21 0,54 0,33">
          <text:p/>
        </draw:polygon>
        <draw:polygon draw:style-name="gr73" draw:text-style-name="P74" draw:layer="layout" svg:width="1.429cm" svg:height="0.049cm" svg:x="12.844cm" svg:y="15.095cm" svg:viewBox="0 0 1430 50" draw:points="1430,0 1430,18 0,50 0,33">
          <text:p/>
        </draw:polygon>
        <draw:polygon draw:style-name="gr73" draw:text-style-name="P74" draw:layer="layout" svg:width="1.429cm" svg:height="0.05cm" svg:x="12.844cm" svg:y="15.105cm" svg:viewBox="0 0 1430 51" draw:points="1430,0 1430,19 0,51 0,33">
          <text:p/>
        </draw:polygon>
        <draw:polygon draw:style-name="gr74" draw:text-style-name="P75" draw:layer="layout" svg:width="1.429cm" svg:height="0.053cm" svg:x="12.844cm" svg:y="15.116cm" svg:viewBox="0 0 1430 54" draw:points="1430,0 1430,21 0,54 0,32">
          <text:p/>
        </draw:polygon>
        <draw:polygon draw:style-name="gr74" draw:text-style-name="P75" draw:layer="layout" svg:width="1.429cm" svg:height="0.05cm" svg:x="12.844cm" svg:y="15.13cm" svg:viewBox="0 0 1430 51" draw:points="1430,0 1430,18 4,51 0,32">
          <text:p/>
        </draw:polygon>
        <draw:polygon draw:style-name="gr75" draw:text-style-name="P76" draw:layer="layout" svg:width="1.429cm" svg:height="0.049cm" svg:x="12.844cm" svg:y="15.141cm" svg:viewBox="0 0 1430 50" draw:points="1430,0 1430,17 4,50 0,32">
          <text:p/>
        </draw:polygon>
        <draw:polygon draw:style-name="gr76" draw:text-style-name="P77" draw:layer="layout" svg:width="1.425cm" svg:height="0.053cm" svg:x="12.848cm" svg:y="15.151cm" svg:viewBox="0 0 1426 54" draw:points="1426,0 1426,22 0,54 0,33">
          <text:p/>
        </draw:polygon>
        <draw:polygon draw:style-name="gr76" draw:text-style-name="P77" draw:layer="layout" svg:width="1.428cm" svg:height="0.051cm" svg:x="12.848cm" svg:y="15.165cm" svg:viewBox="0 0 1429 52" draw:points="1426,0 1429,19 0,52 0,33">
          <text:p/>
        </draw:polygon>
        <draw:polygon draw:style-name="gr77" draw:text-style-name="P78" draw:layer="layout" svg:width="1.428cm" svg:height="0.049cm" svg:x="12.848cm" svg:y="15.176cm" svg:viewBox="0 0 1429 50" draw:points="1426,0 1429,18 0,50 0,32">
          <text:p/>
        </draw:polygon>
        <draw:polygon draw:style-name="gr77" draw:text-style-name="P78" draw:layer="layout" svg:width="1.428cm" svg:height="0.049cm" svg:x="12.848cm" svg:y="15.187cm" svg:viewBox="0 0 1429 50" draw:points="1429,0 1429,21 0,50 0,32">
          <text:p/>
        </draw:polygon>
        <draw:polygon draw:style-name="gr78" draw:text-style-name="P79" draw:layer="layout" svg:width="1.428cm" svg:height="0.053cm" svg:x="12.848cm" svg:y="15.197cm" svg:viewBox="0 0 1429 54" draw:points="1429,0 1429,22 0,54 0,33">
          <text:p/>
        </draw:polygon>
        <draw:polygon draw:style-name="gr78" draw:text-style-name="P79" draw:layer="layout" svg:width="1.428cm" svg:height="0.05cm" svg:x="12.848cm" svg:y="15.211cm" svg:viewBox="0 0 1429 51" draw:points="1429,0 1429,19 0,51 0,33">
          <text:p/>
        </draw:polygon>
        <draw:polygon draw:style-name="gr79" draw:text-style-name="P80" draw:layer="layout" svg:width="1.428cm" svg:height="0.049cm" svg:x="12.848cm" svg:y="15.222cm" svg:viewBox="0 0 1429 50" draw:points="1429,0 1429,18 0,50 0,32">
          <text:p/>
        </draw:polygon>
        <draw:polygon draw:style-name="gr80" draw:text-style-name="P81" draw:layer="layout" svg:width="1.428cm" svg:height="0.05cm" svg:x="12.848cm" svg:y="15.232cm" svg:viewBox="0 0 1429 51" draw:points="1429,0 1429,22 0,51 0,33">
          <text:p/>
        </draw:polygon>
        <draw:polygon draw:style-name="gr80" draw:text-style-name="P81" draw:layer="layout" svg:width="1.428cm" svg:height="0.049cm" svg:x="12.848cm" svg:y="15.247cm" svg:viewBox="0 0 1429 50" draw:points="1429,0 1429,18 0,50 0,29">
          <text:p/>
        </draw:polygon>
        <draw:polygon draw:style-name="gr81" draw:text-style-name="P82" draw:layer="layout" svg:width="1.428cm" svg:height="0.05cm" svg:x="12.848cm" svg:y="15.257cm" svg:viewBox="0 0 1429 51" draw:points="1429,0 1429,19 0,51 0,33">
          <text:p/>
        </draw:polygon>
        <draw:polygon draw:style-name="gr81" draw:text-style-name="P82" draw:layer="layout" svg:width="1.428cm" svg:height="0.049cm" svg:x="12.848cm" svg:y="15.268cm" svg:viewBox="0 0 1429 50" draw:points="1429,0 1429,21 3,50 0,31">
          <text:p/>
        </draw:polygon>
        <draw:polygon draw:style-name="gr82" draw:text-style-name="P83" draw:layer="layout" svg:width="1.428cm" svg:height="0.053cm" svg:x="12.848cm" svg:y="15.278cm" svg:viewBox="0 0 1429 54" draw:points="1429,0 1429,21 3,54 0,32">
          <text:p/>
        </draw:polygon>
        <draw:polygon draw:style-name="gr82" draw:text-style-name="P83" draw:layer="layout" svg:width="1.425cm" svg:height="0.05cm" svg:x="12.851cm" svg:y="15.292cm" svg:viewBox="0 0 1426 51" draw:points="1426,0 1426,18 0,51 0,33">
          <text:p/>
        </draw:polygon>
        <draw:polygon draw:style-name="gr84" draw:text-style-name="P85" draw:layer="layout" svg:width="1.429cm" svg:height="0.148cm" svg:x="12.851cm" svg:y="15.303cm" svg:viewBox="0 0 1430 149" draw:points="1426,0 1430,117 0,149 0,33">
          <text:p/>
        </draw:polygon>
        <draw:path draw:style-name="gr83" draw:text-style-name="P84" draw:layer="layout" svg:width="1.478cm" svg:height="1.75cm" svg:x="12.802cm" svg:y="13.698cm" svg:viewBox="0 0 1479 1751" svg:d="M783 0c-18 0-32 0-49 0-258 3-438 53-547 92-117 45-173 88-173 88l-14 10 3 14 18 872c0-4 0-4 0-4 0 7 4 171 127 287 116 106 582 370 600 385l14 7 14-11c21-11 474-296 587-409 119-117 116-276 116-287l-21-871v-14l-11-7c0-4-53-43-159-78-99-35-265-74-505-74zM32 204c0 0 211-165 702-176 17 0 31 0 49 0 455 0 650 145 650 145l18 871v4c0 24-4 163-106 265-114 110-583 406-583 406 0 0-476-275-593-381-120-109-120-266-120-266z">
          <text:p/>
        </draw:path>
        <draw:polygon draw:style-name="gr4" draw:text-style-name="P5" draw:layer="layout" svg:width="1.09cm" svg:height="0.046cm" svg:x="13.024cm" svg:y="15.543cm" svg:viewBox="0 0 1091 47" draw:points="0,47 0,26 1091,0 1091,22">
          <text:p/>
        </draw:polygon>
        <draw:polygon draw:style-name="gr5" draw:text-style-name="P6" draw:layer="layout" svg:width="1.09cm" svg:height="0.046cm" svg:x="13.024cm" svg:y="15.529cm" svg:viewBox="0 0 1091 47" draw:points="0,47 0,22 1091,0 1091,22">
          <text:p/>
        </draw:polygon>
        <draw:polygon draw:style-name="gr5" draw:text-style-name="P6" draw:layer="layout" svg:width="1.09cm" svg:height="0.046cm" svg:x="13.024cm" svg:y="15.511cm" svg:viewBox="0 0 1091 47" draw:points="0,47 0,25 1091,0 1091,25">
          <text:p/>
        </draw:polygon>
        <draw:polygon draw:style-name="gr6" draw:text-style-name="P7" draw:layer="layout" svg:width="1.09cm" svg:height="0.046cm" svg:x="13.024cm" svg:y="15.497cm" svg:viewBox="0 0 1091 47" draw:points="0,47 0,22 1088,0 1091,22">
          <text:p/>
        </draw:polygon>
        <draw:polygon draw:style-name="gr6" draw:text-style-name="P7" draw:layer="layout" svg:width="1.087cm" svg:height="0.046cm" svg:x="13.024cm" svg:y="15.479cm" svg:viewBox="0 0 1088 47" draw:points="0,47 0,26 1088,0 1088,26">
          <text:p/>
        </draw:polygon>
        <draw:polygon draw:style-name="gr7" draw:text-style-name="P8" draw:layer="layout" svg:width="1.087cm" svg:height="0.046cm" svg:x="13.024cm" svg:y="15.465cm" svg:viewBox="0 0 1088 47" draw:points="0,47 0,21 1088,0 1088,21">
          <text:p/>
        </draw:polygon>
        <draw:polygon draw:style-name="gr7" draw:text-style-name="P8" draw:layer="layout" svg:width="1.087cm" svg:height="0.046cm" svg:x="13.024cm" svg:y="15.448cm" svg:viewBox="0 0 1088 47" draw:points="0,47 0,25 1088,0 1088,25">
          <text:p/>
        </draw:polygon>
        <draw:polygon draw:style-name="gr8" draw:text-style-name="P9" draw:layer="layout" svg:width="1.087cm" svg:height="0.045cm" svg:x="13.024cm" svg:y="15.434cm" svg:viewBox="0 0 1088 46" draw:points="0,46 0,25 1088,0 1088,21">
          <text:p/>
        </draw:polygon>
        <draw:polygon draw:style-name="gr9" draw:text-style-name="P10" draw:layer="layout" svg:width="1.09cm" svg:height="0.046cm" svg:x="13.021cm" svg:y="15.416cm" svg:viewBox="0 0 1091 47" draw:points="3,47 0,25 1091,0 1091,25">
          <text:p/>
        </draw:polygon>
        <draw:polygon draw:style-name="gr9" draw:text-style-name="P10" draw:layer="layout" svg:width="1.09cm" svg:height="0.046cm" svg:x="13.021cm" svg:y="15.402cm" svg:viewBox="0 0 1091 47" draw:points="3,47 0,22 1091,0 1091,22">
          <text:p/>
        </draw:polygon>
        <draw:polygon draw:style-name="gr10" draw:text-style-name="P11" draw:layer="layout" svg:width="1.09cm" svg:height="0.05cm" svg:x="13.021cm" svg:y="15.384cm" svg:viewBox="0 0 1091 51" draw:points="0,51 0,25 1091,0 1091,25">
          <text:p/>
        </draw:polygon>
        <draw:polygon draw:style-name="gr10" draw:text-style-name="P11" draw:layer="layout" svg:width="1.09cm" svg:height="0.046cm" svg:x="13.021cm" svg:y="15.37cm" svg:viewBox="0 0 1091 47" draw:points="0,47 0,25 1087,0 1091,21">
          <text:p/>
        </draw:polygon>
        <draw:polygon draw:style-name="gr11" draw:text-style-name="P12" draw:layer="layout" svg:width="1.09cm" svg:height="0.05cm" svg:x="13.021cm" svg:y="15.352cm" svg:viewBox="0 0 1091 51" draw:points="0,51 0,26 1087,0 1091,26">
          <text:p/>
        </draw:polygon>
        <draw:polygon draw:style-name="gr11" draw:text-style-name="P12" draw:layer="layout" svg:width="1.086cm" svg:height="0.046cm" svg:x="13.021cm" svg:y="15.338cm" svg:viewBox="0 0 1087 47" draw:points="0,47 0,25 1087,0 1087,25">
          <text:p/>
        </draw:polygon>
        <draw:polygon draw:style-name="gr12" draw:text-style-name="P13" draw:layer="layout" svg:width="1.086cm" svg:height="0.046cm" svg:x="13.021cm" svg:y="15.324cm" svg:viewBox="0 0 1087 47" draw:points="0,47 0,21 1087,0 1087,21">
          <text:p/>
        </draw:polygon>
        <draw:polygon draw:style-name="gr13" draw:text-style-name="P14" draw:layer="layout" svg:width="1.086cm" svg:height="0.045cm" svg:x="13.021cm" svg:y="15.307cm" svg:viewBox="0 0 1087 46" draw:points="0,46 0,25 1087,0 1087,25">
          <text:p/>
        </draw:polygon>
        <draw:polygon draw:style-name="gr13" draw:text-style-name="P14" draw:layer="layout" svg:width="1.086cm" svg:height="0.049cm" svg:x="13.021cm" svg:y="15.289cm" svg:viewBox="0 0 1087 50" draw:points="0,50 0,26 1087,0 1087,26">
          <text:p/>
        </draw:polygon>
        <draw:polygon draw:style-name="gr14" draw:text-style-name="P15" draw:layer="layout" svg:width="1.09cm" svg:height="0.046cm" svg:x="13.017cm" svg:y="15.275cm" svg:viewBox="0 0 1091 47" draw:points="4,47 0,25 1091,0 1091,25">
          <text:p/>
        </draw:polygon>
        <draw:polygon draw:style-name="gr14" draw:text-style-name="P15" draw:layer="layout" svg:width="1.09cm" svg:height="0.046cm" svg:x="13.017cm" svg:y="15.261cm" svg:viewBox="0 0 1091 47" draw:points="0,47 0,22 1091,0 1091,22">
          <text:p/>
        </draw:polygon>
        <draw:polygon draw:style-name="gr15" draw:text-style-name="P16" draw:layer="layout" svg:width="1.09cm" svg:height="0.046cm" svg:x="13.017cm" svg:y="15.243cm" svg:viewBox="0 0 1091 47" draw:points="0,47 0,25 1091,0 1091,25">
          <text:p/>
        </draw:polygon>
        <draw:polygon draw:style-name="gr16" draw:text-style-name="P17" draw:layer="layout" svg:width="1.09cm" svg:height="0.046cm" svg:x="13.017cm" svg:y="15.229cm" svg:viewBox="0 0 1091 47" draw:points="0,47 0,22 1091,0 1091,22">
          <text:p/>
        </draw:polygon>
        <draw:polygon draw:style-name="gr16" draw:text-style-name="P17" draw:layer="layout" svg:width="1.09cm" svg:height="0.046cm" svg:x="13.017cm" svg:y="15.211cm" svg:viewBox="0 0 1091 47" draw:points="0,47 0,26 1091,0 1091,26">
          <text:p/>
        </draw:polygon>
        <draw:polygon draw:style-name="gr17" draw:text-style-name="P18" draw:layer="layout" svg:width="1.09cm" svg:height="0.046cm" svg:x="13.017cm" svg:y="15.197cm" svg:viewBox="0 0 1091 47" draw:points="0,47 0,25 1091,0 1091,21">
          <text:p/>
        </draw:polygon>
        <draw:polygon draw:style-name="gr17" draw:text-style-name="P18" draw:layer="layout" svg:width="1.09cm" svg:height="0.049cm" svg:x="13.017cm" svg:y="15.18cm" svg:viewBox="0 0 1091 50" draw:points="0,50 0,24 1088,0 1091,24">
          <text:p/>
        </draw:polygon>
        <draw:polygon draw:style-name="gr18" draw:text-style-name="P19" draw:layer="layout" svg:width="1.09cm" svg:height="0.046cm" svg:x="13.017cm" svg:y="15.165cm" svg:viewBox="0 0 1091 47" draw:points="0,47 0,26 1088,0 1091,22">
          <text:p/>
        </draw:polygon>
        <draw:polygon draw:style-name="gr18" draw:text-style-name="P19" draw:layer="layout" svg:width="1.087cm" svg:height="0.049cm" svg:x="13.017cm" svg:y="15.148cm" svg:viewBox="0 0 1088 50" draw:points="0,50 0,25 1088,0 1088,25">
          <text:p/>
        </draw:polygon>
        <draw:polygon draw:style-name="gr19" draw:text-style-name="P20" draw:layer="layout" svg:width="1.087cm" svg:height="0.046cm" svg:x="13.017cm" svg:y="15.134cm" svg:viewBox="0 0 1088 47" draw:points="0,47 0,25 1088,0 1088,22">
          <text:p/>
        </draw:polygon>
        <draw:polygon draw:style-name="gr20" draw:text-style-name="P21" draw:layer="layout" svg:width="1.087cm" svg:height="0.049cm" svg:x="13.017cm" svg:y="15.116cm" svg:viewBox="0 0 1088 50" draw:points="0,50 0,26 1088,0 1088,26">
          <text:p/>
        </draw:polygon>
        <draw:polygon draw:style-name="gr20" draw:text-style-name="P21" draw:layer="layout" svg:width="1.087cm" svg:height="0.046cm" svg:x="13.017cm" svg:y="15.102cm" svg:viewBox="0 0 1088 47" draw:points="0,47 0,25 1088,0 1088,25">
          <text:p/>
        </draw:polygon>
        <draw:polygon draw:style-name="gr21" draw:text-style-name="P22" draw:layer="layout" svg:width="1.091cm" svg:height="0.046cm" svg:x="13.013cm" svg:y="15.088cm" svg:viewBox="0 0 1092 47" draw:points="4,47 0,22 1092,0 1092,22">
          <text:p/>
        </draw:polygon>
        <draw:polygon draw:style-name="gr21" draw:text-style-name="P22" draw:layer="layout" svg:width="1.091cm" svg:height="0.046cm" svg:x="13.013cm" svg:y="15.07cm" svg:viewBox="0 0 1092 47" draw:points="0,47 0,25 1092,0 1092,25">
          <text:p/>
        </draw:polygon>
        <draw:polygon draw:style-name="gr22" draw:text-style-name="P23" draw:layer="layout" svg:width="1.091cm" svg:height="0.046cm" svg:x="13.013cm" svg:y="15.056cm" svg:viewBox="0 0 1092 47" draw:points="0,47 0,21 1092,0 1092,21">
          <text:p/>
        </draw:polygon>
        <draw:polygon draw:style-name="gr22" draw:text-style-name="P23" draw:layer="layout" svg:width="1.091cm" svg:height="0.046cm" svg:x="13.013cm" svg:y="15.038cm" svg:viewBox="0 0 1092 47" draw:points="0,47 0,26 1088,0 1092,26">
          <text:p/>
        </draw:polygon>
        <draw:polygon draw:style-name="gr23" draw:text-style-name="P24" draw:layer="layout" svg:width="1.087cm" svg:height="0.046cm" svg:x="13.013cm" svg:y="15.024cm" svg:viewBox="0 0 1088 47" draw:points="0,47 0,21 1088,0 1088,21">
          <text:p/>
        </draw:polygon>
        <draw:polygon draw:style-name="gr24" draw:text-style-name="P25" draw:layer="layout" svg:width="1.087cm" svg:height="0.049cm" svg:x="13.013cm" svg:y="15.007cm" svg:viewBox="0 0 1088 50" draw:points="0,50 0,25 1088,0 1088,25">
          <text:p/>
        </draw:polygon>
        <draw:polygon draw:style-name="gr24" draw:text-style-name="P25" draw:layer="layout" svg:width="1.087cm" svg:height="0.045cm" svg:x="13.013cm" svg:y="14.993cm" svg:viewBox="0 0 1088 46" draw:points="0,46 0,25 1088,0 1088,22">
          <text:p/>
        </draw:polygon>
        <draw:polygon draw:style-name="gr25" draw:text-style-name="P26" draw:layer="layout" svg:width="1.087cm" svg:height="0.046cm" svg:x="13.013cm" svg:y="14.975cm" svg:viewBox="0 0 1088 47" draw:points="0,47 0,25 1088,0 1088,25">
          <text:p/>
        </draw:polygon>
        <draw:polygon draw:style-name="gr25" draw:text-style-name="P26" draw:layer="layout" svg:width="1.09cm" svg:height="0.046cm" svg:x="13.01cm" svg:y="14.961cm" svg:viewBox="0 0 1091 47" draw:points="3,47 0,22 1091,0 1091,22">
          <text:p/>
        </draw:polygon>
        <draw:polygon draw:style-name="gr26" draw:text-style-name="P27" draw:layer="layout" svg:width="1.09cm" svg:height="0.05cm" svg:x="13.01cm" svg:y="14.943cm" svg:viewBox="0 0 1091 51" draw:points="3,51 0,25 1091,0 1091,25">
          <text:p/>
        </draw:polygon>
        <draw:polygon draw:style-name="gr26" draw:text-style-name="P27" draw:layer="layout" svg:width="1.09cm" svg:height="0.046cm" svg:x="13.01cm" svg:y="14.929cm" svg:viewBox="0 0 1091 47" draw:points="0,47 0,25 1091,0 1091,21">
          <text:p/>
        </draw:polygon>
        <draw:polygon draw:style-name="gr27" draw:text-style-name="P28" draw:layer="layout" svg:width="1.09cm" svg:height="0.046cm" svg:x="13.01cm" svg:y="14.915cm" svg:viewBox="0 0 1091 47" draw:points="0,47 0,22 1091,0 1091,22">
          <text:p/>
        </draw:polygon>
        <draw:polygon draw:style-name="gr28" draw:text-style-name="P29" draw:layer="layout" svg:width="1.09cm" svg:height="0.046cm" svg:x="13.01cm" svg:y="14.897cm" svg:viewBox="0 0 1091 47" draw:points="0,47 0,26 1091,0 1091,26">
          <text:p/>
        </draw:polygon>
        <draw:polygon draw:style-name="gr28" draw:text-style-name="P29" draw:layer="layout" svg:width="1.09cm" svg:height="0.046cm" svg:x="13.01cm" svg:y="14.883cm" svg:viewBox="0 0 1091 47" draw:points="0,47 0,21 1091,0 1091,21">
          <text:p/>
        </draw:polygon>
        <draw:polygon draw:style-name="gr29" draw:text-style-name="P30" draw:layer="layout" svg:width="1.09cm" svg:height="0.045cm" svg:x="13.01cm" svg:y="14.866cm" svg:viewBox="0 0 1091 46" draw:points="0,46 0,25 1091,0 1091,25">
          <text:p/>
        </draw:polygon>
        <draw:polygon draw:style-name="gr29" draw:text-style-name="P30" draw:layer="layout" svg:width="1.09cm" svg:height="0.046cm" svg:x="13.01cm" svg:y="14.851cm" svg:viewBox="0 0 1091 47" draw:points="0,47 0,23 1088,0 1091,23">
          <text:p/>
        </draw:polygon>
        <draw:polygon draw:style-name="gr30" draw:text-style-name="P31" draw:layer="layout" svg:width="1.087cm" svg:height="0.046cm" svg:x="13.01cm" svg:y="14.834cm" svg:viewBox="0 0 1088 47" draw:points="0,47 0,25 1088,0 1088,25">
          <text:p/>
        </draw:polygon>
        <draw:polygon draw:style-name="gr31" draw:text-style-name="P32" draw:layer="layout" svg:width="1.087cm" svg:height="0.046cm" svg:x="13.01cm" svg:y="14.82cm" svg:viewBox="0 0 1088 47" draw:points="0,47 0,22 1088,0 1088,22">
          <text:p/>
        </draw:polygon>
        <draw:polygon draw:style-name="gr31" draw:text-style-name="P32" draw:layer="layout" svg:width="1.087cm" svg:height="0.046cm" svg:x="13.01cm" svg:y="14.802cm" svg:viewBox="0 0 1088 47" draw:points="0,47 0,25 1088,0 1088,25">
          <text:p/>
        </draw:polygon>
        <draw:polygon draw:style-name="gr32" draw:text-style-name="P33" draw:layer="layout" svg:width="1.087cm" svg:height="0.046cm" svg:x="13.01cm" svg:y="14.788cm" svg:viewBox="0 0 1088 47" draw:points="0,47 0,21 1088,0 1088,21">
          <text:p/>
        </draw:polygon>
        <draw:polygon draw:style-name="gr32" draw:text-style-name="P33" draw:layer="layout" svg:width="1.091cm" svg:height="0.05cm" svg:x="13.006cm" svg:y="14.77cm" svg:viewBox="0 0 1092 51" draw:points="4,51 0,26 1092,0 1092,26">
          <text:p/>
        </draw:polygon>
        <draw:polygon draw:style-name="gr33" draw:text-style-name="P34" draw:layer="layout" svg:width="1.091cm" svg:height="0.046cm" svg:x="13.006cm" svg:y="14.756cm" svg:viewBox="0 0 1092 47" draw:points="4,47 0,25 1092,0 1092,21">
          <text:p/>
        </draw:polygon>
        <draw:polygon draw:style-name="gr33" draw:text-style-name="P34" draw:layer="layout" svg:width="1.091cm" svg:height="0.049cm" svg:x="13.006cm" svg:y="14.739cm" svg:viewBox="0 0 1092 50" draw:points="0,50 0,24 1092,0 1092,24">
          <text:p/>
        </draw:polygon>
        <draw:polygon draw:style-name="gr34" draw:text-style-name="P35" draw:layer="layout" svg:width="1.091cm" svg:height="0.046cm" svg:x="13.006cm" svg:y="14.724cm" svg:viewBox="0 0 1092 47" draw:points="0,47 0,26 1088,0 1092,26">
          <text:p/>
        </draw:polygon>
        <draw:polygon draw:style-name="gr35" draw:text-style-name="P36" draw:layer="layout" svg:width="1.091cm" svg:height="0.049cm" svg:x="13.006cm" svg:y="14.707cm" svg:viewBox="0 0 1092 50" draw:points="0,50 0,26 1088,0 1092,26">
          <text:p/>
        </draw:polygon>
        <draw:polygon draw:style-name="gr35" draw:text-style-name="P36" draw:layer="layout" svg:width="1.087cm" svg:height="0.046cm" svg:x="13.006cm" svg:y="14.693cm" svg:viewBox="0 0 1088 47" draw:points="0,47 0,24 1088,0 1088,21">
          <text:p/>
        </draw:polygon>
        <draw:polygon draw:style-name="gr36" draw:text-style-name="P37" draw:layer="layout" svg:width="1.087cm" svg:height="0.045cm" svg:x="13.006cm" svg:y="14.679cm" svg:viewBox="0 0 1088 46" draw:points="0,46 0,22 1088,0 1088,22">
          <text:p/>
        </draw:polygon>
        <draw:polygon draw:style-name="gr36" draw:text-style-name="P37" draw:layer="layout" svg:width="1.087cm" svg:height="0.046cm" svg:x="13.006cm" svg:y="14.661cm" svg:viewBox="0 0 1088 47" draw:points="0,47 0,25 1088,0 1088,25">
          <text:p/>
        </draw:polygon>
        <draw:polygon draw:style-name="gr37" draw:text-style-name="P38" draw:layer="layout" svg:width="1.087cm" svg:height="0.047cm" svg:x="13.006cm" svg:y="14.647cm" svg:viewBox="0 0 1088 48" draw:points="0,48 0,22 1088,0 1088,22">
          <text:p/>
        </draw:polygon>
        <draw:polygon draw:style-name="gr37" draw:text-style-name="P38" draw:layer="layout" svg:width="1.09cm" svg:height="0.046cm" svg:x="13.003cm" svg:y="14.629cm" svg:viewBox="0 0 1091 47" draw:points="3,47 0,26 1091,0 1091,26">
          <text:p/>
        </draw:polygon>
        <draw:polygon draw:style-name="gr38" draw:text-style-name="P39" draw:layer="layout" svg:width="1.09cm" svg:height="0.046cm" svg:x="13.003cm" svg:y="14.615cm" svg:viewBox="0 0 1091 47" draw:points="0,47 0,21 1091,0 1091,21">
          <text:p/>
        </draw:polygon>
        <draw:polygon draw:style-name="gr39" draw:text-style-name="P40" draw:layer="layout" svg:width="1.09cm" svg:height="0.046cm" svg:x="13.003cm" svg:y="14.597cm" svg:viewBox="0 0 1091 47" draw:points="0,47 0,26 1091,0 1091,26">
          <text:p/>
        </draw:polygon>
        <draw:polygon draw:style-name="gr39" draw:text-style-name="P40" draw:layer="layout" svg:width="1.09cm" svg:height="0.046cm" svg:x="13.003cm" svg:y="14.583cm" svg:viewBox="0 0 1091 47" draw:points="0,47 0,26 1091,0 1091,23">
          <text:p/>
        </draw:polygon>
        <draw:polygon draw:style-name="gr40" draw:text-style-name="P41" draw:layer="layout" svg:width="1.09cm" svg:height="0.049cm" svg:x="13.003cm" svg:y="14.566cm" svg:viewBox="0 0 1091 50" draw:points="0,50 0,25 1091,0 1091,25">
          <text:p/>
        </draw:polygon>
        <draw:polygon draw:style-name="gr40" draw:text-style-name="P41" draw:layer="layout" svg:width="1.09cm" svg:height="0.045cm" svg:x="13.003cm" svg:y="14.552cm" svg:viewBox="0 0 1091 46" draw:points="0,46 0,22 1091,0 1091,22">
          <text:p/>
        </draw:polygon>
        <draw:polygon draw:style-name="gr41" draw:text-style-name="P42" draw:layer="layout" svg:width="1.09cm" svg:height="0.046cm" svg:x="13.003cm" svg:y="14.534cm" svg:viewBox="0 0 1091 47" draw:points="0,47 0,26 1087,0 1091,26">
          <text:p/>
        </draw:polygon>
        <draw:polygon draw:style-name="gr41" draw:text-style-name="P42" draw:layer="layout" svg:width="1.09cm" svg:height="0.046cm" svg:x="13.003cm" svg:y="14.52cm" svg:viewBox="0 0 1091 47" draw:points="0,47 0,25 1087,0 1091,21">
          <text:p/>
        </draw:polygon>
        <draw:polygon draw:style-name="gr42" draw:text-style-name="P43" draw:layer="layout" svg:width="1.086cm" svg:height="0.05cm" svg:x="13.003cm" svg:y="14.502cm" svg:viewBox="0 0 1087 51" draw:points="0,51 0,25 1087,0 1087,25">
          <text:p/>
        </draw:polygon>
        <draw:polygon draw:style-name="gr43" draw:text-style-name="P44" draw:layer="layout" svg:width="1.086cm" svg:height="0.046cm" svg:x="13.003cm" svg:y="14.488cm" svg:viewBox="0 0 1087 47" draw:points="0,47 0,26 1087,0 1087,26">
          <text:p/>
        </draw:polygon>
        <draw:polygon draw:style-name="gr43" draw:text-style-name="P44" draw:layer="layout" svg:width="1.086cm" svg:height="0.046cm" svg:x="13.003cm" svg:y="14.474cm" svg:viewBox="0 0 1087 47" draw:points="0,47 0,21 1087,0 1087,21">
          <text:p/>
        </draw:polygon>
        <draw:polygon draw:style-name="gr44" draw:text-style-name="P45" draw:layer="layout" svg:width="1.086cm" svg:height="0.046cm" svg:x="13.003cm" svg:y="14.456cm" svg:viewBox="0 0 1087 47" draw:points="0,47 0,26 1087,0 1087,26">
          <text:p/>
        </draw:polygon>
        <draw:polygon draw:style-name="gr44" draw:text-style-name="P45" draw:layer="layout" svg:width="1.09cm" svg:height="0.046cm" svg:x="12.999cm" svg:y="14.442cm" svg:viewBox="0 0 1091 47" draw:points="4,47 0,21 1091,0 1091,21">
          <text:p/>
        </draw:polygon>
        <draw:polygon draw:style-name="gr45" draw:text-style-name="P46" draw:layer="layout" svg:width="1.09cm" svg:height="0.045cm" svg:x="12.999cm" svg:y="14.425cm" svg:viewBox="0 0 1091 46" draw:points="0,46 0,24 1091,0 1091,24">
          <text:p/>
        </draw:polygon>
        <draw:polygon draw:style-name="gr46" draw:text-style-name="P47" draw:layer="layout" svg:width="1.09cm" svg:height="0.046cm" svg:x="12.999cm" svg:y="14.41cm" svg:viewBox="0 0 1091 47" draw:points="0,47 0,23 1091,0 1091,23">
          <text:p/>
        </draw:polygon>
        <draw:polygon draw:style-name="gr46" draw:text-style-name="P47" draw:layer="layout" svg:width="1.09cm" svg:height="0.049cm" svg:x="12.999cm" svg:y="14.393cm" svg:viewBox="0 0 1091 50" draw:points="0,50 0,25 1088,0 1091,25">
          <text:p/>
        </draw:polygon>
        <draw:polygon draw:style-name="gr47" draw:text-style-name="P48" draw:layer="layout" svg:width="1.087cm" svg:height="0.046cm" svg:x="12.999cm" svg:y="14.379cm" svg:viewBox="0 0 1088 47" draw:points="0,47 0,21 1088,0 1088,21">
          <text:p/>
        </draw:polygon>
        <draw:polygon draw:style-name="gr47" draw:text-style-name="P48" draw:layer="layout" svg:width="1.087cm" svg:height="0.046cm" svg:x="12.999cm" svg:y="14.361cm" svg:viewBox="0 0 1088 47" draw:points="0,47 0,26 1088,0 1088,26">
          <text:p/>
        </draw:polygon>
        <draw:polygon draw:style-name="gr48" draw:text-style-name="P49" draw:layer="layout" svg:width="1.087cm" svg:height="0.046cm" svg:x="12.999cm" svg:y="14.347cm" svg:viewBox="0 0 1088 47" draw:points="0,47 0,25 1088,0 1088,21">
          <text:p/>
        </draw:polygon>
        <draw:polygon draw:style-name="gr48" draw:text-style-name="P49" draw:layer="layout" svg:width="1.087cm" svg:height="0.05cm" svg:x="12.999cm" svg:y="14.329cm" svg:viewBox="0 0 1088 51" draw:points="0,51 0,26 1088,0 1088,26">
          <text:p/>
        </draw:polygon>
        <draw:polygon draw:style-name="gr49" draw:text-style-name="P50" draw:layer="layout" svg:width="1.09cm" svg:height="0.046cm" svg:x="12.996cm" svg:y="14.315cm" svg:viewBox="0 0 1091 47" draw:points="3,47 0,26 1091,0 1091,22">
          <text:p/>
        </draw:polygon>
        <draw:polygon draw:style-name="gr50" draw:text-style-name="P51" draw:layer="layout" svg:width="1.09cm" svg:height="0.046cm" svg:x="12.996cm" svg:y="14.301cm" svg:viewBox="0 0 1091 47" draw:points="3,47 0,21 1091,0 1091,21">
          <text:p/>
        </draw:polygon>
        <draw:polygon draw:style-name="gr50" draw:text-style-name="P51" draw:layer="layout" svg:width="1.09cm" svg:height="0.046cm" svg:x="12.996cm" svg:y="14.283cm" svg:viewBox="0 0 1091 47" draw:points="0,47 0,26 1091,0 1091,26">
          <text:p/>
        </draw:polygon>
        <draw:polygon draw:style-name="gr51" draw:text-style-name="P52" draw:layer="layout" svg:width="1.09cm" svg:height="0.049cm" svg:x="12.996cm" svg:y="14.266cm" svg:viewBox="0 0 1091 50" draw:points="0,50 0,26 1091,0 1091,26">
          <text:p/>
        </draw:polygon>
        <draw:polygon draw:style-name="gr51" draw:text-style-name="P52" draw:layer="layout" svg:width="1.09cm" svg:height="0.046cm" svg:x="12.996cm" svg:y="14.252cm" svg:viewBox="0 0 1091 47" draw:points="0,47 0,24 1091,0 1091,21">
          <text:p/>
        </draw:polygon>
        <draw:polygon draw:style-name="gr52" draw:text-style-name="P53" draw:layer="layout" svg:width="1.09cm" svg:height="0.045cm" svg:x="12.996cm" svg:y="14.238cm" svg:viewBox="0 0 1091 46" draw:points="0,46 0,22 1091,0 1091,22">
          <text:p/>
        </draw:polygon>
        <draw:polygon draw:style-name="gr52" draw:text-style-name="P53" draw:layer="layout" svg:width="1.09cm" svg:height="0.046cm" svg:x="12.996cm" svg:y="14.22cm" svg:viewBox="0 0 1091 47" draw:points="0,47 0,26 1091,0 1091,26">
          <text:p/>
        </draw:polygon>
        <draw:polygon draw:style-name="gr53" draw:text-style-name="P54" draw:layer="layout" svg:width="1.09cm" svg:height="0.046cm" svg:x="12.996cm" svg:y="14.206cm" svg:viewBox="0 0 1091 47" draw:points="0,47 0,21 1087,0 1091,21">
          <text:p/>
        </draw:polygon>
        <draw:polygon draw:style-name="gr54" draw:text-style-name="P55" draw:layer="layout" svg:width="1.086cm" svg:height="0.046cm" svg:x="12.996cm" svg:y="14.188cm" svg:viewBox="0 0 1087 47" draw:points="0,47 0,26 1087,0 1087,26">
          <text:p/>
        </draw:polygon>
        <draw:polygon draw:style-name="gr54" draw:text-style-name="P55" draw:layer="layout" svg:width="1.086cm" svg:height="0.046cm" svg:x="12.996cm" svg:y="14.174cm" svg:viewBox="0 0 1087 47" draw:points="0,47 0,21 1087,0 1087,21">
          <text:p/>
        </draw:polygon>
        <draw:polygon draw:style-name="gr55" draw:text-style-name="P56" draw:layer="layout" svg:width="1.086cm" svg:height="0.05cm" svg:x="12.996cm" svg:y="14.156cm" svg:viewBox="0 0 1087 51" draw:points="0,51 0,25 1087,0 1087,25">
          <text:p/>
        </draw:polygon>
        <draw:polygon draw:style-name="gr55" draw:text-style-name="P56" draw:layer="layout" svg:width="1.086cm" svg:height="0.046cm" svg:x="12.996cm" svg:y="14.142cm" svg:viewBox="0 0 1087 47" draw:points="0,47 0,26 1087,0 1087,23">
          <text:p/>
        </draw:polygon>
        <draw:polygon draw:style-name="gr56" draw:text-style-name="P57" draw:layer="layout" svg:width="1.09cm" svg:height="0.049cm" svg:x="12.992cm" svg:y="14.125cm" svg:viewBox="0 0 1091 50" draw:points="4,50 0,25 1091,0 1091,25">
          <text:p/>
        </draw:polygon>
        <draw:polygon draw:style-name="gr56" draw:text-style-name="P57" draw:layer="layout" svg:width="1.09cm" svg:height="0.045cm" svg:x="12.992cm" svg:y="14.111cm" svg:viewBox="0 0 1091 46" draw:points="4,46 0,21 1091,0 1091,21">
          <text:p/>
        </draw:polygon>
        <draw:polygon draw:style-name="gr57" draw:text-style-name="P58" draw:layer="layout" svg:width="1.09cm" svg:height="0.049cm" svg:x="12.992cm" svg:y="14.093cm" svg:viewBox="0 0 1091 50" draw:points="0,50 0,25 1091,0 1091,25">
          <text:p/>
        </draw:polygon>
        <draw:polygon draw:style-name="gr58" draw:text-style-name="P59" draw:layer="layout" svg:width="1.09cm" svg:height="0.046cm" svg:x="12.992cm" svg:y="14.079cm" svg:viewBox="0 0 1091 47" draw:points="0,47 0,25 1088,0 1091,21">
          <text:p/>
        </draw:polygon>
        <draw:polygon draw:style-name="gr58" draw:text-style-name="P59" draw:layer="layout" svg:width="1.09cm" svg:height="0.046cm" svg:x="12.992cm" svg:y="14.065cm" svg:viewBox="0 0 1091 47" draw:points="0,47 0,21 1088,0 1091,21">
          <text:p/>
        </draw:polygon>
        <draw:polygon draw:style-name="gr59" draw:text-style-name="P60" draw:layer="layout" svg:width="1.087cm" svg:height="0.046cm" svg:x="12.992cm" svg:y="14.047cm" svg:viewBox="0 0 1088 47" draw:points="0,47 0,26 1088,0 1088,26">
          <text:p/>
        </draw:polygon>
        <draw:polygon draw:style-name="gr59" draw:text-style-name="P60" draw:layer="layout" svg:width="1.087cm" svg:height="0.046cm" svg:x="12.992cm" svg:y="14.033cm" svg:viewBox="0 0 1088 47" draw:points="0,47 0,21 1088,0 1088,21">
          <text:p/>
        </draw:polygon>
        <draw:polygon draw:style-name="gr60" draw:text-style-name="P61" draw:layer="layout" svg:width="1.087cm" svg:height="0.046cm" svg:x="12.992cm" svg:y="14.015cm" svg:viewBox="0 0 1088 47" draw:points="0,47 0,26 1088,0 1088,26">
          <text:p/>
        </draw:polygon>
        <draw:polygon draw:style-name="gr61" draw:text-style-name="P62" draw:layer="layout" svg:width="1.087cm" svg:height="0.046cm" svg:x="12.992cm" svg:y="14.001cm" svg:viewBox="0 0 1088 47" draw:points="0,47 0,22 1088,0 1088,22">
          <text:p/>
        </draw:polygon>
        <draw:polygon draw:style-name="gr61" draw:text-style-name="P62" draw:layer="layout" svg:width="1.09cm" svg:height="0.045cm" svg:x="12.989cm" svg:y="13.984cm" svg:viewBox="0 0 1091 46" draw:points="3,46 0,24 1091,0 1091,24">
          <text:p/>
        </draw:polygon>
        <draw:polygon draw:style-name="gr62" draw:text-style-name="P63" draw:layer="layout" svg:width="1.09cm" svg:height="0.045cm" svg:x="12.989cm" svg:y="13.97cm" svg:viewBox="0 0 1091 46" draw:points="0,46 0,25 1091,0 1091,22">
          <text:p/>
        </draw:polygon>
        <draw:polygon draw:style-name="gr62" draw:text-style-name="P63" draw:layer="layout" svg:width="1.09cm" svg:height="0.049cm" svg:x="12.989cm" svg:y="13.952cm" svg:viewBox="0 0 1091 50" draw:points="0,50 0,25 1091,0 1091,25">
          <text:p/>
        </draw:polygon>
        <draw:polygon draw:style-name="gr63" draw:text-style-name="P64" draw:layer="layout" svg:width="1.09cm" svg:height="0.046cm" svg:x="12.989cm" svg:y="13.938cm" svg:viewBox="0 0 1091 47" draw:points="0,47 0,21 1091,0 1091,21">
          <text:p/>
        </draw:polygon>
        <draw:polygon draw:style-name="gr63" draw:text-style-name="P64" draw:layer="layout" svg:width="1.09cm" svg:height="0.046cm" svg:x="12.989cm" svg:y="13.92cm" svg:viewBox="0 0 1091 47" draw:points="0,47 0,26 1091,0 1091,26">
          <text:p/>
        </draw:polygon>
        <draw:polygon draw:style-name="gr64" draw:text-style-name="P65" draw:layer="layout" svg:width="1.09cm" svg:height="0.046cm" svg:x="12.989cm" svg:y="13.906cm" svg:viewBox="0 0 1091 47" draw:points="0,47 0,26 1091,0 1091,21">
          <text:p/>
        </draw:polygon>
        <draw:polygon draw:style-name="gr65" draw:text-style-name="P66" draw:layer="layout" svg:width="1.09cm" svg:height="0.05cm" svg:x="12.989cm" svg:y="13.888cm" svg:viewBox="0 0 1091 51" draw:points="0,51 0,26 1087,0 1091,26">
          <text:p/>
        </draw:polygon>
        <draw:polygon draw:style-name="gr65" draw:text-style-name="P66" draw:layer="layout" svg:width="1.09cm" svg:height="0.046cm" svg:x="12.989cm" svg:y="13.874cm" svg:viewBox="0 0 1091 47" draw:points="0,47 0,26 1087,0 1091,26">
          <text:p/>
        </draw:polygon>
        <draw:polygon draw:style-name="gr66" draw:text-style-name="P67" draw:layer="layout" svg:width="1.086cm" svg:height="0.046cm" svg:x="12.989cm" svg:y="13.86cm" svg:viewBox="0 0 1087 47" draw:points="0,47 0,21 1087,0 1087,21">
          <text:p/>
        </draw:polygon>
        <draw:polygon draw:style-name="gr66" draw:text-style-name="P67" draw:layer="layout" svg:width="1.086cm" svg:height="0.045cm" svg:x="12.989cm" svg:y="13.843cm" svg:viewBox="0 0 1087 46" draw:points="0,46 0,24 1087,0 1087,24">
          <text:p/>
        </draw:polygon>
        <draw:polygon draw:style-name="gr67" draw:text-style-name="P68" draw:layer="layout" svg:width="1.086cm" svg:height="0.049cm" svg:x="12.989cm" svg:y="13.825cm" svg:viewBox="0 0 1087 50" draw:points="0,50 0,26 1087,0 1087,26">
          <text:p/>
        </draw:polygon>
        <draw:polygon draw:style-name="gr67" draw:text-style-name="P68" draw:layer="layout" svg:width="1.086cm" svg:height="0.046cm" svg:x="12.989cm" svg:y="13.811cm" svg:viewBox="0 0 1087 47" draw:points="0,47 0,24 1087,0 1087,24">
          <text:p/>
        </draw:polygon>
        <draw:polygon draw:style-name="gr68" draw:text-style-name="P69" draw:layer="layout" svg:width="1.09cm" svg:height="0.046cm" svg:x="12.985cm" svg:y="13.797cm" svg:viewBox="0 0 1091 47" draw:points="4,47 0,21 1091,0 1091,21">
          <text:p/>
        </draw:polygon>
        <draw:polygon draw:style-name="gr69" draw:text-style-name="P70" draw:layer="layout" svg:width="1.09cm" svg:height="0.046cm" svg:x="12.985cm" svg:y="13.779cm" svg:viewBox="0 0 1091 47" draw:points="0,47 0,26 1091,0 1091,26">
          <text:p/>
        </draw:polygon>
        <draw:polygon draw:style-name="gr69" draw:text-style-name="P70" draw:layer="layout" svg:width="1.09cm" svg:height="0.046cm" svg:x="12.985cm" svg:y="13.765cm" svg:viewBox="0 0 1091 47" draw:points="0,47 0,21 1091,0 1091,21">
          <text:p/>
        </draw:polygon>
        <draw:polygon draw:style-name="gr70" draw:text-style-name="P71" draw:layer="layout" svg:width="1.09cm" svg:height="0.047cm" svg:x="12.985cm" svg:y="13.747cm" svg:viewBox="0 0 1091 48" draw:points="0,48 0,26 1088,0 1091,26">
          <text:p/>
        </draw:polygon>
        <draw:polygon draw:style-name="gr70" draw:text-style-name="P71" draw:layer="layout" svg:width="1.087cm" svg:height="0.046cm" svg:x="12.985cm" svg:y="13.733cm" svg:viewBox="0 0 1088 47" draw:points="0,47 0,26 1088,0 1088,22">
          <text:p/>
        </draw:polygon>
        <draw:polygon draw:style-name="gr71" draw:text-style-name="P72" draw:layer="layout" svg:width="1.087cm" svg:height="0.049cm" svg:x="12.985cm" svg:y="13.716cm" svg:viewBox="0 0 1088 50" draw:points="0,50 0,24 1088,0 1088,24">
          <text:p/>
        </draw:polygon>
        <draw:polygon draw:style-name="gr71" draw:text-style-name="P72" draw:layer="layout" svg:width="1.087cm" svg:height="0.046cm" svg:x="12.985cm" svg:y="13.701cm" svg:viewBox="0 0 1088 47" draw:points="0,47 0,26 1088,0 1088,23">
          <text:p/>
        </draw:polygon>
        <draw:polygon draw:style-name="gr72" draw:text-style-name="P73" draw:layer="layout" svg:width="1.087cm" svg:height="0.049cm" svg:x="12.985cm" svg:y="13.684cm" svg:viewBox="0 0 1088 50" draw:points="0,50 0,25 1088,0 1088,25">
          <text:p/>
        </draw:polygon>
        <draw:polygon draw:style-name="gr73" draw:text-style-name="P74" draw:layer="layout" svg:width="1.087cm" svg:height="0.046cm" svg:x="12.985cm" svg:y="13.67cm" svg:viewBox="0 0 1088 47" draw:points="0,47 0,24 1088,0 1088,21">
          <text:p/>
        </draw:polygon>
        <draw:polygon draw:style-name="gr73" draw:text-style-name="P74" draw:layer="layout" svg:width="1.087cm" svg:height="0.049cm" svg:x="12.985cm" svg:y="13.652cm" svg:viewBox="0 0 1088 50" draw:points="0,50 0,25 1088,0 1088,25">
          <text:p/>
        </draw:polygon>
        <draw:polygon draw:style-name="gr74" draw:text-style-name="P75" draw:layer="layout" svg:width="1.087cm" svg:height="0.046cm" svg:x="12.985cm" svg:y="13.638cm" svg:viewBox="0 0 1088 47" draw:points="0,47 0,26 1088,0 1088,22">
          <text:p/>
        </draw:polygon>
        <draw:polygon draw:style-name="gr74" draw:text-style-name="P75" draw:layer="layout" svg:width="1.09cm" svg:height="0.046cm" svg:x="12.982cm" svg:y="13.624cm" svg:viewBox="0 0 1091 47" draw:points="3,47 0,21 1091,0 1091,21">
          <text:p/>
        </draw:polygon>
        <draw:polygon draw:style-name="gr75" draw:text-style-name="P76" draw:layer="layout" svg:width="1.09cm" svg:height="0.046cm" svg:x="12.982cm" svg:y="13.606cm" svg:viewBox="0 0 1091 47" draw:points="3,47 0,26 1091,0 1091,26">
          <text:p/>
        </draw:polygon>
        <draw:polygon draw:style-name="gr76" draw:text-style-name="P77" draw:layer="layout" svg:width="1.09cm" svg:height="0.046cm" svg:x="12.982cm" svg:y="13.592cm" svg:viewBox="0 0 1091 47" draw:points="0,47 0,22 1091,0 1091,22">
          <text:p/>
        </draw:polygon>
        <draw:polygon draw:style-name="gr76" draw:text-style-name="P77" draw:layer="layout" svg:width="1.09cm" svg:height="0.046cm" svg:x="12.982cm" svg:y="13.574cm" svg:viewBox="0 0 1091 47" draw:points="0,47 0,25 1091,0 1091,25">
          <text:p/>
        </draw:polygon>
        <draw:polygon draw:style-name="gr77" draw:text-style-name="P78" draw:layer="layout" svg:width="1.09cm" svg:height="0.046cm" svg:x="12.982cm" svg:y="13.56cm" svg:viewBox="0 0 1091 47" draw:points="0,47 0,22 1087,0 1091,22">
          <text:p/>
        </draw:polygon>
        <draw:polygon draw:style-name="gr77" draw:text-style-name="P78" draw:layer="layout" svg:width="1.086cm" svg:height="0.049cm" svg:x="12.982cm" svg:y="13.543cm" svg:viewBox="0 0 1087 50" draw:points="0,50 0,25 1087,0 1087,25">
          <text:p/>
        </draw:polygon>
        <draw:polygon draw:style-name="gr78" draw:text-style-name="P79" draw:layer="layout" svg:width="1.086cm" svg:height="0.045cm" svg:x="12.982cm" svg:y="13.529cm" svg:viewBox="0 0 1087 46" draw:points="0,46 0,24 1087,0 1087,21">
          <text:p/>
        </draw:polygon>
        <draw:polygon draw:style-name="gr78" draw:text-style-name="P79" draw:layer="layout" svg:width="1.086cm" svg:height="0.046cm" svg:x="12.982cm" svg:y="13.511cm" svg:viewBox="0 0 1087 47" draw:points="0,47 0,26 1087,0 1087,26">
          <text:p/>
        </draw:polygon>
        <draw:polygon draw:style-name="gr79" draw:text-style-name="P80" draw:layer="layout" svg:width="1.086cm" svg:height="0.046cm" svg:x="12.982cm" svg:y="13.497cm" svg:viewBox="0 0 1087 47" draw:points="0,47 0,21 1087,0 1087,21">
          <text:p/>
        </draw:polygon>
        <draw:polygon draw:style-name="gr80" draw:text-style-name="P81" draw:layer="layout" svg:width="1.09cm" svg:height="0.05cm" svg:x="12.978cm" svg:y="13.479cm" svg:viewBox="0 0 1091 51" draw:points="4,51 0,26 1091,0 1091,26">
          <text:p/>
        </draw:polygon>
        <draw:polygon draw:style-name="gr80" draw:text-style-name="P81" draw:layer="layout" svg:width="1.09cm" svg:height="0.046cm" svg:x="12.978cm" svg:y="13.465cm" svg:viewBox="0 0 1091 47" draw:points="4,47 0,26 1091,0 1091,22">
          <text:p/>
        </draw:polygon>
        <draw:polygon draw:style-name="gr81" draw:text-style-name="P82" draw:layer="layout" svg:width="1.09cm" svg:height="0.046cm" svg:x="12.978cm" svg:y="13.451cm" svg:viewBox="0 0 1091 47" draw:points="0,47 0,21 1091,0 1091,21">
          <text:p/>
        </draw:polygon>
        <draw:polygon draw:style-name="gr81" draw:text-style-name="P82" draw:layer="layout" svg:width="1.09cm" svg:height="0.046cm" svg:x="12.978cm" svg:y="13.433cm" svg:viewBox="0 0 1091 47" draw:points="0,47 0,25 1088,0 1091,25">
          <text:p/>
        </draw:polygon>
        <draw:polygon draw:style-name="gr82" draw:text-style-name="P83" draw:layer="layout" svg:width="1.09cm" svg:height="0.046cm" svg:x="12.978cm" svg:y="13.419cm" svg:viewBox="0 0 1091 47" draw:points="0,47 0,22 1088,0 1091,22">
          <text:p/>
        </draw:polygon>
        <draw:polygon draw:style-name="gr82" draw:text-style-name="P83" draw:layer="layout" svg:width="1.087cm" svg:height="0.045cm" svg:x="12.978cm" svg:y="13.402cm" svg:viewBox="0 0 1088 46" draw:points="0,46 0,24 1088,0 1088,24">
          <text:p/>
        </draw:polygon>
        <draw:polygon draw:style-name="gr85" draw:text-style-name="P86" draw:layer="layout" svg:width="1.09cm" svg:height="0.801cm" svg:x="12.689cm" svg:y="13.557cm" svg:viewBox="0 0 1091 802" draw:points="1035,0 1091,88 56,802 0,713">
          <text:p/>
        </draw:polygon>
        <draw:polygon draw:style-name="gr85" draw:text-style-name="P86" draw:layer="layout" svg:width="1.055cm" svg:height="0.741cm" svg:x="12.745cm" svg:y="13.645cm" svg:viewBox="0 0 1056 742" draw:points="1035,0 1056,28 22,742 0,710">
          <text:p/>
        </draw:polygon>
        <draw:polygon draw:style-name="gr86" draw:text-style-name="P87" draw:layer="layout" svg:width="1.051cm" svg:height="0.741cm" svg:x="12.767cm" svg:y="13.673cm" svg:viewBox="0 0 1052 742" draw:points="1034,0 1052,29 17,742 0,710">
          <text:p/>
        </draw:polygon>
        <draw:polygon draw:style-name="gr86" draw:text-style-name="P87" draw:layer="layout" svg:width="1.055cm" svg:height="0.744cm" svg:x="12.784cm" svg:y="13.698cm" svg:viewBox="0 0 1056 745" draw:points="1035,0 1056,32 21,745 0,713">
          <text:p/>
        </draw:polygon>
        <draw:polygon draw:style-name="gr87" draw:text-style-name="P88" draw:layer="layout" svg:width="1.055cm" svg:height="0.741cm" svg:x="12.802cm" svg:y="13.726cm" svg:viewBox="0 0 1056 742" draw:points="1038,0 1056,32 21,742 0,714">
          <text:p/>
        </draw:polygon>
        <draw:polygon draw:style-name="gr88" draw:text-style-name="P89" draw:layer="layout" svg:width="1.055cm" svg:height="0.741cm" svg:x="12.823cm" svg:y="13.754cm" svg:viewBox="0 0 1056 742" draw:points="1035,0 1056,32 21,742 0,714">
          <text:p/>
        </draw:polygon>
        <draw:polygon draw:style-name="gr88" draw:text-style-name="P89" draw:layer="layout" svg:width="1.054cm" svg:height="0.74cm" svg:x="12.841cm" svg:y="13.783cm" svg:viewBox="0 0 1055 741" draw:points="1034,0 1055,28 21,741 0,713">
          <text:p/>
        </draw:polygon>
        <draw:polygon draw:style-name="gr89" draw:text-style-name="P90" draw:layer="layout" svg:width="1.04cm" svg:height="0.723cm" svg:x="12.862cm" svg:y="13.811cm" svg:viewBox="0 0 1041 724" draw:points="1034,0 1041,10 7,724 0,713">
          <text:p/>
        </draw:polygon>
        <draw:polygon draw:style-name="gr90" draw:text-style-name="P91" draw:layer="layout" svg:width="1.041cm" svg:height="0.724cm" svg:x="12.869cm" svg:y="13.821cm" svg:viewBox="0 0 1042 725" draw:points="1034,0 1042,11 7,725 0,714">
          <text:p/>
        </draw:polygon>
        <draw:polygon draw:style-name="gr90" draw:text-style-name="P91" draw:layer="layout" svg:width="1.041cm" svg:height="0.72cm" svg:x="12.876cm" svg:y="13.832cm" svg:viewBox="0 0 1042 721" draw:points="1035,0 1042,7 7,721 0,710">
          <text:p/>
        </draw:polygon>
        <draw:polygon draw:style-name="gr91" draw:text-style-name="P92" draw:layer="layout" svg:width="1.045cm" svg:height="0.723cm" svg:x="12.879cm" svg:y="13.839cm" svg:viewBox="0 0 1046 724" draw:points="1035,0 1046,11 11,724 0,714">
          <text:p/>
        </draw:polygon>
        <draw:polygon draw:style-name="gr92" draw:text-style-name="P93" draw:layer="layout" svg:width="1.041cm" svg:height="0.723cm" svg:x="12.886cm" svg:y="13.85cm" svg:viewBox="0 0 1042 724" draw:points="1035,0 1042,10 8,724 0,713">
          <text:p/>
        </draw:polygon>
        <draw:polygon draw:style-name="gr93" draw:text-style-name="P94" draw:layer="layout" svg:width="1.04cm" svg:height="0.72cm" svg:x="12.894cm" svg:y="13.86cm" svg:viewBox="0 0 1041 721" draw:points="1034,0 1041,11 7,721 0,714">
          <text:p/>
        </draw:polygon>
        <draw:polygon draw:style-name="gr94" draw:text-style-name="P95" draw:layer="layout" svg:width="1.04cm" svg:height="0.723cm" svg:x="12.901cm" svg:y="13.867cm" svg:viewBox="0 0 1041 724" draw:points="1034,0 1041,11 7,724 0,714">
          <text:p/>
        </draw:polygon>
        <draw:polygon draw:style-name="gr95" draw:text-style-name="P96" draw:layer="layout" svg:width="1.04cm" svg:height="0.723cm" svg:x="12.908cm" svg:y="13.878cm" svg:viewBox="0 0 1041 724" draw:points="1034,0 1041,10 7,724 0,713">
          <text:p/>
        </draw:polygon>
        <draw:polygon draw:style-name="gr96" draw:text-style-name="P97" draw:layer="layout" svg:width="1.04cm" svg:height="0.724cm" svg:x="12.915cm" svg:y="13.888cm" svg:viewBox="0 0 1041 725" draw:points="1034,0 1041,11 7,725 0,714">
          <text:p/>
        </draw:polygon>
        <draw:polygon draw:style-name="gr97" draw:text-style-name="P98" draw:layer="layout" svg:width="1.04cm" svg:height="0.72cm" svg:x="12.922cm" svg:y="13.899cm" svg:viewBox="0 0 1041 721" draw:points="1034,0 1041,11 7,721 0,710">
          <text:p/>
        </draw:polygon>
        <draw:polygon draw:style-name="gr98" draw:text-style-name="P99" draw:layer="layout" svg:width="1.041cm" svg:height="0.723cm" svg:x="12.929cm" svg:y="13.906cm" svg:viewBox="0 0 1042 724" draw:points="1034,0 1042,11 7,724 0,714">
          <text:p/>
        </draw:polygon>
        <draw:polygon draw:style-name="gr99" draw:text-style-name="P100" draw:layer="layout" svg:width="1.041cm" svg:height="0.723cm" svg:x="12.932cm" svg:y="13.917cm" svg:viewBox="0 0 1042 724" draw:points="1035,0 1042,10 11,724 0,713">
          <text:p/>
        </draw:polygon>
        <draw:polygon draw:style-name="gr100" draw:text-style-name="P101" draw:layer="layout" svg:width="1.041cm" svg:height="0.72cm" svg:x="12.939cm" svg:y="13.927cm" svg:viewBox="0 0 1042 721" draw:points="1035,0 1042,11 7,721 0,714">
          <text:p/>
        </draw:polygon>
        <draw:polygon draw:style-name="gr101" draw:text-style-name="P102" draw:layer="layout" svg:width="1.041cm" svg:height="0.719cm" svg:x="12.946cm" svg:y="13.938cm" svg:viewBox="0 0 1042 720" draw:points="1035,0 1042,7 8,720 0,710">
          <text:p/>
        </draw:polygon>
        <draw:polygon draw:style-name="gr102" draw:text-style-name="P103" draw:layer="layout" svg:width="1.04cm" svg:height="0.723cm" svg:x="12.954cm" svg:y="13.945cm" svg:viewBox="0 0 1041 724" draw:points="1034,0 1041,10 7,724 0,713">
          <text:p/>
        </draw:polygon>
        <draw:polygon draw:style-name="gr103" draw:text-style-name="P104" draw:layer="layout" svg:width="1.04cm" svg:height="0.724cm" svg:x="12.961cm" svg:y="13.955cm" svg:viewBox="0 0 1041 725" draw:points="1034,0 1041,11 7,725 0,714">
          <text:p/>
        </draw:polygon>
        <draw:polygon draw:style-name="gr104" draw:text-style-name="P105" draw:layer="layout" svg:width="1.04cm" svg:height="0.723cm" svg:x="12.968cm" svg:y="13.966cm" svg:viewBox="0 0 1041 724" draw:points="1034,0 1041,11 7,724 0,710">
          <text:p/>
        </draw:polygon>
        <draw:polygon draw:style-name="gr104" draw:text-style-name="P105" draw:layer="layout" svg:width="1.04cm" svg:height="0.723cm" svg:x="12.975cm" svg:y="13.973cm" svg:viewBox="0 0 1041 724" draw:points="1034,0 1041,11 7,724 0,714">
          <text:p/>
        </draw:polygon>
        <draw:polygon draw:style-name="gr105" draw:text-style-name="P106" draw:layer="layout" svg:width="1.037cm" svg:height="0.719cm" svg:x="12.982cm" svg:y="13.984cm" svg:viewBox="0 0 1038 720" draw:points="1031,0 1038,7 3,720 0,713">
          <text:p/>
        </draw:polygon>
        <draw:polygon draw:style-name="gr106" draw:text-style-name="P107" draw:layer="layout" svg:width="1.037cm" svg:height="0.719cm" svg:x="12.985cm" svg:y="13.991cm" svg:viewBox="0 0 1038 720" draw:points="1035,0 1038,7 4,720 0,713">
          <text:p/>
        </draw:polygon>
        <draw:polygon draw:style-name="gr106" draw:text-style-name="P107" draw:layer="layout" svg:width="1.037cm" svg:height="0.716cm" svg:x="12.989cm" svg:y="13.998cm" svg:viewBox="0 0 1038 717" draw:points="1034,0 1038,7 3,717 0,710">
          <text:p/>
        </draw:polygon>
        <draw:polygon draw:style-name="gr107" draw:text-style-name="P108" draw:layer="layout" svg:width="1.041cm" svg:height="0.72cm" svg:x="12.992cm" svg:y="14.001cm" svg:viewBox="0 0 1042 721" draw:points="1035,0 1042,7 4,721 0,714">
          <text:p/>
        </draw:polygon>
        <draw:polygon draw:style-name="gr108" draw:text-style-name="P109" draw:layer="layout" svg:width="1.041cm" svg:height="0.72cm" svg:x="12.996cm" svg:y="14.008cm" svg:viewBox="0 0 1042 721" draw:points="1038,0 1042,7 8,721 0,714">
          <text:p/>
        </draw:polygon>
        <draw:polygon draw:style-name="gr109" draw:text-style-name="P110" draw:layer="layout" svg:width="1.037cm" svg:height="0.72cm" svg:x="13.003cm" svg:y="14.015cm" svg:viewBox="0 0 1038 721" draw:points="1035,0 1038,8 3,721 0,714">
          <text:p/>
        </draw:polygon>
        <draw:polygon draw:style-name="gr110" draw:text-style-name="P111" draw:layer="layout" svg:width="1.038cm" svg:height="0.72cm" svg:x="13.006cm" svg:y="14.022cm" svg:viewBox="0 0 1039 721" draw:points="1035,0 1039,7 4,721 0,713">
          <text:p/>
        </draw:polygon>
        <draw:polygon draw:style-name="gr111" draw:text-style-name="P112" draw:layer="layout" svg:width="1.037cm" svg:height="0.72cm" svg:x="13.01cm" svg:y="14.026cm" svg:viewBox="0 0 1038 721" draw:points="1035,0 1038,7 7,721 0,713">
          <text:p/>
        </draw:polygon>
        <draw:polygon draw:style-name="gr112" draw:text-style-name="P113" draw:layer="layout" svg:width="1.041cm" svg:height="0.72cm" svg:x="13.013cm" svg:y="14.033cm" svg:viewBox="0 0 1042 721" draw:points="1035,0 1042,7 8,721 0,714">
          <text:p/>
        </draw:polygon>
        <draw:polygon draw:style-name="gr113" draw:text-style-name="P114" draw:layer="layout" svg:width="1.041cm" svg:height="0.72cm" svg:x="13.017cm" svg:y="14.04cm" svg:viewBox="0 0 1042 721" draw:points="1038,0 1042,7 7,721 0,714">
          <text:p/>
        </draw:polygon>
        <draw:polygon draw:style-name="gr114" draw:text-style-name="P115" draw:layer="layout" svg:width="1.037cm" svg:height="0.72cm" svg:x="13.024cm" svg:y="14.047cm" svg:viewBox="0 0 1038 721" draw:points="1035,0 1038,7 4,721 0,714">
          <text:p/>
        </draw:polygon>
        <draw:polygon draw:style-name="gr115" draw:text-style-name="P116" draw:layer="layout" svg:width="1.037cm" svg:height="0.716cm" svg:x="13.028cm" svg:y="14.054cm" svg:viewBox="0 0 1038 717" draw:points="1034,0 1038,7 3,717 0,710">
          <text:p/>
        </draw:polygon>
        <draw:polygon draw:style-name="gr116" draw:text-style-name="P117" draw:layer="layout" svg:width="1.041cm" svg:height="0.719cm" svg:x="13.031cm" svg:y="14.058cm" svg:viewBox="0 0 1042 720" draw:points="1035,0 1042,7 7,720 0,713">
          <text:p/>
        </draw:polygon>
        <draw:polygon draw:style-name="gr117" draw:text-style-name="P118" draw:layer="layout" svg:width="1.04cm" svg:height="0.719cm" svg:x="13.035cm" svg:y="14.065cm" svg:viewBox="0 0 1041 720" draw:points="1034,0 1041,7 7,720 0,713">
          <text:p/>
        </draw:polygon>
        <draw:polygon draw:style-name="gr118" draw:text-style-name="P119" draw:layer="layout" svg:width="1.037cm" svg:height="0.719cm" svg:x="13.042cm" svg:y="14.072cm" svg:viewBox="0 0 1038 720" draw:points="1034,0 1038,7 3,720 0,713">
          <text:p/>
        </draw:polygon>
        <draw:polygon draw:style-name="gr119" draw:text-style-name="P120" draw:layer="layout" svg:width="1.037cm" svg:height="0.716cm" svg:x="13.045cm" svg:y="14.079cm" svg:viewBox="0 0 1038 717" draw:points="1035,0 1038,7 4,717 0,710">
          <text:p/>
        </draw:polygon>
        <draw:polygon draw:style-name="gr120" draw:text-style-name="P121" draw:layer="layout" svg:width="1.037cm" svg:height="0.72cm" svg:x="13.049cm" svg:y="14.082cm" svg:viewBox="0 0 1038 721" draw:points="1034,0 1038,7 3,721 0,714">
          <text:p/>
        </draw:polygon>
        <draw:polygon draw:style-name="gr121" draw:text-style-name="P122" draw:layer="layout" svg:width="1.041cm" svg:height="0.72cm" svg:x="13.052cm" svg:y="14.089cm" svg:viewBox="0 0 1042 721" draw:points="1035,0 1042,8 4,721 0,714">
          <text:p/>
        </draw:polygon>
        <draw:polygon draw:style-name="gr122" draw:text-style-name="P123" draw:layer="layout" svg:width="1.041cm" svg:height="0.719cm" svg:x="13.056cm" svg:y="14.097cm" svg:viewBox="0 0 1042 720" draw:points="1038,0 1042,7 7,720 0,713">
          <text:p/>
        </draw:polygon>
        <draw:polygon draw:style-name="gr123" draw:text-style-name="P124" draw:layer="layout" svg:width="1.037cm" svg:height="0.719cm" svg:x="13.063cm" svg:y="14.104cm" svg:viewBox="0 0 1038 720" draw:points="1035,0 1038,7 3,720 0,713">
          <text:p/>
        </draw:polygon>
        <draw:polygon draw:style-name="gr124" draw:text-style-name="P125" draw:layer="layout" svg:width="1.038cm" svg:height="0.72cm" svg:x="13.066cm" svg:y="14.107cm" svg:viewBox="0 0 1039 721" draw:points="1035,0 1039,7 4,721 0,714">
          <text:p/>
        </draw:polygon>
        <draw:polygon draw:style-name="gr125" draw:text-style-name="P126" draw:layer="layout" svg:width="1.037cm" svg:height="0.72cm" svg:x="13.07cm" svg:y="14.114cm" svg:viewBox="0 0 1038 721" draw:points="1035,0 1038,7 7,721 0,714">
          <text:p/>
        </draw:polygon>
        <draw:polygon draw:style-name="gr126" draw:text-style-name="P127" draw:layer="layout" svg:width="1.041cm" svg:height="0.72cm" svg:x="13.073cm" svg:y="14.121cm" svg:viewBox="0 0 1042 721" draw:points="1035,0 1042,7 8,721 0,714">
          <text:p/>
        </draw:polygon>
        <draw:polygon draw:style-name="gr127" draw:text-style-name="P128" draw:layer="layout" svg:width="1.041cm" svg:height="0.72cm" svg:x="13.077cm" svg:y="14.128cm" svg:viewBox="0 0 1042 721" draw:points="1038,0 1042,7 7,721 0,714">
          <text:p/>
        </draw:polygon>
        <draw:polygon draw:style-name="gr128" draw:text-style-name="P129" draw:layer="layout" svg:width="1.037cm" svg:height="0.719cm" svg:x="13.084cm" svg:y="14.132cm" svg:viewBox="0 0 1038 720" draw:points="1035,0 1038,7 4,720 0,713">
          <text:p/>
        </draw:polygon>
        <draw:polygon draw:style-name="gr129" draw:text-style-name="P130" draw:layer="layout" svg:width="1.04cm" svg:height="0.72cm" svg:x="13.088cm" svg:y="14.139cm" svg:viewBox="0 0 1041 721" draw:points="1034,0 1041,7 3,721 0,713">
          <text:p/>
        </draw:polygon>
        <draw:polygon draw:style-name="gr130" draw:text-style-name="P131" draw:layer="layout" svg:width="1.041cm" svg:height="0.72cm" svg:x="13.091cm" svg:y="14.146cm" svg:viewBox="0 0 1042 721" draw:points="1035,0 1042,7 7,721 0,714">
          <text:p/>
        </draw:polygon>
        <draw:polygon draw:style-name="gr130" draw:text-style-name="P131" draw:layer="layout" svg:width="1.04cm" svg:height="0.72cm" svg:x="13.095cm" svg:y="14.153cm" svg:viewBox="0 0 1041 721" draw:points="1034,0 1041,7 7,721 0,714">
          <text:p/>
        </draw:polygon>
        <draw:polygon draw:style-name="gr131" draw:text-style-name="P132" draw:layer="layout" svg:width="1.037cm" svg:height="0.716cm" svg:x="13.102cm" svg:y="14.16cm" svg:viewBox="0 0 1038 717" draw:points="1034,0 1038,4 3,717 0,710">
          <text:p/>
        </draw:polygon>
        <draw:polygon draw:style-name="gr132" draw:text-style-name="P133" draw:layer="layout" svg:width="1.037cm" svg:height="0.716cm" svg:x="13.105cm" svg:y="14.164cm" svg:viewBox="0 0 1038 717" draw:points="1035,0 1038,7 4,717 0,713">
          <text:p/>
        </draw:polygon>
        <draw:polygon draw:style-name="gr132" draw:text-style-name="P133" draw:layer="layout" svg:width="1.041cm" svg:height="0.72cm" svg:x="13.105cm" svg:y="14.167cm" svg:viewBox="0 0 1042 721" draw:points="1035,0 1042,7 7,721 0,714">
          <text:p/>
        </draw:polygon>
        <draw:polygon draw:style-name="gr133" draw:text-style-name="P134" draw:layer="layout" svg:width="1.034cm" svg:height="0.716cm" svg:x="13.112cm" svg:y="14.174cm" svg:viewBox="0 0 1035 717" draw:points="1031,0 1035,4 0,717 0,710">
          <text:p/>
        </draw:polygon>
        <draw:polygon draw:style-name="gr134" draw:text-style-name="P135" draw:layer="layout" svg:width="1.041cm" svg:height="0.716cm" svg:x="13.112cm" svg:y="14.178cm" svg:viewBox="0 0 1042 717" draw:points="1035,0 1042,7 4,717 0,713">
          <text:p/>
        </draw:polygon>
        <draw:polygon draw:style-name="gr135" draw:text-style-name="P136" draw:layer="layout" svg:width="1.037cm" svg:height="0.72cm" svg:x="13.116cm" svg:y="14.181cm" svg:viewBox="0 0 1038 721" draw:points="1034,0 1038,7 3,721 0,714">
          <text:p/>
        </draw:polygon>
        <draw:polygon draw:style-name="gr136" draw:text-style-name="P137" draw:layer="layout" svg:width="1.037cm" svg:height="0.716cm" svg:x="13.119cm" svg:y="14.188cm" svg:viewBox="0 0 1038 717" draw:points="1035,0 1038,4 4,717 0,710">
          <text:p/>
        </draw:polygon>
        <draw:polygon draw:style-name="gr137" draw:text-style-name="P138" draw:layer="layout" svg:width="1.037cm" svg:height="0.716cm" svg:x="13.123cm" svg:y="14.192cm" svg:viewBox="0 0 1038 717" draw:points="1034,0 1038,7 3,717 0,713">
          <text:p/>
        </draw:polygon>
        <draw:polygon draw:style-name="gr138" draw:text-style-name="P139" draw:layer="layout" svg:width="1.038cm" svg:height="0.72cm" svg:x="13.126cm" svg:y="14.195cm" svg:viewBox="0 0 1039 721" draw:points="1035,0 1039,7 4,721 0,714">
          <text:p/>
        </draw:polygon>
        <draw:polygon draw:style-name="gr139" draw:text-style-name="P140" draw:layer="layout" svg:width="1.037cm" svg:height="0.716cm" svg:x="13.13cm" svg:y="14.202cm" svg:viewBox="0 0 1038 717" draw:points="1035,0 1038,4 3,717 0,714">
          <text:p/>
        </draw:polygon>
        <draw:polygon draw:style-name="gr140" draw:text-style-name="P141" draw:layer="layout" svg:width="1.038cm" svg:height="0.716cm" svg:x="13.133cm" svg:y="14.206cm" svg:viewBox="0 0 1039 717" draw:points="1035,0 1039,7 4,717 0,713">
          <text:p/>
        </draw:polygon>
        <draw:polygon draw:style-name="gr141" draw:text-style-name="P142" draw:layer="layout" svg:width="1.037cm" svg:height="0.716cm" svg:x="13.137cm" svg:y="14.213cm" svg:viewBox="0 0 1038 717" draw:points="1035,0 1038,3 3,717 0,710">
          <text:p/>
        </draw:polygon>
        <draw:polygon draw:style-name="gr142" draw:text-style-name="P143" draw:layer="layout" svg:width="1.038cm" svg:height="0.717cm" svg:x="13.14cm" svg:y="14.216cm" svg:viewBox="0 0 1039 718" draw:points="1035,0 1039,4 4,718 0,714">
          <text:p/>
        </draw:polygon>
        <draw:polygon draw:style-name="gr143" draw:text-style-name="P144" draw:layer="layout" svg:width="1.037cm" svg:height="0.716cm" svg:x="13.144cm" svg:y="14.22cm" svg:viewBox="0 0 1038 717" draw:points="1035,0 1038,7 4,717 0,714">
          <text:p/>
        </draw:polygon>
        <draw:polygon draw:style-name="gr144" draw:text-style-name="P145" draw:layer="layout" svg:width="1.037cm" svg:height="0.716cm" svg:x="13.148cm" svg:y="14.227cm" svg:viewBox="0 0 1038 717" draw:points="1034,0 1038,4 3,717 0,710">
          <text:p/>
        </draw:polygon>
        <draw:polygon draw:style-name="gr145" draw:text-style-name="P146" draw:layer="layout" svg:width="1.037cm" svg:height="0.716cm" svg:x="13.151cm" svg:y="14.231cm" svg:viewBox="0 0 1038 717" draw:points="1035,0 1038,3 4,717 0,713">
          <text:p/>
        </draw:polygon>
        <draw:polygon draw:style-name="gr146" draw:text-style-name="P147" draw:layer="layout" svg:width="1.041cm" svg:height="0.72cm" svg:x="13.151cm" svg:y="14.234cm" svg:viewBox="0 0 1042 721" draw:points="1038,0 1042,7 7,721 0,714">
          <text:p/>
        </draw:polygon>
        <draw:polygon draw:style-name="gr147" draw:text-style-name="P148" draw:layer="layout" svg:width="1.037cm" svg:height="0.716cm" svg:x="13.155cm" svg:y="14.241cm" svg:viewBox="0 0 1038 717" draw:points="1034,0 1038,4 3,717 0,710">
          <text:p/>
        </draw:polygon>
        <draw:polygon draw:style-name="gr148" draw:text-style-name="P149" draw:layer="layout" svg:width="1.041cm" svg:height="0.716cm" svg:x="13.158cm" svg:y="14.245cm" svg:viewBox="0 0 1042 717" draw:points="1035,0 1042,7 7,717 0,713">
          <text:p/>
        </draw:polygon>
        <draw:polygon draw:style-name="gr149" draw:text-style-name="P150" draw:layer="layout" svg:width="1.037cm" svg:height="0.72cm" svg:x="13.162cm" svg:y="14.248cm" svg:viewBox="0 0 1038 721" draw:points="1034,0 1038,7 3,721 0,714">
          <text:p/>
        </draw:polygon>
        <draw:polygon draw:style-name="gr150" draw:text-style-name="P151" draw:layer="layout" svg:width="1.037cm" svg:height="0.716cm" svg:x="13.165cm" svg:y="14.255cm" svg:viewBox="0 0 1038 717" draw:points="1035,0 1038,4 4,717 0,710">
          <text:p/>
        </draw:polygon>
        <draw:polygon draw:style-name="gr151" draw:text-style-name="P152" draw:layer="layout" svg:width="1.037cm" svg:height="0.716cm" svg:x="13.169cm" svg:y="14.259cm" svg:viewBox="0 0 1038 717" draw:points="1034,0 1038,7 3,717 0,713">
          <text:p/>
        </draw:polygon>
        <draw:polygon draw:style-name="gr151" draw:text-style-name="P152" draw:layer="layout" svg:width="1.037cm" svg:height="0.72cm" svg:x="13.172cm" svg:y="14.262cm" svg:viewBox="0 0 1038 721" draw:points="1035,0 1038,7 4,721 0,714">
          <text:p/>
        </draw:polygon>
        <draw:polygon draw:style-name="gr152" draw:text-style-name="P153" draw:layer="layout" svg:width="1.249cm" svg:height="1.023cm" svg:x="13.176cm" svg:y="14.269cm" svg:viewBox="0 0 1250 1024" draw:points="1033,0 1250,311 215,1024 0,710">
          <text:p/>
        </draw:polygon>
        <draw:path draw:style-name="gr153" draw:text-style-name="P154" draw:layer="layout" svg:width="1.027cm" svg:height="1.267cm" svg:x="13.031cm" svg:y="13.92cm" svg:viewBox="0 0 1028 1268" svg:d="M554 0c-14 0-28 0-46 0-254 7-423 60-508 95 0 50 14 753 14 753 0 0 4 77 57 123 60 53 278 191 458 297 173-113 393-258 449-318 46-46 50-123 50-123 0 0-18-707-18-756-81-32-230-71-456-71zM28 113c96-35 251-81 484-85 14 0 28 0 42 0 201 0 343 32 428 64 3 120 14 713 17 735-3 3-3 67-42 105-53 53-262 194-431 304-170-102-381-233-438-286-38-35-42-95-46-102 0-21-10-612-14-735z">
          <text:p/>
        </draw:path>
        <draw:polygon draw:style-name="gr154" draw:text-style-name="P155" draw:layer="layout" svg:width="0.973cm" svg:height="0.025cm" svg:x="13.335cm" svg:y="14.181cm" svg:viewBox="0 0 974 26" draw:points="974,0 974,4 0,26 0,22">
          <text:p/>
        </draw:polygon>
        <draw:polygon draw:style-name="gr155" draw:text-style-name="P156" draw:layer="layout" svg:width="0.973cm" svg:height="0.028cm" svg:x="13.335cm" svg:y="14.181cm" svg:viewBox="0 0 974 29" draw:points="974,0 974,8 0,29 0,22">
          <text:p/>
        </draw:polygon>
        <draw:polygon draw:style-name="gr156" draw:text-style-name="P157" draw:layer="layout" svg:width="0.973cm" svg:height="0.028cm" svg:x="13.335cm" svg:y="14.185cm" svg:viewBox="0 0 974 29" draw:points="974,0 974,7 0,29 0,21">
          <text:p/>
        </draw:polygon>
        <draw:polygon draw:style-name="gr157" draw:text-style-name="P158" draw:layer="layout" svg:width="0.973cm" svg:height="0.025cm" svg:x="13.335cm" svg:y="14.188cm" svg:viewBox="0 0 974 26" draw:points="974,0 974,4 0,26 0,22">
          <text:p/>
        </draw:polygon>
        <draw:polygon draw:style-name="gr158" draw:text-style-name="P159" draw:layer="layout" svg:width="0.973cm" svg:height="0.024cm" svg:x="13.335cm" svg:y="14.192cm" svg:viewBox="0 0 974 25" draw:points="974,0 974,3 0,25 0,22">
          <text:p/>
        </draw:polygon>
        <draw:polygon draw:style-name="gr159" draw:text-style-name="P160" draw:layer="layout" svg:width="0.973cm" svg:height="0.028cm" svg:x="13.335cm" svg:y="14.192cm" svg:viewBox="0 0 974 29" draw:points="974,0 974,7 0,29 0,22">
          <text:p/>
        </draw:polygon>
        <draw:polygon draw:style-name="gr160" draw:text-style-name="P161" draw:layer="layout" svg:width="0.977cm" svg:height="0.026cm" svg:x="13.335cm" svg:y="14.195cm" svg:viewBox="0 0 978 27" draw:points="974,0 978,5 0,27 0,22">
          <text:p/>
        </draw:polygon>
        <draw:polygon draw:style-name="gr161" draw:text-style-name="P162" draw:layer="layout" svg:width="0.977cm" svg:height="0.025cm" svg:x="13.335cm" svg:y="14.199cm" svg:viewBox="0 0 978 26" draw:points="974,0 978,3 0,26 0,22">
          <text:p/>
        </draw:polygon>
        <draw:polygon draw:style-name="gr162" draw:text-style-name="P163" draw:layer="layout" svg:width="0.977cm" svg:height="0.028cm" svg:x="13.335cm" svg:y="14.199cm" svg:viewBox="0 0 978 29" draw:points="974,0 978,7 0,29 0,22">
          <text:p/>
        </draw:polygon>
        <draw:polygon draw:style-name="gr163" draw:text-style-name="P164" draw:layer="layout" svg:width="0.977cm" svg:height="0.029cm" svg:x="13.335cm" svg:y="14.202cm" svg:viewBox="0 0 978 30" draw:points="978,0 978,7 0,30 0,23">
          <text:p/>
        </draw:polygon>
        <draw:polygon draw:style-name="gr164" draw:text-style-name="P165" draw:layer="layout" svg:width="0.977cm" svg:height="0.025cm" svg:x="13.335cm" svg:y="14.206cm" svg:viewBox="0 0 978 26" draw:points="978,0 978,3 0,26 0,22">
          <text:p/>
        </draw:polygon>
        <draw:polygon draw:style-name="gr165" draw:text-style-name="P166" draw:layer="layout" svg:width="0.977cm" svg:height="0.028cm" svg:x="13.335cm" svg:y="14.206cm" svg:viewBox="0 0 978 29" draw:points="978,0 978,8 0,29 0,22">
          <text:p/>
        </draw:polygon>
        <draw:polygon draw:style-name="gr166" draw:text-style-name="P167" draw:layer="layout" svg:width="0.977cm" svg:height="0.03cm" svg:x="13.335cm" svg:y="14.209cm" svg:viewBox="0 0 978 31" draw:points="978,0 978,8 0,31 0,23">
          <text:p/>
        </draw:polygon>
        <draw:polygon draw:style-name="gr167" draw:text-style-name="P168" draw:layer="layout" svg:width="0.977cm" svg:height="0.028cm" svg:x="13.335cm" svg:y="14.213cm" svg:viewBox="0 0 978 29" draw:points="978,0 978,7 0,29 0,21">
          <text:p/>
        </draw:polygon>
        <draw:polygon draw:style-name="gr168" draw:text-style-name="P169" draw:layer="layout" svg:width="0.977cm" svg:height="0.028cm" svg:x="13.335cm" svg:y="14.213cm" svg:viewBox="0 0 978 29" draw:points="978,0 978,7 0,29 0,26">
          <text:p/>
        </draw:polygon>
        <draw:polygon draw:style-name="gr169" draw:text-style-name="P170" draw:layer="layout" svg:width="0.977cm" svg:height="0.029cm" svg:x="13.335cm" svg:y="14.216cm" svg:viewBox="0 0 978 30" draw:points="978,0 978,8 0,30 0,23">
          <text:p/>
        </draw:polygon>
        <draw:polygon draw:style-name="gr170" draw:text-style-name="P171" draw:layer="layout" svg:width="0.977cm" svg:height="0.028cm" svg:x="13.335cm" svg:y="14.22cm" svg:viewBox="0 0 978 29" draw:points="978,0 978,7 0,29 0,22">
          <text:p/>
        </draw:polygon>
        <draw:polygon draw:style-name="gr171" draw:text-style-name="P172" draw:layer="layout" svg:width="0.977cm" svg:height="0.024cm" svg:x="13.335cm" svg:y="14.224cm" svg:viewBox="0 0 978 25" draw:points="978,0 978,3 0,25 0,22">
          <text:p/>
        </draw:polygon>
        <draw:polygon draw:style-name="gr172" draw:text-style-name="P173" draw:layer="layout" svg:width="0.977cm" svg:height="0.028cm" svg:x="13.335cm" svg:y="14.224cm" svg:viewBox="0 0 978 29" draw:points="978,0 978,7 0,29 0,25">
          <text:p/>
        </draw:polygon>
        <draw:polygon draw:style-name="gr173" draw:text-style-name="P174" draw:layer="layout" svg:width="0.977cm" svg:height="0.028cm" svg:x="13.335cm" svg:y="14.227cm" svg:viewBox="0 0 978 29" draw:points="978,0 978,7 0,29 0,22">
          <text:p/>
        </draw:polygon>
        <draw:polygon draw:style-name="gr174" draw:text-style-name="P175" draw:layer="layout" svg:width="0.977cm" svg:height="0.024cm" svg:x="13.335cm" svg:y="14.231cm" svg:viewBox="0 0 978 25" draw:points="978,0 978,3 0,25 0,22">
          <text:p/>
        </draw:polygon>
        <draw:polygon draw:style-name="gr175" draw:text-style-name="P176" draw:layer="layout" svg:width="0.977cm" svg:height="0.025cm" svg:x="13.335cm" svg:y="14.234cm" svg:viewBox="0 0 978 26" draw:points="978,0 978,4 0,26 0,22">
          <text:p/>
        </draw:polygon>
        <draw:polygon draw:style-name="gr176" draw:text-style-name="P177" draw:layer="layout" svg:width="0.977cm" svg:height="0.028cm" svg:x="13.335cm" svg:y="14.234cm" svg:viewBox="0 0 978 29" draw:points="978,0 978,8 0,29 0,22">
          <text:p/>
        </draw:polygon>
        <draw:polygon draw:style-name="gr177" draw:text-style-name="P178" draw:layer="layout" svg:width="0.977cm" svg:height="0.028cm" svg:x="13.335cm" svg:y="14.238cm" svg:viewBox="0 0 978 29" draw:points="978,0 978,7 0,29 0,21">
          <text:p/>
        </draw:polygon>
        <draw:polygon draw:style-name="gr177" draw:text-style-name="P178" draw:layer="layout" svg:width="0.977cm" svg:height="0.025cm" svg:x="13.335cm" svg:y="14.241cm" svg:viewBox="0 0 978 26" draw:points="978,0 978,5 0,26 0,19">
          <text:p/>
        </draw:polygon>
        <draw:polygon draw:style-name="gr178" draw:text-style-name="P179" draw:layer="layout" svg:width="0.977cm" svg:height="0.028cm" svg:x="13.335cm" svg:y="14.241cm" svg:viewBox="0 0 978 29" draw:points="978,0 978,7 0,29 0,21">
          <text:p/>
        </draw:polygon>
        <draw:polygon draw:style-name="gr179" draw:text-style-name="P180" draw:layer="layout" svg:width="0.977cm" svg:height="0.028cm" svg:x="13.335cm" svg:y="14.245cm" svg:viewBox="0 0 978 29" draw:points="978,0 978,7 0,29 0,22">
          <text:p/>
        </draw:polygon>
        <draw:polygon draw:style-name="gr180" draw:text-style-name="P181" draw:layer="layout" svg:width="0.977cm" svg:height="0.025cm" svg:x="13.335cm" svg:y="14.248cm" svg:viewBox="0 0 978 26" draw:points="978,0 978,4 0,26 0,22">
          <text:p/>
        </draw:polygon>
        <draw:polygon draw:style-name="gr181" draw:text-style-name="P182" draw:layer="layout" svg:width="0.977cm" svg:height="0.028cm" svg:x="13.335cm" svg:y="14.248cm" svg:viewBox="0 0 978 29" draw:points="978,0 978,7 0,29 0,22">
          <text:p/>
        </draw:polygon>
        <draw:polygon draw:style-name="gr182" draw:text-style-name="P183" draw:layer="layout" svg:width="0.977cm" svg:height="0.028cm" svg:x="13.335cm" svg:y="14.252cm" svg:viewBox="0 0 978 29" draw:points="978,0 978,7 0,29 0,22">
          <text:p/>
        </draw:polygon>
        <draw:polygon draw:style-name="gr182" draw:text-style-name="P183" draw:layer="layout" svg:width="0.977cm" svg:height="0.025cm" svg:x="13.335cm" svg:y="14.255cm" svg:viewBox="0 0 978 26" draw:points="978,0 978,4 0,26 0,22">
          <text:p/>
        </draw:polygon>
        <draw:polygon draw:style-name="gr183" draw:text-style-name="P184" draw:layer="layout" svg:width="0.977cm" svg:height="0.024cm" svg:x="13.335cm" svg:y="14.259cm" svg:viewBox="0 0 978 25" draw:points="978,0 978,3 0,25 0,22">
          <text:p/>
        </draw:polygon>
        <draw:polygon draw:style-name="gr184" draw:text-style-name="P185" draw:layer="layout" svg:width="0.977cm" svg:height="0.028cm" svg:x="13.335cm" svg:y="14.259cm" svg:viewBox="0 0 978 29" draw:points="978,0 978,8 0,29 0,22">
          <text:p/>
        </draw:polygon>
        <draw:polygon draw:style-name="gr185" draw:text-style-name="P186" draw:layer="layout" svg:width="0.977cm" svg:height="0.025cm" svg:x="13.335cm" svg:y="14.262cm" svg:viewBox="0 0 978 26" draw:points="978,0 978,4 0,26 0,22">
          <text:p/>
        </draw:polygon>
        <draw:polygon draw:style-name="gr186" draw:text-style-name="P187" draw:layer="layout" svg:width="0.977cm" svg:height="0.025cm" svg:x="13.335cm" svg:y="14.266cm" svg:viewBox="0 0 978 26" draw:points="978,0 978,4 0,26 0,22">
          <text:p/>
        </draw:polygon>
        <draw:polygon draw:style-name="gr187" draw:text-style-name="P188" draw:layer="layout" svg:width="0.977cm" svg:height="0.028cm" svg:x="13.335cm" svg:y="14.266cm" svg:viewBox="0 0 978 29" draw:points="978,0 978,7 0,29 0,21">
          <text:p/>
        </draw:polygon>
        <draw:polygon draw:style-name="gr188" draw:text-style-name="P189" draw:layer="layout" svg:width="0.977cm" svg:height="0.029cm" svg:x="13.335cm" svg:y="14.269cm" svg:viewBox="0 0 978 30" draw:points="978,0 978,7 0,30 0,22">
          <text:p/>
        </draw:polygon>
        <draw:polygon draw:style-name="gr188" draw:text-style-name="P189" draw:layer="layout" svg:width="0.977cm" svg:height="0.025cm" svg:x="13.335cm" svg:y="14.273cm" svg:viewBox="0 0 978 26" draw:points="978,0 978,3 0,26 0,22">
          <text:p/>
        </draw:polygon>
        <draw:polygon draw:style-name="gr189" draw:text-style-name="P190" draw:layer="layout" svg:width="0.977cm" svg:height="0.028cm" svg:x="13.335cm" svg:y="14.273cm" svg:viewBox="0 0 978 29" draw:points="978,0 978,7 0,29 0,22">
          <text:p/>
        </draw:polygon>
        <draw:polygon draw:style-name="gr190" draw:text-style-name="P191" draw:layer="layout" svg:width="0.977cm" svg:height="0.029cm" svg:x="13.335cm" svg:y="14.276cm" svg:viewBox="0 0 978 30" draw:points="978,0 978,7 3,30 0,23">
          <text:p/>
        </draw:polygon>
        <draw:polygon draw:style-name="gr191" draw:text-style-name="P192" draw:layer="layout" svg:width="0.977cm" svg:height="0.028cm" svg:x="13.335cm" svg:y="14.28cm" svg:viewBox="0 0 978 29" draw:points="978,0 978,7 3,29 0,22">
          <text:p/>
        </draw:polygon>
        <draw:polygon draw:style-name="gr192" draw:text-style-name="P193" draw:layer="layout" svg:width="0.974cm" svg:height="0.029cm" svg:x="13.338cm" svg:y="14.283cm" svg:viewBox="0 0 975 30" draw:points="975,0 975,8 0,30 0,23">
          <text:p/>
        </draw:polygon>
        <draw:polygon draw:style-name="gr192" draw:text-style-name="P193" draw:layer="layout" svg:width="0.974cm" svg:height="0.028cm" svg:x="13.338cm" svg:y="14.287cm" svg:viewBox="0 0 975 29" draw:points="975,0 975,8 0,29 0,22">
          <text:p/>
        </draw:polygon>
        <draw:polygon draw:style-name="gr193" draw:text-style-name="P194" draw:layer="layout" svg:width="0.974cm" svg:height="0.028cm" svg:x="13.338cm" svg:y="14.291cm" svg:viewBox="0 0 975 29" draw:points="975,0 975,8 0,29 0,22">
          <text:p/>
        </draw:polygon>
        <draw:polygon draw:style-name="gr194" draw:text-style-name="P195" draw:layer="layout" svg:width="0.974cm" svg:height="0.028cm" svg:x="13.338cm" svg:y="14.294cm" svg:viewBox="0 0 975 29" draw:points="975,0 975,7 0,29 0,21">
          <text:p/>
        </draw:polygon>
        <draw:polygon draw:style-name="gr195" draw:text-style-name="P196" draw:layer="layout" svg:width="0.974cm" svg:height="0.028cm" svg:x="13.338cm" svg:y="14.298cm" svg:viewBox="0 0 975 29" draw:points="975,0 975,7 0,29 0,21">
          <text:p/>
        </draw:polygon>
        <draw:polygon draw:style-name="gr195" draw:text-style-name="P196" draw:layer="layout" svg:width="0.974cm" svg:height="0.028cm" svg:x="13.338cm" svg:y="14.301cm" svg:viewBox="0 0 975 29" draw:points="975,0 975,7 0,29 0,22">
          <text:p/>
        </draw:polygon>
        <draw:polygon draw:style-name="gr196" draw:text-style-name="P197" draw:layer="layout" svg:width="0.974cm" svg:height="0.028cm" svg:x="13.338cm" svg:y="14.305cm" svg:viewBox="0 0 975 29" draw:points="975,0 975,7 0,29 0,22">
          <text:p/>
        </draw:polygon>
        <draw:polygon draw:style-name="gr197" draw:text-style-name="P198" draw:layer="layout" svg:width="0.974cm" svg:height="0.028cm" svg:x="13.338cm" svg:y="14.308cm" svg:viewBox="0 0 975 29" draw:points="975,0 975,7 0,29 0,22">
          <text:p/>
        </draw:polygon>
        <draw:polygon draw:style-name="gr198" draw:text-style-name="P199" draw:layer="layout" svg:width="0.974cm" svg:height="0.028cm" svg:x="13.338cm" svg:y="14.312cm" svg:viewBox="0 0 975 29" draw:points="975,0 975,7 0,29 0,22">
          <text:p/>
        </draw:polygon>
        <draw:polygon draw:style-name="gr199" draw:text-style-name="P200" draw:layer="layout" svg:width="0.974cm" svg:height="0.028cm" svg:x="13.338cm" svg:y="14.315cm" svg:viewBox="0 0 975 29" draw:points="975,0 975,8 0,29 0,22">
          <text:p/>
        </draw:polygon>
        <draw:polygon draw:style-name="gr200" draw:text-style-name="P201" draw:layer="layout" svg:width="0.974cm" svg:height="0.028cm" svg:x="13.338cm" svg:y="14.319cm" svg:viewBox="0 0 975 29" draw:points="975,0 975,8 0,29 0,22">
          <text:p/>
        </draw:polygon>
        <draw:polygon draw:style-name="gr200" draw:text-style-name="P201" draw:layer="layout" svg:width="0.974cm" svg:height="0.029cm" svg:x="13.338cm" svg:y="14.322cm" svg:viewBox="0 0 975 30" draw:points="975,0 975,7 0,30 0,21">
          <text:p/>
        </draw:polygon>
        <draw:polygon draw:style-name="gr201" draw:text-style-name="P202" draw:layer="layout" svg:width="0.974cm" svg:height="0.028cm" svg:x="13.338cm" svg:y="14.326cm" svg:viewBox="0 0 975 29" draw:points="975,0 975,7 0,29 0,21">
          <text:p/>
        </draw:polygon>
        <draw:polygon draw:style-name="gr202" draw:text-style-name="P203" draw:layer="layout" svg:width="0.974cm" svg:height="0.029cm" svg:x="13.338cm" svg:y="14.329cm" svg:viewBox="0 0 975 30" draw:points="975,0 975,7 0,30 0,23">
          <text:p/>
        </draw:polygon>
        <draw:polygon draw:style-name="gr203" draw:text-style-name="P204" draw:layer="layout" svg:width="0.977cm" svg:height="0.028cm" svg:x="13.338cm" svg:y="14.333cm" svg:viewBox="0 0 978 29" draw:points="975,0 978,7 0,29 0,22">
          <text:p/>
        </draw:polygon>
        <draw:polygon draw:style-name="gr203" draw:text-style-name="P204" draw:layer="layout" svg:width="0.977cm" svg:height="0.029cm" svg:x="13.338cm" svg:y="14.336cm" svg:viewBox="0 0 978 30" draw:points="975,0 978,7 0,30 0,23">
          <text:p/>
        </draw:polygon>
        <draw:polygon draw:style-name="gr204" draw:text-style-name="P205" draw:layer="layout" svg:width="0.977cm" svg:height="0.032cm" svg:x="13.338cm" svg:y="14.34cm" svg:viewBox="0 0 978 33" draw:points="978,0 978,11 0,33 0,21">
          <text:p/>
        </draw:polygon>
        <draw:polygon draw:style-name="gr205" draw:text-style-name="P206" draw:layer="layout" svg:width="0.977cm" svg:height="0.035cm" svg:x="13.338cm" svg:y="14.347cm" svg:viewBox="0 0 978 36" draw:points="978,0 978,14 0,36 0,22">
          <text:p/>
        </draw:polygon>
        <draw:polygon draw:style-name="gr205" draw:text-style-name="P206" draw:layer="layout" svg:width="0.977cm" svg:height="0.031cm" svg:x="13.338cm" svg:y="14.358cm" svg:viewBox="0 0 978 32" draw:points="978,0 978,10 0,32 0,22">
          <text:p/>
        </draw:polygon>
        <draw:polygon draw:style-name="gr206" draw:text-style-name="P207" draw:layer="layout" svg:width="0.977cm" svg:height="0.031cm" svg:x="13.338cm" svg:y="14.365cm" svg:viewBox="0 0 978 32" draw:points="978,0 978,11 0,32 0,22">
          <text:p/>
        </draw:polygon>
        <draw:polygon draw:style-name="gr207" draw:text-style-name="P208" draw:layer="layout" svg:width="0.977cm" svg:height="0.032cm" svg:x="13.338cm" svg:y="14.375cm" svg:viewBox="0 0 978 33" draw:points="978,0 978,11 0,33 0,18">
          <text:p/>
        </draw:polygon>
        <draw:polygon draw:style-name="gr207" draw:text-style-name="P208" draw:layer="layout" svg:width="0.977cm" svg:height="0.032cm" svg:x="13.338cm" svg:y="14.382cm" svg:viewBox="0 0 978 33" draw:points="978,0 978,11 0,33 0,22">
          <text:p/>
        </draw:polygon>
        <draw:polygon draw:style-name="gr208" draw:text-style-name="P209" draw:layer="layout" svg:width="0.977cm" svg:height="0.032cm" svg:x="13.338cm" svg:y="14.389cm" svg:viewBox="0 0 978 33" draw:points="978,0 978,12 0,33 0,22">
          <text:p/>
        </draw:polygon>
        <draw:polygon draw:style-name="gr209" draw:text-style-name="P210" draw:layer="layout" svg:width="0.977cm" svg:height="0.032cm" svg:x="13.338cm" svg:y="14.4cm" svg:viewBox="0 0 978 33" draw:points="978,0 978,10 0,33 0,21">
          <text:p/>
        </draw:polygon>
        <draw:polygon draw:style-name="gr210" draw:text-style-name="P211" draw:layer="layout" svg:width="0.977cm" svg:height="0.032cm" svg:x="13.338cm" svg:y="14.407cm" svg:viewBox="0 0 978 33" draw:points="978,0 978,11 0,33 0,21">
          <text:p/>
        </draw:polygon>
        <draw:polygon draw:style-name="gr210" draw:text-style-name="P211" draw:layer="layout" svg:width="0.977cm" svg:height="0.032cm" svg:x="13.338cm" svg:y="14.414cm" svg:viewBox="0 0 978 33" draw:points="978,0 978,14 0,33 0,22">
          <text:p/>
        </draw:polygon>
        <draw:polygon draw:style-name="gr211" draw:text-style-name="P212" draw:layer="layout" svg:width="0.977cm" svg:height="0.095cm" svg:x="13.338cm" svg:y="14.425cm" svg:viewBox="0 0 978 96" draw:points="978,0 978,75 4,96 0,21">
          <text:p/>
        </draw:polygon>
        <draw:polygon draw:style-name="gr212" draw:text-style-name="P213" draw:layer="layout" svg:width="0.977cm" svg:height="0.095cm" svg:x="13.342cm" svg:y="14.495cm" svg:viewBox="0 0 978 96" draw:points="974,0 978,74 0,96 0,21">
          <text:p/>
        </draw:polygon>
        <draw:polygon draw:style-name="gr212" draw:text-style-name="P213" draw:layer="layout" svg:width="0.977cm" svg:height="0.098cm" svg:x="13.342cm" svg:y="14.566cm" svg:viewBox="0 0 978 99" draw:points="978,0 978,74 3,99 0,21">
          <text:p/>
        </draw:polygon>
        <draw:polygon draw:style-name="gr213" draw:text-style-name="P214" draw:layer="layout" svg:width="0.974cm" svg:height="0.056cm" svg:x="13.345cm" svg:y="14.64cm" svg:viewBox="0 0 975 57" draw:points="975,0 975,36 0,57 0,22">
          <text:p/>
        </draw:polygon>
        <draw:polygon draw:style-name="gr214" draw:text-style-name="P4" draw:layer="layout" svg:width="0.981cm" svg:height="0.314cm" svg:x="13.338cm" svg:y="14.382cm" svg:viewBox="0 0 982 315" draw:points="982,294 7,315 0,21 978,0">
          <text:p/>
        </draw:polygon>
        <draw:polygon draw:style-name="gr215" draw:text-style-name="P215" draw:layer="layout" svg:width="0.974cm" svg:height="0.029cm" svg:x="12.336cm" svg:y="14.195cm" svg:viewBox="0 0 975 30" draw:points="975,0 975,7 0,30 0,22">
          <text:p/>
        </draw:polygon>
        <draw:polygon draw:style-name="gr216" draw:text-style-name="P216" draw:layer="layout" svg:width="0.977cm" svg:height="0.028cm" svg:x="12.336cm" svg:y="14.199cm" svg:viewBox="0 0 978 29" draw:points="975,0 978,7 0,29 0,22">
          <text:p/>
        </draw:polygon>
        <draw:polygon draw:style-name="gr217" draw:text-style-name="P217" draw:layer="layout" svg:width="0.977cm" svg:height="0.028cm" svg:x="12.336cm" svg:y="14.206cm" svg:viewBox="0 0 978 29" draw:points="978,0 978,8 0,29 0,22">
          <text:p/>
        </draw:polygon>
        <draw:polygon draw:style-name="gr217" draw:text-style-name="P217" draw:layer="layout" svg:width="0.977cm" svg:height="0.03cm" svg:x="12.336cm" svg:y="14.209cm" svg:viewBox="0 0 978 31" draw:points="978,0 978,8 0,31 0,23">
          <text:p/>
        </draw:polygon>
        <draw:polygon draw:style-name="gr218" draw:text-style-name="P218" draw:layer="layout" svg:width="0.977cm" svg:height="0.028cm" svg:x="12.336cm" svg:y="14.213cm" svg:viewBox="0 0 978 29" draw:points="978,0 978,7 0,29 0,21">
          <text:p/>
        </draw:polygon>
        <draw:polygon draw:style-name="gr219" draw:text-style-name="P219" draw:layer="layout" svg:width="0.977cm" svg:height="0.028cm" svg:x="12.336cm" svg:y="14.22cm" svg:viewBox="0 0 978 29" draw:points="978,0 978,7 0,29 0,22">
          <text:p/>
        </draw:polygon>
        <draw:polygon draw:style-name="gr220" draw:text-style-name="P220" draw:layer="layout" svg:width="0.977cm" svg:height="0.028cm" svg:x="12.336cm" svg:y="14.224cm" svg:viewBox="0 0 978 29" draw:points="978,0 978,7 0,29 0,22">
          <text:p/>
        </draw:polygon>
        <draw:polygon draw:style-name="gr220" draw:text-style-name="P220" draw:layer="layout" svg:width="0.977cm" svg:height="0.028cm" svg:x="12.336cm" svg:y="14.227cm" svg:viewBox="0 0 978 29" draw:points="978,0 978,7 0,29 0,22">
          <text:p/>
        </draw:polygon>
        <draw:polygon draw:style-name="gr221" draw:text-style-name="P221" draw:layer="layout" svg:width="0.977cm" svg:height="0.028cm" svg:x="12.336cm" svg:y="14.234cm" svg:viewBox="0 0 978 29" draw:points="978,0 978,8 0,29 0,22">
          <text:p/>
        </draw:polygon>
        <draw:polygon draw:style-name="gr222" draw:text-style-name="P222" draw:layer="layout" svg:width="0.977cm" svg:height="0.028cm" svg:x="12.336cm" svg:y="14.238cm" svg:viewBox="0 0 978 29" draw:points="978,0 978,7 0,29 0,21">
          <text:p/>
        </draw:polygon>
        <draw:polygon draw:style-name="gr223" draw:text-style-name="P223" draw:layer="layout" svg:width="0.977cm" svg:height="0.028cm" svg:x="12.336cm" svg:y="14.241cm" svg:viewBox="0 0 978 29" draw:points="978,0 978,7 0,29 0,21">
          <text:p/>
        </draw:polygon>
        <draw:polygon draw:style-name="gr224" draw:text-style-name="P224" draw:layer="layout" svg:width="0.977cm" svg:height="0.028cm" svg:x="12.336cm" svg:y="14.248cm" svg:viewBox="0 0 978 29" draw:points="978,0 978,7 0,29 0,19">
          <text:p/>
        </draw:polygon>
        <draw:polygon draw:style-name="gr225" draw:text-style-name="P225" draw:layer="layout" svg:width="0.977cm" svg:height="0.028cm" svg:x="12.336cm" svg:y="14.252cm" svg:viewBox="0 0 978 29" draw:points="978,0 978,7 0,29 0,22">
          <text:p/>
        </draw:polygon>
        <draw:polygon draw:style-name="gr226" draw:text-style-name="P226" draw:layer="layout" svg:width="0.977cm" svg:height="0.028cm" svg:x="12.336cm" svg:y="14.255cm" svg:viewBox="0 0 978 29" draw:points="978,0 978,7 0,29 0,22">
          <text:p/>
        </draw:polygon>
        <draw:polygon draw:style-name="gr227" draw:text-style-name="P227" draw:layer="layout" svg:width="0.977cm" svg:height="0.032cm" svg:x="12.336cm" svg:y="14.259cm" svg:viewBox="0 0 978 33" draw:points="978,0 978,10 0,33 0,22">
          <text:p/>
        </draw:polygon>
        <draw:polygon draw:style-name="gr228" draw:text-style-name="P228" draw:layer="layout" svg:width="0.977cm" svg:height="0.028cm" svg:x="12.336cm" svg:y="14.266cm" svg:viewBox="0 0 978 29" draw:points="978,0 978,7 0,29 0,21">
          <text:p/>
        </draw:polygon>
        <draw:polygon draw:style-name="gr229" draw:text-style-name="P229" draw:layer="layout" svg:width="0.977cm" svg:height="0.029cm" svg:x="12.336cm" svg:y="14.269cm" svg:viewBox="0 0 978 30" draw:points="978,0 978,7 0,30 0,22">
          <text:p/>
        </draw:polygon>
        <draw:polygon draw:style-name="gr230" draw:text-style-name="P230" draw:layer="layout" svg:width="0.977cm" svg:height="0.032cm" svg:x="12.336cm" svg:y="14.273cm" svg:viewBox="0 0 978 33" draw:points="978,0 978,11 0,33 0,22">
          <text:p/>
        </draw:polygon>
        <draw:polygon draw:style-name="gr231" draw:text-style-name="P231" draw:layer="layout" svg:width="0.977cm" svg:height="0.028cm" svg:x="12.336cm" svg:y="14.28cm" svg:viewBox="0 0 978 29" draw:points="978,0 978,7 4,29 0,22">
          <text:p/>
        </draw:polygon>
        <draw:polygon draw:style-name="gr232" draw:text-style-name="P232" draw:layer="layout" svg:width="0.977cm" svg:height="0.029cm" svg:x="12.336cm" svg:y="14.283cm" svg:viewBox="0 0 978 30" draw:points="978,0 978,8 4,30 0,23">
          <text:p/>
        </draw:polygon>
        <draw:polygon draw:style-name="gr233" draw:text-style-name="P233" draw:layer="layout" svg:width="0.973cm" svg:height="0.032cm" svg:x="12.34cm" svg:y="14.287cm" svg:viewBox="0 0 974 33" draw:points="974,0 974,11 0,33 0,22">
          <text:p/>
        </draw:polygon>
        <draw:polygon draw:style-name="gr234" draw:text-style-name="P234" draw:layer="layout" svg:width="0.973cm" svg:height="0.028cm" svg:x="12.34cm" svg:y="14.294cm" svg:viewBox="0 0 974 29" draw:points="974,0 974,7 0,29 0,21">
          <text:p/>
        </draw:polygon>
        <draw:polygon draw:style-name="gr235" draw:text-style-name="P235" draw:layer="layout" svg:width="0.973cm" svg:height="0.028cm" svg:x="12.34cm" svg:y="14.298cm" svg:viewBox="0 0 974 29" draw:points="974,0 974,7 0,29 0,21">
          <text:p/>
        </draw:polygon>
        <draw:polygon draw:style-name="gr236" draw:text-style-name="P236" draw:layer="layout" svg:width="0.973cm" svg:height="0.032cm" svg:x="12.34cm" svg:y="14.301cm" svg:viewBox="0 0 974 33" draw:points="974,0 974,12 0,33 0,22">
          <text:p/>
        </draw:polygon>
        <draw:polygon draw:style-name="gr237" draw:text-style-name="P237" draw:layer="layout" svg:width="0.973cm" svg:height="0.028cm" svg:x="12.34cm" svg:y="14.308cm" svg:viewBox="0 0 974 29" draw:points="974,0 974,7 0,29 0,22">
          <text:p/>
        </draw:polygon>
        <draw:polygon draw:style-name="gr238" draw:text-style-name="P238" draw:layer="layout" svg:width="0.973cm" svg:height="0.028cm" svg:x="12.34cm" svg:y="14.312cm" svg:viewBox="0 0 974 29" draw:points="974,0 974,7 0,29 0,22">
          <text:p/>
        </draw:polygon>
        <draw:polygon draw:style-name="gr239" draw:text-style-name="P239" draw:layer="layout" svg:width="0.973cm" svg:height="0.032cm" svg:x="12.34cm" svg:y="14.315cm" svg:viewBox="0 0 974 33" draw:points="974,0 974,11 0,33 0,21">
          <text:p/>
        </draw:polygon>
        <draw:polygon draw:style-name="gr240" draw:text-style-name="P240" draw:layer="layout" svg:width="0.973cm" svg:height="0.029cm" svg:x="12.34cm" svg:y="14.322cm" svg:viewBox="0 0 974 30" draw:points="974,0 974,7 0,30 0,21">
          <text:p/>
        </draw:polygon>
        <draw:polygon draw:style-name="gr240" draw:text-style-name="P240" draw:layer="layout" svg:width="0.973cm" svg:height="0.028cm" svg:x="12.34cm" svg:y="14.326cm" svg:viewBox="0 0 974 29" draw:points="974,0 974,7 0,29 0,21">
          <text:p/>
        </draw:polygon>
        <draw:polygon draw:style-name="gr241" draw:text-style-name="P241" draw:layer="layout" svg:width="0.973cm" svg:height="0.032cm" svg:x="12.34cm" svg:y="14.329cm" svg:viewBox="0 0 974 33" draw:points="974,0 974,12 0,33 0,23">
          <text:p/>
        </draw:polygon>
        <draw:polygon draw:style-name="gr242" draw:text-style-name="P242" draw:layer="layout" svg:width="0.977cm" svg:height="0.029cm" svg:x="12.34cm" svg:y="14.336cm" svg:viewBox="0 0 978 30" draw:points="974,0 978,7 0,30 0,23">
          <text:p/>
        </draw:polygon>
        <draw:polygon draw:style-name="gr243" draw:text-style-name="P243" draw:layer="layout" svg:width="0.977cm" svg:height="0.028cm" svg:x="12.34cm" svg:y="14.34cm" svg:viewBox="0 0 978 29" draw:points="974,0 978,7 0,29 0,22">
          <text:p/>
        </draw:polygon>
        <draw:polygon draw:style-name="gr243" draw:text-style-name="P243" draw:layer="layout" svg:width="0.977cm" svg:height="0.032cm" svg:x="12.34cm" svg:y="14.343cm" svg:viewBox="0 0 978 33" draw:points="978,0 978,11 0,33 0,22">
          <text:p/>
        </draw:polygon>
        <draw:polygon draw:style-name="gr244" draw:text-style-name="P244" draw:layer="layout" svg:width="0.977cm" svg:height="0.028cm" svg:x="12.34cm" svg:y="14.351cm" svg:viewBox="0 0 978 29" draw:points="978,0 978,7 0,29 0,21">
          <text:p/>
        </draw:polygon>
        <draw:polygon draw:style-name="gr245" draw:text-style-name="P245" draw:layer="layout" svg:width="0.977cm" svg:height="0.028cm" svg:x="12.34cm" svg:y="14.354cm" svg:viewBox="0 0 978 29" draw:points="978,0 978,7 0,29 0,21">
          <text:p/>
        </draw:polygon>
        <draw:polygon draw:style-name="gr246" draw:text-style-name="P246" draw:layer="layout" svg:width="0.977cm" svg:height="0.028cm" svg:x="12.34cm" svg:y="14.358cm" svg:viewBox="0 0 978 29" draw:points="978,0 978,10 0,29 0,22">
          <text:p/>
        </draw:polygon>
        <draw:polygon draw:style-name="gr247" draw:text-style-name="P247" draw:layer="layout" svg:width="0.977cm" svg:height="0.028cm" svg:x="12.34cm" svg:y="14.365cm" svg:viewBox="0 0 978 29" draw:points="978,0 978,7 0,29 0,22">
          <text:p/>
        </draw:polygon>
        <draw:polygon draw:style-name="gr247" draw:text-style-name="P247" draw:layer="layout" svg:width="0.977cm" svg:height="0.028cm" svg:x="12.34cm" svg:y="14.368cm" svg:viewBox="0 0 978 29" draw:points="978,0 978,7 0,29 0,22">
          <text:p/>
        </draw:polygon>
        <draw:polygon draw:style-name="gr248" draw:text-style-name="P248" draw:layer="layout" svg:width="0.977cm" svg:height="0.028cm" svg:x="12.34cm" svg:y="14.372cm" svg:viewBox="0 0 978 29" draw:points="978,0 978,11 0,29 0,22">
          <text:p/>
        </draw:polygon>
        <draw:polygon draw:style-name="gr249" draw:text-style-name="P249" draw:layer="layout" svg:width="0.977cm" svg:height="0.028cm" svg:x="12.34cm" svg:y="14.379cm" svg:viewBox="0 0 978 29" draw:points="978,0 978,7 0,29 0,21">
          <text:p/>
        </draw:polygon>
        <draw:polygon draw:style-name="gr250" draw:text-style-name="P250" draw:layer="layout" svg:width="0.977cm" svg:height="0.028cm" svg:x="12.34cm" svg:y="14.382cm" svg:viewBox="0 0 978 29" draw:points="978,0 978,7 0,29 0,21">
          <text:p/>
        </draw:polygon>
        <draw:polygon draw:style-name="gr250" draw:text-style-name="P250" draw:layer="layout" svg:width="0.977cm" svg:height="0.028cm" svg:x="12.34cm" svg:y="14.386cm" svg:viewBox="0 0 978 29" draw:points="978,0 978,7 0,29 0,22">
          <text:p/>
        </draw:polygon>
        <draw:polygon draw:style-name="gr251" draw:text-style-name="P251" draw:layer="layout" svg:width="0.977cm" svg:height="0.028cm" svg:x="12.34cm" svg:y="14.393cm" svg:viewBox="0 0 978 29" draw:points="978,0 978,7 0,29 0,22">
          <text:p/>
        </draw:polygon>
        <draw:polygon draw:style-name="gr252" draw:text-style-name="P252" draw:layer="layout" svg:width="0.977cm" svg:height="0.029cm" svg:x="12.34cm" svg:y="14.396cm" svg:viewBox="0 0 978 30" draw:points="978,0 978,7 0,30 0,23">
          <text:p/>
        </draw:polygon>
        <draw:polygon draw:style-name="gr253" draw:text-style-name="P253" draw:layer="layout" svg:width="0.977cm" svg:height="0.028cm" svg:x="12.34cm" svg:y="14.4cm" svg:viewBox="0 0 978 29" draw:points="978,0 978,8 0,29 0,22">
          <text:p/>
        </draw:polygon>
        <draw:polygon draw:style-name="gr254" draw:text-style-name="P254" draw:layer="layout" svg:width="0.977cm" svg:height="0.028cm" svg:x="12.34cm" svg:y="14.407cm" svg:viewBox="0 0 978 29" draw:points="978,0 978,7 0,29 0,21">
          <text:p/>
        </draw:polygon>
        <draw:polygon draw:style-name="gr255" draw:text-style-name="P255" draw:layer="layout" svg:width="0.977cm" svg:height="0.029cm" svg:x="12.34cm" svg:y="14.41cm" svg:viewBox="0 0 978 30" draw:points="978,0 978,8 0,30 0,22">
          <text:p/>
        </draw:polygon>
        <draw:polygon draw:style-name="gr256" draw:text-style-name="P256" draw:layer="layout" svg:width="0.977cm" svg:height="0.028cm" svg:x="12.34cm" svg:y="14.414cm" svg:viewBox="0 0 978 29" draw:points="978,0 978,7 0,29 0,22">
          <text:p/>
        </draw:polygon>
        <draw:polygon draw:style-name="gr257" draw:text-style-name="P257" draw:layer="layout" svg:width="0.977cm" svg:height="0.028cm" svg:x="12.34cm" svg:y="14.421cm" svg:viewBox="0 0 978 29" draw:points="978,0 978,7 3,29 0,22">
          <text:p/>
        </draw:polygon>
        <draw:polygon draw:style-name="gr258" draw:text-style-name="P258" draw:layer="layout" svg:width="0.977cm" svg:height="0.028cm" svg:x="12.34cm" svg:y="14.425cm" svg:viewBox="0 0 978 29" draw:points="978,0 978,7 3,29 0,22">
          <text:p/>
        </draw:polygon>
        <draw:polygon draw:style-name="gr258" draw:text-style-name="P258" draw:layer="layout" svg:width="0.974cm" svg:height="0.028cm" svg:x="12.343cm" svg:y="14.428cm" svg:viewBox="0 0 975 29" draw:points="975,0 975,8 0,29 0,22">
          <text:p/>
        </draw:polygon>
        <draw:polygon draw:style-name="gr259" draw:text-style-name="P259" draw:layer="layout" svg:width="0.974cm" svg:height="0.028cm" svg:x="12.343cm" svg:y="14.435cm" svg:viewBox="0 0 975 29" draw:points="975,0 975,7 0,29 0,18">
          <text:p/>
        </draw:polygon>
        <draw:polygon draw:style-name="gr260" draw:text-style-name="P260" draw:layer="layout" svg:width="0.974cm" svg:height="0.028cm" svg:x="12.343cm" svg:y="14.439cm" svg:viewBox="0 0 975 29" draw:points="975,0 975,7 0,29 0,21">
          <text:p/>
        </draw:polygon>
        <draw:polygon draw:style-name="gr261" draw:text-style-name="P261" draw:layer="layout" svg:width="0.974cm" svg:height="0.028cm" svg:x="12.343cm" svg:y="14.442cm" svg:viewBox="0 0 975 29" draw:points="975,0 975,7 0,29 0,22">
          <text:p/>
        </draw:polygon>
        <draw:polygon draw:style-name="gr262" draw:text-style-name="P262" draw:layer="layout" svg:width="0.974cm" svg:height="0.032cm" svg:x="12.343cm" svg:y="14.446cm" svg:viewBox="0 0 975 33" draw:points="975,0 975,10 0,33 0,22">
          <text:p/>
        </draw:polygon>
        <draw:polygon draw:style-name="gr263" draw:text-style-name="P263" draw:layer="layout" svg:width="0.974cm" svg:height="0.028cm" svg:x="12.343cm" svg:y="14.453cm" svg:viewBox="0 0 975 29" draw:points="975,0 975,7 0,29 0,22">
          <text:p/>
        </draw:polygon>
        <draw:polygon draw:style-name="gr264" draw:text-style-name="P264" draw:layer="layout" svg:width="0.974cm" svg:height="0.029cm" svg:x="12.343cm" svg:y="14.456cm" svg:viewBox="0 0 975 30" draw:points="975,0 975,8 0,30 0,23">
          <text:p/>
        </draw:polygon>
        <draw:polygon draw:style-name="gr265" draw:text-style-name="P265" draw:layer="layout" svg:width="0.974cm" svg:height="0.032cm" svg:x="12.343cm" svg:y="14.46cm" svg:viewBox="0 0 975 33" draw:points="975,0 975,11 0,33 0,22">
          <text:p/>
        </draw:polygon>
        <draw:polygon draw:style-name="gr265" draw:text-style-name="P265" draw:layer="layout" svg:width="0.974cm" svg:height="0.028cm" svg:x="12.343cm" svg:y="14.467cm" svg:viewBox="0 0 975 29" draw:points="975,0 975,7 0,29 0,21">
          <text:p/>
        </draw:polygon>
        <draw:polygon draw:style-name="gr266" draw:text-style-name="P266" draw:layer="layout" svg:width="0.974cm" svg:height="0.029cm" svg:x="12.343cm" svg:y="14.47cm" svg:viewBox="0 0 975 30" draw:points="975,0 975,8 0,30 0,23">
          <text:p/>
        </draw:polygon>
        <draw:polygon draw:style-name="gr267" draw:text-style-name="P267" draw:layer="layout" svg:width="0.974cm" svg:height="0.032cm" svg:x="12.343cm" svg:y="14.474cm" svg:viewBox="0 0 975 33" draw:points="975,0 975,11 0,33 0,22">
          <text:p/>
        </draw:polygon>
        <draw:polygon draw:style-name="gr268" draw:text-style-name="P268" draw:layer="layout" svg:width="0.974cm" svg:height="0.028cm" svg:x="12.343cm" svg:y="14.481cm" svg:viewBox="0 0 975 29" draw:points="975,0 975,7 0,29 0,22">
          <text:p/>
        </draw:polygon>
        <draw:polygon draw:style-name="gr268" draw:text-style-name="P268" draw:layer="layout" svg:width="0.974cm" svg:height="0.028cm" svg:x="12.343cm" svg:y="14.485cm" svg:viewBox="0 0 975 29" draw:points="975,0 975,8 0,29 0,22">
          <text:p/>
        </draw:polygon>
        <draw:polygon draw:style-name="gr269" draw:text-style-name="P269" draw:layer="layout" svg:width="0.974cm" svg:height="0.032cm" svg:x="12.343cm" svg:y="14.488cm" svg:viewBox="0 0 975 33" draw:points="975,0 975,12 0,33 0,22">
          <text:p/>
        </draw:polygon>
        <draw:polygon draw:style-name="gr270" draw:text-style-name="P270" draw:layer="layout" svg:width="0.974cm" svg:height="0.028cm" svg:x="12.343cm" svg:y="14.495cm" svg:viewBox="0 0 975 29" draw:points="975,0 975,7 0,29 0,21">
          <text:p/>
        </draw:polygon>
        <draw:polygon draw:style-name="gr271" draw:text-style-name="P271" draw:layer="layout" svg:width="0.974cm" svg:height="0.028cm" svg:x="12.343cm" svg:y="14.499cm" svg:viewBox="0 0 975 29" draw:points="975,0 975,7 0,29 0,22">
          <text:p/>
        </draw:polygon>
        <draw:polygon draw:style-name="gr272" draw:text-style-name="P272" draw:layer="layout" svg:width="0.974cm" svg:height="0.032cm" svg:x="12.343cm" svg:y="14.502cm" svg:viewBox="0 0 975 33" draw:points="975,0 975,11 0,33 0,21">
          <text:p/>
        </draw:polygon>
        <draw:polygon draw:style-name="gr272" draw:text-style-name="P272" draw:layer="layout" svg:width="0.974cm" svg:height="0.028cm" svg:x="12.343cm" svg:y="14.509cm" svg:viewBox="0 0 975 29" draw:points="975,0 975,7 0,29 0,22">
          <text:p/>
        </draw:polygon>
        <draw:polygon draw:style-name="gr273" draw:text-style-name="P273" draw:layer="layout" svg:width="0.974cm" svg:height="0.028cm" svg:x="12.343cm" svg:y="14.513cm" svg:viewBox="0 0 975 29" draw:points="975,0 975,8 0,29 0,22">
          <text:p/>
        </draw:polygon>
        <draw:polygon draw:style-name="gr274" draw:text-style-name="P274" draw:layer="layout" svg:width="0.974cm" svg:height="0.032cm" svg:x="12.343cm" svg:y="14.516cm" svg:viewBox="0 0 975 33" draw:points="975,0 975,12 0,33 0,22">
          <text:p/>
        </draw:polygon>
        <draw:polygon draw:style-name="gr275" draw:text-style-name="P275" draw:layer="layout" svg:width="0.977cm" svg:height="0.029cm" svg:x="12.343cm" svg:y="14.523cm" svg:viewBox="0 0 978 30" draw:points="975,0 978,7 0,30 0,22">
          <text:p/>
        </draw:polygon>
        <draw:polygon draw:style-name="gr275" draw:text-style-name="P275" draw:layer="layout" svg:width="0.977cm" svg:height="0.028cm" svg:x="12.343cm" svg:y="14.527cm" svg:viewBox="0 0 978 29" draw:points="978,0 978,7 0,29 0,22">
          <text:p/>
        </draw:polygon>
        <draw:polygon draw:style-name="gr276" draw:text-style-name="P276" draw:layer="layout" svg:width="0.977cm" svg:height="0.032cm" svg:x="12.343cm" svg:y="14.53cm" svg:viewBox="0 0 978 33" draw:points="978,0 978,11 0,33 0,22">
          <text:p/>
        </draw:polygon>
        <draw:polygon draw:style-name="gr277" draw:text-style-name="P277" draw:layer="layout" svg:width="0.977cm" svg:height="0.029cm" svg:x="12.343cm" svg:y="14.537cm" svg:viewBox="0 0 978 30" draw:points="978,0 978,8 0,30 0,23">
          <text:p/>
        </draw:polygon>
        <draw:polygon draw:style-name="gr278" draw:text-style-name="P278" draw:layer="layout" svg:width="0.977cm" svg:height="0.028cm" svg:x="12.343cm" svg:y="14.541cm" svg:viewBox="0 0 978 29" draw:points="978,0 978,8 0,29 0,22">
          <text:p/>
        </draw:polygon>
        <draw:polygon draw:style-name="gr279" draw:text-style-name="P279" draw:layer="layout" svg:width="0.977cm" svg:height="0.028cm" svg:x="12.343cm" svg:y="14.545cm" svg:viewBox="0 0 978 29" draw:points="978,0 978,11 0,29 0,22">
          <text:p/>
        </draw:polygon>
        <draw:polygon draw:style-name="gr280" draw:text-style-name="P280" draw:layer="layout" svg:width="0.977cm" svg:height="0.028cm" svg:x="12.343cm" svg:y="14.552cm" svg:viewBox="0 0 978 29" draw:points="978,0 978,7 0,29 0,21">
          <text:p/>
        </draw:polygon>
        <draw:polygon draw:style-name="gr281" draw:text-style-name="P281" draw:layer="layout" svg:width="0.977cm" svg:height="0.028cm" svg:x="12.343cm" svg:y="14.555cm" svg:viewBox="0 0 978 29" draw:points="978,0 978,7 0,29 0,22">
          <text:p/>
        </draw:polygon>
        <draw:polygon draw:style-name="gr282" draw:text-style-name="P282" draw:layer="layout" svg:width="0.977cm" svg:height="0.028cm" svg:x="12.343cm" svg:y="14.559cm" svg:viewBox="0 0 978 29" draw:points="978,0 978,10 0,29 0,22">
          <text:p/>
        </draw:polygon>
        <draw:polygon draw:style-name="gr283" draw:text-style-name="P283" draw:layer="layout" svg:width="0.977cm" svg:height="0.028cm" svg:x="12.343cm" svg:y="14.566cm" svg:viewBox="0 0 978 29" draw:points="978,0 978,7 0,29 0,22">
          <text:p/>
        </draw:polygon>
        <draw:polygon draw:style-name="gr284" draw:text-style-name="P284" draw:layer="layout" svg:width="0.977cm" svg:height="0.028cm" svg:x="12.343cm" svg:y="14.569cm" svg:viewBox="0 0 978 29" draw:points="978,0 978,8 0,29 0,22">
          <text:p/>
        </draw:polygon>
        <draw:polygon draw:style-name="gr285" draw:text-style-name="P285" draw:layer="layout" svg:width="0.977cm" svg:height="0.028cm" svg:x="12.343cm" svg:y="14.573cm" svg:viewBox="0 0 978 29" draw:points="978,0 978,8 0,29 0,22">
          <text:p/>
        </draw:polygon>
        <draw:polygon draw:style-name="gr286" draw:text-style-name="P286" draw:layer="layout" svg:width="0.977cm" svg:height="0.028cm" svg:x="12.343cm" svg:y="14.58cm" svg:viewBox="0 0 978 29" draw:points="978,0 978,7 0,29 0,21">
          <text:p/>
        </draw:polygon>
        <draw:polygon draw:style-name="gr287" draw:text-style-name="P287" draw:layer="layout" svg:width="0.977cm" svg:height="0.029cm" svg:x="12.343cm" svg:y="14.583cm" svg:viewBox="0 0 978 30" draw:points="978,0 978,7 0,30 0,23">
          <text:p/>
        </draw:polygon>
        <draw:polygon draw:style-name="gr288" draw:text-style-name="P288" draw:layer="layout" svg:width="0.977cm" svg:height="0.028cm" svg:x="12.343cm" svg:y="14.587cm" svg:viewBox="0 0 978 29" draw:points="978,0 978,7 0,29 0,22">
          <text:p/>
        </draw:polygon>
        <draw:polygon draw:style-name="gr289" draw:text-style-name="P289" draw:layer="layout" svg:width="0.977cm" svg:height="0.028cm" svg:x="12.343cm" svg:y="14.594cm" svg:viewBox="0 0 978 29" draw:points="978,0 978,7 0,29 0,22">
          <text:p/>
        </draw:polygon>
        <draw:polygon draw:style-name="gr290" draw:text-style-name="P290" draw:layer="layout" svg:width="0.977cm" svg:height="0.029cm" svg:x="12.343cm" svg:y="14.597cm" svg:viewBox="0 0 978 30" draw:points="978,0 978,9 0,30 0,23">
          <text:p/>
        </draw:polygon>
        <draw:polygon draw:style-name="gr291" draw:text-style-name="P291" draw:layer="layout" svg:width="0.977cm" svg:height="0.028cm" svg:x="12.343cm" svg:y="14.601cm" svg:viewBox="0 0 978 29" draw:points="978,0 978,8 4,29 0,22">
          <text:p/>
        </draw:polygon>
        <draw:polygon draw:style-name="gr292" draw:text-style-name="P292" draw:layer="layout" svg:width="0.977cm" svg:height="0.028cm" svg:x="12.343cm" svg:y="14.608cm" svg:viewBox="0 0 978 29" draw:points="978,0 978,7 4,29 0,21">
          <text:p/>
        </draw:polygon>
        <draw:polygon draw:style-name="gr293" draw:text-style-name="P293" draw:layer="layout" svg:width="0.973cm" svg:height="0.028cm" svg:x="12.347cm" svg:y="14.612cm" svg:viewBox="0 0 974 29" draw:points="974,0 974,7 0,29 0,22">
          <text:p/>
        </draw:polygon>
        <draw:polygon draw:style-name="gr294" draw:text-style-name="P294" draw:layer="layout" svg:width="0.973cm" svg:height="0.028cm" svg:x="12.347cm" svg:y="14.615cm" svg:viewBox="0 0 974 29" draw:points="974,0 974,7 0,29 0,22">
          <text:p/>
        </draw:polygon>
        <draw:polygon draw:style-name="gr295" draw:text-style-name="P295" draw:layer="layout" svg:width="0.973cm" svg:height="0.028cm" svg:x="12.347cm" svg:y="14.622cm" svg:viewBox="0 0 974 29" draw:points="974,0 974,7 0,29 0,19">
          <text:p/>
        </draw:polygon>
        <draw:polygon draw:style-name="gr295" draw:text-style-name="P295" draw:layer="layout" svg:width="0.973cm" svg:height="0.028cm" svg:x="12.347cm" svg:y="14.626cm" svg:viewBox="0 0 974 29" draw:points="974,0 974,8 0,29 0,22">
          <text:p/>
        </draw:polygon>
        <draw:polygon draw:style-name="gr296" draw:text-style-name="P296" draw:layer="layout" svg:width="0.973cm" svg:height="0.032cm" svg:x="12.347cm" svg:y="14.629cm" svg:viewBox="0 0 974 33" draw:points="974,0 974,7 0,33 0,22">
          <text:p/>
        </draw:polygon>
        <draw:polygon draw:style-name="gr297" draw:text-style-name="P297" draw:layer="layout" svg:width="0.973cm" svg:height="0.028cm" svg:x="12.347cm" svg:y="14.636cm" svg:viewBox="0 0 974 29" draw:points="974,0 974,7 0,29 0,18">
          <text:p/>
        </draw:polygon>
        <draw:polygon draw:style-name="gr298" draw:text-style-name="P298" draw:layer="layout" svg:width="0.973cm" svg:height="0.028cm" svg:x="12.347cm" svg:y="14.64cm" svg:viewBox="0 0 974 29" draw:points="974,0 974,7 0,29 0,22">
          <text:p/>
        </draw:polygon>
        <draw:polygon draw:style-name="gr298" draw:text-style-name="P298" draw:layer="layout" svg:width="0.973cm" svg:height="0.032cm" svg:x="12.347cm" svg:y="14.643cm" svg:viewBox="0 0 974 33" draw:points="974,0 974,8 0,33 0,22">
          <text:p/>
        </draw:polygon>
        <draw:polygon draw:style-name="gr299" draw:text-style-name="P299" draw:layer="layout" svg:width="0.973cm" svg:height="0.033cm" svg:x="12.347cm" svg:y="14.647cm" svg:viewBox="0 0 974 34" draw:points="974,0 974,11 0,34 0,22">
          <text:p/>
        </draw:polygon>
        <draw:polygon draw:style-name="gr300" draw:text-style-name="P300" draw:layer="layout" svg:width="0.977cm" svg:height="0.056cm" svg:x="12.347cm" svg:y="14.654cm" svg:viewBox="0 0 978 57" draw:points="974,0 978,35 0,57 0,21">
          <text:p/>
        </draw:polygon>
        <draw:polygon draw:style-name="gr301" draw:text-style-name="P4" draw:layer="layout" svg:width="0.984cm" svg:height="0.314cm" svg:x="12.34cm" svg:y="14.396cm" svg:viewBox="0 0 985 315" draw:points="985,294 7,315 0,22 978,0">
          <text:p/>
        </draw:polygon>
        <draw:polygon draw:style-name="gr154" draw:text-style-name="P155" draw:layer="layout" svg:width="0.977cm" svg:height="0.028cm" svg:x="12.58cm" svg:y="14.594cm" svg:viewBox="0 0 978 29" draw:points="3,29 0,22 978,0 978,7">
          <text:p/>
        </draw:polygon>
        <draw:polygon draw:style-name="gr155" draw:text-style-name="P156" draw:layer="layout" svg:width="0.977cm" svg:height="0.025cm" svg:x="12.58cm" svg:y="14.594cm" svg:viewBox="0 0 978 26" draw:points="0,26 0,22 978,0 978,3">
          <text:p/>
        </draw:polygon>
        <draw:polygon draw:style-name="gr156" draw:text-style-name="P157" draw:layer="layout" svg:width="0.977cm" svg:height="0.029cm" svg:x="12.58cm" svg:y="14.59cm" svg:viewBox="0 0 978 30" draw:points="0,30 0,23 978,0 978,7">
          <text:p/>
        </draw:polygon>
        <draw:polygon draw:style-name="gr157" draw:text-style-name="P158" draw:layer="layout" svg:width="0.977cm" svg:height="0.028cm" svg:x="12.58cm" svg:y="14.587cm" svg:viewBox="0 0 978 29" draw:points="0,29 0,22 978,0 978,7">
          <text:p/>
        </draw:polygon>
        <draw:polygon draw:style-name="gr158" draw:text-style-name="P159" draw:layer="layout" svg:width="0.977cm" svg:height="0.029cm" svg:x="12.58cm" svg:y="14.583cm" svg:viewBox="0 0 978 30" draw:points="0,30 0,23 978,0 978,7">
          <text:p/>
        </draw:polygon>
        <draw:polygon draw:style-name="gr159" draw:text-style-name="P160" draw:layer="layout" svg:width="0.977cm" svg:height="0.028cm" svg:x="12.58cm" svg:y="14.58cm" svg:viewBox="0 0 978 29" draw:points="0,29 0,26 978,0 978,7">
          <text:p/>
        </draw:polygon>
        <draw:polygon draw:style-name="gr160" draw:text-style-name="P161" draw:layer="layout" svg:width="0.977cm" svg:height="0.028cm" svg:x="12.58cm" svg:y="14.58cm" svg:viewBox="0 0 978 29" draw:points="0,29 0,21 978,0 978,7">
          <text:p/>
        </draw:polygon>
        <draw:polygon draw:style-name="gr161" draw:text-style-name="P162" draw:layer="layout" svg:width="0.977cm" svg:height="0.029cm" svg:x="12.58cm" svg:y="14.576cm" svg:viewBox="0 0 978 30" draw:points="0,30 0,21 978,0 978,7">
          <text:p/>
        </draw:polygon>
        <draw:polygon draw:style-name="gr162" draw:text-style-name="P163" draw:layer="layout" svg:width="0.977cm" svg:height="0.028cm" svg:x="12.58cm" svg:y="14.573cm" svg:viewBox="0 0 978 29" draw:points="0,29 0,22 978,0 978,8">
          <text:p/>
        </draw:polygon>
        <draw:polygon draw:style-name="gr163" draw:text-style-name="P164" draw:layer="layout" svg:width="0.977cm" svg:height="0.024cm" svg:x="12.58cm" svg:y="14.573cm" svg:viewBox="0 0 978 25" draw:points="0,25 0,22 978,0 978,3">
          <text:p/>
        </draw:polygon>
        <draw:polygon draw:style-name="gr164" draw:text-style-name="P165" draw:layer="layout" svg:width="0.977cm" svg:height="0.025cm" svg:x="12.58cm" svg:y="14.569cm" svg:viewBox="0 0 978 26" draw:points="0,26 0,22 978,0 978,4">
          <text:p/>
        </draw:polygon>
        <draw:polygon draw:style-name="gr165" draw:text-style-name="P166" draw:layer="layout" svg:width="0.977cm" svg:height="0.028cm" svg:x="12.58cm" svg:y="14.566cm" svg:viewBox="0 0 978 29" draw:points="0,29 0,22 978,0 978,7">
          <text:p/>
        </draw:polygon>
        <draw:polygon draw:style-name="gr166" draw:text-style-name="P167" draw:layer="layout" svg:width="0.977cm" svg:height="0.028cm" svg:x="12.58cm" svg:y="14.562cm" svg:viewBox="0 0 978 29" draw:points="0,29 0,22 978,0 978,7">
          <text:p/>
        </draw:polygon>
        <draw:polygon draw:style-name="gr167" draw:text-style-name="P168" draw:layer="layout" svg:width="0.977cm" svg:height="0.025cm" svg:x="12.58cm" svg:y="14.562cm" svg:viewBox="0 0 978 26" draw:points="0,26 0,19 978,0 978,4">
          <text:p/>
        </draw:polygon>
        <draw:polygon draw:style-name="gr168" draw:text-style-name="P169" draw:layer="layout" svg:width="0.977cm" svg:height="0.024cm" svg:x="12.58cm" svg:y="14.559cm" svg:viewBox="0 0 978 25" draw:points="0,25 0,22 978,0 978,3">
          <text:p/>
        </draw:polygon>
        <draw:polygon draw:style-name="gr169" draw:text-style-name="P170" draw:layer="layout" svg:width="0.977cm" svg:height="0.028cm" svg:x="12.58cm" svg:y="14.555cm" svg:viewBox="0 0 978 29" draw:points="0,29 0,22 978,0 978,7">
          <text:p/>
        </draw:polygon>
        <draw:polygon draw:style-name="gr170" draw:text-style-name="P171" draw:layer="layout" svg:width="0.977cm" svg:height="0.028cm" svg:x="12.58cm" svg:y="14.552cm" svg:viewBox="0 0 978 29" draw:points="0,29 0,21 978,0 978,7">
          <text:p/>
        </draw:polygon>
        <draw:polygon draw:style-name="gr171" draw:text-style-name="P172" draw:layer="layout" svg:width="0.977cm" svg:height="0.028cm" svg:x="12.58cm" svg:y="14.548cm" svg:viewBox="0 0 978 29" draw:points="0,29 0,21 978,0 978,7">
          <text:p/>
        </draw:polygon>
        <draw:polygon draw:style-name="gr172" draw:text-style-name="P173" draw:layer="layout" svg:width="0.977cm" svg:height="0.025cm" svg:x="12.58cm" svg:y="14.548cm" svg:viewBox="0 0 978 26" draw:points="0,26 0,22 978,0 978,7">
          <text:p/>
        </draw:polygon>
        <draw:polygon draw:style-name="gr173" draw:text-style-name="P174" draw:layer="layout" svg:width="0.977cm" svg:height="0.028cm" svg:x="12.58cm" svg:y="14.545cm" svg:viewBox="0 0 978 29" draw:points="0,29 0,22 978,0 978,8">
          <text:p/>
        </draw:polygon>
        <draw:polygon draw:style-name="gr174" draw:text-style-name="P175" draw:layer="layout" svg:width="0.977cm" svg:height="0.028cm" svg:x="12.58cm" svg:y="14.541cm" svg:viewBox="0 0 978 29" draw:points="0,29 0,22 978,0 978,8">
          <text:p/>
        </draw:polygon>
        <draw:polygon draw:style-name="gr175" draw:text-style-name="P176" draw:layer="layout" svg:width="0.977cm" svg:height="0.029cm" svg:x="12.58cm" svg:y="14.537cm" svg:viewBox="0 0 978 30" draw:points="0,30 0,23 978,0 978,8">
          <text:p/>
        </draw:polygon>
        <draw:polygon draw:style-name="gr176" draw:text-style-name="P177" draw:layer="layout" svg:width="0.977cm" svg:height="0.025cm" svg:x="12.58cm" svg:y="14.537cm" svg:viewBox="0 0 978 26" draw:points="0,26 0,23 978,0 978,4">
          <text:p/>
        </draw:polygon>
        <draw:polygon draw:style-name="gr177" draw:text-style-name="P178" draw:layer="layout" svg:width="0.977cm" svg:height="0.028cm" svg:x="12.58cm" svg:y="14.534cm" svg:viewBox="0 0 978 29" draw:points="0,29 0,22 978,0 978,7">
          <text:p/>
        </draw:polygon>
        <draw:polygon draw:style-name="gr177" draw:text-style-name="P178" draw:layer="layout" svg:width="0.977cm" svg:height="0.029cm" svg:x="12.58cm" svg:y="14.53cm" svg:viewBox="0 0 978 30" draw:points="0,30 0,23 978,0 978,7">
          <text:p/>
        </draw:polygon>
        <draw:polygon draw:style-name="gr178" draw:text-style-name="P179" draw:layer="layout" svg:width="0.977cm" svg:height="0.028cm" svg:x="12.58cm" svg:y="14.527cm" svg:viewBox="0 0 978 29" draw:points="0,29 0,22 978,0 978,7">
          <text:p/>
        </draw:polygon>
        <draw:polygon draw:style-name="gr179" draw:text-style-name="P180" draw:layer="layout" svg:width="0.977cm" svg:height="0.025cm" svg:x="12.58cm" svg:y="14.527cm" svg:viewBox="0 0 978 26" draw:points="0,26 0,22 978,0 978,3">
          <text:p/>
        </draw:polygon>
        <draw:polygon draw:style-name="gr180" draw:text-style-name="P181" draw:layer="layout" svg:width="0.977cm" svg:height="0.029cm" svg:x="12.58cm" svg:y="14.523cm" svg:viewBox="0 0 978 30" draw:points="0,30 0,22 978,0 978,4">
          <text:p/>
        </draw:polygon>
        <draw:polygon draw:style-name="gr181" draw:text-style-name="P182" draw:layer="layout" svg:width="0.977cm" svg:height="0.028cm" svg:x="12.58cm" svg:y="14.52cm" svg:viewBox="0 0 978 29" draw:points="0,29 0,21 978,0 978,7">
          <text:p/>
        </draw:polygon>
        <draw:polygon draw:style-name="gr182" draw:text-style-name="P183" draw:layer="layout" svg:width="0.977cm" svg:height="0.029cm" svg:x="12.58cm" svg:y="14.516cm" svg:viewBox="0 0 978 30" draw:points="0,30 0,22 974,0 978,8">
          <text:p/>
        </draw:polygon>
        <draw:polygon draw:style-name="gr182" draw:text-style-name="P183" draw:layer="layout" svg:width="0.977cm" svg:height="0.028cm" svg:x="12.58cm" svg:y="14.513cm" svg:viewBox="0 0 978 29" draw:points="0,29 0,22 974,0 978,8">
          <text:p/>
        </draw:polygon>
        <draw:polygon draw:style-name="gr183" draw:text-style-name="P184" draw:layer="layout" svg:width="0.973cm" svg:height="0.028cm" svg:x="12.58cm" svg:y="14.513cm" svg:viewBox="0 0 974 29" draw:points="0,29 0,22 974,0 974,8">
          <text:p/>
        </draw:polygon>
        <draw:polygon draw:style-name="gr184" draw:text-style-name="P185" draw:layer="layout" svg:width="0.973cm" svg:height="0.028cm" svg:x="12.58cm" svg:y="14.509cm" svg:viewBox="0 0 974 29" draw:points="0,29 0,22 974,0 974,7">
          <text:p/>
        </draw:polygon>
        <draw:polygon draw:style-name="gr185" draw:text-style-name="P186" draw:layer="layout" svg:width="0.973cm" svg:height="0.028cm" svg:x="12.58cm" svg:y="14.506cm" svg:viewBox="0 0 974 29" draw:points="0,29 0,22 974,0 974,7">
          <text:p/>
        </draw:polygon>
        <draw:polygon draw:style-name="gr186" draw:text-style-name="P187" draw:layer="layout" svg:width="0.973cm" svg:height="0.028cm" svg:x="12.58cm" svg:y="14.502cm" svg:viewBox="0 0 974 29" draw:points="0,29 0,26 974,0 974,7">
          <text:p/>
        </draw:polygon>
        <draw:polygon draw:style-name="gr187" draw:text-style-name="P188" draw:layer="layout" svg:width="0.973cm" svg:height="0.025cm" svg:x="12.58cm" svg:y="14.502cm" svg:viewBox="0 0 974 26" draw:points="0,26 0,22 974,0 974,8">
          <text:p/>
        </draw:polygon>
        <draw:polygon draw:style-name="gr188" draw:text-style-name="P189" draw:layer="layout" svg:width="0.973cm" svg:height="0.028cm" svg:x="12.58cm" svg:y="14.499cm" svg:viewBox="0 0 974 29" draw:points="0,29 0,22 974,0 974,7">
          <text:p/>
        </draw:polygon>
        <draw:polygon draw:style-name="gr188" draw:text-style-name="P189" draw:layer="layout" svg:width="0.973cm" svg:height="0.028cm" svg:x="12.58cm" svg:y="14.495cm" svg:viewBox="0 0 974 29" draw:points="0,29 0,21 974,0 974,7">
          <text:p/>
        </draw:polygon>
        <draw:polygon draw:style-name="gr189" draw:text-style-name="P190" draw:layer="layout" svg:width="0.973cm" svg:height="0.025cm" svg:x="12.58cm" svg:y="14.495cm" svg:viewBox="0 0 974 26" draw:points="0,26 0,19 974,0 974,4">
          <text:p/>
        </draw:polygon>
        <draw:polygon draw:style-name="gr190" draw:text-style-name="P191" draw:layer="layout" svg:width="0.973cm" svg:height="0.024cm" svg:x="12.58cm" svg:y="14.492cm" svg:viewBox="0 0 974 25" draw:points="0,25 0,22 974,0 974,3">
          <text:p/>
        </draw:polygon>
        <draw:polygon draw:style-name="gr191" draw:text-style-name="P192" draw:layer="layout" svg:width="0.973cm" svg:height="0.028cm" svg:x="12.58cm" svg:y="14.488cm" svg:viewBox="0 0 974 29" draw:points="0,29 0,22 974,0 974,8">
          <text:p/>
        </draw:polygon>
        <draw:polygon draw:style-name="gr192" draw:text-style-name="P193" draw:layer="layout" svg:width="0.973cm" svg:height="0.032cm" svg:x="12.58cm" svg:y="14.481cm" svg:viewBox="0 0 974 33" draw:points="0,33 0,22 974,0 974,11">
          <text:p/>
        </draw:polygon>
        <draw:polygon draw:style-name="gr192" draw:text-style-name="P193" draw:layer="layout" svg:width="0.973cm" svg:height="0.031cm" svg:x="12.58cm" svg:y="14.478cm" svg:viewBox="0 0 974 32" draw:points="0,32 0,25 974,0 974,10">
          <text:p/>
        </draw:polygon>
        <draw:polygon draw:style-name="gr193" draw:text-style-name="P194" draw:layer="layout" svg:width="0.973cm" svg:height="0.028cm" svg:x="12.58cm" svg:y="14.474cm" svg:viewBox="0 0 974 29" draw:points="0,29 0,22 974,0 974,7">
          <text:p/>
        </draw:polygon>
        <draw:polygon draw:style-name="gr194" draw:text-style-name="P195" draw:layer="layout" svg:width="0.973cm" svg:height="0.029cm" svg:x="12.58cm" svg:y="14.47cm" svg:viewBox="0 0 974 30" draw:points="0,30 0,23 974,0 974,8">
          <text:p/>
        </draw:polygon>
        <draw:polygon draw:style-name="gr195" draw:text-style-name="P196" draw:layer="layout" svg:width="0.973cm" svg:height="0.028cm" svg:x="12.58cm" svg:y="14.467cm" svg:viewBox="0 0 974 29" draw:points="0,29 0,21 974,0 974,7">
          <text:p/>
        </draw:polygon>
        <draw:polygon draw:style-name="gr195" draw:text-style-name="P196" draw:layer="layout" svg:width="0.973cm" svg:height="0.029cm" svg:x="12.58cm" svg:y="14.463cm" svg:viewBox="0 0 974 30" draw:points="0,30 0,22 974,0 974,7">
          <text:p/>
        </draw:polygon>
        <draw:polygon draw:style-name="gr196" draw:text-style-name="P197" draw:layer="layout" svg:width="0.977cm" svg:height="0.028cm" svg:x="12.576cm" svg:y="14.46cm" svg:viewBox="0 0 978 29" draw:points="4,29 0,22 978,0 978,8">
          <text:p/>
        </draw:polygon>
        <draw:polygon draw:style-name="gr197" draw:text-style-name="P198" draw:layer="layout" svg:width="0.977cm" svg:height="0.029cm" svg:x="12.576cm" svg:y="14.456cm" svg:viewBox="0 0 978 30" draw:points="4,30 0,23 978,0 978,8">
          <text:p/>
        </draw:polygon>
        <draw:polygon draw:style-name="gr198" draw:text-style-name="P199" draw:layer="layout" svg:width="0.977cm" svg:height="0.028cm" svg:x="12.576cm" svg:y="14.453cm" svg:viewBox="0 0 978 29" draw:points="0,29 0,22 978,0 978,7">
          <text:p/>
        </draw:polygon>
        <draw:polygon draw:style-name="gr199" draw:text-style-name="P200" draw:layer="layout" svg:width="0.977cm" svg:height="0.029cm" svg:x="12.576cm" svg:y="14.449cm" svg:viewBox="0 0 978 30" draw:points="0,30 0,22 978,0 978,7">
          <text:p/>
        </draw:polygon>
        <draw:polygon draw:style-name="gr200" draw:text-style-name="P201" draw:layer="layout" svg:width="0.977cm" svg:height="0.028cm" svg:x="12.576cm" svg:y="14.446cm" svg:viewBox="0 0 978 29" draw:points="0,29 0,22 978,0 978,7">
          <text:p/>
        </draw:polygon>
        <draw:polygon draw:style-name="gr200" draw:text-style-name="P201" draw:layer="layout" svg:width="0.977cm" svg:height="0.025cm" svg:x="12.576cm" svg:y="14.442cm" svg:viewBox="0 0 978 26" draw:points="0,26 0,19 978,0 978,4">
          <text:p/>
        </draw:polygon>
        <draw:polygon draw:style-name="gr201" draw:text-style-name="P202" draw:layer="layout" svg:width="0.977cm" svg:height="0.032cm" svg:x="12.576cm" svg:y="14.435cm" svg:viewBox="0 0 978 33" draw:points="0,33 0,21 978,0 978,7">
          <text:p/>
        </draw:polygon>
        <draw:polygon draw:style-name="gr202" draw:text-style-name="P203" draw:layer="layout" svg:width="0.977cm" svg:height="0.028cm" svg:x="12.576cm" svg:y="14.432cm" svg:viewBox="0 0 978 29" draw:points="0,29 0,22 978,0 978,11">
          <text:p/>
        </draw:polygon>
        <draw:polygon draw:style-name="gr203" draw:text-style-name="P204" draw:layer="layout" svg:width="0.977cm" svg:height="0.028cm" svg:x="12.576cm" svg:y="14.428cm" svg:viewBox="0 0 978 29" draw:points="0,29 0,22 978,0 978,8">
          <text:p/>
        </draw:polygon>
        <draw:polygon draw:style-name="gr203" draw:text-style-name="P204" draw:layer="layout" svg:width="0.977cm" svg:height="0.028cm" svg:x="12.576cm" svg:y="14.425cm" svg:viewBox="0 0 978 29" draw:points="0,29 0,22 978,0 978,7">
          <text:p/>
        </draw:polygon>
        <draw:polygon draw:style-name="gr204" draw:text-style-name="P205" draw:layer="layout" svg:width="0.977cm" svg:height="0.035cm" svg:x="12.576cm" svg:y="14.414cm" svg:viewBox="0 0 978 36" draw:points="0,36 0,26 978,0 978,14">
          <text:p/>
        </draw:polygon>
        <draw:polygon draw:style-name="gr205" draw:text-style-name="P206" draw:layer="layout" svg:width="0.977cm" svg:height="0.035cm" svg:x="12.576cm" svg:y="14.407cm" svg:viewBox="0 0 978 36" draw:points="0,36 0,21 978,0 978,14">
          <text:p/>
        </draw:polygon>
        <draw:polygon draw:style-name="gr205" draw:text-style-name="P206" draw:layer="layout" svg:width="0.977cm" svg:height="0.036cm" svg:x="12.576cm" svg:y="14.396cm" svg:viewBox="0 0 978 37" draw:points="0,37 0,26 978,0 978,15">
          <text:p/>
        </draw:polygon>
        <draw:polygon draw:style-name="gr206" draw:text-style-name="P207" draw:layer="layout" svg:width="0.977cm" svg:height="0.032cm" svg:x="12.576cm" svg:y="14.389cm" svg:viewBox="0 0 978 33" draw:points="0,33 0,22 978,0 978,12">
          <text:p/>
        </draw:polygon>
        <draw:polygon draw:style-name="gr207" draw:text-style-name="P208" draw:layer="layout" svg:width="0.977cm" svg:height="0.035cm" svg:x="12.576cm" svg:y="14.379cm" svg:viewBox="0 0 978 36" draw:points="0,36 0,21 978,0 978,14">
          <text:p/>
        </draw:polygon>
        <draw:polygon draw:style-name="gr207" draw:text-style-name="P208" draw:layer="layout" svg:width="0.977cm" svg:height="0.031cm" svg:x="12.576cm" svg:y="14.372cm" svg:viewBox="0 0 978 32" draw:points="0,32 0,21 978,0 978,10">
          <text:p/>
        </draw:polygon>
        <draw:polygon draw:style-name="gr208" draw:text-style-name="P209" draw:layer="layout" svg:width="0.977cm" svg:height="0.035cm" svg:x="12.576cm" svg:y="14.361cm" svg:viewBox="0 0 978 36" draw:points="0,36 0,22 978,0 978,15">
          <text:p/>
        </draw:polygon>
        <draw:polygon draw:style-name="gr209" draw:text-style-name="P210" draw:layer="layout" svg:width="0.977cm" svg:height="0.032cm" svg:x="12.576cm" svg:y="14.354cm" svg:viewBox="0 0 978 33" draw:points="0,33 0,22 978,0 978,11">
          <text:p/>
        </draw:polygon>
        <draw:polygon draw:style-name="gr210" draw:text-style-name="P211" draw:layer="layout" svg:width="0.977cm" svg:height="0.036cm" svg:x="12.576cm" svg:y="14.343cm" svg:viewBox="0 0 978 37" draw:points="0,37 0,22 978,0 978,15">
          <text:p/>
        </draw:polygon>
        <draw:polygon draw:style-name="gr210" draw:text-style-name="P211" draw:layer="layout" svg:width="0.977cm" svg:height="0.035cm" svg:x="12.576cm" svg:y="14.333cm" svg:viewBox="0 0 978 36" draw:points="0,36 0,21 978,0 978,14">
          <text:p/>
        </draw:polygon>
        <draw:polygon draw:style-name="gr211" draw:text-style-name="P212" draw:layer="layout" svg:width="0.98cm" svg:height="0.106cm" svg:x="12.573cm" svg:y="14.255cm" svg:viewBox="0 0 981 107" draw:points="3,107 0,25 978,0 981,86">
          <text:p/>
        </draw:polygon>
        <draw:polygon draw:style-name="gr212" draw:text-style-name="P213" draw:layer="layout" svg:width="0.977cm" svg:height="0.099cm" svg:x="12.573cm" svg:y="14.181cm" svg:viewBox="0 0 978 100" draw:points="0,100 0,18 974,0 978,78">
          <text:p/>
        </draw:polygon>
        <draw:polygon draw:style-name="gr212" draw:text-style-name="P213" draw:layer="layout" svg:width="0.977cm" svg:height="0.106cm" svg:x="12.569cm" svg:y="14.1cm" svg:viewBox="0 0 978 107" draw:points="4,107 0,21 978,0 978,82">
          <text:p/>
        </draw:polygon>
        <draw:polygon draw:style-name="gr214" draw:text-style-name="P4" draw:layer="layout" svg:width="0.984cm" svg:height="0.311cm" svg:x="12.569cm" svg:y="14.107cm" svg:viewBox="0 0 985 312" draw:points="985,289 7,312 0,21 978,0">
          <text:p/>
        </draw:polygon>
        <draw:polygon draw:style-name="gr215" draw:text-style-name="P215" draw:layer="layout" svg:width="0.978cm" svg:height="0.028cm" svg:x="13.567cm" svg:y="14.573cm" svg:viewBox="0 0 979 29" draw:points="0,29 0,22 979,0 979,8">
          <text:p/>
        </draw:polygon>
        <draw:polygon draw:style-name="gr216" draw:text-style-name="P216" draw:layer="layout" svg:width="0.978cm" svg:height="0.031cm" svg:x="13.567cm" svg:y="14.566cm" svg:viewBox="0 0 979 32" draw:points="0,32 0,22 979,0 979,7">
          <text:p/>
        </draw:polygon>
        <draw:polygon draw:style-name="gr217" draw:text-style-name="P217" draw:layer="layout" svg:width="0.978cm" svg:height="0.028cm" svg:x="13.567cm" svg:y="14.562cm" svg:viewBox="0 0 979 29" draw:points="0,29 0,22 979,0 979,7">
          <text:p/>
        </draw:polygon>
        <draw:polygon draw:style-name="gr217" draw:text-style-name="P217" draw:layer="layout" svg:width="0.978cm" svg:height="0.032cm" svg:x="13.567cm" svg:y="14.555cm" svg:viewBox="0 0 979 33" draw:points="0,33 0,21 979,0 979,11">
          <text:p/>
        </draw:polygon>
        <draw:polygon draw:style-name="gr218" draw:text-style-name="P218" draw:layer="layout" svg:width="0.978cm" svg:height="0.028cm" svg:x="13.567cm" svg:y="14.552cm" svg:viewBox="0 0 979 29" draw:points="0,29 0,21 979,0 979,7">
          <text:p/>
        </draw:polygon>
        <draw:polygon draw:style-name="gr219" draw:text-style-name="P219" draw:layer="layout" svg:width="0.978cm" svg:height="0.028cm" svg:x="13.567cm" svg:y="14.548cm" svg:viewBox="0 0 979 29" draw:points="0,29 0,21 975,0 979,7">
          <text:p/>
        </draw:polygon>
        <draw:polygon draw:style-name="gr220" draw:text-style-name="P220" draw:layer="layout" svg:width="0.978cm" svg:height="0.028cm" svg:x="13.567cm" svg:y="14.541cm" svg:viewBox="0 0 979 29" draw:points="0,29 0,22 975,0 979,8">
          <text:p/>
        </draw:polygon>
        <draw:polygon draw:style-name="gr220" draw:text-style-name="P220" draw:layer="layout" svg:width="0.974cm" svg:height="0.032cm" svg:x="13.567cm" svg:y="14.534cm" svg:viewBox="0 0 975 33" draw:points="0,33 0,26 975,0 975,11">
          <text:p/>
        </draw:polygon>
        <draw:polygon draw:style-name="gr221" draw:text-style-name="P221" draw:layer="layout" svg:width="0.974cm" svg:height="0.032cm" svg:x="13.567cm" svg:y="14.53cm" svg:viewBox="0 0 975 33" draw:points="0,33 0,22 975,0 975,11">
          <text:p/>
        </draw:polygon>
        <draw:polygon draw:style-name="gr222" draw:text-style-name="P222" draw:layer="layout" svg:width="0.974cm" svg:height="0.028cm" svg:x="13.567cm" svg:y="14.527cm" svg:viewBox="0 0 975 29" draw:points="0,29 0,22 975,0 975,7">
          <text:p/>
        </draw:polygon>
        <draw:polygon draw:style-name="gr223" draw:text-style-name="P223" draw:layer="layout" svg:width="0.974cm" svg:height="0.032cm" svg:x="13.567cm" svg:y="14.52cm" svg:viewBox="0 0 975 33" draw:points="0,33 0,22 975,0 975,11">
          <text:p/>
        </draw:polygon>
        <draw:polygon draw:style-name="gr224" draw:text-style-name="P224" draw:layer="layout" svg:width="0.974cm" svg:height="0.029cm" svg:x="13.567cm" svg:y="14.516cm" svg:viewBox="0 0 975 30" draw:points="0,30 0,22 975,0 975,8">
          <text:p/>
        </draw:polygon>
        <draw:polygon draw:style-name="gr225" draw:text-style-name="P225" draw:layer="layout" svg:width="0.974cm" svg:height="0.032cm" svg:x="13.567cm" svg:y="14.509cm" svg:viewBox="0 0 975 33" draw:points="0,33 0,22 975,0 975,11">
          <text:p/>
        </draw:polygon>
        <draw:polygon draw:style-name="gr226" draw:text-style-name="P226" draw:layer="layout" svg:width="0.974cm" svg:height="0.028cm" svg:x="13.567cm" svg:y="14.506cm" svg:viewBox="0 0 975 29" draw:points="0,29 0,22 975,0 975,7">
          <text:p/>
        </draw:polygon>
        <draw:polygon draw:style-name="gr227" draw:text-style-name="P227" draw:layer="layout" svg:width="0.974cm" svg:height="0.028cm" svg:x="13.567cm" svg:y="14.502cm" svg:viewBox="0 0 975 29" draw:points="0,29 0,19 975,0 975,7">
          <text:p/>
        </draw:polygon>
        <draw:polygon draw:style-name="gr228" draw:text-style-name="P228" draw:layer="layout" svg:width="0.974cm" svg:height="0.032cm" svg:x="13.567cm" svg:y="14.495cm" svg:viewBox="0 0 975 33" draw:points="0,33 0,21 975,0 975,7">
          <text:p/>
        </draw:polygon>
        <draw:polygon draw:style-name="gr229" draw:text-style-name="P229" draw:layer="layout" svg:width="0.977cm" svg:height="0.028cm" svg:x="13.564cm" svg:y="14.492cm" svg:viewBox="0 0 978 29" draw:points="3,29 0,21 978,0 978,7">
          <text:p/>
        </draw:polygon>
        <draw:polygon draw:style-name="gr230" draw:text-style-name="P230" draw:layer="layout" svg:width="0.977cm" svg:height="0.031cm" svg:x="13.564cm" svg:y="14.485cm" svg:viewBox="0 0 978 32" draw:points="3,32 0,22 978,0 978,11">
          <text:p/>
        </draw:polygon>
        <draw:polygon draw:style-name="gr231" draw:text-style-name="P231" draw:layer="layout" svg:width="0.977cm" svg:height="0.028cm" svg:x="13.564cm" svg:y="14.481cm" svg:viewBox="0 0 978 29" draw:points="0,29 0,22 978,0 978,7">
          <text:p/>
        </draw:polygon>
        <draw:polygon draw:style-name="gr232" draw:text-style-name="P232" draw:layer="layout" svg:width="0.977cm" svg:height="0.032cm" svg:x="13.564cm" svg:y="14.474cm" svg:viewBox="0 0 978 33" draw:points="0,33 0,22 978,0 978,11">
          <text:p/>
        </draw:polygon>
        <draw:polygon draw:style-name="gr233" draw:text-style-name="P233" draw:layer="layout" svg:width="0.977cm" svg:height="0.029cm" svg:x="13.564cm" svg:y="14.47cm" svg:viewBox="0 0 978 30" draw:points="0,30 0,23 978,0 978,8">
          <text:p/>
        </draw:polygon>
        <draw:polygon draw:style-name="gr234" draw:text-style-name="P234" draw:layer="layout" svg:width="0.977cm" svg:height="0.028cm" svg:x="13.564cm" svg:y="14.467cm" svg:viewBox="0 0 978 29" draw:points="0,29 0,21 978,0 978,7">
          <text:p/>
        </draw:polygon>
        <draw:polygon draw:style-name="gr235" draw:text-style-name="P235" draw:layer="layout" svg:width="0.977cm" svg:height="0.028cm" svg:x="13.564cm" svg:y="14.46cm" svg:viewBox="0 0 978 29" draw:points="0,29 0,22 978,0 978,8">
          <text:p/>
        </draw:polygon>
        <draw:polygon draw:style-name="gr236" draw:text-style-name="P236" draw:layer="layout" svg:width="0.977cm" svg:height="0.032cm" svg:x="13.564cm" svg:y="14.453cm" svg:viewBox="0 0 978 33" draw:points="0,33 0,26 978,0 978,11">
          <text:p/>
        </draw:polygon>
        <draw:polygon draw:style-name="gr237" draw:text-style-name="P237" draw:layer="layout" svg:width="0.977cm" svg:height="0.032cm" svg:x="13.564cm" svg:y="14.449cm" svg:viewBox="0 0 978 33" draw:points="0,33 0,22 978,0 978,11">
          <text:p/>
        </draw:polygon>
        <draw:polygon draw:style-name="gr238" draw:text-style-name="P238" draw:layer="layout" svg:width="0.977cm" svg:height="0.028cm" svg:x="13.564cm" svg:y="14.446cm" svg:viewBox="0 0 978 29" draw:points="0,29 0,22 978,0 978,7">
          <text:p/>
        </draw:polygon>
        <draw:polygon draw:style-name="gr239" draw:text-style-name="P239" draw:layer="layout" svg:width="0.977cm" svg:height="0.031cm" svg:x="13.564cm" svg:y="14.439cm" svg:viewBox="0 0 978 32" draw:points="0,32 0,21 978,0 978,10">
          <text:p/>
        </draw:polygon>
        <draw:polygon draw:style-name="gr240" draw:text-style-name="P240" draw:layer="layout" svg:width="0.977cm" svg:height="0.028cm" svg:x="13.564cm" svg:y="14.435cm" svg:viewBox="0 0 978 29" draw:points="0,29 0,21 978,0 978,7">
          <text:p/>
        </draw:polygon>
        <draw:polygon draw:style-name="gr240" draw:text-style-name="P240" draw:layer="layout" svg:width="0.977cm" svg:height="0.032cm" svg:x="13.564cm" svg:y="14.428cm" svg:viewBox="0 0 978 33" draw:points="0,33 0,22 978,0 978,12">
          <text:p/>
        </draw:polygon>
        <draw:polygon draw:style-name="gr241" draw:text-style-name="P241" draw:layer="layout" svg:width="0.977cm" svg:height="0.028cm" svg:x="13.564cm" svg:y="14.425cm" svg:viewBox="0 0 978 29" draw:points="0,29 0,22 978,0 978,11">
          <text:p/>
        </draw:polygon>
        <draw:polygon draw:style-name="gr242" draw:text-style-name="P242" draw:layer="layout" svg:width="0.977cm" svg:height="0.028cm" svg:x="13.564cm" svg:y="14.421cm" svg:viewBox="0 0 978 29" draw:points="0,29 0,22 978,0 978,7">
          <text:p/>
        </draw:polygon>
        <draw:polygon draw:style-name="gr243" draw:text-style-name="P243" draw:layer="layout" svg:width="0.977cm" svg:height="0.032cm" svg:x="13.564cm" svg:y="14.414cm" svg:viewBox="0 0 978 33" draw:points="0,33 0,22 978,0 978,7">
          <text:p/>
        </draw:polygon>
        <draw:polygon draw:style-name="gr243" draw:text-style-name="P243" draw:layer="layout" svg:width="0.977cm" svg:height="0.029cm" svg:x="13.564cm" svg:y="14.41cm" svg:viewBox="0 0 978 30" draw:points="0,30 0,22 978,0 978,8">
          <text:p/>
        </draw:polygon>
        <draw:polygon draw:style-name="gr244" draw:text-style-name="P244" draw:layer="layout" svg:width="0.977cm" svg:height="0.032cm" svg:x="13.564cm" svg:y="14.403cm" svg:viewBox="0 0 978 33" draw:points="0,33 0,22 978,0 978,11">
          <text:p/>
        </draw:polygon>
        <draw:polygon draw:style-name="gr245" draw:text-style-name="P245" draw:layer="layout" svg:width="0.977cm" svg:height="0.028cm" svg:x="13.564cm" svg:y="14.4cm" svg:viewBox="0 0 978 29" draw:points="0,29 0,22 978,0 978,8">
          <text:p/>
        </draw:polygon>
        <draw:polygon draw:style-name="gr246" draw:text-style-name="P246" draw:layer="layout" svg:width="0.977cm" svg:height="0.032cm" svg:x="13.564cm" svg:y="14.393cm" svg:viewBox="0 0 978 33" draw:points="0,33 0,22 978,0 978,11">
          <text:p/>
        </draw:polygon>
        <draw:polygon draw:style-name="gr247" draw:text-style-name="P247" draw:layer="layout" svg:width="0.977cm" svg:height="0.029cm" svg:x="13.564cm" svg:y="14.389cm" svg:viewBox="0 0 978 30" draw:points="0,30 0,22 978,0 978,7">
          <text:p/>
        </draw:polygon>
        <draw:polygon draw:style-name="gr247" draw:text-style-name="P247" draw:layer="layout" svg:width="0.977cm" svg:height="0.028cm" svg:x="13.564cm" svg:y="14.386cm" svg:viewBox="0 0 978 29" draw:points="0,29 0,22 978,0 978,7">
          <text:p/>
        </draw:polygon>
        <draw:polygon draw:style-name="gr248" draw:text-style-name="P248" draw:layer="layout" svg:width="0.977cm" svg:height="0.028cm" svg:x="13.564cm" svg:y="14.379cm" svg:viewBox="0 0 978 29" draw:points="0,29 0,21 978,0 978,7">
          <text:p/>
        </draw:polygon>
        <draw:polygon draw:style-name="gr249" draw:text-style-name="P249" draw:layer="layout" svg:width="0.977cm" svg:height="0.028cm" svg:x="13.564cm" svg:y="14.375cm" svg:viewBox="0 0 978 29" draw:points="0,29 0,22 978,0 978,8">
          <text:p/>
        </draw:polygon>
        <draw:polygon draw:style-name="gr250" draw:text-style-name="P250" draw:layer="layout" svg:width="0.977cm" svg:height="0.033cm" svg:x="13.564cm" svg:y="14.368cm" svg:viewBox="0 0 978 34" draw:points="0,34 0,22 978,0 978,12">
          <text:p/>
        </draw:polygon>
        <draw:polygon draw:style-name="gr250" draw:text-style-name="P250" draw:layer="layout" svg:width="0.977cm" svg:height="0.028cm" svg:x="13.564cm" svg:y="14.365cm" svg:viewBox="0 0 978 29" draw:points="0,29 0,22 974,0 978,7">
          <text:p/>
        </draw:polygon>
        <draw:polygon draw:style-name="gr251" draw:text-style-name="P251" draw:layer="layout" svg:width="0.977cm" svg:height="0.031cm" svg:x="13.564cm" svg:y="14.358cm" svg:viewBox="0 0 978 32" draw:points="0,32 0,22 974,0 978,10">
          <text:p/>
        </draw:polygon>
        <draw:polygon draw:style-name="gr252" draw:text-style-name="P252" draw:layer="layout" svg:width="0.973cm" svg:height="0.028cm" svg:x="13.564cm" svg:y="14.354cm" svg:viewBox="0 0 974 29" draw:points="0,29 0,21 974,0 974,7">
          <text:p/>
        </draw:polygon>
        <draw:polygon draw:style-name="gr253" draw:text-style-name="P253" draw:layer="layout" svg:width="0.973cm" svg:height="0.032cm" svg:x="13.564cm" svg:y="14.347cm" svg:viewBox="0 0 974 33" draw:points="0,33 0,21 974,0 974,11">
          <text:p/>
        </draw:polygon>
        <draw:polygon draw:style-name="gr254" draw:text-style-name="P254" draw:layer="layout" svg:width="0.973cm" svg:height="0.032cm" svg:x="13.564cm" svg:y="14.343cm" svg:viewBox="0 0 974 33" draw:points="0,33 0,22 974,0 974,11">
          <text:p/>
        </draw:polygon>
        <draw:polygon draw:style-name="gr255" draw:text-style-name="P255" draw:layer="layout" svg:width="0.973cm" svg:height="0.028cm" svg:x="13.564cm" svg:y="14.34cm" svg:viewBox="0 0 974 29" draw:points="0,29 0,22 974,0 974,7">
          <text:p/>
        </draw:polygon>
        <draw:polygon draw:style-name="gr256" draw:text-style-name="P256" draw:layer="layout" svg:width="0.973cm" svg:height="0.032cm" svg:x="13.564cm" svg:y="14.333cm" svg:viewBox="0 0 974 33" draw:points="0,33 0,22 974,0 974,8">
          <text:p/>
        </draw:polygon>
        <draw:polygon draw:style-name="gr257" draw:text-style-name="P257" draw:layer="layout" svg:width="0.973cm" svg:height="0.029cm" svg:x="13.564cm" svg:y="14.329cm" svg:viewBox="0 0 974 30" draw:points="0,30 0,23 974,0 974,7">
          <text:p/>
        </draw:polygon>
        <draw:polygon draw:style-name="gr258" draw:text-style-name="P258" draw:layer="layout" svg:width="0.973cm" svg:height="0.032cm" svg:x="13.564cm" svg:y="14.322cm" svg:viewBox="0 0 974 33" draw:points="0,33 0,22 974,0 974,11">
          <text:p/>
        </draw:polygon>
        <draw:polygon draw:style-name="gr258" draw:text-style-name="P258" draw:layer="layout" svg:width="0.973cm" svg:height="0.028cm" svg:x="13.564cm" svg:y="14.319cm" svg:viewBox="0 0 974 29" draw:points="0,29 0,22 974,0 974,8">
          <text:p/>
        </draw:polygon>
        <draw:polygon draw:style-name="gr259" draw:text-style-name="P259" draw:layer="layout" svg:width="0.973cm" svg:height="0.028cm" svg:x="13.564cm" svg:y="14.315cm" svg:viewBox="0 0 974 29" draw:points="0,29 0,19 974,0 974,8">
          <text:p/>
        </draw:polygon>
        <draw:polygon draw:style-name="gr260" draw:text-style-name="P260" draw:layer="layout" svg:width="0.977cm" svg:height="0.028cm" svg:x="13.56cm" svg:y="14.308cm" svg:viewBox="0 0 978 29" draw:points="4,29 0,22 978,0 978,7">
          <text:p/>
        </draw:polygon>
        <draw:polygon draw:style-name="gr261" draw:text-style-name="P261" draw:layer="layout" svg:width="0.977cm" svg:height="0.028cm" svg:x="13.56cm" svg:y="14.305cm" svg:viewBox="0 0 978 29" draw:points="4,29 0,22 978,0 978,7">
          <text:p/>
        </draw:polygon>
        <draw:polygon draw:style-name="gr262" draw:text-style-name="P262" draw:layer="layout" svg:width="0.977cm" svg:height="0.028cm" svg:x="13.56cm" svg:y="14.298cm" svg:viewBox="0 0 978 29" draw:points="0,29 0,21 978,0 978,10">
          <text:p/>
        </draw:polygon>
        <draw:polygon draw:style-name="gr263" draw:text-style-name="P263" draw:layer="layout" svg:width="0.977cm" svg:height="0.028cm" svg:x="13.56cm" svg:y="14.294cm" svg:viewBox="0 0 978 29" draw:points="0,29 0,21 978,0 978,7">
          <text:p/>
        </draw:polygon>
        <draw:polygon draw:style-name="gr264" draw:text-style-name="P264" draw:layer="layout" svg:width="0.977cm" svg:height="0.032cm" svg:x="13.56cm" svg:y="14.287cm" svg:viewBox="0 0 978 33" draw:points="0,33 0,22 978,0 978,11">
          <text:p/>
        </draw:polygon>
        <draw:polygon draw:style-name="gr265" draw:text-style-name="P265" draw:layer="layout" svg:width="0.977cm" svg:height="0.029cm" svg:x="13.56cm" svg:y="14.283cm" svg:viewBox="0 0 978 30" draw:points="0,30 0,23 978,0 978,8">
          <text:p/>
        </draw:polygon>
        <draw:polygon draw:style-name="gr265" draw:text-style-name="P265" draw:layer="layout" svg:width="0.977cm" svg:height="0.032cm" svg:x="13.56cm" svg:y="14.276cm" svg:viewBox="0 0 978 33" draw:points="0,33 0,22 978,0 978,11">
          <text:p/>
        </draw:polygon>
        <draw:polygon draw:style-name="gr266" draw:text-style-name="P266" draw:layer="layout" svg:width="0.977cm" svg:height="0.028cm" svg:x="13.56cm" svg:y="14.273cm" svg:viewBox="0 0 978 29" draw:points="0,29 0,22 978,0 978,7">
          <text:p/>
        </draw:polygon>
        <draw:polygon draw:style-name="gr267" draw:text-style-name="P267" draw:layer="layout" svg:width="0.977cm" svg:height="0.032cm" svg:x="13.56cm" svg:y="14.266cm" svg:viewBox="0 0 978 33" draw:points="0,33 0,22 978,0 978,11">
          <text:p/>
        </draw:polygon>
        <draw:polygon draw:style-name="gr268" draw:text-style-name="P268" draw:layer="layout" svg:width="0.977cm" svg:height="0.032cm" svg:x="13.56cm" svg:y="14.262cm" svg:viewBox="0 0 978 33" draw:points="0,33 0,22 978,0 978,11">
          <text:p/>
        </draw:polygon>
        <draw:polygon draw:style-name="gr268" draw:text-style-name="P268" draw:layer="layout" svg:width="0.977cm" svg:height="0.028cm" svg:x="13.56cm" svg:y="14.259cm" svg:viewBox="0 0 978 29" draw:points="0,29 0,22 978,0 978,8">
          <text:p/>
        </draw:polygon>
        <draw:polygon draw:style-name="gr269" draw:text-style-name="P269" draw:layer="layout" svg:width="0.977cm" svg:height="0.031cm" svg:x="13.56cm" svg:y="14.252cm" svg:viewBox="0 0 978 32" draw:points="0,32 0,21 978,0 978,7">
          <text:p/>
        </draw:polygon>
        <draw:polygon draw:style-name="gr270" draw:text-style-name="P270" draw:layer="layout" svg:width="0.977cm" svg:height="0.028cm" svg:x="13.56cm" svg:y="14.248cm" svg:viewBox="0 0 978 29" draw:points="0,29 0,22 978,0 978,7">
          <text:p/>
        </draw:polygon>
        <draw:polygon draw:style-name="gr271" draw:text-style-name="P271" draw:layer="layout" svg:width="0.977cm" svg:height="0.032cm" svg:x="13.56cm" svg:y="14.241cm" svg:viewBox="0 0 978 33" draw:points="0,33 0,22 978,0 978,12">
          <text:p/>
        </draw:polygon>
        <draw:polygon draw:style-name="gr272" draw:text-style-name="P272" draw:layer="layout" svg:width="0.977cm" svg:height="0.028cm" svg:x="13.56cm" svg:y="14.238cm" svg:viewBox="0 0 978 29" draw:points="0,29 0,21 978,0 978,7">
          <text:p/>
        </draw:polygon>
        <draw:polygon draw:style-name="gr272" draw:text-style-name="P272" draw:layer="layout" svg:width="0.977cm" svg:height="0.028cm" svg:x="13.56cm" svg:y="14.234cm" svg:viewBox="0 0 978 29" draw:points="0,29 0,22 978,0 978,8">
          <text:p/>
        </draw:polygon>
        <draw:polygon draw:style-name="gr273" draw:text-style-name="P273" draw:layer="layout" svg:width="0.977cm" svg:height="0.028cm" svg:x="13.56cm" svg:y="14.227cm" svg:viewBox="0 0 978 29" draw:points="0,29 0,22 978,0 978,7">
          <text:p/>
        </draw:polygon>
        <draw:polygon draw:style-name="gr274" draw:text-style-name="P274" draw:layer="layout" svg:width="0.977cm" svg:height="0.028cm" svg:x="13.56cm" svg:y="14.224cm" svg:viewBox="0 0 978 29" draw:points="0,29 0,22 975,0 978,7">
          <text:p/>
        </draw:polygon>
        <draw:polygon draw:style-name="gr275" draw:text-style-name="P275" draw:layer="layout" svg:width="0.974cm" svg:height="0.032cm" svg:x="13.56cm" svg:y="14.216cm" svg:viewBox="0 0 975 33" draw:points="0,33 0,22 975,0 975,11">
          <text:p/>
        </draw:polygon>
        <draw:polygon draw:style-name="gr275" draw:text-style-name="P275" draw:layer="layout" svg:width="0.974cm" svg:height="0.028cm" svg:x="13.56cm" svg:y="14.213cm" svg:viewBox="0 0 975 29" draw:points="0,29 0,21 975,0 975,7">
          <text:p/>
        </draw:polygon>
        <draw:polygon draw:style-name="gr276" draw:text-style-name="P276" draw:layer="layout" svg:width="0.974cm" svg:height="0.032cm" svg:x="13.56cm" svg:y="14.206cm" svg:viewBox="0 0 975 33" draw:points="0,33 0,22 975,0 975,11">
          <text:p/>
        </draw:polygon>
        <draw:polygon draw:style-name="gr277" draw:text-style-name="P277" draw:layer="layout" svg:width="0.974cm" svg:height="0.029cm" svg:x="13.56cm" svg:y="14.202cm" svg:viewBox="0 0 975 30" draw:points="0,30 0,23 975,0 975,7">
          <text:p/>
        </draw:polygon>
        <draw:polygon draw:style-name="gr278" draw:text-style-name="P278" draw:layer="layout" svg:width="0.974cm" svg:height="0.032cm" svg:x="13.56cm" svg:y="14.195cm" svg:viewBox="0 0 975 33" draw:points="0,33 0,22 975,0 975,11">
          <text:p/>
        </draw:polygon>
        <draw:polygon draw:style-name="gr279" draw:text-style-name="P279" draw:layer="layout" svg:width="0.974cm" svg:height="0.028cm" svg:x="13.56cm" svg:y="14.192cm" svg:viewBox="0 0 975 29" draw:points="0,29 0,22 975,0 975,7">
          <text:p/>
        </draw:polygon>
        <draw:polygon draw:style-name="gr280" draw:text-style-name="P280" draw:layer="layout" svg:width="0.974cm" svg:height="0.028cm" svg:x="13.56cm" svg:y="14.188cm" svg:viewBox="0 0 975 29" draw:points="0,29 0,18 975,0 975,7">
          <text:p/>
        </draw:polygon>
        <draw:polygon draw:style-name="gr281" draw:text-style-name="P281" draw:layer="layout" svg:width="0.974cm" svg:height="0.032cm" svg:x="13.56cm" svg:y="14.181cm" svg:viewBox="0 0 975 33" draw:points="0,33 0,22 975,0 975,12">
          <text:p/>
        </draw:polygon>
        <draw:polygon draw:style-name="gr282" draw:text-style-name="P282" draw:layer="layout" svg:width="0.974cm" svg:height="0.028cm" svg:x="13.56cm" svg:y="14.178cm" svg:viewBox="0 0 975 29" draw:points="0,29 0,22 975,0 975,8">
          <text:p/>
        </draw:polygon>
        <draw:polygon draw:style-name="gr283" draw:text-style-name="P283" draw:layer="layout" svg:width="0.974cm" svg:height="0.031cm" svg:x="13.56cm" svg:y="14.171cm" svg:viewBox="0 0 975 32" draw:points="0,32 0,22 975,0 975,10">
          <text:p/>
        </draw:polygon>
        <draw:polygon draw:style-name="gr284" draw:text-style-name="P284" draw:layer="layout" svg:width="0.977cm" svg:height="0.028cm" svg:x="13.557cm" svg:y="14.167cm" svg:viewBox="0 0 978 29" draw:points="3,29 0,22 978,0 978,7">
          <text:p/>
        </draw:polygon>
        <draw:polygon draw:style-name="gr285" draw:text-style-name="P285" draw:layer="layout" svg:width="0.977cm" svg:height="0.032cm" svg:x="13.557cm" svg:y="14.16cm" svg:viewBox="0 0 978 33" draw:points="0,33 0,21 978,0 978,11">
          <text:p/>
        </draw:polygon>
        <draw:polygon draw:style-name="gr286" draw:text-style-name="P286" draw:layer="layout" svg:width="0.977cm" svg:height="0.029cm" svg:x="13.557cm" svg:y="14.156cm" svg:viewBox="0 0 978 30" draw:points="0,30 0,22 978,0 978,8">
          <text:p/>
        </draw:polygon>
        <draw:polygon draw:style-name="gr287" draw:text-style-name="P287" draw:layer="layout" svg:width="0.977cm" svg:height="0.028cm" svg:x="13.557cm" svg:y="14.153cm" svg:viewBox="0 0 978 29" draw:points="0,29 0,22 978,0 978,8">
          <text:p/>
        </draw:polygon>
        <draw:polygon draw:style-name="gr288" draw:text-style-name="P288" draw:layer="layout" svg:width="0.977cm" svg:height="0.028cm" svg:x="13.557cm" svg:y="14.146cm" svg:viewBox="0 0 978 29" draw:points="0,29 0,22 978,0 978,7">
          <text:p/>
        </draw:polygon>
        <draw:polygon draw:style-name="gr289" draw:text-style-name="P289" draw:layer="layout" svg:width="0.977cm" svg:height="0.029cm" svg:x="13.557cm" svg:y="14.142cm" svg:viewBox="0 0 978 30" draw:points="0,30 0,23 978,0 978,7">
          <text:p/>
        </draw:polygon>
        <draw:polygon draw:style-name="gr290" draw:text-style-name="P290" draw:layer="layout" svg:width="0.977cm" svg:height="0.032cm" svg:x="13.557cm" svg:y="14.135cm" svg:viewBox="0 0 978 33" draw:points="0,33 0,22 978,0 978,11">
          <text:p/>
        </draw:polygon>
        <draw:polygon draw:style-name="gr291" draw:text-style-name="P291" draw:layer="layout" svg:width="0.977cm" svg:height="0.028cm" svg:x="13.557cm" svg:y="14.132cm" svg:viewBox="0 0 978 29" draw:points="0,29 0,21 978,0 978,7">
          <text:p/>
        </draw:polygon>
        <draw:polygon draw:style-name="gr292" draw:text-style-name="P292" draw:layer="layout" svg:width="0.977cm" svg:height="0.031cm" svg:x="13.557cm" svg:y="14.125cm" svg:viewBox="0 0 978 32" draw:points="0,32 0,21 978,0 978,10">
          <text:p/>
        </draw:polygon>
        <draw:polygon draw:style-name="gr293" draw:text-style-name="P293" draw:layer="layout" svg:width="0.977cm" svg:height="0.028cm" svg:x="13.557cm" svg:y="14.121cm" svg:viewBox="0 0 978 29" draw:points="0,29 0,22 978,0 978,8">
          <text:p/>
        </draw:polygon>
        <draw:polygon draw:style-name="gr294" draw:text-style-name="P294" draw:layer="layout" svg:width="0.977cm" svg:height="0.032cm" svg:x="13.557cm" svg:y="14.114cm" svg:viewBox="0 0 978 33" draw:points="0,33 0,22 978,0 978,12">
          <text:p/>
        </draw:polygon>
        <draw:polygon draw:style-name="gr295" draw:text-style-name="P295" draw:layer="layout" svg:width="0.977cm" svg:height="0.028cm" svg:x="13.557cm" svg:y="14.111cm" svg:viewBox="0 0 978 29" draw:points="0,29 0,22 978,0 978,10">
          <text:p/>
        </draw:polygon>
        <draw:polygon draw:style-name="gr295" draw:text-style-name="P295" draw:layer="layout" svg:width="0.977cm" svg:height="0.028cm" svg:x="13.557cm" svg:y="14.107cm" svg:viewBox="0 0 978 29" draw:points="0,29 0,22 978,0 978,7">
          <text:p/>
        </draw:polygon>
        <draw:polygon draw:style-name="gr296" draw:text-style-name="P296" draw:layer="layout" svg:width="0.977cm" svg:height="0.032cm" svg:x="13.557cm" svg:y="14.1cm" svg:viewBox="0 0 978 33" draw:points="0,33 0,22 978,0 978,11">
          <text:p/>
        </draw:polygon>
        <draw:polygon draw:style-name="gr297" draw:text-style-name="P297" draw:layer="layout" svg:width="0.977cm" svg:height="0.028cm" svg:x="13.557cm" svg:y="14.097cm" svg:viewBox="0 0 978 29" draw:points="0,29 0,22 978,0 978,8">
          <text:p/>
        </draw:polygon>
        <draw:polygon draw:style-name="gr298" draw:text-style-name="P298" draw:layer="layout" svg:width="0.977cm" svg:height="0.033cm" svg:x="13.557cm" svg:y="14.089cm" svg:viewBox="0 0 978 34" draw:points="0,34 0,23 978,0 978,12">
          <text:p/>
        </draw:polygon>
        <draw:polygon draw:style-name="gr298" draw:text-style-name="P298" draw:layer="layout" svg:width="0.977cm" svg:height="0.028cm" svg:x="13.557cm" svg:y="14.086cm" svg:viewBox="0 0 978 29" draw:points="0,29 0,22 978,0 978,7">
          <text:p/>
        </draw:polygon>
        <draw:polygon draw:style-name="gr299" draw:text-style-name="P299" draw:layer="layout" svg:width="0.977cm" svg:height="0.032cm" svg:x="13.557cm" svg:y="14.079cm" svg:viewBox="0 0 978 33" draw:points="0,33 0,22 978,0 978,10">
          <text:p/>
        </draw:polygon>
        <draw:polygon draw:style-name="gr301" draw:text-style-name="P4" draw:layer="layout" svg:width="0.984cm" svg:height="0.31cm" svg:x="13.557cm" svg:y="14.086cm" svg:viewBox="0 0 985 311" draw:points="985,290 7,311 0,22 978,0">
          <text:p/>
        </draw:polygon>
        <draw:polygon draw:style-name="gr154" draw:text-style-name="P155" draw:layer="layout" svg:width="0.974cm" svg:height="0.032cm" svg:x="12.604cm" svg:y="15.37cm" svg:viewBox="0 0 975 33" draw:points="0,33 0,21 975,0 975,11">
          <text:p/>
        </draw:polygon>
        <draw:polygon draw:style-name="gr155" draw:text-style-name="P156" draw:layer="layout" svg:width="0.974cm" svg:height="0.031cm" svg:x="12.604cm" svg:y="15.367cm" svg:viewBox="0 0 975 32" draw:points="0,32 0,21 975,0 975,10">
          <text:p/>
        </draw:polygon>
        <draw:polygon draw:style-name="gr156" draw:text-style-name="P157" draw:layer="layout" svg:width="0.974cm" svg:height="0.032cm" svg:x="12.604cm" svg:y="15.363cm" svg:viewBox="0 0 975 33" draw:points="0,33 0,21 975,0 975,11">
          <text:p/>
        </draw:polygon>
        <draw:polygon draw:style-name="gr157" draw:text-style-name="P158" draw:layer="layout" svg:width="0.974cm" svg:height="0.032cm" svg:x="12.604cm" svg:y="15.359cm" svg:viewBox="0 0 975 33" draw:points="0,33 0,23 975,0 975,12">
          <text:p/>
        </draw:polygon>
        <draw:polygon draw:style-name="gr158" draw:text-style-name="P159" draw:layer="layout" svg:width="0.974cm" svg:height="0.028cm" svg:x="12.604cm" svg:y="15.356cm" svg:viewBox="0 0 975 29" draw:points="0,29 0,22 975,0 975,8">
          <text:p/>
        </draw:polygon>
        <draw:polygon draw:style-name="gr159" draw:text-style-name="P160" draw:layer="layout" svg:width="0.974cm" svg:height="0.032cm" svg:x="12.604cm" svg:y="15.349cm" svg:viewBox="0 0 975 33" draw:points="0,33 0,22 975,0 975,10">
          <text:p/>
        </draw:polygon>
        <draw:polygon draw:style-name="gr160" draw:text-style-name="P161" draw:layer="layout" svg:width="0.974cm" svg:height="0.032cm" svg:x="12.604cm" svg:y="15.345cm" svg:viewBox="0 0 975 33" draw:points="0,33 0,23 975,0 975,11">
          <text:p/>
        </draw:polygon>
        <draw:polygon draw:style-name="gr161" draw:text-style-name="P162" draw:layer="layout" svg:width="0.974cm" svg:height="0.032cm" svg:x="12.604cm" svg:y="15.342cm" svg:viewBox="0 0 975 33" draw:points="0,33 0,22 975,0 975,10">
          <text:p/>
        </draw:polygon>
        <draw:polygon draw:style-name="gr162" draw:text-style-name="P163" draw:layer="layout" svg:width="0.977cm" svg:height="0.032cm" svg:x="12.601cm" svg:y="15.338cm" svg:viewBox="0 0 978 33" draw:points="3,33 0,21 978,0 978,11">
          <text:p/>
        </draw:polygon>
        <draw:polygon draw:style-name="gr163" draw:text-style-name="P164" draw:layer="layout" svg:width="0.977cm" svg:height="0.028cm" svg:x="12.601cm" svg:y="15.335cm" svg:viewBox="0 0 978 29" draw:points="3,29 0,21 978,0 978,7">
          <text:p/>
        </draw:polygon>
        <draw:polygon draw:style-name="gr164" draw:text-style-name="P165" draw:layer="layout" svg:width="0.977cm" svg:height="0.028cm" svg:x="12.601cm" svg:y="15.331cm" svg:viewBox="0 0 978 29" draw:points="0,29 0,21 978,0 978,7">
          <text:p/>
        </draw:polygon>
        <draw:polygon draw:style-name="gr165" draw:text-style-name="P166" draw:layer="layout" svg:width="0.977cm" svg:height="0.032cm" svg:x="12.601cm" svg:y="15.324cm" svg:viewBox="0 0 978 33" draw:points="0,33 0,22 978,0 978,12">
          <text:p/>
        </draw:polygon>
        <draw:polygon draw:style-name="gr166" draw:text-style-name="P167" draw:layer="layout" svg:width="0.977cm" svg:height="0.031cm" svg:x="12.601cm" svg:y="15.321cm" svg:viewBox="0 0 978 32" draw:points="0,32 0,22 978,0 978,11">
          <text:p/>
        </draw:polygon>
        <draw:polygon draw:style-name="gr167" draw:text-style-name="P168" draw:layer="layout" svg:width="0.977cm" svg:height="0.032cm" svg:x="12.601cm" svg:y="15.317cm" svg:viewBox="0 0 978 33" draw:points="0,33 0,22 978,0 978,11">
          <text:p/>
        </draw:polygon>
        <draw:polygon draw:style-name="gr168" draw:text-style-name="P169" draw:layer="layout" svg:width="0.977cm" svg:height="0.031cm" svg:x="12.601cm" svg:y="15.314cm" svg:viewBox="0 0 978 32" draw:points="0,32 0,22 978,0 978,10">
          <text:p/>
        </draw:polygon>
        <draw:polygon draw:style-name="gr169" draw:text-style-name="P170" draw:layer="layout" svg:width="0.977cm" svg:height="0.028cm" svg:x="12.601cm" svg:y="15.31cm" svg:viewBox="0 0 978 29" draw:points="0,29 0,22 978,0 978,7">
          <text:p/>
        </draw:polygon>
        <draw:polygon draw:style-name="gr170" draw:text-style-name="P171" draw:layer="layout" svg:width="0.977cm" svg:height="0.032cm" svg:x="12.601cm" svg:y="15.303cm" svg:viewBox="0 0 978 33" draw:points="0,33 0,25 978,0 978,11">
          <text:p/>
        </draw:polygon>
        <draw:polygon draw:style-name="gr171" draw:text-style-name="P172" draw:layer="layout" svg:width="0.977cm" svg:height="0.032cm" svg:x="12.601cm" svg:y="15.299cm" svg:viewBox="0 0 978 33" draw:points="0,33 0,22 978,0 978,11">
          <text:p/>
        </draw:polygon>
        <draw:polygon draw:style-name="gr172" draw:text-style-name="P173" draw:layer="layout" svg:width="0.977cm" svg:height="0.032cm" svg:x="12.601cm" svg:y="15.296cm" svg:viewBox="0 0 978 33" draw:points="0,33 0,22 978,0 978,12">
          <text:p/>
        </draw:polygon>
        <draw:polygon draw:style-name="gr173" draw:text-style-name="P174" draw:layer="layout" svg:width="0.977cm" svg:height="0.032cm" svg:x="12.601cm" svg:y="15.292cm" svg:viewBox="0 0 978 33" draw:points="0,33 0,23 978,0 978,12">
          <text:p/>
        </draw:polygon>
        <draw:polygon draw:style-name="gr174" draw:text-style-name="P175" draw:layer="layout" svg:width="0.977cm" svg:height="0.032cm" svg:x="12.601cm" svg:y="15.289cm" svg:viewBox="0 0 978 33" draw:points="0,33 0,22 978,0 978,7">
          <text:p/>
        </draw:polygon>
        <draw:polygon draw:style-name="gr175" draw:text-style-name="P176" draw:layer="layout" svg:width="0.977cm" svg:height="0.029cm" svg:x="12.601cm" svg:y="15.285cm" svg:viewBox="0 0 978 30" draw:points="0,30 0,23 978,0 978,7">
          <text:p/>
        </draw:polygon>
        <draw:polygon draw:style-name="gr176" draw:text-style-name="P177" draw:layer="layout" svg:width="0.977cm" svg:height="0.028cm" svg:x="12.601cm" svg:y="15.282cm" svg:viewBox="0 0 978 29" draw:points="0,29 0,22 978,0 978,7">
          <text:p/>
        </draw:polygon>
        <draw:polygon draw:style-name="gr177" draw:text-style-name="P178" draw:layer="layout" svg:width="0.977cm" svg:height="0.032cm" svg:x="12.601cm" svg:y="15.275cm" svg:viewBox="0 0 978 33" draw:points="0,33 0,21 978,0 978,10">
          <text:p/>
        </draw:polygon>
        <draw:polygon draw:style-name="gr177" draw:text-style-name="P178" draw:layer="layout" svg:width="0.977cm" svg:height="0.032cm" svg:x="12.601cm" svg:y="15.271cm" svg:viewBox="0 0 978 33" draw:points="0,33 0,21 978,0 978,11">
          <text:p/>
        </draw:polygon>
        <draw:polygon draw:style-name="gr178" draw:text-style-name="P179" draw:layer="layout" svg:width="0.977cm" svg:height="0.031cm" svg:x="12.601cm" svg:y="15.268cm" svg:viewBox="0 0 978 32" draw:points="0,32 0,21 978,0 978,10">
          <text:p/>
        </draw:polygon>
        <draw:polygon draw:style-name="gr179" draw:text-style-name="P180" draw:layer="layout" svg:width="0.977cm" svg:height="0.032cm" svg:x="12.601cm" svg:y="15.264cm" svg:viewBox="0 0 978 33" draw:points="0,33 0,22 978,0 978,12">
          <text:p/>
        </draw:polygon>
        <draw:polygon draw:style-name="gr180" draw:text-style-name="P181" draw:layer="layout" svg:width="0.977cm" svg:height="0.028cm" svg:x="12.601cm" svg:y="15.261cm" svg:viewBox="0 0 978 29" draw:points="0,29 0,22 978,0 978,7">
          <text:p/>
        </draw:polygon>
        <draw:polygon draw:style-name="gr181" draw:text-style-name="P182" draw:layer="layout" svg:width="0.977cm" svg:height="0.028cm" svg:x="12.601cm" svg:y="15.257cm" svg:viewBox="0 0 978 29" draw:points="0,29 0,19 974,0 978,7">
          <text:p/>
        </draw:polygon>
        <draw:polygon draw:style-name="gr182" draw:text-style-name="P183" draw:layer="layout" svg:width="0.977cm" svg:height="0.032cm" svg:x="12.601cm" svg:y="15.25cm" svg:viewBox="0 0 978 33" draw:points="0,33 0,22 974,0 978,11">
          <text:p/>
        </draw:polygon>
        <draw:polygon draw:style-name="gr182" draw:text-style-name="P183" draw:layer="layout" svg:width="0.973cm" svg:height="0.031cm" svg:x="12.601cm" svg:y="15.247cm" svg:viewBox="0 0 974 32" draw:points="0,32 0,22 974,0 974,10">
          <text:p/>
        </draw:polygon>
        <draw:polygon draw:style-name="gr183" draw:text-style-name="P184" draw:layer="layout" svg:width="0.973cm" svg:height="0.032cm" svg:x="12.601cm" svg:y="15.243cm" svg:viewBox="0 0 974 33" draw:points="0,33 0,21 974,0 974,11">
          <text:p/>
        </draw:polygon>
        <draw:polygon draw:style-name="gr184" draw:text-style-name="P185" draw:layer="layout" svg:width="0.973cm" svg:height="0.031cm" svg:x="12.601cm" svg:y="15.24cm" svg:viewBox="0 0 974 32" draw:points="0,32 0,21 974,0 974,10">
          <text:p/>
        </draw:polygon>
        <draw:polygon draw:style-name="gr185" draw:text-style-name="P186" draw:layer="layout" svg:width="0.973cm" svg:height="0.028cm" svg:x="12.601cm" svg:y="15.236cm" svg:viewBox="0 0 974 29" draw:points="0,29 0,22 974,0 974,7">
          <text:p/>
        </draw:polygon>
        <draw:polygon draw:style-name="gr186" draw:text-style-name="P187" draw:layer="layout" svg:width="0.973cm" svg:height="0.032cm" svg:x="12.601cm" svg:y="15.229cm" svg:viewBox="0 0 974 33" draw:points="0,33 0,22 974,0 974,12">
          <text:p/>
        </draw:polygon>
        <draw:polygon draw:style-name="gr187" draw:text-style-name="P188" draw:layer="layout" svg:width="0.973cm" svg:height="0.032cm" svg:x="12.601cm" svg:y="15.225cm" svg:viewBox="0 0 974 33" draw:points="0,33 0,23 974,0 974,11">
          <text:p/>
        </draw:polygon>
        <draw:polygon draw:style-name="gr188" draw:text-style-name="P189" draw:layer="layout" svg:width="0.973cm" svg:height="0.032cm" svg:x="12.601cm" svg:y="15.222cm" svg:viewBox="0 0 974 33" draw:points="0,33 0,22 974,0 974,10">
          <text:p/>
        </draw:polygon>
        <draw:polygon draw:style-name="gr188" draw:text-style-name="P189" draw:layer="layout" svg:width="0.973cm" svg:height="0.032cm" svg:x="12.601cm" svg:y="15.218cm" svg:viewBox="0 0 974 33" draw:points="0,33 0,23 974,0 974,11">
          <text:p/>
        </draw:polygon>
        <draw:polygon draw:style-name="gr189" draw:text-style-name="P190" draw:layer="layout" svg:width="0.973cm" svg:height="0.028cm" svg:x="12.601cm" svg:y="15.215cm" svg:viewBox="0 0 974 29" draw:points="0,29 0,22 974,0 974,8">
          <text:p/>
        </draw:polygon>
        <draw:polygon draw:style-name="gr190" draw:text-style-name="P191" draw:layer="layout" svg:width="0.973cm" svg:height="0.032cm" svg:x="12.601cm" svg:y="15.208cm" svg:viewBox="0 0 974 33" draw:points="0,33 0,21 974,0 974,10">
          <text:p/>
        </draw:polygon>
        <draw:polygon draw:style-name="gr191" draw:text-style-name="P192" draw:layer="layout" svg:width="0.973cm" svg:height="0.032cm" svg:x="12.601cm" svg:y="15.204cm" svg:viewBox="0 0 974 33" draw:points="0,33 0,22 974,0 974,12">
          <text:p/>
        </draw:polygon>
        <draw:polygon draw:style-name="gr192" draw:text-style-name="P193" draw:layer="layout" svg:width="0.977cm" svg:height="0.032cm" svg:x="12.597cm" svg:y="15.197cm" svg:viewBox="0 0 978 33" draw:points="4,33 0,22 978,0 978,12">
          <text:p/>
        </draw:polygon>
        <draw:polygon draw:style-name="gr192" draw:text-style-name="P193" draw:layer="layout" svg:width="0.977cm" svg:height="0.035cm" svg:x="12.597cm" svg:y="15.19cm" svg:viewBox="0 0 978 36" draw:points="0,36 0,22 978,0 978,14">
          <text:p/>
        </draw:polygon>
        <draw:polygon draw:style-name="gr193" draw:text-style-name="P194" draw:layer="layout" svg:width="0.977cm" svg:height="0.031cm" svg:x="12.597cm" svg:y="15.187cm" svg:viewBox="0 0 978 32" draw:points="0,32 0,22 978,0 978,10">
          <text:p/>
        </draw:polygon>
        <draw:polygon draw:style-name="gr194" draw:text-style-name="P195" draw:layer="layout" svg:width="0.977cm" svg:height="0.031cm" svg:x="12.597cm" svg:y="15.18cm" svg:viewBox="0 0 978 32" draw:points="0,32 0,21 978,0 978,10">
          <text:p/>
        </draw:polygon>
        <draw:polygon draw:style-name="gr195" draw:text-style-name="P196" draw:layer="layout" svg:width="0.977cm" svg:height="0.037cm" svg:x="12.597cm" svg:y="15.172cm" svg:viewBox="0 0 978 38" draw:points="0,38 0,26 978,0 978,16">
          <text:p/>
        </draw:polygon>
        <draw:polygon draw:style-name="gr195" draw:text-style-name="P196" draw:layer="layout" svg:width="0.977cm" svg:height="0.032cm" svg:x="12.597cm" svg:y="15.169cm" svg:viewBox="0 0 978 33" draw:points="0,33 0,22 978,0 978,12">
          <text:p/>
        </draw:polygon>
        <draw:polygon draw:style-name="gr196" draw:text-style-name="P197" draw:layer="layout" svg:width="0.977cm" svg:height="0.032cm" svg:x="12.597cm" svg:y="15.162cm" svg:viewBox="0 0 978 33" draw:points="0,33 0,22 978,0 978,10">
          <text:p/>
        </draw:polygon>
        <draw:polygon draw:style-name="gr197" draw:text-style-name="P198" draw:layer="layout" svg:width="0.977cm" svg:height="0.035cm" svg:x="12.597cm" svg:y="15.155cm" svg:viewBox="0 0 978 36" draw:points="0,36 0,22 978,0 978,14">
          <text:p/>
        </draw:polygon>
        <draw:polygon draw:style-name="gr198" draw:text-style-name="P199" draw:layer="layout" svg:width="0.977cm" svg:height="0.032cm" svg:x="12.597cm" svg:y="15.151cm" svg:viewBox="0 0 978 33" draw:points="0,33 0,21 978,0 978,11">
          <text:p/>
        </draw:polygon>
        <draw:polygon draw:style-name="gr199" draw:text-style-name="P200" draw:layer="layout" svg:width="0.977cm" svg:height="0.032cm" svg:x="12.597cm" svg:y="15.144cm" svg:viewBox="0 0 978 33" draw:points="0,33 0,21 978,0 978,11">
          <text:p/>
        </draw:polygon>
        <draw:polygon draw:style-name="gr200" draw:text-style-name="P201" draw:layer="layout" svg:width="0.977cm" svg:height="0.032cm" svg:x="12.597cm" svg:y="15.137cm" svg:viewBox="0 0 978 33" draw:points="0,33 0,22 978,0 978,12">
          <text:p/>
        </draw:polygon>
        <draw:polygon draw:style-name="gr200" draw:text-style-name="P201" draw:layer="layout" svg:width="0.977cm" svg:height="0.031cm" svg:x="12.597cm" svg:y="15.134cm" svg:viewBox="0 0 978 32" draw:points="0,32 0,22 978,0 978,11">
          <text:p/>
        </draw:polygon>
        <draw:polygon draw:style-name="gr201" draw:text-style-name="P202" draw:layer="layout" svg:width="0.977cm" svg:height="0.031cm" svg:x="12.597cm" svg:y="15.127cm" svg:viewBox="0 0 978 32" draw:points="0,32 0,22 978,0 978,10">
          <text:p/>
        </draw:polygon>
        <draw:polygon draw:style-name="gr202" draw:text-style-name="P203" draw:layer="layout" svg:width="0.977cm" svg:height="0.031cm" svg:x="12.597cm" svg:y="15.12cm" svg:viewBox="0 0 978 32" draw:points="0,32 0,21 978,0 978,10">
          <text:p/>
        </draw:polygon>
        <draw:polygon draw:style-name="gr203" draw:text-style-name="P204" draw:layer="layout" svg:width="0.977cm" svg:height="0.032cm" svg:x="12.597cm" svg:y="15.116cm" svg:viewBox="0 0 978 33" draw:points="0,33 0,21 975,0 978,11">
          <text:p/>
        </draw:polygon>
        <draw:polygon draw:style-name="gr203" draw:text-style-name="P204" draw:layer="layout" svg:width="0.974cm" svg:height="0.032cm" svg:x="12.597cm" svg:y="15.109cm" svg:viewBox="0 0 975 33" draw:points="0,33 0,22 975,0 975,12">
          <text:p/>
        </draw:polygon>
        <draw:polygon draw:style-name="gr204" draw:text-style-name="P205" draw:layer="layout" svg:width="0.974cm" svg:height="0.039cm" svg:x="12.597cm" svg:y="15.095cm" svg:viewBox="0 0 975 40" draw:points="0,40 0,22 975,0 975,19">
          <text:p/>
        </draw:polygon>
        <draw:polygon draw:style-name="gr205" draw:text-style-name="P206" draw:layer="layout" svg:width="0.974cm" svg:height="0.042cm" svg:x="12.597cm" svg:y="15.081cm" svg:viewBox="0 0 975 43" draw:points="0,43 0,22 975,0 975,17">
          <text:p/>
        </draw:polygon>
        <draw:polygon draw:style-name="gr205" draw:text-style-name="P206" draw:layer="layout" svg:width="0.974cm" svg:height="0.042cm" svg:x="12.597cm" svg:y="15.067cm" svg:viewBox="0 0 975 43" draw:points="0,43 0,21 975,0 975,17">
          <text:p/>
        </draw:polygon>
        <draw:polygon draw:style-name="gr206" draw:text-style-name="P207" draw:layer="layout" svg:width="0.974cm" svg:height="0.042cm" svg:x="12.597cm" svg:y="15.053cm" svg:viewBox="0 0 975 43" draw:points="0,43 0,22 975,0 975,18">
          <text:p/>
        </draw:polygon>
        <draw:polygon draw:style-name="gr207" draw:text-style-name="P208" draw:layer="layout" svg:width="0.974cm" svg:height="0.043cm" svg:x="12.597cm" svg:y="15.038cm" svg:viewBox="0 0 975 44" draw:points="0,44 0,23 975,0 975,18">
          <text:p/>
        </draw:polygon>
        <draw:polygon draw:style-name="gr207" draw:text-style-name="P208" draw:layer="layout" svg:width="0.974cm" svg:height="0.043cm" svg:x="12.597cm" svg:y="15.024cm" svg:viewBox="0 0 975 44" draw:points="0,44 0,21 975,0 975,21">
          <text:p/>
        </draw:polygon>
        <draw:polygon draw:style-name="gr208" draw:text-style-name="P209" draw:layer="layout" svg:width="0.977cm" svg:height="0.043cm" svg:x="12.594cm" svg:y="15.01cm" svg:viewBox="0 0 978 44" draw:points="3,44 0,22 978,0 978,22">
          <text:p/>
        </draw:polygon>
        <draw:polygon draw:style-name="gr209" draw:text-style-name="P210" draw:layer="layout" svg:width="0.977cm" svg:height="0.042cm" svg:x="12.594cm" svg:y="14.996cm" svg:viewBox="0 0 978 43" draw:points="0,43 0,22 978,0 978,22">
          <text:p/>
        </draw:polygon>
        <draw:polygon draw:style-name="gr210" draw:text-style-name="P211" draw:layer="layout" svg:width="0.977cm" svg:height="0.042cm" svg:x="12.594cm" svg:y="14.982cm" svg:viewBox="0 0 978 43" draw:points="0,43 0,21 978,0 978,21">
          <text:p/>
        </draw:polygon>
        <draw:polygon draw:style-name="gr210" draw:text-style-name="P211" draw:layer="layout" svg:width="0.977cm" svg:height="0.042cm" svg:x="12.594cm" svg:y="14.968cm" svg:viewBox="0 0 978 43" draw:points="0,43 0,22 978,0 978,22">
          <text:p/>
        </draw:polygon>
        <draw:polygon draw:style-name="gr211" draw:text-style-name="P212" draw:layer="layout" svg:width="0.981cm" svg:height="0.148cm" svg:x="12.59cm" svg:y="14.848cm" svg:viewBox="0 0 982 149" draw:points="4,149 0,21 978,0 982,128">
          <text:p/>
        </draw:polygon>
        <draw:polygon draw:style-name="gr212" draw:text-style-name="P213" draw:layer="layout" svg:width="0.977cm" svg:height="0.148cm" svg:x="12.59cm" svg:y="14.728cm" svg:viewBox="0 0 978 149" draw:points="0,149 0,21 975,0 978,127">
          <text:p/>
        </draw:polygon>
        <draw:polygon draw:style-name="gr212" draw:text-style-name="P213" draw:layer="layout" svg:width="0.977cm" svg:height="0.148cm" svg:x="12.587cm" svg:y="14.608cm" svg:viewBox="0 0 978 149" draw:points="3,149 0,21 974,0 978,128">
          <text:p/>
        </draw:polygon>
        <draw:polygon draw:style-name="gr214" draw:text-style-name="P4" draw:layer="layout" svg:width="0.984cm" svg:height="0.31cm" svg:x="12.587cm" svg:y="14.693cm" svg:viewBox="0 0 985 311" draw:points="985,290 7,311 0,21 978,0">
          <text:p/>
        </draw:polygon>
        <draw:polygon draw:style-name="gr215" draw:text-style-name="P215" draw:layer="layout" svg:width="0.974cm" svg:height="0.036cm" svg:x="13.606cm" svg:y="15.345cm" svg:viewBox="0 0 975 37" draw:points="0,37 0,23 975,0 975,15">
          <text:p/>
        </draw:polygon>
        <draw:polygon draw:style-name="gr216" draw:text-style-name="P216" draw:layer="layout" svg:width="0.974cm" svg:height="0.036cm" svg:x="13.606cm" svg:y="15.338cm" svg:viewBox="0 0 975 37" draw:points="0,37 0,22 975,0 975,15">
          <text:p/>
        </draw:polygon>
        <draw:polygon draw:style-name="gr217" draw:text-style-name="P217" draw:layer="layout" svg:width="0.974cm" svg:height="0.032cm" svg:x="13.606cm" svg:y="15.331cm" svg:viewBox="0 0 975 33" draw:points="0,33 0,21 975,0 975,11">
          <text:p/>
        </draw:polygon>
        <draw:polygon draw:style-name="gr217" draw:text-style-name="P217" draw:layer="layout" svg:width="0.974cm" svg:height="0.032cm" svg:x="13.606cm" svg:y="15.324cm" svg:viewBox="0 0 975 33" draw:points="0,33 0,19 975,0 975,12">
          <text:p/>
        </draw:polygon>
        <draw:polygon draw:style-name="gr218" draw:text-style-name="P218" draw:layer="layout" svg:width="0.974cm" svg:height="0.035cm" svg:x="13.606cm" svg:y="15.314cm" svg:viewBox="0 0 975 36" draw:points="0,36 0,21 975,0 975,14">
          <text:p/>
        </draw:polygon>
        <draw:polygon draw:style-name="gr219" draw:text-style-name="P219" draw:layer="layout" svg:width="0.974cm" svg:height="0.035cm" svg:x="13.606cm" svg:y="15.307cm" svg:viewBox="0 0 975 36" draw:points="0,36 0,22 975,0 975,15">
          <text:p/>
        </draw:polygon>
        <draw:polygon draw:style-name="gr220" draw:text-style-name="P220" draw:layer="layout" svg:width="0.974cm" svg:height="0.036cm" svg:x="13.606cm" svg:y="15.299cm" svg:viewBox="0 0 975 37" draw:points="0,37 0,23 975,0 975,16">
          <text:p/>
        </draw:polygon>
        <draw:polygon draw:style-name="gr220" draw:text-style-name="P220" draw:layer="layout" svg:width="0.974cm" svg:height="0.032cm" svg:x="13.606cm" svg:y="15.292cm" svg:viewBox="0 0 975 33" draw:points="0,33 0,23 975,0 975,12">
          <text:p/>
        </draw:polygon>
        <draw:polygon draw:style-name="gr221" draw:text-style-name="P221" draw:layer="layout" svg:width="0.974cm" svg:height="0.035cm" svg:x="13.606cm" svg:y="15.282cm" svg:viewBox="0 0 975 36" draw:points="0,36 0,21 975,0 975,14">
          <text:p/>
        </draw:polygon>
        <draw:polygon draw:style-name="gr222" draw:text-style-name="P222" draw:layer="layout" svg:width="0.974cm" svg:height="0.035cm" svg:x="13.606cm" svg:y="15.275cm" svg:viewBox="0 0 975 36" draw:points="0,36 0,22 975,0 975,15">
          <text:p/>
        </draw:polygon>
        <draw:polygon draw:style-name="gr223" draw:text-style-name="P223" draw:layer="layout" svg:width="0.974cm" svg:height="0.035cm" svg:x="13.606cm" svg:y="15.268cm" svg:viewBox="0 0 975 36" draw:points="0,36 0,22 975,0 975,15">
          <text:p/>
        </draw:polygon>
        <draw:polygon draw:style-name="gr224" draw:text-style-name="P224" draw:layer="layout" svg:width="0.977cm" svg:height="0.035cm" svg:x="13.603cm" svg:y="15.261cm" svg:viewBox="0 0 978 36" draw:points="3,36 0,22 978,0 978,10">
          <text:p/>
        </draw:polygon>
        <draw:polygon draw:style-name="gr225" draw:text-style-name="P225" draw:layer="layout" svg:width="0.977cm" svg:height="0.035cm" svg:x="13.603cm" svg:y="15.25cm" svg:viewBox="0 0 978 36" draw:points="0,36 0,25 978,0 978,14">
          <text:p/>
        </draw:polygon>
        <draw:polygon draw:style-name="gr226" draw:text-style-name="P226" draw:layer="layout" svg:width="0.977cm" svg:height="0.035cm" svg:x="13.603cm" svg:y="15.243cm" svg:viewBox="0 0 978 36" draw:points="0,36 0,21 978,0 978,14">
          <text:p/>
        </draw:polygon>
        <draw:polygon draw:style-name="gr227" draw:text-style-name="P227" draw:layer="layout" svg:width="0.977cm" svg:height="0.035cm" svg:x="13.603cm" svg:y="15.236cm" svg:viewBox="0 0 978 36" draw:points="0,36 0,22 978,0 978,15">
          <text:p/>
        </draw:polygon>
        <draw:polygon draw:style-name="gr228" draw:text-style-name="P228" draw:layer="layout" svg:width="0.977cm" svg:height="0.035cm" svg:x="13.603cm" svg:y="15.229cm" svg:viewBox="0 0 978 36" draw:points="0,36 0,22 978,0 978,15">
          <text:p/>
        </draw:polygon>
        <draw:polygon draw:style-name="gr229" draw:text-style-name="P229" draw:layer="layout" svg:width="0.977cm" svg:height="0.035cm" svg:x="13.603cm" svg:y="15.222cm" svg:viewBox="0 0 978 36" draw:points="0,36 0,22 978,0 978,10">
          <text:p/>
        </draw:polygon>
        <draw:polygon draw:style-name="gr230" draw:text-style-name="P230" draw:layer="layout" svg:width="0.977cm" svg:height="0.036cm" svg:x="13.603cm" svg:y="15.211cm" svg:viewBox="0 0 978 37" draw:points="0,37 0,25 978,0 978,14">
          <text:p/>
        </draw:polygon>
        <draw:polygon draw:style-name="gr231" draw:text-style-name="P231" draw:layer="layout" svg:width="0.977cm" svg:height="0.036cm" svg:x="13.603cm" svg:y="15.204cm" svg:viewBox="0 0 978 37" draw:points="0,37 0,22 978,0 978,15">
          <text:p/>
        </draw:polygon>
        <draw:polygon draw:style-name="gr232" draw:text-style-name="P232" draw:layer="layout" svg:width="0.977cm" svg:height="0.035cm" svg:x="13.603cm" svg:y="15.197cm" svg:viewBox="0 0 978 36" draw:points="0,36 0,22 978,0 978,15">
          <text:p/>
        </draw:polygon>
        <draw:polygon draw:style-name="gr233" draw:text-style-name="P233" draw:layer="layout" svg:width="0.977cm" svg:height="0.032cm" svg:x="13.603cm" svg:y="15.19cm" svg:viewBox="0 0 978 33" draw:points="0,33 0,22 978,0 978,14">
          <text:p/>
        </draw:polygon>
        <draw:polygon draw:style-name="gr234" draw:text-style-name="P234" draw:layer="layout" svg:width="0.977cm" svg:height="0.032cm" svg:x="13.603cm" svg:y="15.183cm" svg:viewBox="0 0 978 33" draw:points="0,33 0,21 974,0 978,11">
          <text:p/>
        </draw:polygon>
        <draw:polygon draw:style-name="gr235" draw:text-style-name="P235" draw:layer="layout" svg:width="0.977cm" svg:height="0.037cm" svg:x="13.603cm" svg:y="15.172cm" svg:viewBox="0 0 978 38" draw:points="0,38 0,23 974,0 978,16">
          <text:p/>
        </draw:polygon>
        <draw:polygon draw:style-name="gr236" draw:text-style-name="P236" draw:layer="layout" svg:width="0.973cm" svg:height="0.036cm" svg:x="13.603cm" svg:y="15.165cm" svg:viewBox="0 0 974 37" draw:points="0,37 0,23 974,0 974,16">
          <text:p/>
        </draw:polygon>
        <draw:polygon draw:style-name="gr237" draw:text-style-name="P237" draw:layer="layout" svg:width="0.973cm" svg:height="0.036cm" svg:x="13.603cm" svg:y="15.158cm" svg:viewBox="0 0 974 37" draw:points="0,37 0,23 974,0 974,14">
          <text:p/>
        </draw:polygon>
        <draw:polygon draw:style-name="gr238" draw:text-style-name="P238" draw:layer="layout" svg:width="0.973cm" svg:height="0.032cm" svg:x="13.603cm" svg:y="15.151cm" svg:viewBox="0 0 974 33" draw:points="0,33 0,21 974,0 974,11">
          <text:p/>
        </draw:polygon>
        <draw:polygon draw:style-name="gr239" draw:text-style-name="P239" draw:layer="layout" svg:width="0.973cm" svg:height="0.032cm" svg:x="13.603cm" svg:y="15.144cm" svg:viewBox="0 0 974 33" draw:points="0,33 0,18 974,0 974,11">
          <text:p/>
        </draw:polygon>
        <draw:polygon draw:style-name="gr240" draw:text-style-name="P240" draw:layer="layout" svg:width="0.973cm" svg:height="0.035cm" svg:x="13.603cm" svg:y="15.134cm" svg:viewBox="0 0 974 36" draw:points="0,36 0,22 974,0 974,15">
          <text:p/>
        </draw:polygon>
        <draw:polygon draw:style-name="gr240" draw:text-style-name="P240" draw:layer="layout" svg:width="0.977cm" svg:height="0.035cm" svg:x="13.599cm" svg:y="15.127cm" svg:viewBox="0 0 978 36" draw:points="4,36 0,22 978,0 978,15">
          <text:p/>
        </draw:polygon>
        <draw:polygon draw:style-name="gr241" draw:text-style-name="P241" draw:layer="layout" svg:width="0.977cm" svg:height="0.035cm" svg:x="13.599cm" svg:y="15.12cm" svg:viewBox="0 0 978 36" draw:points="4,36 0,22 978,0 978,14">
          <text:p/>
        </draw:polygon>
        <draw:polygon draw:style-name="gr242" draw:text-style-name="P242" draw:layer="layout" svg:width="0.977cm" svg:height="0.031cm" svg:x="13.599cm" svg:y="15.113cm" svg:viewBox="0 0 978 32" draw:points="0,32 0,21 978,0 978,10">
          <text:p/>
        </draw:polygon>
        <draw:polygon draw:style-name="gr243" draw:text-style-name="P243" draw:layer="layout" svg:width="0.977cm" svg:height="0.035cm" svg:x="13.599cm" svg:y="15.102cm" svg:viewBox="0 0 978 36" draw:points="0,36 0,22 978,0 978,15">
          <text:p/>
        </draw:polygon>
        <draw:polygon draw:style-name="gr243" draw:text-style-name="P243" draw:layer="layout" svg:width="0.977cm" svg:height="0.035cm" svg:x="13.599cm" svg:y="15.095cm" svg:viewBox="0 0 978 36" draw:points="0,36 0,22 978,0 978,15">
          <text:p/>
        </draw:polygon>
        <draw:polygon draw:style-name="gr244" draw:text-style-name="P244" draw:layer="layout" svg:width="0.977cm" svg:height="0.035cm" svg:x="13.599cm" svg:y="15.088cm" svg:viewBox="0 0 978 36" draw:points="0,36 0,22 978,0 978,14">
          <text:p/>
        </draw:polygon>
        <draw:polygon draw:style-name="gr245" draw:text-style-name="P245" draw:layer="layout" svg:width="0.977cm" svg:height="0.035cm" svg:x="13.599cm" svg:y="15.081cm" svg:viewBox="0 0 978 36" draw:points="0,36 0,21 978,0 978,14">
          <text:p/>
        </draw:polygon>
        <draw:polygon draw:style-name="gr246" draw:text-style-name="P246" draw:layer="layout" svg:width="0.977cm" svg:height="0.031cm" svg:x="13.599cm" svg:y="15.074cm" svg:viewBox="0 0 978 32" draw:points="0,32 0,22 978,0 978,11">
          <text:p/>
        </draw:polygon>
        <draw:polygon draw:style-name="gr247" draw:text-style-name="P247" draw:layer="layout" svg:width="0.977cm" svg:height="0.035cm" svg:x="13.599cm" svg:y="15.063cm" svg:viewBox="0 0 978 36" draw:points="0,36 0,22 978,0 978,15">
          <text:p/>
        </draw:polygon>
        <draw:polygon draw:style-name="gr247" draw:text-style-name="P247" draw:layer="layout" svg:width="0.977cm" svg:height="0.035cm" svg:x="13.599cm" svg:y="15.056cm" svg:viewBox="0 0 978 36" draw:points="0,36 0,22 978,0 978,15">
          <text:p/>
        </draw:polygon>
        <draw:polygon draw:style-name="gr248" draw:text-style-name="P248" draw:layer="layout" svg:width="0.977cm" svg:height="0.035cm" svg:x="13.599cm" svg:y="15.049cm" svg:viewBox="0 0 978 36" draw:points="0,36 0,22 978,0 978,14">
          <text:p/>
        </draw:polygon>
        <draw:polygon draw:style-name="gr249" draw:text-style-name="P249" draw:layer="layout" svg:width="0.977cm" svg:height="0.035cm" svg:x="13.599cm" svg:y="15.042cm" svg:viewBox="0 0 978 36" draw:points="0,36 0,21 975,0 978,14">
          <text:p/>
        </draw:polygon>
        <draw:polygon draw:style-name="gr250" draw:text-style-name="P250" draw:layer="layout" svg:width="0.977cm" svg:height="0.032cm" svg:x="13.599cm" svg:y="15.035cm" svg:viewBox="0 0 978 33" draw:points="0,33 0,22 975,0 978,10">
          <text:p/>
        </draw:polygon>
        <draw:polygon draw:style-name="gr250" draw:text-style-name="P250" draw:layer="layout" svg:width="0.974cm" svg:height="0.036cm" svg:x="13.599cm" svg:y="15.024cm" svg:viewBox="0 0 975 37" draw:points="0,37 0,22 975,0 975,15">
          <text:p/>
        </draw:polygon>
        <draw:polygon draw:style-name="gr251" draw:text-style-name="P251" draw:layer="layout" svg:width="0.974cm" svg:height="0.036cm" svg:x="13.599cm" svg:y="15.017cm" svg:viewBox="0 0 975 37" draw:points="0,37 0,22 975,0 975,14">
          <text:p/>
        </draw:polygon>
        <draw:polygon draw:style-name="gr252" draw:text-style-name="P252" draw:layer="layout" svg:width="0.974cm" svg:height="0.035cm" svg:x="13.599cm" svg:y="15.01cm" svg:viewBox="0 0 975 36" draw:points="0,36 0,21 975,0 975,11">
          <text:p/>
        </draw:polygon>
        <draw:polygon draw:style-name="gr253" draw:text-style-name="P253" draw:layer="layout" svg:width="0.974cm" svg:height="0.032cm" svg:x="13.599cm" svg:y="15.003cm" svg:viewBox="0 0 975 33" draw:points="0,33 0,19 975,0 975,14">
          <text:p/>
        </draw:polygon>
        <draw:polygon draw:style-name="gr254" draw:text-style-name="P254" draw:layer="layout" svg:width="0.974cm" svg:height="0.035cm" svg:x="13.599cm" svg:y="14.993cm" svg:viewBox="0 0 975 36" draw:points="0,36 0,25 975,0 975,15">
          <text:p/>
        </draw:polygon>
        <draw:polygon draw:style-name="gr255" draw:text-style-name="P255" draw:layer="layout" svg:width="0.974cm" svg:height="0.035cm" svg:x="13.599cm" svg:y="14.986cm" svg:viewBox="0 0 975 36" draw:points="0,36 0,22 975,0 975,15">
          <text:p/>
        </draw:polygon>
        <draw:polygon draw:style-name="gr256" draw:text-style-name="P256" draw:layer="layout" svg:width="0.974cm" svg:height="0.036cm" svg:x="13.599cm" svg:y="14.978cm" svg:viewBox="0 0 975 37" draw:points="0,37 0,23 975,0 975,15">
          <text:p/>
        </draw:polygon>
        <draw:polygon draw:style-name="gr257" draw:text-style-name="P257" draw:layer="layout" svg:width="0.974cm" svg:height="0.032cm" svg:x="13.599cm" svg:y="14.971cm" svg:viewBox="0 0 975 33" draw:points="0,33 0,23 975,0 975,11">
          <text:p/>
        </draw:polygon>
        <draw:polygon draw:style-name="gr258" draw:text-style-name="P258" draw:layer="layout" svg:width="0.974cm" svg:height="0.035cm" svg:x="13.599cm" svg:y="14.961cm" svg:viewBox="0 0 975 36" draw:points="0,36 0,22 975,0 975,15">
          <text:p/>
        </draw:polygon>
        <draw:polygon draw:style-name="gr258" draw:text-style-name="P258" draw:layer="layout" svg:width="0.974cm" svg:height="0.035cm" svg:x="13.599cm" svg:y="14.954cm" svg:viewBox="0 0 975 36" draw:points="0,36 0,22 975,0 975,15">
          <text:p/>
        </draw:polygon>
        <draw:polygon draw:style-name="gr259" draw:text-style-name="P259" draw:layer="layout" svg:width="0.974cm" svg:height="0.035cm" svg:x="13.599cm" svg:y="14.947cm" svg:viewBox="0 0 975 36" draw:points="0,36 0,22 975,0 975,14">
          <text:p/>
        </draw:polygon>
        <draw:polygon draw:style-name="gr260" draw:text-style-name="P260" draw:layer="layout" svg:width="0.977cm" svg:height="0.035cm" svg:x="13.596cm" svg:y="14.94cm" svg:viewBox="0 0 978 36" draw:points="3,36 0,21 978,0 978,14">
          <text:p/>
        </draw:polygon>
        <draw:polygon draw:style-name="gr261" draw:text-style-name="P261" draw:layer="layout" svg:width="0.977cm" svg:height="0.031cm" svg:x="13.596cm" svg:y="14.933cm" svg:viewBox="0 0 978 32" draw:points="3,32 0,21 978,0 978,10">
          <text:p/>
        </draw:polygon>
        <draw:polygon draw:style-name="gr262" draw:text-style-name="P262" draw:layer="layout" svg:width="0.977cm" svg:height="0.035cm" svg:x="13.596cm" svg:y="14.922cm" svg:viewBox="0 0 978 36" draw:points="0,36 0,22 978,0 978,15">
          <text:p/>
        </draw:polygon>
        <draw:polygon draw:style-name="gr263" draw:text-style-name="P263" draw:layer="layout" svg:width="0.977cm" svg:height="0.035cm" svg:x="13.596cm" svg:y="14.915cm" svg:viewBox="0 0 978 36" draw:points="0,36 0,22 978,0 978,15">
          <text:p/>
        </draw:polygon>
        <draw:polygon draw:style-name="gr264" draw:text-style-name="P264" draw:layer="layout" svg:width="0.977cm" svg:height="0.035cm" svg:x="13.596cm" svg:y="14.908cm" svg:viewBox="0 0 978 36" draw:points="0,36 0,22 978,0 978,14">
          <text:p/>
        </draw:polygon>
        <draw:polygon draw:style-name="gr265" draw:text-style-name="P265" draw:layer="layout" svg:width="0.977cm" svg:height="0.035cm" svg:x="13.596cm" svg:y="14.901cm" svg:viewBox="0 0 978 36" draw:points="0,36 0,21 978,0 978,14">
          <text:p/>
        </draw:polygon>
        <draw:polygon draw:style-name="gr265" draw:text-style-name="P265" draw:layer="layout" svg:width="0.977cm" svg:height="0.032cm" svg:x="13.596cm" svg:y="14.894cm" svg:viewBox="0 0 978 33" draw:points="0,33 0,22 978,0 978,11">
          <text:p/>
        </draw:polygon>
        <draw:polygon draw:style-name="gr266" draw:text-style-name="P266" draw:layer="layout" svg:width="0.977cm" svg:height="0.035cm" svg:x="13.596cm" svg:y="14.883cm" svg:viewBox="0 0 978 36" draw:points="0,36 0,22 978,0 978,15">
          <text:p/>
        </draw:polygon>
        <draw:polygon draw:style-name="gr267" draw:text-style-name="P267" draw:layer="layout" svg:width="0.977cm" svg:height="0.035cm" svg:x="13.596cm" svg:y="14.876cm" svg:viewBox="0 0 978 36" draw:points="0,36 0,22 978,0 978,14">
          <text:p/>
        </draw:polygon>
        <draw:polygon draw:style-name="gr268" draw:text-style-name="P268" draw:layer="layout" svg:width="0.977cm" svg:height="0.035cm" svg:x="13.596cm" svg:y="14.869cm" svg:viewBox="0 0 978 36" draw:points="0,36 0,21 978,0 978,14">
          <text:p/>
        </draw:polygon>
        <draw:polygon draw:style-name="gr268" draw:text-style-name="P268" draw:layer="layout" svg:width="0.977cm" svg:height="0.032cm" svg:x="13.596cm" svg:y="14.862cm" svg:viewBox="0 0 978 33" draw:points="0,33 0,22 974,0 978,15">
          <text:p/>
        </draw:polygon>
        <draw:polygon draw:style-name="gr269" draw:text-style-name="P269" draw:layer="layout" svg:width="0.977cm" svg:height="0.032cm" svg:x="13.596cm" svg:y="14.855cm" svg:viewBox="0 0 978 33" draw:points="0,33 0,22 974,0 978,12">
          <text:p/>
        </draw:polygon>
        <draw:polygon draw:style-name="gr270" draw:text-style-name="P270" draw:layer="layout" svg:width="0.973cm" svg:height="0.036cm" svg:x="13.596cm" svg:y="14.844cm" svg:viewBox="0 0 974 37" draw:points="0,37 0,23 974,0 974,16">
          <text:p/>
        </draw:polygon>
        <draw:polygon draw:style-name="gr271" draw:text-style-name="P271" draw:layer="layout" svg:width="0.973cm" svg:height="0.036cm" svg:x="13.596cm" svg:y="14.837cm" svg:viewBox="0 0 974 37" draw:points="0,37 0,23 974,0 974,14">
          <text:p/>
        </draw:polygon>
        <draw:polygon draw:style-name="gr272" draw:text-style-name="P272" draw:layer="layout" svg:width="0.973cm" svg:height="0.036cm" svg:x="13.596cm" svg:y="14.83cm" svg:viewBox="0 0 974 37" draw:points="0,37 0,21 974,0 974,14">
          <text:p/>
        </draw:polygon>
        <draw:polygon draw:style-name="gr272" draw:text-style-name="P272" draw:layer="layout" svg:width="0.973cm" svg:height="0.032cm" svg:x="13.596cm" svg:y="14.823cm" svg:viewBox="0 0 974 33" draw:points="0,33 0,22 974,0 974,12">
          <text:p/>
        </draw:polygon>
        <draw:polygon draw:style-name="gr273" draw:text-style-name="P273" draw:layer="layout" svg:width="0.973cm" svg:height="0.032cm" svg:x="13.596cm" svg:y="14.816cm" svg:viewBox="0 0 974 33" draw:points="0,33 0,19 974,0 974,11">
          <text:p/>
        </draw:polygon>
        <draw:polygon draw:style-name="gr274" draw:text-style-name="P274" draw:layer="layout" svg:width="0.973cm" svg:height="0.035cm" svg:x="13.596cm" svg:y="14.806cm" svg:viewBox="0 0 974 36" draw:points="0,36 0,22 974,0 974,14">
          <text:p/>
        </draw:polygon>
        <draw:polygon draw:style-name="gr275" draw:text-style-name="P275" draw:layer="layout" svg:width="0.977cm" svg:height="0.035cm" svg:x="13.592cm" svg:y="14.799cm" svg:viewBox="0 0 978 36" draw:points="4,36 0,21 978,0 978,14">
          <text:p/>
        </draw:polygon>
        <draw:polygon draw:style-name="gr275" draw:text-style-name="P275" draw:layer="layout" svg:width="0.977cm" svg:height="0.036cm" svg:x="13.592cm" svg:y="14.791cm" svg:viewBox="0 0 978 37" draw:points="0,37 0,22 978,0 978,11">
          <text:p/>
        </draw:polygon>
        <draw:polygon draw:style-name="gr276" draw:text-style-name="P276" draw:layer="layout" svg:width="0.977cm" svg:height="0.035cm" svg:x="13.592cm" svg:y="14.781cm" svg:viewBox="0 0 978 36" draw:points="0,36 0,26 978,0 978,15">
          <text:p/>
        </draw:polygon>
        <draw:polygon draw:style-name="gr277" draw:text-style-name="P277" draw:layer="layout" svg:width="0.977cm" svg:height="0.035cm" svg:x="13.592cm" svg:y="14.774cm" svg:viewBox="0 0 978 36" draw:points="0,36 0,22 978,0 978,15">
          <text:p/>
        </draw:polygon>
        <draw:polygon draw:style-name="gr278" draw:text-style-name="P278" draw:layer="layout" svg:width="0.977cm" svg:height="0.035cm" svg:x="13.592cm" svg:y="14.767cm" svg:viewBox="0 0 978 36" draw:points="0,36 0,22 978,0 978,14">
          <text:p/>
        </draw:polygon>
        <draw:polygon draw:style-name="gr279" draw:text-style-name="P279" draw:layer="layout" svg:width="0.977cm" svg:height="0.035cm" svg:x="13.592cm" svg:y="14.76cm" svg:viewBox="0 0 978 36" draw:points="0,36 0,21 978,0 978,14">
          <text:p/>
        </draw:polygon>
        <draw:polygon draw:style-name="gr280" draw:text-style-name="P280" draw:layer="layout" svg:width="0.977cm" svg:height="0.035cm" svg:x="13.592cm" svg:y="14.753cm" svg:viewBox="0 0 978 36" draw:points="0,36 0,21 978,0 978,10">
          <text:p/>
        </draw:polygon>
        <draw:polygon draw:style-name="gr281" draw:text-style-name="P281" draw:layer="layout" svg:width="0.977cm" svg:height="0.035cm" svg:x="13.592cm" svg:y="14.742cm" svg:viewBox="0 0 978 36" draw:points="0,36 0,22 978,0 978,15">
          <text:p/>
        </draw:polygon>
        <draw:polygon draw:style-name="gr282" draw:text-style-name="P282" draw:layer="layout" svg:width="0.977cm" svg:height="0.035cm" svg:x="13.592cm" svg:y="14.735cm" svg:viewBox="0 0 978 36" draw:points="0,36 0,22 978,0 978,14">
          <text:p/>
        </draw:polygon>
        <draw:polygon draw:style-name="gr283" draw:text-style-name="P283" draw:layer="layout" svg:width="0.977cm" svg:height="0.035cm" svg:x="13.592cm" svg:y="14.728cm" svg:viewBox="0 0 978 36" draw:points="0,36 0,21 978,0 978,14">
          <text:p/>
        </draw:polygon>
        <draw:polygon draw:style-name="gr284" draw:text-style-name="P284" draw:layer="layout" svg:width="0.977cm" svg:height="0.035cm" svg:x="13.592cm" svg:y="14.721cm" svg:viewBox="0 0 978 36" draw:points="0,36 0,21 978,0 978,14">
          <text:p/>
        </draw:polygon>
        <draw:polygon draw:style-name="gr285" draw:text-style-name="P285" draw:layer="layout" svg:width="0.977cm" svg:height="0.032cm" svg:x="13.592cm" svg:y="14.714cm" svg:viewBox="0 0 978 33" draw:points="0,33 0,21 978,0 978,10">
          <text:p/>
        </draw:polygon>
        <draw:polygon draw:style-name="gr286" draw:text-style-name="P286" draw:layer="layout" svg:width="0.977cm" svg:height="0.036cm" svg:x="13.592cm" svg:y="14.703cm" svg:viewBox="0 0 978 37" draw:points="0,37 0,22 978,0 978,14">
          <text:p/>
        </draw:polygon>
        <draw:polygon draw:style-name="gr287" draw:text-style-name="P287" draw:layer="layout" svg:width="0.977cm" svg:height="0.036cm" svg:x="13.592cm" svg:y="14.696cm" svg:viewBox="0 0 978 37" draw:points="0,37 0,21 978,0 978,14">
          <text:p/>
        </draw:polygon>
        <draw:polygon draw:style-name="gr288" draw:text-style-name="P288" draw:layer="layout" svg:width="0.977cm" svg:height="0.035cm" svg:x="13.592cm" svg:y="14.689cm" svg:viewBox="0 0 978 36" draw:points="0,36 0,21 978,0 978,14">
          <text:p/>
        </draw:polygon>
        <draw:polygon draw:style-name="gr289" draw:text-style-name="P289" draw:layer="layout" svg:width="0.977cm" svg:height="0.032cm" svg:x="13.592cm" svg:y="14.682cm" svg:viewBox="0 0 978 33" draw:points="0,33 0,21 978,0 978,14">
          <text:p/>
        </draw:polygon>
        <draw:polygon draw:style-name="gr290" draw:text-style-name="P290" draw:layer="layout" svg:width="0.977cm" svg:height="0.032cm" svg:x="13.592cm" svg:y="14.675cm" svg:viewBox="0 0 978 33" draw:points="0,33 0,22 975,0 978,12">
          <text:p/>
        </draw:polygon>
        <draw:polygon draw:style-name="gr291" draw:text-style-name="P291" draw:layer="layout" svg:width="0.977cm" svg:height="0.036cm" svg:x="13.592cm" svg:y="14.664cm" svg:viewBox="0 0 978 37" draw:points="0,37 0,23 975,0 978,15">
          <text:p/>
        </draw:polygon>
        <draw:polygon draw:style-name="gr292" draw:text-style-name="P292" draw:layer="layout" svg:width="0.974cm" svg:height="0.036cm" svg:x="13.592cm" svg:y="14.657cm" svg:viewBox="0 0 975 37" draw:points="0,37 0,22 975,0 975,15">
          <text:p/>
        </draw:polygon>
        <draw:polygon draw:style-name="gr293" draw:text-style-name="P293" draw:layer="layout" svg:width="0.974cm" svg:height="0.036cm" svg:x="13.592cm" svg:y="14.65cm" svg:viewBox="0 0 975 37" draw:points="0,37 0,22 975,0 975,14">
          <text:p/>
        </draw:polygon>
        <draw:polygon draw:style-name="gr294" draw:text-style-name="P294" draw:layer="layout" svg:width="0.974cm" svg:height="0.032cm" svg:x="13.592cm" svg:y="14.643cm" svg:viewBox="0 0 975 33" draw:points="0,33 0,22 975,0 975,12">
          <text:p/>
        </draw:polygon>
        <draw:polygon draw:style-name="gr295" draw:text-style-name="P295" draw:layer="layout" svg:width="0.974cm" svg:height="0.032cm" svg:x="13.592cm" svg:y="14.636cm" svg:viewBox="0 0 975 33" draw:points="0,33 0,19 975,0 975,11">
          <text:p/>
        </draw:polygon>
        <draw:polygon draw:style-name="gr295" draw:text-style-name="P295" draw:layer="layout" svg:width="0.974cm" svg:height="0.035cm" svg:x="13.592cm" svg:y="14.626cm" svg:viewBox="0 0 975 36" draw:points="0,36 0,21 975,0 975,14">
          <text:p/>
        </draw:polygon>
        <draw:polygon draw:style-name="gr296" draw:text-style-name="P296" draw:layer="layout" svg:width="0.977cm" svg:height="0.035cm" svg:x="13.589cm" svg:y="14.619cm" svg:viewBox="0 0 978 36" draw:points="3,36 0,21 978,0 978,14">
          <text:p/>
        </draw:polygon>
        <draw:polygon draw:style-name="gr297" draw:text-style-name="P297" draw:layer="layout" svg:width="0.977cm" svg:height="0.035cm" svg:x="13.589cm" svg:y="14.612cm" svg:viewBox="0 0 978 36" draw:points="3,36 0,22 978,0 978,15">
          <text:p/>
        </draw:polygon>
        <draw:polygon draw:style-name="gr298" draw:text-style-name="P298" draw:layer="layout" svg:width="0.977cm" svg:height="0.031cm" svg:x="13.589cm" svg:y="14.605cm" svg:viewBox="0 0 978 32" draw:points="0,32 0,22 978,0 978,10">
          <text:p/>
        </draw:polygon>
        <draw:polygon draw:style-name="gr298" draw:text-style-name="P298" draw:layer="layout" svg:width="0.977cm" svg:height="0.035cm" svg:x="13.589cm" svg:y="14.594cm" svg:viewBox="0 0 978 36" draw:points="0,36 0,22 978,0 978,14">
          <text:p/>
        </draw:polygon>
        <draw:polygon draw:style-name="gr299" draw:text-style-name="P299" draw:layer="layout" svg:width="0.977cm" svg:height="0.035cm" svg:x="13.589cm" svg:y="14.587cm" svg:viewBox="0 0 978 36" draw:points="0,36 0,21 978,0 978,14">
          <text:p/>
        </draw:polygon>
        <draw:polygon draw:style-name="gr301" draw:text-style-name="P4" draw:layer="layout" svg:width="0.981cm" svg:height="0.31cm" svg:x="13.592cm" svg:y="14.672cm" svg:viewBox="0 0 982 311" draw:points="982,290 7,311 0,21 975,0">
          <text:p/>
        </draw:polygon>
        <draw:path draw:style-name="gr153" draw:text-style-name="P154" draw:layer="layout" svg:width="1.027cm" svg:height="1.267cm" svg:x="13.031cm" svg:y="13.92cm" svg:viewBox="0 0 1028 1268" svg:d="M554 0c-14 0-28 0-46 0-254 7-423 60-508 95 0 50 14 753 14 753 0 0 4 77 57 123 60 53 278 191 458 297 173-113 393-258 449-318 46-46 50-123 50-123 0 0-18-707-18-756-81-32-230-71-456-71zM28 113c96-35 251-81 484-85 14 0 28 0 42 0 201 0 343 32 428 64 3 120 14 713 17 735-3 3-3 67-42 105-53 53-262 194-431 304-170-102-381-233-438-286-38-35-42-95-46-102 0-21-10-612-14-735z">
          <text:p/>
        </draw:path>
        <draw:frame draw:style-name="gr3" draw:text-style-name="P4" draw:layer="layout" svg:width="1.026cm" svg:height="1.265cm" svg:x="13.032cm" svg:y="13.921cm">
          <draw:image xlink:href="Pictures/1000020100000079000000951814AF7759DBA42E.png" xlink:type="simple" xlink:show="embed" xlink:actuate="onLoad">
            <text:p/>
          </draw:image>
        </draw:frame>
        <draw:frame draw:style-name="gr3" draw:text-style-name="P4" draw:layer="layout" svg:width="1.026cm" svg:height="1.265cm" svg:x="13.032cm" svg:y="13.921cm">
          <draw:image xlink:href="Pictures/1000020100000079000000951814AF7759DBA42E.png" xlink:type="simple" xlink:show="embed" xlink:actuate="onLoad">
            <text:p/>
          </draw:image>
        </draw:frame>
        <draw:path draw:style-name="gr302" draw:text-style-name="P301" draw:layer="layout" svg:width="1.535cm" svg:height="1.535cm" svg:x="10.438cm" svg:y="13.906cm" svg:viewBox="0 0 1536 1536" svg:d="M0 321v890c0 180 145 325 321 325h890c85 0 166-36 230-96 60-60 95-141 95-229v-890c0-176-145-321-325-321h-890c-176 0-321 145-321 321zM198 1211v-890c0-67 56-120 123-120h890c67 0 124 53 124 120v890c0 32-14 64-39 88-21 21-53 36-85 36h-890c-67 0-123-57-123-124z">
          <text:p/>
        </draw:path>
        <draw:path draw:style-name="gr303" draw:text-style-name="P4" draw:layer="layout" svg:width="1.535cm" svg:height="1.535cm" svg:x="10.438cm" svg:y="13.906cm" svg:viewBox="0 0 1536 1536" svg:d="M321 0c-176 0-321 145-321 321v890c0 180 145 325 321 325h890c85 0 166-36 230-96 60-60 95-141 95-229v-890c0-176-145-321-325-321z">
          <text:p/>
        </draw:path>
        <draw:path draw:style-name="gr303" draw:text-style-name="P4" draw:layer="layout" svg:width="1.136cm" svg:height="1.133cm" svg:x="10.636cm" svg:y="14.107cm" svg:viewBox="0 0 1137 1134" svg:d="M0 1010v-889c0-67 56-121 123-121h890c67 0 124 54 124 121v889c0 32-14 64-39 88-21 21-53 36-85 36h-890c-67 0-123-57-123-124z">
          <text:p/>
        </draw:path>
        <draw:path draw:style-name="gr302" draw:text-style-name="P301" draw:layer="layout" svg:width="1.361cm" svg:height="1.362cm" svg:x="15.06cm" svg:y="14.047cm" svg:viewBox="0 0 1362 1363" svg:d="M0 682c0 374 303 681 681 681s681-307 681-681c0-377-303-682-681-682s-681 305-681 682zM201 682c0-265 215-481 480-481s480 216 480 481-215 480-480 480-480-215-480-480z">
          <text:p/>
        </draw:path>
        <draw:path draw:style-name="gr304" draw:text-style-name="P4" draw:layer="layout" svg:width="1.361cm" svg:height="1.362cm" svg:x="15.06cm" svg:y="14.047cm" svg:viewBox="0 0 1362 1363" svg:d="M0 682c0 374 303 681 681 681s681-307 681-681c0-377-303-682-681-682s-681 305-681 682z">
          <text:p/>
        </draw:path>
        <draw:path draw:style-name="gr304" draw:text-style-name="P4" draw:layer="layout" svg:width="0.959cm" svg:height="0.96cm" svg:x="15.261cm" svg:y="14.248cm" svg:viewBox="0 0 960 961" svg:d="M0 480c0-265 215-480 479-480 266 0 481 215 481 480 0 266-215 481-481 481-264 0-479-215-479-481z">
          <text:p/>
        </draw:path>
        <draw:path draw:style-name="gr305" draw:text-style-name="P302" draw:layer="layout" svg:width="0.522cm" svg:height="0.522cm" svg:x="10.946cm" svg:y="14.365cm" svg:viewBox="0 0 523 523" svg:d="M523 261c0 49-10 88-35 130-25 43-53 71-95 95-43 25-81 37-132 37-49 0-88-12-130-37-43-24-71-52-96-95-24-42-35-81-35-130 0-50 11-89 35-131 25-42 53-70 96-95 42-25 81-35 130-35 51 0 89 10 132 35 42 25 70 53 95 95s35 81 35 131z">
          <text:p/>
        </draw:path>
        <draw:path draw:style-name="gr305" draw:text-style-name="P302" draw:layer="layout" svg:width="0.37cm" svg:height="0.367cm" svg:x="11.024cm" svg:y="14.442cm" svg:viewBox="0 0 371 368" svg:d="M371 185c0 35-10 63-28 91-14 32-35 50-67 67-29 18-57 25-93 25-35 0-63-7-91-25-32-17-50-35-67-67-18-28-25-56-25-91 0-36 7-64 25-92 17-32 35-53 67-67 28-19 56-26 91-26 36 0 64 7 93 26 32 14 53 35 67 67 18 28 28 56 28 92z">
          <text:p/>
        </draw:path>
        <draw:path draw:style-name="gr306" draw:text-style-name="P303" draw:layer="layout" svg:width="0.36cm" svg:height="0.36cm" svg:x="11.027cm" svg:y="14.446cm" svg:viewBox="0 0 361 361" svg:d="M361 181c0 31-7 60-25 88-17 28-35 49-64 67-32 18-60 25-92 25-31 0-60-7-88-25s-49-39-67-67-25-57-25-88c0-32 7-60 25-93 18-25 39-46 67-64 28-17 57-24 88-24 32 0 60 7 92 24 29 18 47 39 64 64 18 33 25 61 25 93z">
          <text:p/>
        </draw:path>
        <draw:path draw:style-name="gr307" draw:text-style-name="P304" draw:layer="layout" svg:width="0.346cm" svg:height="0.346cm" svg:x="11.034cm" svg:y="14.453cm" svg:viewBox="0 0 347 347" svg:d="M347 173c0 31-7 61-21 89-18 28-35 46-64 63-28 14-56 22-89 22-31 0-60-8-88-22-28-17-46-35-63-63-15-28-22-58-22-89 0-32 7-60 22-89 17-28 35-45 63-63 28-14 57-21 88-21 33 0 61 7 89 21 29 18 46 35 64 63 14 29 21 57 21 89z">
          <text:p/>
        </draw:path>
        <draw:path draw:style-name="gr308" draw:text-style-name="P305" draw:layer="layout" svg:width="0.339cm" svg:height="0.339cm" svg:x="11.038cm" svg:y="14.456cm" svg:viewBox="0 0 340 340" svg:d="M340 170c0 31-7 56-25 85-14 25-33 46-61 60-25 18-53 25-85 25-31 0-56-7-84-25-25-14-46-35-60-60-18-29-25-54-25-85 0-32 7-57 25-85 14-28 35-46 60-60 28-18 53-25 84-25 32 0 60 7 85 25 28 14 47 32 61 60 18 28 25 53 25 85z">
          <text:p/>
        </draw:path>
        <draw:path draw:style-name="gr309" draw:text-style-name="P306" draw:layer="layout" svg:width="0.328cm" svg:height="0.328cm" svg:x="11.045cm" svg:y="14.46cm" svg:viewBox="0 0 329 329" svg:d="M329 167c0 28-7 56-25 81-14 28-31 46-61 60-24 14-49 21-81 21-28 0-56-7-81-21-28-14-46-32-60-60-14-25-21-53-21-81 0-33 7-58 21-82 14-29 32-46 60-60 25-18 53-25 81-25 32 0 57 7 81 25 30 14 47 31 61 60 18 24 25 49 25 82z">
          <text:p/>
        </draw:path>
        <draw:path draw:style-name="gr310" draw:text-style-name="P307" draw:layer="layout" svg:width="0.317cm" svg:height="0.317cm" svg:x="11.049cm" svg:y="14.467cm" svg:viewBox="0 0 318 318" svg:d="M318 159c0 28-7 53-21 77-14 25-32 47-60 61-25 14-51 21-79 21s-53-7-77-21c-25-14-46-36-60-61-14-24-21-49-21-77 0-29 7-53 21-78 14-28 35-46 60-60 24-14 49-21 77-21s54 7 79 21c28 14 46 32 60 60 14 25 21 49 21 78z">
          <text:p/>
        </draw:path>
        <draw:path draw:style-name="gr311" draw:text-style-name="P308" draw:layer="layout" svg:width="0.303cm" svg:height="0.303cm" svg:x="11.056cm" svg:y="14.474cm" svg:viewBox="0 0 304 304" svg:d="M304 152c0 28-4 53-18 78s-31 43-56 57-50 17-78 17-53-3-77-17c-25-14-43-32-57-57-15-25-18-50-18-78 0-29 3-53 18-78 14-25 32-42 57-56 24-14 49-18 77-18s53 4 78 18 42 31 56 56 18 49 18 78z">
          <text:p/>
        </draw:path>
        <draw:path draw:style-name="gr312" draw:text-style-name="P309" draw:layer="layout" svg:width="0.296cm" svg:height="0.296cm" svg:x="11.059cm" svg:y="14.478cm" svg:viewBox="0 0 297 297" svg:d="M297 148c0 29-7 50-21 75-14 21-28 39-53 53-24 14-46 21-74 21s-49-7-74-21c-21-14-40-32-54-53-14-25-21-46-21-75s7-50 21-74c14-25 33-39 54-53 25-14 46-21 74-21s50 7 74 21c25 14 39 28 53 53 14 24 21 45 21 74z">
          <text:p/>
        </draw:path>
        <draw:path draw:style-name="gr313" draw:text-style-name="P310" draw:layer="layout" svg:width="0.286cm" svg:height="0.286cm" svg:x="11.066cm" svg:y="14.481cm" svg:viewBox="0 0 287 287" svg:d="M287 145c0 24-7 49-21 71-14 25-28 39-53 53-22 14-47 18-72 18-24 0-49-4-70-18-25-14-39-28-53-53-14-22-18-47-18-71 0-25 4-50 18-71 14-25 28-39 53-53 21-14 46-21 70-21 25 0 50 7 72 21 25 14 39 28 53 53 14 21 21 46 21 71z">
          <text:p/>
        </draw:path>
        <draw:path draw:style-name="gr314" draw:text-style-name="P311" draw:layer="layout" svg:width="0.275cm" svg:height="0.275cm" svg:x="11.07cm" svg:y="14.488cm" svg:viewBox="0 0 276 276" svg:d="M276 138c0 24-7 46-18 70-14 22-28 37-49 51-25 10-46 17-71 17-24 0-46-7-67-17-25-14-40-29-54-51-10-24-17-46-17-70 0-25 7-46 17-71 14-21 29-35 54-49 21-11 43-18 67-18 25 0 46 7 71 18 21 14 35 28 49 49 11 25 18 46 18 71z">
          <text:p/>
        </draw:path>
        <draw:path draw:style-name="gr315" draw:text-style-name="P312" draw:layer="layout" svg:width="0.261cm" svg:height="0.261cm" svg:x="11.077cm" svg:y="14.495cm" svg:viewBox="0 0 262 262" svg:d="M262 131c0 24-4 46-18 67-10 21-25 35-46 46-21 15-42 18-67 18-24 0-46-3-67-18-21-11-35-25-46-46-15-21-18-43-18-67 0-25 3-46 18-67 11-22 25-36 46-46 21-14 43-18 67-18 25 0 46 4 67 18 21 10 36 24 46 46 14 21 18 42 18 67z">
          <text:p/>
        </draw:path>
        <draw:path draw:style-name="gr316" draw:text-style-name="P313" draw:layer="layout" svg:width="0.254cm" svg:height="0.254cm" svg:x="11.08cm" svg:y="14.499cm" svg:viewBox="0 0 255 255" svg:d="M255 128c0 21-7 42-17 63-11 21-25 35-46 46-22 11-40 18-65 18-21 0-42-7-63-18s-36-25-46-46c-11-21-18-42-18-63 0-26 7-44 18-65 10-21 25-35 46-46 21-10 42-17 63-17 25 0 43 7 65 17 21 11 35 25 46 46 10 21 17 39 17 65z">
          <text:p/>
        </draw:path>
        <draw:path draw:style-name="gr317" draw:text-style-name="P314" draw:layer="layout" svg:width="0.24cm" svg:height="0.24cm" svg:x="11.087cm" svg:y="14.506cm" svg:viewBox="0 0 241 241" svg:d="M241 120c0 21-3 42-14 60-10 22-25 36-46 47-17 10-39 14-60 14s-42-4-60-14c-21-11-36-25-47-47-10-18-14-39-14-60s4-43 14-60c11-21 26-36 47-46 18-11 39-14 60-14s43 3 60 14c21 10 36 25 46 46 11 17 14 39 14 60z">
          <text:p/>
        </draw:path>
        <draw:path draw:style-name="gr318" draw:text-style-name="P315" draw:layer="layout" svg:width="0.233cm" svg:height="0.233cm" svg:x="11.091cm" svg:y="14.509cm" svg:viewBox="0 0 234 234" svg:d="M234 117c0 21-4 38-14 56-11 21-25 32-43 46-22 8-40 15-61 15s-39-7-56-15c-21-14-32-25-46-46-7-18-14-35-14-56s7-39 14-57c14-21 25-35 46-46 17-10 35-14 56-14s39 4 61 14c18 11 32 25 43 46 10 18 14 36 14 57z">
          <text:p/>
        </draw:path>
        <draw:path draw:style-name="gr319" draw:text-style-name="P316" draw:layer="layout" svg:width="0.222cm" svg:height="0.222cm" svg:x="11.098cm" svg:y="14.513cm" svg:viewBox="0 0 223 223" svg:d="M223 114c0 21-7 38-17 56-11 18-22 28-39 39-18 11-36 14-58 14-21 0-39-3-56-14-18-11-28-21-39-39s-14-35-14-56 3-39 14-57c11-17 21-29 39-40 17-10 35-17 56-17 22 0 40 7 58 17 17 11 28 23 39 40 10 18 17 36 17 57z">
          <text:p/>
        </draw:path>
        <draw:path draw:style-name="gr320" draw:text-style-name="P317" draw:layer="layout" svg:width="0.212cm" svg:height="0.212cm" svg:x="11.101cm" svg:y="14.52cm" svg:viewBox="0 0 213 213" svg:d="M213 106c0 17-3 35-14 54-12 17-22 28-40 38-17 11-35 15-53 15-17 0-35-4-53-15-17-10-28-21-38-38-11-19-15-37-15-54 0-18 4-36 15-53 10-18 21-28 38-39 18-11 36-14 53-14 18 0 36 3 53 14 18 11 28 21 40 39 11 17 14 35 14 53z">
          <text:p/>
        </draw:path>
        <draw:path draw:style-name="gr321" draw:text-style-name="P318" draw:layer="layout" svg:width="0.198cm" svg:height="0.197cm" svg:x="11.108cm" svg:y="14.527cm" svg:viewBox="0 0 199 198" svg:d="M199 99c0 17-3 35-11 49-10 19-21 29-38 40-14 7-32 10-50 10-17 0-35-3-49-10-18-11-29-21-40-40-7-14-11-32-11-49 0-18 4-36 11-50 11-17 22-28 40-39 14-7 32-10 49-10 18 0 36 3 50 10 17 11 28 22 38 39 8 14 11 32 11 50z">
          <text:p/>
        </draw:path>
        <draw:path draw:style-name="gr322" draw:text-style-name="P319" draw:layer="layout" svg:width="0.191cm" svg:height="0.191cm" svg:x="11.112cm" svg:y="14.53cm" svg:viewBox="0 0 192 192" svg:d="M192 97c0 17-4 31-15 49-7 14-17 25-31 32-18 10-32 14-50 14-17 0-31-4-49-14-14-7-25-18-32-32-10-18-15-32-15-49 0-18 5-32 15-50 7-14 18-24 32-31 18-12 32-16 49-16 18 0 32 4 50 16 14 7 24 17 31 31 11 18 15 32 15 50z">
          <text:p/>
        </draw:path>
        <draw:path draw:style-name="gr323" draw:text-style-name="P320" draw:layer="layout" svg:width="0.18cm" svg:height="0.18cm" svg:x="11.119cm" svg:y="14.534cm" svg:viewBox="0 0 181 181" svg:d="M181 93c0 17-7 31-14 46-7 14-18 24-32 31s-28 11-46 11c-17 0-32-4-47-11-14-7-21-17-31-31-7-15-11-29-11-46 0-18 4-32 11-47 10-14 17-25 31-32 15-7 30-14 47-14 18 0 32 7 46 14s25 18 32 32c7 15 14 29 14 47z">
          <text:p/>
        </draw:path>
        <draw:path draw:style-name="gr324" draw:text-style-name="P321" draw:layer="layout" svg:width="0.169cm" svg:height="0.169cm" svg:x="11.123cm" svg:y="14.541cm" svg:viewBox="0 0 170 170" svg:d="M170 86c0 14-4 28-11 42-10 14-17 21-31 32-16 7-26 10-44 10-14 0-28-3-42-10-14-11-21-18-32-32-7-14-10-28-10-42 0-19 3-30 10-44 11-14 18-21 32-31 14-7 28-11 42-11 18 0 28 4 44 11 14 10 21 17 31 31 7 14 11 25 11 44z">
          <text:p/>
        </draw:path>
        <draw:path draw:style-name="gr325" draw:text-style-name="P322" draw:layer="layout" svg:width="0.155cm" svg:height="0.155cm" svg:x="11.13cm" svg:y="14.548cm" svg:viewBox="0 0 156 156" svg:d="M156 78c0 14 0 29-7 39-11 15-18 22-32 32-12 4-26 7-40 7s-28-3-39-7c-14-10-21-17-28-32-7-10-10-25-10-39s3-29 10-39c7-14 14-21 28-32 11-7 25-7 39-7s28 0 40 7c14 11 21 18 32 32 7 10 7 25 7 39z">
          <text:p/>
        </draw:path>
        <draw:path draw:style-name="gr326" draw:text-style-name="P323" draw:layer="layout" svg:width="0.148cm" svg:height="0.148cm" svg:x="11.133cm" svg:y="14.552cm" svg:viewBox="0 0 149 149" svg:d="M149 75c0 14-3 24-10 35-7 14-14 21-25 28-14 7-25 11-39 11s-24-4-36-11c-14-7-21-14-28-28-7-11-11-21-11-35s4-25 11-39c7-12 14-19 28-26 12-7 22-10 36-10s25 3 39 10c11 7 18 14 25 26 7 14 10 25 10 39z">
          <text:p/>
        </draw:path>
        <draw:path draw:style-name="gr327" draw:text-style-name="P324" draw:layer="layout" svg:width="0.138cm" svg:height="0.141cm" svg:x="11.14cm" svg:y="14.555cm" svg:viewBox="0 0 139 142" svg:d="M139 72c0 14-4 21-11 35-7 11-14 18-24 25-11 7-22 10-36 10s-21-3-35-10c-12-7-19-14-26-25-7-14-7-21-7-35s0-25 7-37c7-10 14-17 26-24 14-7 21-11 35-11s25 4 36 11c10 7 17 14 24 24 7 12 11 23 11 37z">
          <text:p/>
        </draw:path>
        <draw:path draw:style-name="gr328" draw:text-style-name="P325" draw:layer="layout" svg:width="0.127cm" svg:height="0.127cm" svg:x="11.144cm" svg:y="14.562cm" svg:viewBox="0 0 128 128" svg:d="M128 64c0 10-4 21-7 31-7 11-14 19-26 26-11 4-21 7-32 7-10 0-21-3-31-7-11-7-18-15-25-26-4-10-7-21-7-31 0-11 3-21 7-32 7-11 14-18 25-25 10-3 21-7 31-7 11 0 21 4 32 7 12 7 19 14 26 25 3 11 7 21 7 32z">
          <text:p/>
        </draw:path>
        <draw:path draw:style-name="gr329" draw:text-style-name="P326" draw:layer="layout" svg:width="0.116cm" svg:height="0.113cm" svg:x="11.151cm" svg:y="14.569cm" svg:viewBox="0 0 117 114" svg:d="M117 58c0 10-3 21-10 28-4 10-11 18-22 21-7 7-17 7-28 7-10 0-22 0-29-7-11-3-18-11-21-21-7-7-7-18-7-28 0-12 0-22 7-30 3-10 10-17 21-21 7-7 19-7 29-7 11 0 21 0 28 7 11 4 18 11 22 21 7 8 10 18 10 30z">
          <text:p/>
        </draw:path>
        <draw:path draw:style-name="gr330" draw:text-style-name="P327" draw:layer="layout" svg:width="0.106cm" svg:height="0.106cm" svg:x="11.154cm" svg:y="14.573cm" svg:viewBox="0 0 107 107" svg:d="M107 53c0 10 0 17-7 25-3 11-10 18-21 22-7 3-14 7-25 7-10 0-17-4-24-7-12-4-19-11-23-22-3-8-7-15-7-25 0-11 4-18 7-25 4-11 11-18 23-21 7-7 14-7 24-7 11 0 18 0 25 7 11 3 18 10 21 21 7 7 7 14 7 25z">
          <text:p/>
        </draw:path>
        <draw:path draw:style-name="gr331" draw:text-style-name="P328" draw:layer="layout" svg:width="0.099cm" svg:height="0.099cm" svg:x="11.158cm" svg:y="14.576cm" svg:viewBox="0 0 100 100" svg:d="M100 50c0 10-4 14-7 24-4 8-11 12-18 19-7 4-15 7-26 7-7 0-14-3-24-7-7-7-11-11-18-19-4-10-7-14-7-24 0-11 3-18 7-25 7-7 11-14 18-18 10-3 17-7 24-7 11 0 19 4 26 7 7 4 14 11 18 18 3 7 7 14 7 25z">
          <text:p/>
        </draw:path>
        <draw:path draw:style-name="gr332" draw:text-style-name="P329" draw:layer="layout" svg:width="0.085cm" svg:height="0.085cm" svg:x="11.165cm" svg:y="14.583cm" svg:viewBox="0 0 86 86" svg:d="M86 43c0 7-4 14-4 21-7 7-11 10-18 15-7 3-14 7-22 7-7 0-14-4-21-7-7-5-10-8-14-15s-7-14-7-21 3-14 7-21c4-8 7-11 14-18 7 0 14-4 21-4 8 0 15 4 22 4 7 7 11 10 18 18 0 7 4 14 4 21z">
          <text:p/>
        </draw:path>
        <draw:path draw:style-name="gr333" draw:text-style-name="P330" draw:layer="layout" svg:width="0.074cm" svg:height="0.074cm" svg:x="11.172cm" svg:y="14.587cm" svg:viewBox="0 0 75 75" svg:d="M75 40c0 7-3 14-7 17-4 7-7 11-14 14-4 4-11 4-19 4-7 0-14 0-17-4-7-3-11-7-14-14-4-3-4-10-4-17s0-15 4-19c3-7 7-11 14-14 3-4 10-7 17-7 8 0 15 3 19 7 7 3 10 7 14 14 4 4 7 12 7 19z">
          <text:p/>
        </draw:path>
        <draw:path draw:style-name="gr334" draw:text-style-name="P331" draw:layer="layout" svg:width="0.063cm" svg:height="0.063cm" svg:x="11.176cm" svg:y="14.594cm" svg:viewBox="0 0 64 64" svg:d="M64 32c0 7 0 10-4 14-3 7-7 11-10 15-7 0-11 3-18 3s-10-3-14-3c-7-4-10-8-15-15 0-4-3-7-3-14s3-11 3-18c5-3 8-7 15-11 4-3 7-3 14-3s11 0 18 3c3 4 7 8 10 11 4 7 4 11 4 18z">
          <text:p/>
        </draw:path>
        <draw:path draw:style-name="gr335" draw:text-style-name="P332" draw:layer="layout" svg:width="0.049cm" svg:height="0.049cm" svg:x="11.183cm" svg:y="14.601cm" svg:viewBox="0 0 50 50" svg:d="M50 25c0 4 0 11 0 15-4 3-7 7-11 7-3 3-10 3-14 3-3 0-7 0-15-3-3 0-7-4-7-7-3-4-3-11-3-15s0-11 3-14c0-4 4-7 7-11 8 0 12 0 15 0 4 0 11 0 14 0 4 4 7 7 11 11 0 3 0 10 0 14z">
          <text:p/>
        </draw:path>
        <draw:path draw:style-name="gr336" draw:text-style-name="P333" draw:layer="layout" svg:width="0.042cm" svg:height="0.042cm" svg:x="11.186cm" svg:y="14.605cm" svg:viewBox="0 0 43 43" svg:d="M43 21c0 3 0 7-3 10 0 5-4 5-7 8-4 4-7 4-11 4-3 0-7 0-10-4-5-3-4-3-8-8-4-3-4-7-4-10 0-4 0-7 4-11 4-3 3-7 8-7 3-3 7-3 10-3 4 0 7 0 11 3 3 0 7 4 7 7 3 4 3 7 3 11z">
          <text:p/>
        </draw:path>
        <draw:path draw:style-name="gr337" draw:text-style-name="P334" draw:layer="layout" svg:width="0.032cm" svg:height="0.032cm" svg:x="11.193cm" svg:y="14.608cm" svg:viewBox="0 0 33 33" svg:d="M33 19c0 3-4 3-4 7-3 3-3 3-7 7-3 0-3 0-7 0s-4 0-8 0c-3-4-3-4-7-7 0-4 0-4 0-7 0-4 0-4 0-7 4-5 4-5 7-8 4 0 4-4 8-4s4 4 7 4c4 3 4 3 7 8 0 3 4 3 4 7z">
          <text:p/>
        </draw:path>
        <draw:path draw:style-name="gr338" draw:text-style-name="P335" draw:layer="layout" svg:width="0.021cm" svg:height="0.021cm" svg:x="11.197cm" svg:y="14.615cm" svg:viewBox="0 0 22 22" svg:d="M22 11c0 4 0 4 0 4-4 4-4 4-7 7h-4-3c-5-3-5-3-5-7-3 0-3 0-3-4s0-4 3-4c0-3 0-3 5-7h3c4 0 4 0 4 0 3 4 3 4 7 7z">
          <text:p/>
        </draw:path>
        <draw:path draw:style-name="gr339" draw:text-style-name="P336" draw:layer="layout" svg:width="0.007cm" svg:height="0.007cm" svg:x="11.204cm" svg:y="14.622cm" svg:viewBox="0 0 8 8" svg:d="M8 4v4h-5-3v-4-4c3 0 3 0 3 0h5z">
          <text:p/>
        </draw:path>
        <draw:frame draw:style-name="gr3" draw:text-style-name="P4" draw:layer="layout" svg:width="0.186cm" svg:height="0.105cm" svg:x="11.116cm" svg:y="14.457cm">
          <draw:image xlink:href="Pictures/10000201000000160000000DF619BA3B289E889B.png" xlink:type="simple" xlink:show="embed" xlink:actuate="onLoad">
            <text:p/>
          </draw:image>
        </draw:frame>
        <draw:path draw:style-name="gr340" draw:text-style-name="P337" draw:layer="layout" svg:width="0.522cm" svg:height="0.522cm" svg:x="11.137cm" svg:y="14.04cm" svg:viewBox="0 0 523 523" svg:d="M523 261c0 46-11 89-35 132-25 42-53 70-96 95-42 25-81 35-130 35-50 0-88-10-131-35-42-25-75-53-96-95-25-43-35-86-35-132 0-49 10-88 35-130 21-43 54-74 96-99 43-21 81-32 131-32 49 0 88 11 130 32 43 25 71 56 96 99 24 42 35 81 35 130z">
          <text:p/>
        </draw:path>
        <draw:path draw:style-name="gr340" draw:text-style-name="P337" draw:layer="layout" svg:width="0.37cm" svg:height="0.371cm" svg:x="11.211cm" svg:y="14.114cm" svg:viewBox="0 0 371 372" svg:d="M371 188c0 32-7 64-24 92-18 28-36 49-68 67-28 18-56 25-91 25-36 0-64-7-92-25-33-18-54-39-68-67-18-28-28-60-28-92 0-35 10-64 28-96 14-28 35-50 68-67 28-14 56-25 92-25 35 0 63 11 91 25 32 17 50 39 68 67 17 32 24 61 24 96z">
          <text:p/>
        </draw:path>
        <draw:path draw:style-name="gr341" draw:text-style-name="P338" draw:layer="layout" svg:width="0.36cm" svg:height="0.36cm" svg:x="11.218cm" svg:y="14.121cm" svg:viewBox="0 0 361 361" svg:d="M361 181c0 32-7 60-25 88-18 32-35 50-67 67-28 18-56 25-88 25s-60-7-93-25c-28-17-46-35-63-67-18-28-25-56-25-88 0-35 7-60 25-92 17-28 35-50 63-64 33-18 61-25 93-25s60 7 88 25c32 14 49 36 67 64 18 32 25 57 25 92z">
          <text:p/>
        </draw:path>
        <draw:path draw:style-name="gr342" draw:text-style-name="P339" draw:layer="layout" svg:width="0.353cm" svg:height="0.349cm" svg:x="11.221cm" svg:y="14.125cm" svg:viewBox="0 0 354 350" svg:d="M354 177c0 32-10 60-25 85-17 28-35 49-63 67-28 14-57 21-89 21s-60-7-88-21c-29-18-46-39-64-67-14-25-25-53-25-85s11-60 25-88c18-28 35-46 64-64 28-18 56-25 88-25s61 7 89 25 46 36 63 64c15 28 25 56 25 88z">
          <text:p/>
        </draw:path>
        <draw:path draw:style-name="gr343" draw:text-style-name="P340" draw:layer="layout" svg:width="0.339cm" svg:height="0.338cm" svg:x="11.228cm" svg:y="14.132cm" svg:viewBox="0 0 340 339" svg:d="M340 169c0 32-7 57-21 86-18 28-35 46-64 60-28 17-52 24-84 24s-60-7-86-24c-28-14-46-32-63-60-15-29-22-54-22-86s7-60 22-85c17-28 35-45 63-63 26-14 54-21 86-21s56 7 84 21c29 18 46 35 64 63 14 25 21 53 21 85z">
          <text:p/>
        </draw:path>
        <draw:path draw:style-name="gr344" draw:text-style-name="P341" draw:layer="layout" svg:width="0.328cm" svg:height="0.328cm" svg:x="11.232cm" svg:y="14.135cm" svg:viewBox="0 0 329 329" svg:d="M329 167c0 28-7 57-21 81-14 25-32 46-60 60-25 14-53 21-81 21-32 0-57-7-81-21-30-14-47-35-61-60-18-24-25-53-25-81 0-32 7-57 25-82 14-28 31-46 61-60 24-18 49-25 81-25 28 0 56 7 81 25 28 14 46 32 60 60 14 25 21 50 21 82z">
          <text:p/>
        </draw:path>
        <draw:path draw:style-name="gr345" draw:text-style-name="P342" draw:layer="layout" svg:width="0.318cm" svg:height="0.318cm" svg:x="11.239cm" svg:y="14.142cm" svg:viewBox="0 0 319 319" svg:d="M319 159c0 28-8 53-22 78-14 28-31 47-60 61-24 14-49 21-77 21s-53-7-78-21c-28-14-46-33-60-61-15-25-22-50-22-78s7-53 22-81c14-25 32-42 60-56 25-15 50-22 78-22s53 7 77 22c29 14 46 31 60 56 14 28 22 53 22 81z">
          <text:p/>
        </draw:path>
        <draw:path draw:style-name="gr346" draw:text-style-name="P343" draw:layer="layout" svg:width="0.31cm" svg:height="0.307cm" svg:x="11.243cm" svg:y="14.146cm" svg:viewBox="0 0 311 308" svg:d="M311 156c0 28-7 53-21 78-14 21-32 42-57 56-24 11-49 18-77 18s-53-7-78-18c-26-14-43-35-57-56-14-25-21-50-21-78s7-53 21-78 31-43 57-57c25-14 50-21 78-21s53 7 77 21c25 14 43 32 57 57s21 50 21 78z">
          <text:p/>
        </draw:path>
        <draw:path draw:style-name="gr347" draw:text-style-name="P344" draw:layer="layout" svg:width="0.296cm" svg:height="0.296cm" svg:x="11.25cm" svg:y="14.153cm" svg:viewBox="0 0 297 297" svg:d="M297 148c0 25-7 50-21 75-11 25-28 39-53 53s-46 21-74 21c-29 0-54-7-75-21-25-14-43-28-57-53-10-25-17-50-17-75 0-28 7-53 17-74 14-25 32-42 57-56 21-11 46-18 75-18 28 0 49 7 74 18 25 14 42 31 53 56 14 21 21 46 21 74z">
          <text:p/>
        </draw:path>
        <draw:path draw:style-name="gr348" draw:text-style-name="P345" draw:layer="layout" svg:width="0.286cm" svg:height="0.286cm" svg:x="11.253cm" svg:y="14.156cm" svg:viewBox="0 0 287 287" svg:d="M287 145c0 25-4 50-18 71-14 22-28 39-53 54-21 14-46 17-70 17-25 0-50-3-71-17-24-15-42-32-53-54-14-21-22-46-22-71 0-28 8-49 22-74 11-21 29-39 53-49 21-14 46-22 71-22 24 0 49 8 70 22 25 10 39 28 53 49 14 25 18 46 18 74z">
          <text:p/>
        </draw:path>
        <draw:path draw:style-name="gr349" draw:text-style-name="P346" draw:layer="layout" svg:width="0.275cm" svg:height="0.275cm" svg:x="11.26cm" svg:y="14.164cm" svg:viewBox="0 0 276 276" svg:d="M276 137c0 25-7 46-17 67-14 25-29 39-53 53-21 11-43 19-68 19s-46-8-71-19c-21-14-35-28-49-53-11-21-18-42-18-67s7-46 18-70c14-22 28-39 49-50 25-14 46-17 71-17s47 3 68 17c24 11 39 28 53 50 10 24 17 45 17 70z">
          <text:p/>
        </draw:path>
        <draw:path draw:style-name="gr350" draw:text-style-name="P347" draw:layer="layout" svg:width="0.268cm" svg:height="0.268cm" svg:x="11.264cm" svg:y="14.167cm" svg:viewBox="0 0 269 269" svg:d="M269 134c0 25-7 47-18 68-14 21-28 35-49 46-21 14-43 21-67 21-26 0-47-7-68-21-21-11-36-25-50-46-10-21-17-43-17-68s7-46 17-67c14-21 29-35 50-49 21-11 42-18 68-18 24 0 46 7 67 18 21 14 35 28 49 49 11 21 18 42 18 67z">
          <text:p/>
        </draw:path>
        <draw:path draw:style-name="gr351" draw:text-style-name="P348" draw:layer="layout" svg:width="0.254cm" svg:height="0.254cm" svg:x="11.271cm" svg:y="14.174cm" svg:viewBox="0 0 255 255" svg:d="M255 127c0 21-4 42-18 65-10 21-25 35-46 45-21 11-42 18-63 18-25 0-43-7-64-18-21-10-36-24-47-45-14-23-17-44-17-65 0-25 3-42 17-63 11-22 26-36 47-46 21-14 39-18 64-18 21 0 42 4 63 18 21 10 36 24 46 46 14 21 18 38 18 63z">
          <text:p/>
        </draw:path>
        <draw:path draw:style-name="gr352" draw:text-style-name="P349" draw:layer="layout" svg:width="0.247cm" svg:height="0.243cm" svg:x="11.274cm" svg:y="14.178cm" svg:viewBox="0 0 248 244" svg:d="M248 124c0 21-7 42-17 60-11 21-25 35-46 46-18 11-40 14-61 14-25 0-43-3-60-14-21-11-35-25-46-46-11-18-18-39-18-60 0-25 7-42 18-60 11-21 25-36 46-47 17-10 35-17 60-17 21 0 43 7 61 17 21 11 35 26 46 47 10 18 17 35 17 60z">
          <text:p/>
        </draw:path>
        <draw:path draw:style-name="gr353" draw:text-style-name="P350" draw:layer="layout" svg:width="0.233cm" svg:height="0.233cm" svg:x="11.281cm" svg:y="14.185cm" svg:viewBox="0 0 234 234" svg:d="M234 117c0 21-3 39-14 60-11 18-26 32-43 39-21 14-39 18-60 18s-39-4-60-18c-18-7-32-21-43-39-10-21-14-39-14-60s4-43 14-61c11-17 25-32 43-42 21-11 39-14 60-14s39 3 60 14c17 10 32 25 43 42 11 18 14 40 14 61z">
          <text:p/>
        </draw:path>
        <draw:path draw:style-name="gr354" draw:text-style-name="P351" draw:layer="layout" svg:width="0.226cm" svg:height="0.226cm" svg:x="11.285cm" svg:y="14.188cm" svg:viewBox="0 0 227 227" svg:d="M227 114c0 21-7 39-18 57-7 17-21 28-39 38-17 11-35 18-56 18s-40-7-58-18c-17-10-31-21-42-38-7-18-14-36-14-57 0-22 7-40 14-57 11-18 25-32 42-43 18-10 37-14 58-14s39 4 56 14c18 11 32 25 39 43 11 17 18 35 18 57z">
          <text:p/>
        </draw:path>
        <draw:path draw:style-name="gr355" draw:text-style-name="P352" draw:layer="layout" svg:width="0.212cm" svg:height="0.215cm" svg:x="11.292cm" svg:y="14.192cm" svg:viewBox="0 0 213 216" svg:d="M213 110c0 18-4 35-16 53-10 18-21 28-38 39-18 10-32 14-53 14s-36-4-53-14c-18-11-28-21-39-39s-14-35-14-53c0-22 3-36 14-54 11-17 21-28 39-39 17-10 32-17 53-17s35 7 53 17c17 11 28 22 38 39 12 18 16 32 16 54z">
          <text:p/>
        </draw:path>
        <draw:path draw:style-name="gr356" draw:text-style-name="P353" draw:layer="layout" svg:width="0.205cm" svg:height="0.201cm" svg:x="11.295cm" svg:y="14.199cm" svg:viewBox="0 0 206 202" svg:d="M206 102c0 18-7 35-14 50-11 17-21 29-39 39-14 7-32 11-49 11-18 0-36-4-53-11-14-10-26-22-36-39-11-15-15-32-15-50 0-21 4-35 15-53 10-14 22-24 36-35 17-11 35-14 53-14 17 0 35 3 49 14 18 11 28 21 39 35 7 18 14 32 14 53z">
          <text:p/>
        </draw:path>
        <draw:path draw:style-name="gr357" draw:text-style-name="P354" draw:layer="layout" svg:width="0.19cm" svg:height="0.19cm" svg:x="11.303cm" svg:y="14.206cm" svg:viewBox="0 0 191 191" svg:d="M191 95c0 18-4 32-14 47-7 18-18 28-32 35-17 11-32 14-49 14-18 0-32-3-50-14-14-7-24-17-35-35-7-15-11-29-11-47s4-35 11-49c11-14 21-25 35-36 18-7 32-10 50-10 17 0 32 3 49 10 14 11 25 22 32 36 10 14 14 31 14 49z">
          <text:p/>
        </draw:path>
        <draw:path draw:style-name="gr358" draw:text-style-name="P355" draw:layer="layout" svg:width="0.183cm" svg:height="0.184cm" svg:x="11.306cm" svg:y="14.209cm" svg:viewBox="0 0 184 185" svg:d="M184 92c0 18-3 32-14 46-7 14-17 26-31 33-15 7-30 14-47 14-18 0-32-7-46-14s-25-19-32-33c-10-14-14-28-14-46s4-32 14-46c7-14 18-24 32-35 14-7 28-11 46-11 17 0 32 4 47 11 14 11 24 21 31 35 11 14 14 28 14 46z">
          <text:p/>
        </draw:path>
        <draw:path draw:style-name="gr359" draw:text-style-name="P356" draw:layer="layout" svg:width="0.169cm" svg:height="0.173cm" svg:x="11.313cm" svg:y="14.213cm" svg:viewBox="0 0 170 174" svg:d="M170 88c0 14-3 28-10 42-7 15-18 26-32 33s-28 11-43 11c-18 0-28-4-43-11-14-7-24-18-31-33-7-14-11-28-11-42 0-18 4-28 11-42s17-25 31-32c15-7 25-14 43-14 15 0 29 7 43 14s25 18 32 32 10 24 10 42z">
          <text:p/>
        </draw:path>
        <draw:path draw:style-name="gr360" draw:text-style-name="P357" draw:layer="layout" svg:width="0.162cm" svg:height="0.162cm" svg:x="11.317cm" svg:y="14.22cm" svg:viewBox="0 0 163 163" svg:d="M163 81c0 14-4 25-11 40-7 14-17 21-31 32-11 7-26 10-40 10s-28-3-39-10c-14-11-25-18-32-32-7-15-10-26-10-40s3-28 10-42c7-11 18-21 32-28 11-7 25-11 39-11s29 4 40 11c14 7 24 17 31 28 7 14 11 28 11 42z">
          <text:p/>
        </draw:path>
        <draw:path draw:style-name="gr361" draw:text-style-name="P358" draw:layer="layout" svg:width="0.148cm" svg:height="0.148cm" svg:x="11.324cm" svg:y="14.227cm" svg:viewBox="0 0 149 149" svg:d="M149 75c0 14-5 25-12 39-7 11-14 18-24 25-15 7-25 10-39 10s-25-3-39-10c-11-7-21-14-25-25-7-14-10-25-10-39s3-29 10-40c4-10 14-21 25-28 14-7 25-7 39-7s24 0 39 7c10 7 17 18 24 28 7 11 12 26 12 40z">
          <text:p/>
        </draw:path>
        <draw:path draw:style-name="gr362" draw:text-style-name="P359" draw:layer="layout" svg:width="0.141cm" svg:height="0.141cm" svg:x="11.327cm" svg:y="14.231cm" svg:viewBox="0 0 142 142" svg:d="M142 70c0 15-3 26-10 36-7 11-14 18-25 25s-21 11-35 11-25-4-36-11c-10-7-18-14-25-25-7-10-11-21-11-36 0-14 4-25 11-35 7-11 15-18 25-25 11-7 22-10 36-10s24 3 35 10 18 14 25 25c7 10 10 21 10 35z">
          <text:p/>
        </draw:path>
        <draw:path draw:style-name="gr363" draw:text-style-name="P360" draw:layer="layout" svg:width="0.127cm" svg:height="0.132cm" svg:x="11.334cm" svg:y="14.234cm" svg:viewBox="0 0 128 133" svg:d="M128 68c0 11 0 21-7 32-7 10-14 18-24 25-11 3-22 8-33 8s-21-5-32-8c-11-7-18-15-25-25-7-11-7-21-7-32 0-14 0-21 7-32 7-10 14-17 25-24s21-12 32-12 22 5 33 12c10 7 17 14 24 24 7 11 7 18 7 32z">
          <text:p/>
        </draw:path>
        <draw:path draw:style-name="gr364" draw:text-style-name="P361" draw:layer="layout" svg:width="0.12cm" svg:height="0.12cm" svg:x="11.338cm" svg:y="14.241cm" svg:viewBox="0 0 121 121" svg:d="M121 60c0 11-4 18-7 28-7 12-14 19-25 26-7 4-18 7-28 7-11 0-21-3-32-7-8-7-15-14-22-26-4-10-7-17-7-28 0-10 3-21 7-32 7-7 14-14 22-21 11-3 21-7 32-7 10 0 21 4 28 7 11 7 18 14 25 21 3 11 7 22 7 32z">
          <text:p/>
        </draw:path>
        <draw:path draw:style-name="gr365" draw:text-style-name="P362" draw:layer="layout" svg:width="0.106cm" svg:height="0.106cm" svg:x="11.345cm" svg:y="14.248cm" svg:viewBox="0 0 107 107" svg:d="M107 53c0 11 0 18-7 25-4 11-11 18-18 22-11 7-18 7-28 7-12 0-19 0-29-7-8-4-15-11-18-22-7-7-7-14-7-25 0-10 0-18 7-28 3-7 10-14 18-18 10-7 17-7 29-7 10 0 17 0 28 7 7 4 14 11 18 18 7 10 7 18 7 28z">
          <text:p/>
        </draw:path>
        <draw:path draw:style-name="gr366" draw:text-style-name="P363" draw:layer="layout" svg:width="0.099cm" svg:height="0.099cm" svg:x="11.348cm" svg:y="14.252cm" svg:viewBox="0 0 100 100" svg:d="M100 50c0 7-3 18-7 25-3 7-10 14-18 17-8 4-18 8-25 8-11 0-18-4-25-8-7-3-14-10-18-17-3-7-7-18-7-25 0-10 4-18 7-25 4-7 11-14 18-18s14-7 25-7c7 0 17 3 25 7s15 11 18 18c4 7 7 15 7 25z">
          <text:p/>
        </draw:path>
        <draw:path draw:style-name="gr367" draw:text-style-name="P364" draw:layer="layout" svg:width="0.088cm" svg:height="0.088cm" svg:x="11.352cm" svg:y="14.255cm" svg:viewBox="0 0 89 89" svg:d="M89 47c0 7 0 14-3 21-4 7-11 11-18 18-7 3-14 3-21 3-8 0-15 0-22-3-7-7-15-11-18-18-4-7-7-14-7-21 0-8 3-15 7-22 3-7 11-14 18-18 7-3 14-7 22-7 7 0 14 4 21 7 7 4 14 11 18 18 3 7 3 14 3 22z">
          <text:p/>
        </draw:path>
        <draw:path draw:style-name="gr368" draw:text-style-name="P365" draw:layer="layout" svg:width="0.078cm" svg:height="0.078cm" svg:x="11.359cm" svg:y="14.262cm" svg:viewBox="0 0 79 79" svg:d="M79 40c0 7-5 14-8 18-4 7-8 10-15 14-3 3-10 7-17 7s-14-4-18-7c-7-4-14-7-14-14-7-4-7-11-7-18s0-14 7-22c0-4 7-11 14-14 4-4 11-4 18-4s14 0 17 4c7 3 11 10 15 14 3 8 8 15 8 22z">
          <text:p/>
        </draw:path>
        <draw:path draw:style-name="gr369" draw:text-style-name="P366" draw:layer="layout" svg:width="0.064cm" svg:height="0.067cm" svg:x="11.366cm" svg:y="14.266cm" svg:viewBox="0 0 65 68" svg:d="M65 35c0 8 0 12-4 19-4 3-7 7-11 10-7 4-10 4-17 4s-11 0-18-4c-3-3-7-7-11-10-4-7-4-11-4-19 0-7 0-10 4-18 4-3 8-10 11-10 7-4 11-7 18-7s10 3 17 7c4 0 7 7 11 10 4 8 4 11 4 18z">
          <text:p/>
        </draw:path>
        <draw:path draw:style-name="gr370" draw:text-style-name="P367" draw:layer="layout" svg:width="0.056cm" svg:height="0.056cm" svg:x="11.37cm" svg:y="14.273cm" svg:viewBox="0 0 57 57" svg:d="M57 28c0 4 0 12-4 15-3 4-7 7-10 11-4 0-11 3-14 3-5 0-12-3-15-3-4-4-7-7-11-11-3-3-3-11-3-15 0-7 0-10 3-14 4-7 7-7 11-11 3-3 10-3 15-3 3 0 10 0 14 3 3 4 7 4 10 11 4 4 4 7 4 14z">
          <text:p/>
        </draw:path>
        <draw:path draw:style-name="gr371" draw:text-style-name="P368" draw:layer="layout" svg:width="0.046cm" svg:height="0.046cm" svg:x="11.373cm" svg:y="14.276cm" svg:viewBox="0 0 47 47" svg:d="M47 26c0 4 0 7 0 11-4 3-7 7-11 7-4 3-8 3-11 3-4 0-7 0-11-3-3 0-7-4-10-7 0-4-4-7-4-11 0-3 4-7 4-10 3-5 7-9 10-12 4 0 7-4 11-4 3 0 7 4 11 4 4 3 7 7 11 12 0 3 0 7 0 10z">
          <text:p/>
        </draw:path>
        <draw:path draw:style-name="gr372" draw:text-style-name="P369" draw:layer="layout" svg:width="0.035cm" svg:height="0.036cm" svg:x="11.38cm" svg:y="14.283cm" svg:viewBox="0 0 36 37" svg:d="M36 19c0 4 0 7-3 7 0 4-4 7-7 7 0 4-4 4-7 4-4 0-8 0-12-4 0 0-3-3-3-7-4 0-4-3-4-7 0-3 0-8 4-11 0-4 3-4 3-4 4-4 8-4 12-4 3 0 7 0 7 4 3 0 7 0 7 4 3 3 3 8 3 11z">
          <text:p/>
        </draw:path>
        <draw:path draw:style-name="gr373" draw:text-style-name="P370" draw:layer="layout" svg:width="0.021cm" svg:height="0.025cm" svg:x="11.387cm" svg:y="14.287cm" svg:viewBox="0 0 22 26" svg:d="M22 15c0 0 0 4 0 7l-3 4c-4 0-7 0-7 0-4 0-4 0-8 0l-4-4c0-3 0-7 0-7 0-3 0-3 0-7l4-4c4-4 4-4 8-4 0 0 3 0 7 4l3 4c0 4 0 4 0 7z">
          <text:p/>
        </draw:path>
        <draw:path draw:style-name="gr374" draw:text-style-name="P371" draw:layer="layout" svg:width="0.014cm" svg:height="0.014cm" svg:x="11.391cm" svg:y="14.294cm" svg:viewBox="0 0 15 15" svg:d="M15 8v4l-5 3c-3 0-3 0-3 0h-4l-3-3c0-4 0-4 0-4v-4c0-4 3-4 3-4h4 3c0 0 5 0 5 4z">
          <text:p/>
        </draw:path>
        <draw:polygon draw:style-name="gr375" draw:text-style-name="P372" draw:layer="layout" svg:width="0.004cm" svg:height="0.003cm" svg:x="11.394cm" svg:y="14.298cm" svg:viewBox="0 0 5 4" draw:points="5,4 0,4 5,0">
          <text:p/>
        </draw:polygon>
        <draw:frame draw:style-name="gr3" draw:text-style-name="P4" draw:layer="layout" svg:width="0.186cm" svg:height="0.105cm" svg:x="11.303cm" svg:y="14.132cm">
          <draw:image xlink:href="Pictures/10000201000000160000000D6C0EFB529BFDB5EA.png" xlink:type="simple" xlink:show="embed" xlink:actuate="onLoad">
            <text:p/>
          </draw:image>
        </draw:frame>
        <draw:path draw:style-name="gr376" draw:text-style-name="P373" draw:layer="layout" svg:width="0.522cm" svg:height="0.522cm" svg:x="10.756cm" svg:y="14.555cm" svg:viewBox="0 0 523 523" svg:d="M523 261c0 46-11 89-35 132-26 42-54 70-97 95-42 25-81 35-130 35-46 0-88-10-131-35-42-25-70-53-95-95-25-43-35-86-35-132 0-49 10-88 35-130 25-43 53-71 95-96 43-24 85-35 131-35 49 0 88 11 130 35 43 25 71 53 97 96 24 42 35 81 35 130z">
          <text:p/>
        </draw:path>
        <draw:path draw:style-name="gr376" draw:text-style-name="P373" draw:layer="layout" svg:width="0.371cm" svg:height="0.371cm" svg:x="10.833cm" svg:y="14.629cm" svg:viewBox="0 0 372 372" svg:d="M372 187c0 32-11 64-25 92-18 28-39 49-71 67-28 19-56 26-91 26-32 0-64-7-92-26-29-18-50-39-68-67s-25-60-25-92c0-35 7-63 25-92 18-31 39-52 68-70 28-14 60-25 92-25 35 0 63 11 91 25 32 18 53 39 71 70 14 29 25 57 25 92z">
          <text:p/>
        </draw:path>
        <draw:path draw:style-name="gr377" draw:text-style-name="P374" draw:layer="layout" svg:width="0.36cm" svg:height="0.36cm" svg:x="10.837cm" svg:y="14.636cm" svg:viewBox="0 0 361 361" svg:d="M361 180c0 32-7 60-25 89-14 29-35 50-64 67-28 18-56 25-91 25-32 0-60-7-89-25-29-17-50-38-67-67-18-29-25-57-25-89 0-35 7-60 25-92 17-28 38-49 67-63 29-18 57-25 89-25 35 0 63 7 91 25 29 14 50 35 64 63 18 32 25 57 25 92z">
          <text:p/>
        </draw:path>
        <draw:path draw:style-name="gr378" draw:text-style-name="P375" draw:layer="layout" svg:width="0.349cm" svg:height="0.349cm" svg:x="10.844cm" svg:y="14.64cm" svg:viewBox="0 0 350 350" svg:d="M350 176c0 33-7 61-25 86-17 28-35 49-63 67-28 14-56 21-88 21-33 0-61-7-86-21-28-18-49-39-67-67-14-25-21-53-21-86 0-32 7-60 21-88 18-28 39-46 67-64 25-17 53-24 86-24 32 0 60 7 88 24 28 18 46 36 63 64 18 28 25 56 25 88z">
          <text:p/>
        </draw:path>
        <draw:path draw:style-name="gr379" draw:text-style-name="P376" draw:layer="layout" svg:width="0.339cm" svg:height="0.339cm" svg:x="10.847cm" svg:y="14.647cm" svg:viewBox="0 0 340 340" svg:d="M340 170c0 32-7 57-21 85-18 25-35 46-64 60-24 17-52 25-84 25s-58-8-86-25c-25-14-46-35-60-60-18-28-25-53-25-85s7-60 25-84c14-30 35-47 60-65 28-14 54-21 86-21s60 7 84 21c29 18 46 35 64 65 14 24 21 52 21 84z">
          <text:p/>
        </draw:path>
        <draw:path draw:style-name="gr380" draw:text-style-name="P377" draw:layer="layout" svg:width="0.329cm" svg:height="0.328cm" svg:x="10.854cm" svg:y="14.65cm" svg:viewBox="0 0 330 329" svg:d="M330 166c0 28-7 57-25 81-14 25-32 47-60 61-25 14-49 21-81 21-28 0-58-7-82-21-25-14-46-36-60-61-14-24-22-53-22-81 0-32 8-56 22-81 14-28 35-46 60-60 24-18 54-25 82-25 32 0 56 7 81 25 28 14 46 32 60 60 18 25 25 49 25 81z">
          <text:p/>
        </draw:path>
        <draw:path draw:style-name="gr381" draw:text-style-name="P378" draw:layer="layout" svg:width="0.318cm" svg:height="0.318cm" svg:x="10.858cm" svg:y="14.657cm" svg:viewBox="0 0 319 319" svg:d="M319 160c0 28-8 53-22 78-14 24-31 46-56 60s-53 21-81 21-53-7-78-21c-26-14-47-36-61-60-14-25-21-50-21-78s7-53 21-82c14-25 35-42 61-56 25-15 50-22 78-22s56 7 81 22c25 14 42 31 56 56 14 29 22 54 22 82z">
          <text:p/>
        </draw:path>
        <draw:path draw:style-name="gr382" draw:text-style-name="P379" draw:layer="layout" svg:width="0.307cm" svg:height="0.307cm" svg:x="10.865cm" svg:y="14.661cm" svg:viewBox="0 0 308 308" svg:d="M308 155c0 29-8 54-22 79-14 21-32 42-57 56-24 11-49 18-77 18s-53-7-78-18c-21-14-42-35-53-56-14-25-21-50-21-79 0-28 7-53 21-77 11-25 32-43 53-57 25-14 50-21 78-21s53 7 77 21c25 14 43 32 57 57 14 24 22 49 22 77z">
          <text:p/>
        </draw:path>
        <draw:path draw:style-name="gr383" draw:text-style-name="P380" draw:layer="layout" svg:width="0.296cm" svg:height="0.296cm" svg:x="10.869cm" svg:y="14.668cm" svg:viewBox="0 0 297 297" svg:d="M297 148c0 25-7 50-21 74-11 21-28 39-54 53-25 15-46 22-74 22-25 0-50-7-74-22-21-14-39-32-53-53-14-24-21-49-21-74 0-28 7-49 21-74s32-42 53-53c24-14 49-21 74-21 28 0 49 7 74 21 26 11 43 28 54 53 14 25 21 46 21 74z">
          <text:p/>
        </draw:path>
        <draw:path draw:style-name="gr384" draw:text-style-name="P381" draw:layer="layout" svg:width="0.285cm" svg:height="0.285cm" svg:x="10.876cm" svg:y="14.672cm" svg:viewBox="0 0 286 286" svg:d="M286 145c0 25-7 50-21 71s-28 39-53 53c-21 14-42 17-70 17-25 0-51-3-72-17s-39-32-53-53-17-46-17-71c0-28 3-49 17-70 14-25 32-39 53-53s47-22 72-22c28 0 49 8 70 22 25 14 39 28 53 53 14 21 21 42 21 70z">
          <text:p/>
        </draw:path>
        <draw:path draw:style-name="gr385" draw:text-style-name="P382" draw:layer="layout" svg:width="0.275cm" svg:height="0.275cm" svg:x="10.879cm" svg:y="14.679cm" svg:viewBox="0 0 276 276" svg:d="M276 138c0 25-3 46-18 67-14 25-29 39-50 53-21 11-46 18-70 18-25 0-46-7-67-18-25-14-39-28-53-53-11-21-18-42-18-67s7-49 18-70c14-22 28-37 53-51 21-14 42-17 67-17 24 0 49 3 70 17s36 29 50 51c15 21 18 45 18 70z">
          <text:p/>
        </draw:path>
        <draw:path draw:style-name="gr386" draw:text-style-name="P383" draw:layer="layout" svg:width="0.265cm" svg:height="0.265cm" svg:x="10.886cm" svg:y="14.682cm" svg:viewBox="0 0 266 266" svg:d="M266 134c0 25-7 46-18 67-14 18-28 36-49 47-21 14-43 18-67 18-25 0-46-4-65-18-21-11-39-29-49-47-14-21-18-42-18-67s4-46 18-67c10-21 28-35 49-49 19-11 40-18 65-18 24 0 46 7 67 18 21 14 35 28 49 49 11 21 18 42 18 67z">
          <text:p/>
        </draw:path>
        <draw:path draw:style-name="gr387" draw:text-style-name="P384" draw:layer="layout" svg:width="0.254cm" svg:height="0.254cm" svg:x="10.89cm" svg:y="14.689cm" svg:viewBox="0 0 255 255" svg:d="M255 127c0 21-4 44-18 65-10 21-25 35-46 46-21 10-39 17-63 17-22 0-44-7-65-17-21-11-35-25-46-46-10-21-17-44-17-65 0-25 7-42 17-63 11-21 25-36 46-46 21-11 43-18 65-18 24 0 42 7 63 18 21 10 36 25 46 46 14 21 18 38 18 63z">
          <text:p/>
        </draw:path>
        <draw:path draw:style-name="gr388" draw:text-style-name="P385" draw:layer="layout" svg:width="0.243cm" svg:height="0.24cm" svg:x="10.897cm" svg:y="14.696cm" svg:viewBox="0 0 244 241" svg:d="M244 121c0 21-7 39-17 60-11 18-25 32-43 46-21 11-43 14-64 14s-39-3-60-14c-18-14-32-28-46-46-11-21-14-39-14-60s3-42 14-60c14-21 28-35 46-46 21-10 39-15 60-15s43 5 64 15c18 11 32 25 43 46 10 18 17 39 17 60z">
          <text:p/>
        </draw:path>
        <draw:path draw:style-name="gr389" draw:text-style-name="P386" draw:layer="layout" svg:width="0.233cm" svg:height="0.233cm" svg:x="10.9cm" svg:y="14.7cm" svg:viewBox="0 0 234 234" svg:d="M234 117c0 21-3 39-14 57-11 21-25 31-42 42-18 11-39 18-61 18-21 0-39-7-57-18-21-11-31-21-42-42-11-18-18-36-18-57s7-42 18-60c11-17 21-33 42-43 18-11 36-14 57-14 22 0 43 3 61 14 17 10 31 26 42 43 11 18 14 39 14 60z">
          <text:p/>
        </draw:path>
        <draw:path draw:style-name="gr390" draw:text-style-name="P387" draw:layer="layout" svg:width="0.223cm" svg:height="0.223cm" svg:x="10.907cm" svg:y="14.703cm" svg:viewBox="0 0 224 224" svg:d="M224 114c0 18-7 39-18 53-7 21-21 32-39 42-17 11-35 15-56 15-18 0-40-4-54-15-18-10-32-21-42-42-11-14-15-35-15-53 0-21 4-39 15-57 10-18 24-32 42-39 14-11 36-18 54-18 21 0 39 7 56 18 18 7 32 21 39 39 11 18 18 36 18 57z">
          <text:p/>
        </draw:path>
        <draw:path draw:style-name="gr391" draw:text-style-name="P388" draw:layer="layout" svg:width="0.212cm" svg:height="0.212cm" svg:x="10.911cm" svg:y="14.71cm" svg:viewBox="0 0 213 213" svg:d="M213 106c0 18-4 35-15 53-10 19-21 29-39 40-18 7-32 14-53 14-18 0-36-7-53-14-18-11-28-21-39-40-7-18-14-35-14-53 0-21 7-35 14-53 11-17 21-28 39-39 17-10 35-14 53-14 21 0 35 4 53 14 18 11 29 22 39 39 11 18 15 32 15 53z">
          <text:p/>
        </draw:path>
        <draw:path draw:style-name="gr392" draw:text-style-name="P389" draw:layer="layout" svg:width="0.201cm" svg:height="0.201cm" svg:x="10.918cm" svg:y="14.714cm" svg:viewBox="0 0 202 202" svg:d="M202 103c0 18-7 32-14 50-11 17-21 28-39 35-14 10-32 14-49 14-18 0-32-4-50-14-15-7-29-18-36-35-10-18-14-32-14-50 0-17 4-35 14-50 7-18 21-28 36-39 18-7 32-14 50-14 17 0 35 7 49 14 18 11 28 21 39 39 7 15 14 33 14 50z">
          <text:p/>
        </draw:path>
        <draw:path draw:style-name="gr393" draw:text-style-name="P390" draw:layer="layout" svg:width="0.19cm" svg:height="0.19cm" svg:x="10.922cm" svg:y="14.721cm" svg:viewBox="0 0 191 191" svg:d="M191 96c0 18-4 32-14 46-7 18-18 28-32 35-17 11-32 14-49 14-18 0-32-3-46-14-18-7-28-17-35-35-11-14-15-28-15-46 0-17 4-32 15-49 7-14 17-25 35-32 14-12 28-15 46-15 17 0 32 3 49 15 14 7 25 18 32 32 10 17 14 32 14 49z">
          <text:p/>
        </draw:path>
        <draw:path draw:style-name="gr394" draw:text-style-name="P391" draw:layer="layout" svg:width="0.179cm" svg:height="0.18cm" svg:x="10.929cm" svg:y="14.724cm" svg:viewBox="0 0 180 181" svg:d="M180 93c0 18-3 32-14 46-7 14-17 21-31 32-14 7-29 10-46 10-19 0-33-3-47-10-14-11-21-18-32-32-7-14-10-28-10-46 0-17 3-32 10-46 11-15 18-25 32-32 14-11 28-15 47-15 17 0 32 4 46 15 14 7 24 17 31 32 11 14 14 29 14 46z">
          <text:p/>
        </draw:path>
        <draw:path draw:style-name="gr395" draw:text-style-name="P392" draw:layer="layout" svg:width="0.169cm" svg:height="0.169cm" svg:x="10.932cm" svg:y="14.732cm" svg:viewBox="0 0 170 170" svg:d="M170 85c0 14-3 28-10 43-7 14-18 21-33 31-14 7-25 11-42 11-14 0-28-4-43-11-14-10-21-17-28-31-10-15-14-29-14-43 0-17 4-28 14-43 7-14 14-25 28-32 15-7 29-10 43-10 17 0 28 3 42 10 15 7 26 18 33 32 7 15 10 26 10 43z">
          <text:p/>
        </draw:path>
        <draw:path draw:style-name="gr396" draw:text-style-name="P393" draw:layer="layout" svg:width="0.159cm" svg:height="0.159cm" svg:x="10.939cm" svg:y="14.735cm" svg:viewBox="0 0 160 160" svg:d="M160 82c0 14-4 25-11 39s-17 21-28 28c-14 7-28 11-42 11s-25-4-40-11c-14-7-21-14-28-28s-11-25-11-39 4-28 11-42c7-12 14-19 28-29 15-7 26-11 40-11s28 4 42 11c11 10 21 17 28 29 7 14 11 28 11 42z">
          <text:p/>
        </draw:path>
        <draw:path draw:style-name="gr397" draw:text-style-name="P394" draw:layer="layout" svg:width="0.148cm" svg:height="0.148cm" svg:x="10.943cm" svg:y="14.742cm" svg:viewBox="0 0 149 149" svg:d="M149 74c0 14-4 25-11 35-7 15-14 22-24 30-15 7-25 10-40 10-14 0-25-3-36-10-14-8-21-15-28-30-7-10-10-21-10-35s3-25 10-39c7-10 14-17 28-24 11-7 22-11 36-11 15 0 25 4 40 11 10 7 17 14 24 24 7 14 11 25 11 39z">
          <text:p/>
        </draw:path>
        <draw:path draw:style-name="gr398" draw:text-style-name="P395" draw:layer="layout" svg:width="0.137cm" svg:height="0.137cm" svg:x="10.95cm" svg:y="14.746cm" svg:viewBox="0 0 138 138" svg:d="M138 70c0 11-3 21-10 32-7 14-14 22-25 29s-21 7-36 7c-11 0-21 0-32-7-14-7-21-15-28-29-4-11-7-21-7-32 0-14 3-25 7-35 7-11 14-18 28-25 11-7 21-10 32-10 15 0 25 3 36 10s18 14 25 25c7 10 10 21 10 35z">
          <text:p/>
        </draw:path>
        <draw:path draw:style-name="gr399" draw:text-style-name="P396" draw:layer="layout" svg:width="0.127cm" svg:height="0.127cm" svg:x="10.953cm" svg:y="14.753cm" svg:viewBox="0 0 128 128" svg:d="M128 64c0 11 0 21-7 32s-14 18-24 21c-11 7-18 11-32 11-11 0-21-4-33-11-11-3-18-10-21-21-7-11-11-21-11-32 0-14 4-22 11-33 3-10 10-17 21-24 12-4 22-7 33-7 14 0 21 3 32 7 10 7 17 14 24 24 7 11 7 19 7 33z">
          <text:p/>
        </draw:path>
        <draw:path draw:style-name="gr400" draw:text-style-name="P397" draw:layer="layout" svg:width="0.117cm" svg:height="0.117cm" svg:x="10.96cm" svg:y="14.756cm" svg:viewBox="0 0 118 118" svg:d="M118 61c0 11-4 18-11 28-3 11-10 18-21 22-7 7-18 7-28 7-11 0-18 0-28-7-11-4-18-11-22-22-8-10-8-17-8-28 0-10 0-21 8-29 4-11 11-18 22-21 10-7 17-11 28-11 10 0 21 4 28 11 11 3 18 10 21 21 7 8 11 19 11 29z">
          <text:p/>
        </draw:path>
        <draw:path draw:style-name="gr401" draw:text-style-name="P398" draw:layer="layout" svg:width="0.106cm" svg:height="0.106cm" svg:x="10.964cm" svg:y="14.763cm" svg:viewBox="0 0 107 107" svg:d="M107 53c0 11 0 18-7 25-4 10-11 14-18 22-11 4-18 7-28 7-11 0-18-3-25-7-11-8-14-12-22-22-4-7-7-14-7-25 0-10 3-17 7-28 8-7 11-14 22-18 7-7 14-7 25-7 10 0 17 0 28 7 7 4 14 11 18 18 7 11 7 18 7 28z">
          <text:p/>
        </draw:path>
        <draw:path draw:style-name="gr402" draw:text-style-name="P399" draw:layer="layout" svg:width="0.095cm" svg:height="0.095cm" svg:x="10.971cm" svg:y="14.767cm" svg:viewBox="0 0 96 96" svg:d="M96 50c0 7-3 14-7 25-3 7-10 10-18 14-7 7-14 7-24 7-7 0-14 0-25-7-7-4-11-7-14-14-8-11-8-18-8-25 0-10 0-17 8-25 3-7 7-14 14-17 11-5 18-8 25-8 10 0 17 3 24 8 8 3 15 10 18 17 4 8 7 15 7 25z">
          <text:p/>
        </draw:path>
        <draw:path draw:style-name="gr403" draw:text-style-name="P400" draw:layer="layout" svg:width="0.085cm" svg:height="0.085cm" svg:x="10.974cm" svg:y="14.774cm" svg:viewBox="0 0 86 86" svg:d="M86 42c0 7 0 15-3 22-4 7-12 11-19 14-7 4-14 8-21 8s-14-4-21-8c-7-3-11-7-15-14-3-7-7-15-7-22s4-14 7-21c4-7 8-14 15-18 7-3 14-3 21-3s14 0 21 3c7 4 15 11 19 18 3 7 3 14 3 21z">
          <text:p/>
        </draw:path>
        <draw:path draw:style-name="gr404" draw:text-style-name="P401" draw:layer="layout" svg:width="0.075cm" svg:height="0.074cm" svg:x="10.981cm" svg:y="14.777cm" svg:viewBox="0 0 76 75" svg:d="M76 39c0 7-4 11-7 18-4 8-8 11-15 15-3 3-10 3-17 3s-11 0-18-3c-7-4-10-7-15-15-4-7-4-11-4-18s0-14 4-17c5-8 8-11 15-15 7-3 11-7 18-7s14 4 17 7c7 4 11 7 15 15 3 3 7 10 7 17z">
          <text:p/>
        </draw:path>
        <draw:path draw:style-name="gr405" draw:text-style-name="P402" draw:layer="layout" svg:width="0.064cm" svg:height="0.064cm" svg:x="10.985cm" svg:y="14.784cm" svg:viewBox="0 0 65 65" svg:d="M65 32c0 7 0 11-4 14-4 8-7 12-11 12-7 3-10 7-17 7-4 0-11-4-14-7-7 0-12-4-12-12-3-3-7-7-7-14s4-10 7-17c0-4 5-8 12-11 3-4 10-4 14-4 7 0 10 0 17 4 4 3 7 7 11 11 4 7 4 10 4 17z">
          <text:p/>
        </draw:path>
        <draw:path draw:style-name="gr406" draw:text-style-name="P403" draw:layer="layout" svg:width="0.053cm" svg:height="0.053cm" svg:x="10.992cm" svg:y="14.788cm" svg:viewBox="0 0 54 54" svg:d="M54 29c0 4-4 7-4 11-3 7-7 7-10 10-4 4-7 4-14 4-4 0-7 0-11-4-7-3-7-3-11-10-4-4-4-7-4-11 0-7 0-10 4-14 4-3 4-7 11-12 4 0 7-3 11-3 7 0 10 3 14 3 3 5 7 9 10 12 0 4 4 7 4 14z">
          <text:p/>
        </draw:path>
        <draw:path draw:style-name="gr407" draw:text-style-name="P404" draw:layer="layout" svg:width="0.042cm" svg:height="0.042cm" svg:x="10.996cm" svg:y="14.795cm" svg:viewBox="0 0 43 43" svg:d="M43 22c0 4 0 7-4 11 0 3-3 3-7 7-4 0-8 3-11 3-4 0-7-3-11-3-3-4-3-4-7-7 0-4-3-7-3-11 0-3 3-7 3-10 4-5 4-8 7-8 4-4 7-4 11-4 3 0 7 0 11 4 4 0 7 3 7 8 4 3 4 7 4 10z">
          <text:p/>
        </draw:path>
        <draw:path draw:style-name="gr408" draw:text-style-name="P405" draw:layer="layout" svg:width="0.031cm" svg:height="0.031cm" svg:x="11.003cm" svg:y="14.799cm" svg:viewBox="0 0 32 32" svg:d="M32 18c0 4-3 4-3 7 0 4-4 4-7 7 0 0-5 0-8 0-4 0-4 0-7 0-4-3-4-3-7-7 0-3 0-3 0-7 0-3 0-7 0-7 3-3 3-8 7-8 3 0 3-3 7-3 3 0 8 3 8 3 3 0 7 5 7 8 0 0 3 4 3 7z">
          <text:p/>
        </draw:path>
        <draw:path draw:style-name="gr409" draw:text-style-name="P406" draw:layer="layout" svg:width="0.021cm" svg:height="0.021cm" svg:x="11.006cm" svg:y="14.806cm" svg:viewBox="0 0 22 22" svg:d="M22 11v4c-3 3-3 3-3 3-4 4-4 4-7 4 0 0-5 0-5-4-3 0-3 0-3-3-4 0-4-4-4-4 0-4 0-4 4-8l3-3h5c3 0 3 0 7 0 0 3 0 3 3 3 0 4 0 4 0 8z">
          <text:p/>
        </draw:path>
        <draw:path draw:style-name="gr410" draw:text-style-name="P407" draw:layer="layout" svg:width="0.011cm" svg:height="0.011cm" svg:x="11.013cm" svg:y="14.809cm" svg:viewBox="0 0 12 12" svg:d="M12 8v4c-4 0-4 0-4 0h-3-5c0-4 0-4 0-4v-4-4c5 0 5 0 5 0h3c0 4 0 4 4 4z">
          <text:p/>
        </draw:path>
        <draw:frame draw:style-name="gr3" draw:text-style-name="P4" draw:layer="layout" svg:width="0.186cm" svg:height="0.105cm" svg:x="10.926cm" svg:y="14.647cm">
          <draw:image xlink:href="Pictures/10000201000000150000000D8B5695A01B81392B.png" xlink:type="simple" xlink:show="embed" xlink:actuate="onLoad">
            <text:p/>
          </draw:image>
        </draw:frame>
        <draw:frame draw:style-name="gr3" draw:text-style-name="P4" draw:layer="layout" svg:width="1.198cm" svg:height="1.198cm" svg:x="13.201cm" svg:y="5.599cm">
          <draw:image xlink:href="Pictures/100002010000001000000010079CA423C9B8F28F.png" xlink:type="simple" xlink:show="embed" xlink:actuate="onLoad">
            <text:p/>
          </draw:image>
        </draw:frame>
        <draw:polygon draw:style-name="gr411" draw:text-style-name="P408" draw:layer="layout" svg:width="0.325cm" svg:height="0.335cm" svg:x="15.666cm" svg:y="14.481cm" svg:viewBox="0 0 326 336" draw:points="0,0 326,167 0,336">
          <text:p/>
        </draw:polygon>
        <draw:polygon draw:style-name="gr412" draw:text-style-name="P409" draw:layer="layout" svg:width="0.07cm" svg:height="0.452cm" svg:x="15.596cm" svg:y="14.481cm" svg:viewBox="0 0 71 453" draw:points="35,453 0,453 0,0 71,0 71,453">
          <text:p/>
        </draw:polygon>
        <draw:frame draw:style-name="gr3" draw:text-style-name="P4" draw:layer="layout" svg:width="1.343cm" svg:height="0.8cm" svg:x="14.799cm" svg:y="7.599cm">
          <draw:image xlink:href="Pictures/100002010000009C0000005E90465733C3D23CA5.png" xlink:type="simple" xlink:show="embed" xlink:actuate="onLoad">
            <text:p/>
          </draw:image>
        </draw:frame>
        <draw:frame draw:style-name="gr3" draw:text-style-name="P4" draw:layer="layout" svg:width="0.856cm" svg:height="0.8cm" svg:x="13.399cm" svg:y="9.398cm">
          <draw:image xlink:href="Pictures/10000201000000660000003B7DDE70FD576C32E4.png" xlink:type="simple" xlink:show="embed" xlink:actuate="onLoad">
            <text:p/>
          </draw:image>
        </draw:frame>
        <draw:frame draw:style-name="gr3" draw:text-style-name="P4" draw:layer="layout" svg:width="0.599cm" svg:height="0.638cm" svg:x="10.601cm" svg:y="7.359cm">
          <draw:image xlink:href="Pictures/10000201000000460000002CA38950309C3C9738.png" xlink:type="simple" xlink:show="embed" xlink:actuate="onLoad">
            <text:p/>
          </draw:image>
        </draw:frame>
        <draw:polygon draw:style-name="gr411" draw:text-style-name="P408" draw:layer="layout" svg:width="0.452cm" svg:height="0.321cm" svg:x="14.128cm" svg:y="12.149cm" svg:viewBox="0 0 453 322" draw:points="0,0 453,159 0,322">
          <text:p/>
        </draw:polygon>
        <draw:polygon draw:style-name="gr412" draw:text-style-name="P409" draw:layer="layout" svg:width="0.102cm" svg:height="0.438cm" svg:x="14.026cm" svg:y="12.149cm" svg:viewBox="0 0 103 439" draw:points="49,439 0,439 0,0 103,0 103,439">
          <text:p/>
        </draw:polygon>
        <draw:polygon draw:style-name="gr411" draw:text-style-name="P408" draw:layer="layout" svg:width="0.325cm" svg:height="0.335cm" svg:x="13.278cm" svg:y="7.669cm" svg:viewBox="0 0 326 336" draw:points="0,0 326,169 0,336">
          <text:p/>
        </draw:polygon>
        <draw:polygon draw:style-name="gr412" draw:text-style-name="P409" draw:layer="layout" svg:width="0.07cm" svg:height="0.451cm" svg:x="13.208cm" svg:y="7.669cm" svg:viewBox="0 0 71 452" draw:points="35,452 0,452 0,0 71,0 71,452">
          <text:p/>
        </draw:polygon>
        <draw:polygon draw:style-name="gr411" draw:text-style-name="P408" draw:layer="layout" svg:width="0.325cm" svg:height="0.335cm" svg:x="12.248cm" svg:y="11.225cm" svg:viewBox="0 0 326 336" draw:points="0,0 326,166 0,336">
          <text:p/>
        </draw:polygon>
        <draw:polygon draw:style-name="gr412" draw:text-style-name="P409" draw:layer="layout" svg:width="0.074cm" svg:height="0.451cm" svg:x="12.174cm" svg:y="11.225cm" svg:viewBox="0 0 75 452" draw:points="39,452 0,452 0,0 75,0 75,452">
          <text:p/>
        </draw:polygon>
        <draw:polygon draw:style-name="gr411" draw:text-style-name="P408" draw:layer="layout" svg:width="0.325cm" svg:height="0.335cm" svg:x="10.699cm" svg:y="4.928cm" svg:viewBox="0 0 326 336" draw:points="0,0 326,169 0,336">
          <text:p/>
        </draw:polygon>
        <draw:polygon draw:style-name="gr412" draw:text-style-name="P409" draw:layer="layout" svg:width="0.07cm" svg:height="0.452cm" svg:x="10.629cm" svg:y="4.931cm" svg:viewBox="0 0 71 453" draw:points="35,453 0,453 0,0 71,0 71,453">
          <text:p/>
        </draw:polygon>
        <draw:polygon draw:style-name="gr413" draw:text-style-name="P410" draw:layer="layout" svg:width="0.025cm" svg:height="0.257cm" svg:x="11.969cm" svg:y="5.863cm" svg:viewBox="0 0 26 258" draw:points="0,0 26,0 26,258 0,258">
          <text:p/>
        </draw:polygon>
        <draw:polygon draw:style-name="gr414" draw:text-style-name="P411" draw:layer="layout" svg:width="0.021cm" svg:height="0.257cm" svg:x="11.987cm" svg:y="5.863cm" svg:viewBox="0 0 22 258" draw:points="0,0 22,0 22,258 0,258">
          <text:p/>
        </draw:polygon>
        <draw:polygon draw:style-name="gr415" draw:text-style-name="P412" draw:layer="layout" svg:width="0.025cm" svg:height="0.257cm" svg:x="12.001cm" svg:y="5.863cm" svg:viewBox="0 0 26 258" draw:points="0,0 26,0 26,258 0,258">
          <text:p/>
        </draw:polygon>
        <draw:polygon draw:style-name="gr416" draw:text-style-name="P413" draw:layer="layout" svg:width="0.024cm" svg:height="0.257cm" svg:x="12.019cm" svg:y="5.863cm" svg:viewBox="0 0 25 258" draw:points="0,0 25,0 25,258 0,258">
          <text:p/>
        </draw:polygon>
        <draw:polygon draw:style-name="gr417" draw:text-style-name="P414" draw:layer="layout" svg:width="0.021cm" svg:height="0.257cm" svg:x="12.036cm" svg:y="5.863cm" svg:viewBox="0 0 22 258" draw:points="0,0 22,0 22,258 0,258">
          <text:p/>
        </draw:polygon>
        <draw:polygon draw:style-name="gr418" draw:text-style-name="P415" draw:layer="layout" svg:width="0.025cm" svg:height="0.257cm" svg:x="12.05cm" svg:y="5.863cm" svg:viewBox="0 0 26 258" draw:points="0,0 26,0 26,258 0,258">
          <text:p/>
        </draw:polygon>
        <draw:polygon draw:style-name="gr419" draw:text-style-name="P416" draw:layer="layout" svg:width="0.025cm" svg:height="0.257cm" svg:x="12.068cm" svg:y="5.863cm" svg:viewBox="0 0 26 258" draw:points="0,0 26,0 26,258 0,258">
          <text:p/>
        </draw:polygon>
        <draw:polygon draw:style-name="gr420" draw:text-style-name="P417" draw:layer="layout" svg:width="0.024cm" svg:height="0.257cm" svg:x="12.086cm" svg:y="5.863cm" svg:viewBox="0 0 25 258" draw:points="0,0 25,0 25,258 0,258">
          <text:p/>
        </draw:polygon>
        <draw:polygon draw:style-name="gr421" draw:text-style-name="P418" draw:layer="layout" svg:width="0.021cm" svg:height="0.257cm" svg:x="12.103cm" svg:y="5.863cm" svg:viewBox="0 0 22 258" draw:points="0,0 22,0 22,258 0,258">
          <text:p/>
        </draw:polygon>
        <draw:polygon draw:style-name="gr422" draw:text-style-name="P419" draw:layer="layout" svg:width="0.025cm" svg:height="0.257cm" svg:x="12.117cm" svg:y="5.863cm" svg:viewBox="0 0 26 258" draw:points="0,0 26,0 26,258 0,258">
          <text:p/>
        </draw:polygon>
        <draw:polygon draw:style-name="gr423" draw:text-style-name="P420" draw:layer="layout" svg:width="0.025cm" svg:height="0.257cm" svg:x="12.135cm" svg:y="5.863cm" svg:viewBox="0 0 26 258" draw:points="0,0 26,0 26,258 0,258">
          <text:p/>
        </draw:polygon>
        <draw:polygon draw:style-name="gr424" draw:text-style-name="P421" draw:layer="layout" svg:width="0.021cm" svg:height="0.257cm" svg:x="12.153cm" svg:y="5.863cm" svg:viewBox="0 0 22 258" draw:points="0,0 22,0 22,258 0,258">
          <text:p/>
        </draw:polygon>
        <draw:polygon draw:style-name="gr425" draw:text-style-name="P422" draw:layer="layout" svg:width="0.025cm" svg:height="0.257cm" svg:x="12.167cm" svg:y="5.863cm" svg:viewBox="0 0 26 258" draw:points="0,0 26,0 26,258 0,258">
          <text:p/>
        </draw:polygon>
        <draw:polygon draw:style-name="gr426" draw:text-style-name="P423" draw:layer="layout" svg:width="0.025cm" svg:height="0.257cm" svg:x="12.184cm" svg:y="5.863cm" svg:viewBox="0 0 26 258" draw:points="0,0 26,0 26,258 0,258">
          <text:p/>
        </draw:polygon>
        <draw:polygon draw:style-name="gr427" draw:text-style-name="P424" draw:layer="layout" svg:width="0.025cm" svg:height="0.257cm" svg:x="12.202cm" svg:y="5.863cm" svg:viewBox="0 0 26 258" draw:points="0,0 26,0 26,258 0,258">
          <text:p/>
        </draw:polygon>
        <draw:polygon draw:style-name="gr428" draw:text-style-name="P425" draw:layer="layout" svg:width="0.021cm" svg:height="0.257cm" svg:x="12.22cm" svg:y="5.863cm" svg:viewBox="0 0 22 258" draw:points="0,0 22,0 22,258 0,258">
          <text:p/>
        </draw:polygon>
        <draw:polygon draw:style-name="gr429" draw:text-style-name="P426" draw:layer="layout" svg:width="0.025cm" svg:height="0.257cm" svg:x="12.234cm" svg:y="5.863cm" svg:viewBox="0 0 26 258" draw:points="0,0 26,0 26,258 0,258">
          <text:p/>
        </draw:polygon>
        <draw:polygon draw:style-name="gr430" draw:text-style-name="P427" draw:layer="layout" svg:width="0.026cm" svg:height="0.257cm" svg:x="12.251cm" svg:y="5.863cm" svg:viewBox="0 0 27 258" draw:points="0,0 27,0 27,258 0,258">
          <text:p/>
        </draw:polygon>
        <draw:polygon draw:style-name="gr431" draw:text-style-name="P428" draw:layer="layout" svg:width="0.025cm" svg:height="0.257cm" svg:x="12.269cm" svg:y="5.863cm" svg:viewBox="0 0 26 258" draw:points="0,0 26,0 26,258 0,258">
          <text:p/>
        </draw:polygon>
        <draw:polygon draw:style-name="gr432" draw:text-style-name="P429" draw:layer="layout" svg:width="0.021cm" svg:height="0.257cm" svg:x="12.287cm" svg:y="5.863cm" svg:viewBox="0 0 22 258" draw:points="0,0 22,0 22,258 0,258">
          <text:p/>
        </draw:polygon>
        <draw:polygon draw:style-name="gr433" draw:text-style-name="P430" draw:layer="layout" svg:width="0.025cm" svg:height="0.257cm" svg:x="12.301cm" svg:y="5.863cm" svg:viewBox="0 0 26 258" draw:points="0,0 26,0 26,258 0,258">
          <text:p/>
        </draw:polygon>
        <draw:polygon draw:style-name="gr434" draw:text-style-name="P431" draw:layer="layout" svg:width="0.024cm" svg:height="0.257cm" svg:x="12.319cm" svg:y="5.863cm" svg:viewBox="0 0 25 258" draw:points="0,0 25,0 25,258 0,258">
          <text:p/>
        </draw:polygon>
        <draw:polygon draw:style-name="gr435" draw:text-style-name="P432" draw:layer="layout" svg:width="0.025cm" svg:height="0.257cm" svg:x="12.336cm" svg:y="5.863cm" svg:viewBox="0 0 26 258" draw:points="0,0 26,0 26,258 0,258">
          <text:p/>
        </draw:polygon>
        <draw:polygon draw:style-name="gr436" draw:text-style-name="P433" draw:layer="layout" svg:width="0.021cm" svg:height="0.257cm" svg:x="12.354cm" svg:y="5.863cm" svg:viewBox="0 0 22 258" draw:points="0,0 22,0 22,258 0,258">
          <text:p/>
        </draw:polygon>
        <draw:polygon draw:style-name="gr437" draw:text-style-name="P434" draw:layer="layout" svg:width="0.025cm" svg:height="0.257cm" svg:x="12.368cm" svg:y="5.863cm" svg:viewBox="0 0 26 258" draw:points="0,0 26,0 26,258 0,258">
          <text:p/>
        </draw:polygon>
        <draw:polygon draw:style-name="gr438" draw:text-style-name="P435" draw:layer="layout" svg:width="0.024cm" svg:height="0.257cm" svg:x="12.386cm" svg:y="5.863cm" svg:viewBox="0 0 25 258" draw:points="0,0 25,0 25,258 0,258">
          <text:p/>
        </draw:polygon>
        <draw:polygon draw:style-name="gr439" draw:text-style-name="P436" draw:layer="layout" svg:width="0.025cm" svg:height="0.257cm" svg:x="12.403cm" svg:y="5.863cm" svg:viewBox="0 0 26 258" draw:points="0,0 26,0 26,258 0,258">
          <text:p/>
        </draw:polygon>
        <draw:polygon draw:style-name="gr440" draw:text-style-name="P437" draw:layer="layout" svg:width="0.021cm" svg:height="0.257cm" svg:x="12.421cm" svg:y="5.863cm" svg:viewBox="0 0 22 258" draw:points="0,0 22,0 22,258 0,258">
          <text:p/>
        </draw:polygon>
        <draw:polygon draw:style-name="gr441" draw:text-style-name="P438" draw:layer="layout" svg:width="0.025cm" svg:height="0.257cm" svg:x="12.435cm" svg:y="5.863cm" svg:viewBox="0 0 26 258" draw:points="0,0 26,0 26,258 0,258">
          <text:p/>
        </draw:polygon>
        <draw:polygon draw:style-name="gr442" draw:text-style-name="P439" draw:layer="layout" svg:width="0.024cm" svg:height="0.257cm" svg:x="12.453cm" svg:y="5.863cm" svg:viewBox="0 0 25 258" draw:points="0,0 25,0 25,258 0,258">
          <text:p/>
        </draw:polygon>
        <draw:polygon draw:style-name="gr443" draw:text-style-name="P440" draw:layer="layout" svg:width="0.025cm" svg:height="0.257cm" svg:x="12.47cm" svg:y="5.863cm" svg:viewBox="0 0 26 258" draw:points="0,0 26,0 26,258 0,258">
          <text:p/>
        </draw:polygon>
        <draw:polygon draw:style-name="gr444" draw:text-style-name="P441" draw:layer="layout" svg:width="0.021cm" svg:height="0.257cm" svg:x="12.488cm" svg:y="5.863cm" svg:viewBox="0 0 22 258" draw:points="0,0 22,0 22,258 0,258">
          <text:p/>
        </draw:polygon>
        <draw:polygon draw:style-name="gr445" draw:text-style-name="P442" draw:layer="layout" svg:width="0.025cm" svg:height="0.257cm" svg:x="12.502cm" svg:y="5.863cm" svg:viewBox="0 0 26 258" draw:points="0,0 26,0 26,258 0,258">
          <text:p/>
        </draw:polygon>
        <draw:polygon draw:style-name="gr446" draw:text-style-name="P443" draw:layer="layout" svg:width="0.024cm" svg:height="0.257cm" svg:x="12.52cm" svg:y="5.863cm" svg:viewBox="0 0 25 258" draw:points="0,0 25,0 25,258 0,258">
          <text:p/>
        </draw:polygon>
        <draw:polygon draw:style-name="gr447" draw:text-style-name="P444" draw:layer="layout" svg:width="0.025cm" svg:height="0.257cm" svg:x="12.537cm" svg:y="5.863cm" svg:viewBox="0 0 26 258" draw:points="0,0 26,0 26,258 0,258">
          <text:p/>
        </draw:polygon>
        <draw:polygon draw:style-name="gr448" draw:text-style-name="P445" draw:layer="layout" svg:width="0.021cm" svg:height="0.257cm" svg:x="12.555cm" svg:y="5.863cm" svg:viewBox="0 0 22 258" draw:points="0,0 22,0 22,258 0,258">
          <text:p/>
        </draw:polygon>
        <draw:polygon draw:style-name="gr449" draw:text-style-name="P446" draw:layer="layout" svg:width="0.007cm" svg:height="0.257cm" svg:x="12.569cm" svg:y="5.863cm" svg:viewBox="0 0 8 258" draw:points="0,0 8,0 8,258 0,258">
          <text:p/>
        </draw:polygon>
        <draw:polygon draw:style-name="gr413" draw:text-style-name="P410" draw:layer="layout" svg:width="0.015cm" svg:height="0.539cm" svg:x="12.304cm" svg:y="6.036cm" svg:viewBox="0 0 16 540" draw:points="0,0 16,0 16,540 0,540">
          <text:p/>
        </draw:polygon>
        <draw:polygon draw:style-name="gr414" draw:text-style-name="P411" draw:layer="layout" svg:width="0.014cm" svg:height="0.539cm" svg:x="12.315cm" svg:y="6.036cm" svg:viewBox="0 0 15 540" draw:points="0,0 15,0 15,540 0,540">
          <text:p/>
        </draw:polygon>
        <draw:polygon draw:style-name="gr415" draw:text-style-name="P412" draw:layer="layout" svg:width="0.014cm" svg:height="0.539cm" svg:x="12.322cm" svg:y="6.036cm" svg:viewBox="0 0 15 540" draw:points="0,0 15,0 15,540 0,540">
          <text:p/>
        </draw:polygon>
        <draw:polygon draw:style-name="gr416" draw:text-style-name="P413" draw:layer="layout" svg:width="0.014cm" svg:height="0.539cm" svg:x="12.333cm" svg:y="6.036cm" svg:viewBox="0 0 15 540" draw:points="0,0 15,0 15,540 0,540">
          <text:p/>
        </draw:polygon>
        <draw:polygon draw:style-name="gr417" draw:text-style-name="P414" draw:layer="layout" svg:width="0.011cm" svg:height="0.539cm" svg:x="12.343cm" svg:y="6.036cm" svg:viewBox="0 0 12 540" draw:points="0,0 12,0 12,540 0,540">
          <text:p/>
        </draw:polygon>
        <draw:polygon draw:style-name="gr418" draw:text-style-name="P415" draw:layer="layout" svg:width="0.014cm" svg:height="0.539cm" svg:x="12.35cm" svg:y="6.036cm" svg:viewBox="0 0 15 540" draw:points="0,0 15,0 15,540 0,540">
          <text:p/>
        </draw:polygon>
        <draw:polygon draw:style-name="gr419" draw:text-style-name="P416" draw:layer="layout" svg:width="0.014cm" svg:height="0.539cm" svg:x="12.357cm" svg:y="6.036cm" svg:viewBox="0 0 15 540" draw:points="0,0 15,0 15,540 0,540">
          <text:p/>
        </draw:polygon>
        <draw:polygon draw:style-name="gr420" draw:text-style-name="P417" draw:layer="layout" svg:width="0.014cm" svg:height="0.539cm" svg:x="12.368cm" svg:y="6.036cm" svg:viewBox="0 0 15 540" draw:points="0,0 15,0 15,540 0,540">
          <text:p/>
        </draw:polygon>
        <draw:polygon draw:style-name="gr421" draw:text-style-name="P418" draw:layer="layout" svg:width="0.014cm" svg:height="0.539cm" svg:x="12.375cm" svg:y="6.036cm" svg:viewBox="0 0 15 540" draw:points="0,0 15,0 15,540 0,540">
          <text:p/>
        </draw:polygon>
        <draw:polygon draw:style-name="gr422" draw:text-style-name="P419" draw:layer="layout" svg:width="0.014cm" svg:height="0.539cm" svg:x="12.386cm" svg:y="6.036cm" svg:viewBox="0 0 15 540" draw:points="0,0 15,0 15,540 0,540">
          <text:p/>
        </draw:polygon>
        <draw:polygon draw:style-name="gr423" draw:text-style-name="P420" draw:layer="layout" svg:width="0.011cm" svg:height="0.539cm" svg:x="12.396cm" svg:y="6.036cm" svg:viewBox="0 0 12 540" draw:points="0,0 12,0 12,540 0,540">
          <text:p/>
        </draw:polygon>
        <draw:polygon draw:style-name="gr424" draw:text-style-name="P421" draw:layer="layout" svg:width="0.014cm" svg:height="0.539cm" svg:x="12.403cm" svg:y="6.036cm" svg:viewBox="0 0 15 540" draw:points="0,0 15,0 15,540 0,540">
          <text:p/>
        </draw:polygon>
        <draw:polygon draw:style-name="gr425" draw:text-style-name="P422" draw:layer="layout" svg:width="0.01cm" svg:height="0.539cm" svg:x="12.414cm" svg:y="6.036cm" svg:viewBox="0 0 11 540" draw:points="0,0 11,0 11,540 0,540">
          <text:p/>
        </draw:polygon>
        <draw:polygon draw:style-name="gr426" draw:text-style-name="P423" draw:layer="layout" svg:width="0.014cm" svg:height="0.539cm" svg:x="12.421cm" svg:y="6.036cm" svg:viewBox="0 0 15 540" draw:points="0,0 15,0 15,540 0,540">
          <text:p/>
        </draw:polygon>
        <draw:polygon draw:style-name="gr427" draw:text-style-name="P424" draw:layer="layout" svg:width="0.011cm" svg:height="0.539cm" svg:x="12.431cm" svg:y="6.036cm" svg:viewBox="0 0 12 540" draw:points="0,0 12,0 12,540 0,540">
          <text:p/>
        </draw:polygon>
        <draw:polygon draw:style-name="gr428" draw:text-style-name="P425" draw:layer="layout" svg:width="0.016cm" svg:height="0.539cm" svg:x="12.438cm" svg:y="6.036cm" svg:viewBox="0 0 17 540" draw:points="0,0 17,0 17,540 0,540">
          <text:p/>
        </draw:polygon>
        <draw:polygon draw:style-name="gr429" draw:text-style-name="P426" draw:layer="layout" svg:width="0.011cm" svg:height="0.539cm" svg:x="12.449cm" svg:y="6.036cm" svg:viewBox="0 0 12 540" draw:points="0,0 12,0 12,540 0,540">
          <text:p/>
        </draw:polygon>
        <draw:polygon draw:style-name="gr430" draw:text-style-name="P427" draw:layer="layout" svg:width="0.014cm" svg:height="0.539cm" svg:x="12.456cm" svg:y="6.036cm" svg:viewBox="0 0 15 540" draw:points="0,0 15,0 15,540 0,540">
          <text:p/>
        </draw:polygon>
        <draw:polygon draw:style-name="gr431" draw:text-style-name="P428" draw:layer="layout" svg:width="0.01cm" svg:height="0.539cm" svg:x="12.467cm" svg:y="6.036cm" svg:viewBox="0 0 11 540" draw:points="0,0 11,0 11,540 0,540">
          <text:p/>
        </draw:polygon>
        <draw:polygon draw:style-name="gr432" draw:text-style-name="P429" draw:layer="layout" svg:width="0.014cm" svg:height="0.539cm" svg:x="12.474cm" svg:y="6.036cm" svg:viewBox="0 0 15 540" draw:points="0,0 15,0 15,540 0,540">
          <text:p/>
        </draw:polygon>
        <draw:polygon draw:style-name="gr433" draw:text-style-name="P430" draw:layer="layout" svg:width="0.012cm" svg:height="0.539cm" svg:x="12.484cm" svg:y="6.036cm" svg:viewBox="0 0 13 540" draw:points="0,0 13,0 13,540 0,540">
          <text:p/>
        </draw:polygon>
        <draw:polygon draw:style-name="gr434" draw:text-style-name="P431" draw:layer="layout" svg:width="0.014cm" svg:height="0.539cm" svg:x="12.491cm" svg:y="6.036cm" svg:viewBox="0 0 15 540" draw:points="0,0 15,0 15,540 0,540">
          <text:p/>
        </draw:polygon>
        <draw:polygon draw:style-name="gr435" draw:text-style-name="P432" draw:layer="layout" svg:width="0.014cm" svg:height="0.539cm" svg:x="12.502cm" svg:y="6.036cm" svg:viewBox="0 0 15 540" draw:points="0,0 15,0 15,540 0,540">
          <text:p/>
        </draw:polygon>
        <draw:polygon draw:style-name="gr436" draw:text-style-name="P433" draw:layer="layout" svg:width="0.014cm" svg:height="0.539cm" svg:x="12.509cm" svg:y="6.036cm" svg:viewBox="0 0 15 540" draw:points="0,0 15,0 15,540 0,540">
          <text:p/>
        </draw:polygon>
        <draw:polygon draw:style-name="gr437" draw:text-style-name="P434" draw:layer="layout" svg:width="0.014cm" svg:height="0.539cm" svg:x="12.52cm" svg:y="6.036cm" svg:viewBox="0 0 15 540" draw:points="0,0 15,0 15,540 0,540">
          <text:p/>
        </draw:polygon>
        <draw:polygon draw:style-name="gr438" draw:text-style-name="P435" draw:layer="layout" svg:width="0.014cm" svg:height="0.539cm" svg:x="12.527cm" svg:y="6.036cm" svg:viewBox="0 0 15 540" draw:points="0,0 15,0 15,540 0,540">
          <text:p/>
        </draw:polygon>
        <draw:polygon draw:style-name="gr439" draw:text-style-name="P436" draw:layer="layout" svg:width="0.011cm" svg:height="0.539cm" svg:x="12.537cm" svg:y="6.036cm" svg:viewBox="0 0 12 540" draw:points="0,0 12,0 12,540 0,540">
          <text:p/>
        </draw:polygon>
        <draw:polygon draw:style-name="gr440" draw:text-style-name="P437" draw:layer="layout" svg:width="0.014cm" svg:height="0.539cm" svg:x="12.544cm" svg:y="6.036cm" svg:viewBox="0 0 15 540" draw:points="0,0 15,0 15,540 0,540">
          <text:p/>
        </draw:polygon>
        <draw:polygon draw:style-name="gr441" draw:text-style-name="P438" draw:layer="layout" svg:width="0.014cm" svg:height="0.539cm" svg:x="12.555cm" svg:y="6.036cm" svg:viewBox="0 0 15 540" draw:points="0,0 15,0 15,540 0,540">
          <text:p/>
        </draw:polygon>
        <draw:polygon draw:style-name="gr442" draw:text-style-name="P439" draw:layer="layout" svg:width="0.014cm" svg:height="0.539cm" svg:x="12.562cm" svg:y="6.036cm" svg:viewBox="0 0 15 540" draw:points="0,0 15,0 15,540 0,540">
          <text:p/>
        </draw:polygon>
        <draw:polygon draw:style-name="gr443" draw:text-style-name="P440" draw:layer="layout" svg:width="0.014cm" svg:height="0.539cm" svg:x="12.573cm" svg:y="6.036cm" svg:viewBox="0 0 15 540" draw:points="0,0 15,0 15,540 0,540">
          <text:p/>
        </draw:polygon>
        <draw:polygon draw:style-name="gr444" draw:text-style-name="P441" draw:layer="layout" svg:width="0.011cm" svg:height="0.539cm" svg:x="12.583cm" svg:y="6.036cm" svg:viewBox="0 0 12 540" draw:points="0,0 12,0 12,540 0,540">
          <text:p/>
        </draw:polygon>
        <draw:polygon draw:style-name="gr445" draw:text-style-name="P442" draw:layer="layout" svg:width="0.014cm" svg:height="0.539cm" svg:x="12.59cm" svg:y="6.036cm" svg:viewBox="0 0 15 540" draw:points="0,0 15,0 15,540 0,540">
          <text:p/>
        </draw:polygon>
        <draw:polygon draw:style-name="gr446" draw:text-style-name="P443" draw:layer="layout" svg:width="0.01cm" svg:height="0.539cm" svg:x="12.601cm" svg:y="6.036cm" svg:viewBox="0 0 11 540" draw:points="0,0 11,0 11,540 0,540">
          <text:p/>
        </draw:polygon>
        <draw:polygon draw:style-name="gr447" draw:text-style-name="P444" draw:layer="layout" svg:width="0.014cm" svg:height="0.539cm" svg:x="12.608cm" svg:y="6.036cm" svg:viewBox="0 0 15 540" draw:points="0,0 15,0 15,540 0,540">
          <text:p/>
        </draw:polygon>
        <draw:polygon draw:style-name="gr448" draw:text-style-name="P445" draw:layer="layout" svg:width="0.014cm" svg:height="0.539cm" svg:x="12.615cm" svg:y="6.036cm" svg:viewBox="0 0 15 540" draw:points="0,0 15,0 15,540 0,540">
          <text:p/>
        </draw:polygon>
        <draw:polygon draw:style-name="gr413" draw:text-style-name="P410" draw:layer="layout" svg:width="0.014cm" svg:height="0.539cm" svg:x="11.913cm" svg:y="6.036cm" svg:viewBox="0 0 15 540" draw:points="0,0 15,0 15,540 0,540">
          <text:p/>
        </draw:polygon>
        <draw:polygon draw:style-name="gr414" draw:text-style-name="P411" draw:layer="layout" svg:width="0.014cm" svg:height="0.539cm" svg:x="11.92cm" svg:y="6.036cm" svg:viewBox="0 0 15 540" draw:points="0,0 15,0 15,540 0,540">
          <text:p/>
        </draw:polygon>
        <draw:polygon draw:style-name="gr415" draw:text-style-name="P412" draw:layer="layout" svg:width="0.011cm" svg:height="0.539cm" svg:x="11.93cm" svg:y="6.036cm" svg:viewBox="0 0 12 540" draw:points="0,0 12,0 12,540 0,540">
          <text:p/>
        </draw:polygon>
        <draw:polygon draw:style-name="gr416" draw:text-style-name="P413" draw:layer="layout" svg:width="0.014cm" svg:height="0.539cm" svg:x="11.938cm" svg:y="6.036cm" svg:viewBox="0 0 15 540" draw:points="0,0 15,0 15,540 0,540">
          <text:p/>
        </draw:polygon>
        <draw:polygon draw:style-name="gr417" draw:text-style-name="P414" draw:layer="layout" svg:width="0.014cm" svg:height="0.539cm" svg:x="11.948cm" svg:y="6.036cm" svg:viewBox="0 0 15 540" draw:points="0,0 15,0 15,540 0,540">
          <text:p/>
        </draw:polygon>
        <draw:polygon draw:style-name="gr418" draw:text-style-name="P415" draw:layer="layout" svg:width="0.014cm" svg:height="0.539cm" svg:x="11.955cm" svg:y="6.036cm" svg:viewBox="0 0 15 540" draw:points="0,0 15,0 15,540 0,540">
          <text:p/>
        </draw:polygon>
        <draw:polygon draw:style-name="gr419" draw:text-style-name="P416" draw:layer="layout" svg:width="0.01cm" svg:height="0.539cm" svg:x="11.966cm" svg:y="6.036cm" svg:viewBox="0 0 11 540" draw:points="0,0 11,0 11,540 0,540">
          <text:p/>
        </draw:polygon>
        <draw:polygon draw:style-name="gr420" draw:text-style-name="P417" draw:layer="layout" svg:width="0.014cm" svg:height="0.539cm" svg:x="11.973cm" svg:y="6.036cm" svg:viewBox="0 0 15 540" draw:points="0,0 15,0 15,540 0,540">
          <text:p/>
        </draw:polygon>
        <draw:polygon draw:style-name="gr421" draw:text-style-name="P418" draw:layer="layout" svg:width="0.011cm" svg:height="0.539cm" svg:x="11.983cm" svg:y="6.036cm" svg:viewBox="0 0 12 540" draw:points="0,0 12,0 12,540 0,540">
          <text:p/>
        </draw:polygon>
        <draw:polygon draw:style-name="gr422" draw:text-style-name="P419" draw:layer="layout" svg:width="0.016cm" svg:height="0.539cm" svg:x="11.99cm" svg:y="6.036cm" svg:viewBox="0 0 17 540" draw:points="0,0 17,0 17,540 0,540">
          <text:p/>
        </draw:polygon>
        <draw:polygon draw:style-name="gr423" draw:text-style-name="P420" draw:layer="layout" svg:width="0.014cm" svg:height="0.539cm" svg:x="12.001cm" svg:y="6.036cm" svg:viewBox="0 0 15 540" draw:points="0,0 15,0 15,540 0,540">
          <text:p/>
        </draw:polygon>
        <draw:polygon draw:style-name="gr424" draw:text-style-name="P421" draw:layer="layout" svg:width="0.014cm" svg:height="0.539cm" svg:x="12.008cm" svg:y="6.036cm" svg:viewBox="0 0 15 540" draw:points="0,0 15,0 15,540 0,540">
          <text:p/>
        </draw:polygon>
        <draw:polygon draw:style-name="gr425" draw:text-style-name="P422" draw:layer="layout" svg:width="0.01cm" svg:height="0.539cm" svg:x="12.019cm" svg:y="6.036cm" svg:viewBox="0 0 11 540" draw:points="0,0 11,0 11,540 0,540">
          <text:p/>
        </draw:polygon>
        <draw:polygon draw:style-name="gr426" draw:text-style-name="P423" draw:layer="layout" svg:width="0.014cm" svg:height="0.539cm" svg:x="12.026cm" svg:y="6.036cm" svg:viewBox="0 0 15 540" draw:points="0,0 15,0 15,540 0,540">
          <text:p/>
        </draw:polygon>
        <draw:polygon draw:style-name="gr427" draw:text-style-name="P424" draw:layer="layout" svg:width="0.011cm" svg:height="0.539cm" svg:x="12.036cm" svg:y="6.036cm" svg:viewBox="0 0 12 540" draw:points="0,0 12,0 12,540 0,540">
          <text:p/>
        </draw:polygon>
        <draw:polygon draw:style-name="gr428" draw:text-style-name="P425" draw:layer="layout" svg:width="0.014cm" svg:height="0.539cm" svg:x="12.043cm" svg:y="6.036cm" svg:viewBox="0 0 15 540" draw:points="0,0 15,0 15,540 0,540">
          <text:p/>
        </draw:polygon>
        <draw:polygon draw:style-name="gr429" draw:text-style-name="P426" draw:layer="layout" svg:width="0.012cm" svg:height="0.539cm" svg:x="12.054cm" svg:y="6.036cm" svg:viewBox="0 0 13 540" draw:points="0,0 13,0 13,540 0,540">
          <text:p/>
        </draw:polygon>
        <draw:polygon draw:style-name="gr430" draw:text-style-name="P427" draw:layer="layout" svg:width="0.014cm" svg:height="0.539cm" svg:x="12.061cm" svg:y="6.036cm" svg:viewBox="0 0 15 540" draw:points="0,0 15,0 15,540 0,540">
          <text:p/>
        </draw:polygon>
        <draw:polygon draw:style-name="gr431" draw:text-style-name="P428" draw:layer="layout" svg:width="0.01cm" svg:height="0.539cm" svg:x="12.072cm" svg:y="6.036cm" svg:viewBox="0 0 11 540" draw:points="0,0 11,0 11,540 0,540">
          <text:p/>
        </draw:polygon>
        <draw:polygon draw:style-name="gr432" draw:text-style-name="P429" draw:layer="layout" svg:width="0.014cm" svg:height="0.539cm" svg:x="12.079cm" svg:y="6.036cm" svg:viewBox="0 0 15 540" draw:points="0,0 15,0 15,540 0,540">
          <text:p/>
        </draw:polygon>
        <draw:polygon draw:style-name="gr433" draw:text-style-name="P430" draw:layer="layout" svg:width="0.011cm" svg:height="0.539cm" svg:x="12.089cm" svg:y="6.036cm" svg:viewBox="0 0 12 540" draw:points="0,0 12,0 12,540 0,540">
          <text:p/>
        </draw:polygon>
        <draw:polygon draw:style-name="gr434" draw:text-style-name="P431" draw:layer="layout" svg:width="0.014cm" svg:height="0.539cm" svg:x="12.096cm" svg:y="6.036cm" svg:viewBox="0 0 15 540" draw:points="0,0 15,0 15,540 0,540">
          <text:p/>
        </draw:polygon>
        <draw:polygon draw:style-name="gr435" draw:text-style-name="P432" draw:layer="layout" svg:width="0.01cm" svg:height="0.539cm" svg:x="12.107cm" svg:y="6.036cm" svg:viewBox="0 0 11 540" draw:points="0,0 11,0 11,540 0,540">
          <text:p/>
        </draw:polygon>
        <draw:polygon draw:style-name="gr436" draw:text-style-name="P433" draw:layer="layout" svg:width="0.014cm" svg:height="0.539cm" svg:x="12.114cm" svg:y="6.036cm" svg:viewBox="0 0 15 540" draw:points="0,0 15,0 15,540 0,540">
          <text:p/>
        </draw:polygon>
        <draw:polygon draw:style-name="gr437" draw:text-style-name="P434" draw:layer="layout" svg:width="0.012cm" svg:height="0.539cm" svg:x="12.124cm" svg:y="6.036cm" svg:viewBox="0 0 13 540" draw:points="0,0 13,0 13,540 0,540">
          <text:p/>
        </draw:polygon>
        <draw:polygon draw:style-name="gr438" draw:text-style-name="P435" draw:layer="layout" svg:width="0.014cm" svg:height="0.539cm" svg:x="12.132cm" svg:y="6.036cm" svg:viewBox="0 0 15 540" draw:points="0,0 15,0 15,540 0,540">
          <text:p/>
        </draw:polygon>
        <draw:polygon draw:style-name="gr439" draw:text-style-name="P436" draw:layer="layout" svg:width="0.014cm" svg:height="0.539cm" svg:x="12.142cm" svg:y="6.036cm" svg:viewBox="0 0 15 540" draw:points="0,0 15,0 15,540 0,540">
          <text:p/>
        </draw:polygon>
        <draw:polygon draw:style-name="gr440" draw:text-style-name="P437" draw:layer="layout" svg:width="0.014cm" svg:height="0.539cm" svg:x="12.149cm" svg:y="6.036cm" svg:viewBox="0 0 15 540" draw:points="0,0 15,0 15,540 0,540">
          <text:p/>
        </draw:polygon>
        <draw:polygon draw:style-name="gr441" draw:text-style-name="P438" draw:layer="layout" svg:width="0.01cm" svg:height="0.539cm" svg:x="12.16cm" svg:y="6.036cm" svg:viewBox="0 0 11 540" draw:points="0,0 11,0 11,540 0,540">
          <text:p/>
        </draw:polygon>
        <draw:polygon draw:style-name="gr442" draw:text-style-name="P439" draw:layer="layout" svg:width="0.014cm" svg:height="0.539cm" svg:x="12.167cm" svg:y="6.036cm" svg:viewBox="0 0 15 540" draw:points="0,0 15,0 15,540 0,540">
          <text:p/>
        </draw:polygon>
        <draw:polygon draw:style-name="gr443" draw:text-style-name="P440" draw:layer="layout" svg:width="0.011cm" svg:height="0.539cm" svg:x="12.177cm" svg:y="6.036cm" svg:viewBox="0 0 12 540" draw:points="0,0 12,0 12,540 0,540">
          <text:p/>
        </draw:polygon>
        <draw:polygon draw:style-name="gr444" draw:text-style-name="P441" draw:layer="layout" svg:width="0.015cm" svg:height="0.539cm" svg:x="12.184cm" svg:y="6.036cm" svg:viewBox="0 0 16 540" draw:points="0,0 16,0 16,540 0,540">
          <text:p/>
        </draw:polygon>
        <draw:polygon draw:style-name="gr445" draw:text-style-name="P442" draw:layer="layout" svg:width="0.011cm" svg:height="0.539cm" svg:x="12.195cm" svg:y="6.036cm" svg:viewBox="0 0 12 540" draw:points="0,0 12,0 12,540 0,540">
          <text:p/>
        </draw:polygon>
        <draw:polygon draw:style-name="gr446" draw:text-style-name="P443" draw:layer="layout" svg:width="0.014cm" svg:height="0.539cm" svg:x="12.202cm" svg:y="6.036cm" svg:viewBox="0 0 15 540" draw:points="0,0 15,0 15,540 0,540">
          <text:p/>
        </draw:polygon>
        <draw:polygon draw:style-name="gr447" draw:text-style-name="P444" draw:layer="layout" svg:width="0.01cm" svg:height="0.539cm" svg:x="12.213cm" svg:y="6.036cm" svg:viewBox="0 0 11 540" draw:points="0,0 11,0 11,540 0,540">
          <text:p/>
        </draw:polygon>
        <draw:polygon draw:style-name="gr448" draw:text-style-name="P445" draw:layer="layout" svg:width="0.014cm" svg:height="0.539cm" svg:x="12.22cm" svg:y="6.036cm" svg:viewBox="0 0 15 540" draw:points="0,0 15,0 15,540 0,540">
          <text:p/>
        </draw:polygon>
        <draw:polygon draw:style-name="gr413" draw:text-style-name="P410" draw:layer="layout" svg:width="0.021cm" svg:height="0.229cm" svg:x="11.391cm" svg:y="8.738cm" svg:viewBox="0 0 22 230" draw:points="0,0 22,0 22,230 0,230">
          <text:p/>
        </draw:polygon>
        <draw:polygon draw:style-name="gr414" draw:text-style-name="P411" draw:layer="layout" svg:width="0.021cm" svg:height="0.229cm" svg:x="11.405cm" svg:y="8.738cm" svg:viewBox="0 0 22 230" draw:points="0,0 22,0 22,230 0,230">
          <text:p/>
        </draw:polygon>
        <draw:polygon draw:style-name="gr415" draw:text-style-name="P412" draw:layer="layout" svg:width="0.025cm" svg:height="0.229cm" svg:x="11.419cm" svg:y="8.738cm" svg:viewBox="0 0 26 230" draw:points="0,0 26,0 26,230 0,230">
          <text:p/>
        </draw:polygon>
        <draw:polygon draw:style-name="gr416" draw:text-style-name="P413" draw:layer="layout" svg:width="0.021cm" svg:height="0.229cm" svg:x="11.437cm" svg:y="8.738cm" svg:viewBox="0 0 22 230" draw:points="0,0 22,0 22,230 0,230">
          <text:p/>
        </draw:polygon>
        <draw:polygon draw:style-name="gr417" draw:text-style-name="P414" draw:layer="layout" svg:width="0.021cm" svg:height="0.229cm" svg:x="11.451cm" svg:y="8.738cm" svg:viewBox="0 0 22 230" draw:points="0,0 22,0 22,230 0,230">
          <text:p/>
        </draw:polygon>
        <draw:polygon draw:style-name="gr418" draw:text-style-name="P415" draw:layer="layout" svg:width="0.021cm" svg:height="0.229cm" svg:x="11.465cm" svg:y="8.738cm" svg:viewBox="0 0 22 230" draw:points="0,0 22,0 22,230 0,230">
          <text:p/>
        </draw:polygon>
        <draw:polygon draw:style-name="gr419" draw:text-style-name="P416" draw:layer="layout" svg:width="0.025cm" svg:height="0.229cm" svg:x="11.479cm" svg:y="8.738cm" svg:viewBox="0 0 26 230" draw:points="0,0 26,0 26,230 0,230">
          <text:p/>
        </draw:polygon>
        <draw:polygon draw:style-name="gr420" draw:text-style-name="P417" draw:layer="layout" svg:width="0.021cm" svg:height="0.229cm" svg:x="11.497cm" svg:y="8.738cm" svg:viewBox="0 0 22 230" draw:points="0,0 22,0 22,230 0,230">
          <text:p/>
        </draw:polygon>
        <draw:polygon draw:style-name="gr421" draw:text-style-name="P418" draw:layer="layout" svg:width="0.021cm" svg:height="0.229cm" svg:x="11.511cm" svg:y="8.738cm" svg:viewBox="0 0 22 230" draw:points="0,0 22,0 22,230 0,230">
          <text:p/>
        </draw:polygon>
        <draw:polygon draw:style-name="gr422" draw:text-style-name="P419" draw:layer="layout" svg:width="0.021cm" svg:height="0.229cm" svg:x="11.525cm" svg:y="8.738cm" svg:viewBox="0 0 22 230" draw:points="0,0 22,0 22,230 0,230">
          <text:p/>
        </draw:polygon>
        <draw:polygon draw:style-name="gr423" draw:text-style-name="P420" draw:layer="layout" svg:width="0.025cm" svg:height="0.229cm" svg:x="11.539cm" svg:y="8.738cm" svg:viewBox="0 0 26 230" draw:points="0,0 26,0 26,230 0,230">
          <text:p/>
        </draw:polygon>
        <draw:polygon draw:style-name="gr424" draw:text-style-name="P421" draw:layer="layout" svg:width="0.021cm" svg:height="0.229cm" svg:x="11.557cm" svg:y="8.738cm" svg:viewBox="0 0 22 230" draw:points="0,0 22,0 22,230 0,230">
          <text:p/>
        </draw:polygon>
        <draw:polygon draw:style-name="gr425" draw:text-style-name="P422" draw:layer="layout" svg:width="0.021cm" svg:height="0.229cm" svg:x="11.571cm" svg:y="8.738cm" svg:viewBox="0 0 22 230" draw:points="0,0 22,0 22,230 0,230">
          <text:p/>
        </draw:polygon>
        <draw:polygon draw:style-name="gr426" draw:text-style-name="P423" draw:layer="layout" svg:width="0.021cm" svg:height="0.229cm" svg:x="11.585cm" svg:y="8.738cm" svg:viewBox="0 0 22 230" draw:points="0,0 22,0 22,230 0,230">
          <text:p/>
        </draw:polygon>
        <draw:polygon draw:style-name="gr427" draw:text-style-name="P424" draw:layer="layout" svg:width="0.025cm" svg:height="0.229cm" svg:x="11.599cm" svg:y="8.738cm" svg:viewBox="0 0 26 230" draw:points="0,0 26,0 26,230 0,230">
          <text:p/>
        </draw:polygon>
        <draw:polygon draw:style-name="gr428" draw:text-style-name="P425" draw:layer="layout" svg:width="0.022cm" svg:height="0.229cm" svg:x="11.616cm" svg:y="8.738cm" svg:viewBox="0 0 23 230" draw:points="0,0 23,0 23,230 0,230">
          <text:p/>
        </draw:polygon>
        <draw:polygon draw:style-name="gr429" draw:text-style-name="P426" draw:layer="layout" svg:width="0.021cm" svg:height="0.229cm" svg:x="11.631cm" svg:y="8.738cm" svg:viewBox="0 0 22 230" draw:points="0,0 22,0 22,230 0,230">
          <text:p/>
        </draw:polygon>
        <draw:polygon draw:style-name="gr430" draw:text-style-name="P427" draw:layer="layout" svg:width="0.021cm" svg:height="0.229cm" svg:x="11.645cm" svg:y="8.738cm" svg:viewBox="0 0 22 230" draw:points="0,0 22,0 22,230 0,230">
          <text:p/>
        </draw:polygon>
        <draw:polygon draw:style-name="gr431" draw:text-style-name="P428" draw:layer="layout" svg:width="0.025cm" svg:height="0.229cm" svg:x="11.659cm" svg:y="8.738cm" svg:viewBox="0 0 26 230" draw:points="0,0 26,0 26,230 0,230">
          <text:p/>
        </draw:polygon>
        <draw:polygon draw:style-name="gr432" draw:text-style-name="P429" draw:layer="layout" svg:width="0.022cm" svg:height="0.229cm" svg:x="11.676cm" svg:y="8.738cm" svg:viewBox="0 0 23 230" draw:points="0,0 23,0 23,230 0,230">
          <text:p/>
        </draw:polygon>
        <draw:polygon draw:style-name="gr433" draw:text-style-name="P430" draw:layer="layout" svg:width="0.021cm" svg:height="0.229cm" svg:x="11.691cm" svg:y="8.738cm" svg:viewBox="0 0 22 230" draw:points="0,0 22,0 22,230 0,230">
          <text:p/>
        </draw:polygon>
        <draw:polygon draw:style-name="gr434" draw:text-style-name="P431" draw:layer="layout" svg:width="0.021cm" svg:height="0.229cm" svg:x="11.705cm" svg:y="8.738cm" svg:viewBox="0 0 22 230" draw:points="0,0 22,0 22,230 0,230">
          <text:p/>
        </draw:polygon>
        <draw:polygon draw:style-name="gr435" draw:text-style-name="P432" draw:layer="layout" svg:width="0.024cm" svg:height="0.229cm" svg:x="11.719cm" svg:y="8.738cm" svg:viewBox="0 0 25 230" draw:points="0,0 25,0 25,230 0,230">
          <text:p/>
        </draw:polygon>
        <draw:polygon draw:style-name="gr436" draw:text-style-name="P433" draw:layer="layout" svg:width="0.022cm" svg:height="0.229cm" svg:x="11.736cm" svg:y="8.738cm" svg:viewBox="0 0 23 230" draw:points="0,0 23,0 23,230 0,230">
          <text:p/>
        </draw:polygon>
        <draw:polygon draw:style-name="gr437" draw:text-style-name="P434" draw:layer="layout" svg:width="0.021cm" svg:height="0.229cm" svg:x="11.751cm" svg:y="8.738cm" svg:viewBox="0 0 22 230" draw:points="0,0 22,0 22,230 0,230">
          <text:p/>
        </draw:polygon>
        <draw:polygon draw:style-name="gr438" draw:text-style-name="P435" draw:layer="layout" svg:width="0.021cm" svg:height="0.229cm" svg:x="11.765cm" svg:y="8.738cm" svg:viewBox="0 0 22 230" draw:points="0,0 22,0 22,230 0,230">
          <text:p/>
        </draw:polygon>
        <draw:polygon draw:style-name="gr439" draw:text-style-name="P436" draw:layer="layout" svg:width="0.024cm" svg:height="0.229cm" svg:x="11.779cm" svg:y="8.738cm" svg:viewBox="0 0 25 230" draw:points="0,0 25,0 25,230 0,230">
          <text:p/>
        </draw:polygon>
        <draw:polygon draw:style-name="gr440" draw:text-style-name="P437" draw:layer="layout" svg:width="0.022cm" svg:height="0.229cm" svg:x="11.796cm" svg:y="8.738cm" svg:viewBox="0 0 23 230" draw:points="0,0 23,0 23,230 0,230">
          <text:p/>
        </draw:polygon>
        <draw:polygon draw:style-name="gr441" draw:text-style-name="P438" draw:layer="layout" svg:width="0.021cm" svg:height="0.229cm" svg:x="11.811cm" svg:y="8.738cm" svg:viewBox="0 0 22 230" draw:points="0,0 22,0 22,230 0,230">
          <text:p/>
        </draw:polygon>
        <draw:polygon draw:style-name="gr442" draw:text-style-name="P439" draw:layer="layout" svg:width="0.021cm" svg:height="0.229cm" svg:x="11.825cm" svg:y="8.738cm" svg:viewBox="0 0 22 230" draw:points="0,0 22,0 22,230 0,230">
          <text:p/>
        </draw:polygon>
        <draw:polygon draw:style-name="gr443" draw:text-style-name="P440" draw:layer="layout" svg:width="0.021cm" svg:height="0.229cm" svg:x="11.842cm" svg:y="8.738cm" svg:viewBox="0 0 22 230" draw:points="0,0 22,0 22,230 0,230">
          <text:p/>
        </draw:polygon>
        <draw:polygon draw:style-name="gr444" draw:text-style-name="P441" draw:layer="layout" svg:width="0.022cm" svg:height="0.229cm" svg:x="11.856cm" svg:y="8.738cm" svg:viewBox="0 0 23 230" draw:points="0,0 23,0 23,230 0,230">
          <text:p/>
        </draw:polygon>
        <draw:polygon draw:style-name="gr445" draw:text-style-name="P442" draw:layer="layout" svg:width="0.022cm" svg:height="0.229cm" svg:x="11.87cm" svg:y="8.738cm" svg:viewBox="0 0 23 230" draw:points="0,0 23,0 23,230 0,230">
          <text:p/>
        </draw:polygon>
        <draw:polygon draw:style-name="gr446" draw:text-style-name="P443" draw:layer="layout" svg:width="0.021cm" svg:height="0.229cm" svg:x="11.885cm" svg:y="8.738cm" svg:viewBox="0 0 22 230" draw:points="0,0 22,0 22,230 0,230">
          <text:p/>
        </draw:polygon>
        <draw:polygon draw:style-name="gr447" draw:text-style-name="P444" draw:layer="layout" svg:width="0.021cm" svg:height="0.229cm" svg:x="11.902cm" svg:y="8.738cm" svg:viewBox="0 0 22 230" draw:points="0,0 22,0 22,230 0,230">
          <text:p/>
        </draw:polygon>
        <draw:polygon draw:style-name="gr448" draw:text-style-name="P445" draw:layer="layout" svg:width="0.022cm" svg:height="0.229cm" svg:x="11.916cm" svg:y="8.738cm" svg:viewBox="0 0 23 230" draw:points="0,0 23,0 23,230 0,230">
          <text:p/>
        </draw:polygon>
        <draw:polygon draw:style-name="gr449" draw:text-style-name="P446" draw:layer="layout" svg:width="0.008cm" svg:height="0.229cm" svg:x="11.93cm" svg:y="8.738cm" svg:viewBox="0 0 9 230" draw:points="0,0 9,0 9,230 0,230">
          <text:p/>
        </draw:polygon>
        <draw:polygon draw:style-name="gr413" draw:text-style-name="P410" draw:layer="layout" svg:width="0.012cm" svg:height="0.487cm" svg:x="11.694cm" svg:y="8.893cm" svg:viewBox="0 0 13 488" draw:points="0,0 13,0 13,488 0,488">
          <text:p/>
        </draw:polygon>
        <draw:polygon draw:style-name="gr414" draw:text-style-name="P411" draw:layer="layout" svg:width="0.014cm" svg:height="0.487cm" svg:x="11.701cm" svg:y="8.893cm" svg:viewBox="0 0 15 488" draw:points="0,0 15,0 15,488 0,488">
          <text:p/>
        </draw:polygon>
        <draw:polygon draw:style-name="gr415" draw:text-style-name="P412" draw:layer="layout" svg:width="0.014cm" svg:height="0.487cm" svg:x="11.708cm" svg:y="8.893cm" svg:viewBox="0 0 15 488" draw:points="0,0 15,0 15,488 0,488">
          <text:p/>
        </draw:polygon>
        <draw:polygon draw:style-name="gr416" draw:text-style-name="P413" draw:layer="layout" svg:width="0.01cm" svg:height="0.487cm" svg:x="11.719cm" svg:y="8.893cm" svg:viewBox="0 0 11 488" draw:points="0,0 11,0 11,488 0,488">
          <text:p/>
        </draw:polygon>
        <draw:polygon draw:style-name="gr417" draw:text-style-name="P414" draw:layer="layout" svg:width="0.01cm" svg:height="0.487cm" svg:x="11.726cm" svg:y="8.893cm" svg:viewBox="0 0 11 488" draw:points="0,0 11,0 11,488 0,488">
          <text:p/>
        </draw:polygon>
        <draw:polygon draw:style-name="gr418" draw:text-style-name="P415" draw:layer="layout" svg:width="0.014cm" svg:height="0.487cm" svg:x="11.733cm" svg:y="8.893cm" svg:viewBox="0 0 15 488" draw:points="0,0 15,0 15,488 0,488">
          <text:p/>
        </draw:polygon>
        <draw:polygon draw:style-name="gr419" draw:text-style-name="P416" draw:layer="layout" svg:width="0.014cm" svg:height="0.487cm" svg:x="11.74cm" svg:y="8.893cm" svg:viewBox="0 0 15 488" draw:points="0,0 15,0 15,488 0,488">
          <text:p/>
        </draw:polygon>
        <draw:polygon draw:style-name="gr420" draw:text-style-name="P417" draw:layer="layout" svg:width="0.01cm" svg:height="0.487cm" svg:x="11.751cm" svg:y="8.893cm" svg:viewBox="0 0 11 488" draw:points="0,0 11,0 11,488 0,488">
          <text:p/>
        </draw:polygon>
        <draw:polygon draw:style-name="gr421" draw:text-style-name="P418" draw:layer="layout" svg:width="0.01cm" svg:height="0.487cm" svg:x="11.758cm" svg:y="8.893cm" svg:viewBox="0 0 11 488" draw:points="0,0 11,0 11,488 0,488">
          <text:p/>
        </draw:polygon>
        <draw:polygon draw:style-name="gr422" draw:text-style-name="P419" draw:layer="layout" svg:width="0.014cm" svg:height="0.487cm" svg:x="11.765cm" svg:y="8.893cm" svg:viewBox="0 0 15 488" draw:points="0,0 15,0 15,488 0,488">
          <text:p/>
        </draw:polygon>
        <draw:polygon draw:style-name="gr423" draw:text-style-name="P420" draw:layer="layout" svg:width="0.011cm" svg:height="0.487cm" svg:x="11.775cm" svg:y="8.893cm" svg:viewBox="0 0 12 488" draw:points="0,0 12,0 12,488 0,488">
          <text:p/>
        </draw:polygon>
        <draw:polygon draw:style-name="gr424" draw:text-style-name="P421" draw:layer="layout" svg:width="0.011cm" svg:height="0.487cm" svg:x="11.782cm" svg:y="8.893cm" svg:viewBox="0 0 12 488" draw:points="0,0 12,0 12,488 0,488">
          <text:p/>
        </draw:polygon>
        <draw:polygon draw:style-name="gr425" draw:text-style-name="P422" draw:layer="layout" svg:width="0.011cm" svg:height="0.487cm" svg:x="11.789cm" svg:y="8.893cm" svg:viewBox="0 0 12 488" draw:points="0,0 12,0 12,488 0,488">
          <text:p/>
        </draw:polygon>
        <draw:polygon draw:style-name="gr426" draw:text-style-name="P423" draw:layer="layout" svg:width="0.015cm" svg:height="0.487cm" svg:x="11.796cm" svg:y="8.893cm" svg:viewBox="0 0 16 488" draw:points="0,0 16,0 16,488 0,488">
          <text:p/>
        </draw:polygon>
        <draw:polygon draw:style-name="gr427" draw:text-style-name="P424" draw:layer="layout" svg:width="0.011cm" svg:height="0.487cm" svg:x="11.807cm" svg:y="8.893cm" svg:viewBox="0 0 12 488" draw:points="0,0 12,0 12,488 0,488">
          <text:p/>
        </draw:polygon>
        <draw:polygon draw:style-name="gr428" draw:text-style-name="P425" draw:layer="layout" svg:width="0.012cm" svg:height="0.487cm" svg:x="11.814cm" svg:y="8.893cm" svg:viewBox="0 0 13 488" draw:points="0,0 13,0 13,488 0,488">
          <text:p/>
        </draw:polygon>
        <draw:polygon draw:style-name="gr429" draw:text-style-name="P426" draw:layer="layout" svg:width="0.014cm" svg:height="0.487cm" svg:x="11.821cm" svg:y="8.893cm" svg:viewBox="0 0 15 488" draw:points="0,0 15,0 15,488 0,488">
          <text:p/>
        </draw:polygon>
        <draw:polygon draw:style-name="gr430" draw:text-style-name="P427" draw:layer="layout" svg:width="0.014cm" svg:height="0.487cm" svg:x="11.828cm" svg:y="8.893cm" svg:viewBox="0 0 15 488" draw:points="0,0 15,0 15,488 0,488">
          <text:p/>
        </draw:polygon>
        <draw:polygon draw:style-name="gr431" draw:text-style-name="P428" draw:layer="layout" svg:width="0.01cm" svg:height="0.487cm" svg:x="11.839cm" svg:y="8.893cm" svg:viewBox="0 0 11 488" draw:points="0,0 11,0 11,488 0,488">
          <text:p/>
        </draw:polygon>
        <draw:polygon draw:style-name="gr432" draw:text-style-name="P429" draw:layer="layout" svg:width="0.01cm" svg:height="0.487cm" svg:x="11.846cm" svg:y="8.893cm" svg:viewBox="0 0 11 488" draw:points="0,0 11,0 11,488 0,488">
          <text:p/>
        </draw:polygon>
        <draw:polygon draw:style-name="gr433" draw:text-style-name="P430" draw:layer="layout" svg:width="0.014cm" svg:height="0.487cm" svg:x="11.853cm" svg:y="8.893cm" svg:viewBox="0 0 15 488" draw:points="0,0 15,0 15,488 0,488">
          <text:p/>
        </draw:polygon>
        <draw:polygon draw:style-name="gr434" draw:text-style-name="P431" draw:layer="layout" svg:width="0.014cm" svg:height="0.487cm" svg:x="11.86cm" svg:y="8.893cm" svg:viewBox="0 0 15 488" draw:points="0,0 15,0 15,488 0,488">
          <text:p/>
        </draw:polygon>
        <draw:polygon draw:style-name="gr435" draw:text-style-name="P432" draw:layer="layout" svg:width="0.011cm" svg:height="0.487cm" svg:x="11.87cm" svg:y="8.893cm" svg:viewBox="0 0 12 488" draw:points="0,0 12,0 12,488 0,488">
          <text:p/>
        </draw:polygon>
        <draw:polygon draw:style-name="gr436" draw:text-style-name="P433" draw:layer="layout" svg:width="0.01cm" svg:height="0.487cm" svg:x="11.878cm" svg:y="8.893cm" svg:viewBox="0 0 11 488" draw:points="0,0 11,0 11,488 0,488">
          <text:p/>
        </draw:polygon>
        <draw:polygon draw:style-name="gr437" draw:text-style-name="P434" draw:layer="layout" svg:width="0.014cm" svg:height="0.487cm" svg:x="11.885cm" svg:y="8.893cm" svg:viewBox="0 0 15 488" draw:points="0,0 15,0 15,488 0,488">
          <text:p/>
        </draw:polygon>
        <draw:polygon draw:style-name="gr438" draw:text-style-name="P435" draw:layer="layout" svg:width="0.011cm" svg:height="0.487cm" svg:x="11.895cm" svg:y="8.893cm" svg:viewBox="0 0 12 488" draw:points="0,0 12,0 12,488 0,488">
          <text:p/>
        </draw:polygon>
        <draw:polygon draw:style-name="gr439" draw:text-style-name="P436" draw:layer="layout" svg:width="0.011cm" svg:height="0.487cm" svg:x="11.902cm" svg:y="8.893cm" svg:viewBox="0 0 12 488" draw:points="0,0 12,0 12,488 0,488">
          <text:p/>
        </draw:polygon>
        <draw:polygon draw:style-name="gr440" draw:text-style-name="P437" draw:layer="layout" svg:width="0.011cm" svg:height="0.487cm" svg:x="11.909cm" svg:y="8.893cm" svg:viewBox="0 0 12 488" draw:points="0,0 12,0 12,488 0,488">
          <text:p/>
        </draw:polygon>
        <draw:polygon draw:style-name="gr441" draw:text-style-name="P438" draw:layer="layout" svg:width="0.014cm" svg:height="0.487cm" svg:x="11.916cm" svg:y="8.893cm" svg:viewBox="0 0 15 488" draw:points="0,0 15,0 15,488 0,488">
          <text:p/>
        </draw:polygon>
        <draw:polygon draw:style-name="gr442" draw:text-style-name="P439" draw:layer="layout" svg:width="0.011cm" svg:height="0.487cm" svg:x="11.927cm" svg:y="8.893cm" svg:viewBox="0 0 12 488" draw:points="0,0 12,0 12,488 0,488">
          <text:p/>
        </draw:polygon>
        <draw:polygon draw:style-name="gr443" draw:text-style-name="P440" draw:layer="layout" svg:width="0.012cm" svg:height="0.487cm" svg:x="11.934cm" svg:y="8.893cm" svg:viewBox="0 0 13 488" draw:points="0,0 13,0 13,488 0,488">
          <text:p/>
        </draw:polygon>
        <draw:polygon draw:style-name="gr444" draw:text-style-name="P441" draw:layer="layout" svg:width="0.014cm" svg:height="0.487cm" svg:x="11.941cm" svg:y="8.893cm" svg:viewBox="0 0 15 488" draw:points="0,0 15,0 15,488 0,488">
          <text:p/>
        </draw:polygon>
        <draw:polygon draw:style-name="gr445" draw:text-style-name="P442" draw:layer="layout" svg:width="0.014cm" svg:height="0.487cm" svg:x="11.948cm" svg:y="8.893cm" svg:viewBox="0 0 15 488" draw:points="0,0 15,0 15,488 0,488">
          <text:p/>
        </draw:polygon>
        <draw:polygon draw:style-name="gr446" draw:text-style-name="P443" draw:layer="layout" svg:width="0.01cm" svg:height="0.487cm" svg:x="11.959cm" svg:y="8.893cm" svg:viewBox="0 0 11 488" draw:points="0,0 11,0 11,488 0,488">
          <text:p/>
        </draw:polygon>
        <draw:polygon draw:style-name="gr447" draw:text-style-name="P444" draw:layer="layout" svg:width="0.01cm" svg:height="0.487cm" svg:x="11.966cm" svg:y="8.893cm" svg:viewBox="0 0 11 488" draw:points="0,0 11,0 11,488 0,488">
          <text:p/>
        </draw:polygon>
        <draw:polygon draw:style-name="gr448" draw:text-style-name="P445" draw:layer="layout" svg:width="0.014cm" svg:height="0.487cm" svg:x="11.973cm" svg:y="8.893cm" svg:viewBox="0 0 15 488" draw:points="0,0 15,0 15,488 0,488">
          <text:p/>
        </draw:polygon>
        <draw:polygon draw:style-name="gr413" draw:text-style-name="P410" draw:layer="layout" svg:width="0.014cm" svg:height="0.487cm" svg:x="11.338cm" svg:y="8.893cm" svg:viewBox="0 0 15 488" draw:points="0,0 15,0 15,488 0,488">
          <text:p/>
        </draw:polygon>
        <draw:polygon draw:style-name="gr414" draw:text-style-name="P411" draw:layer="layout" svg:width="0.011cm" svg:height="0.487cm" svg:x="11.348cm" svg:y="8.893cm" svg:viewBox="0 0 12 488" draw:points="0,0 12,0 12,488 0,488">
          <text:p/>
        </draw:polygon>
        <draw:polygon draw:style-name="gr415" draw:text-style-name="P412" draw:layer="layout" svg:width="0.011cm" svg:height="0.487cm" svg:x="11.355cm" svg:y="8.893cm" svg:viewBox="0 0 12 488" draw:points="0,0 12,0 12,488 0,488">
          <text:p/>
        </draw:polygon>
        <draw:polygon draw:style-name="gr416" draw:text-style-name="P413" draw:layer="layout" svg:width="0.015cm" svg:height="0.487cm" svg:x="11.362cm" svg:y="8.893cm" svg:viewBox="0 0 16 488" draw:points="0,0 16,0 16,488 0,488">
          <text:p/>
        </draw:polygon>
        <draw:polygon draw:style-name="gr417" draw:text-style-name="P414" draw:layer="layout" svg:width="0.011cm" svg:height="0.487cm" svg:x="11.373cm" svg:y="8.893cm" svg:viewBox="0 0 12 488" draw:points="0,0 12,0 12,488 0,488">
          <text:p/>
        </draw:polygon>
        <draw:polygon draw:style-name="gr418" draw:text-style-name="P415" draw:layer="layout" svg:width="0.011cm" svg:height="0.487cm" svg:x="11.38cm" svg:y="8.893cm" svg:viewBox="0 0 12 488" draw:points="0,0 12,0 12,488 0,488">
          <text:p/>
        </draw:polygon>
        <draw:polygon draw:style-name="gr419" draw:text-style-name="P416" draw:layer="layout" svg:width="0.011cm" svg:height="0.487cm" svg:x="11.387cm" svg:y="8.893cm" svg:viewBox="0 0 12 488" draw:points="0,0 12,0 12,488 0,488">
          <text:p/>
        </draw:polygon>
        <draw:polygon draw:style-name="gr420" draw:text-style-name="P417" draw:layer="layout" svg:width="0.014cm" svg:height="0.487cm" svg:x="11.394cm" svg:y="8.893cm" svg:viewBox="0 0 15 488" draw:points="0,0 15,0 15,488 0,488">
          <text:p/>
        </draw:polygon>
        <draw:polygon draw:style-name="gr421" draw:text-style-name="P418" draw:layer="layout" svg:width="0.01cm" svg:height="0.487cm" svg:x="11.405cm" svg:y="8.893cm" svg:viewBox="0 0 11 488" draw:points="0,0 11,0 11,488 0,488">
          <text:p/>
        </draw:polygon>
        <draw:polygon draw:style-name="gr422" draw:text-style-name="P419" draw:layer="layout" svg:width="0.01cm" svg:height="0.487cm" svg:x="11.412cm" svg:y="8.893cm" svg:viewBox="0 0 11 488" draw:points="0,0 11,0 11,488 0,488">
          <text:p/>
        </draw:polygon>
        <draw:polygon draw:style-name="gr423" draw:text-style-name="P420" draw:layer="layout" svg:width="0.011cm" svg:height="0.487cm" svg:x="11.419cm" svg:y="8.893cm" svg:viewBox="0 0 12 488" draw:points="0,0 12,0 12,488 0,488">
          <text:p/>
        </draw:polygon>
        <draw:polygon draw:style-name="gr424" draw:text-style-name="P421" draw:layer="layout" svg:width="0.014cm" svg:height="0.487cm" svg:x="11.426cm" svg:y="8.893cm" svg:viewBox="0 0 15 488" draw:points="0,0 15,0 15,488 0,488">
          <text:p/>
        </draw:polygon>
        <draw:polygon draw:style-name="gr425" draw:text-style-name="P422" draw:layer="layout" svg:width="0.014cm" svg:height="0.487cm" svg:x="11.433cm" svg:y="8.893cm" svg:viewBox="0 0 15 488" draw:points="0,0 15,0 15,488 0,488">
          <text:p/>
        </draw:polygon>
        <draw:polygon draw:style-name="gr426" draw:text-style-name="P423" draw:layer="layout" svg:width="0.01cm" svg:height="0.487cm" svg:x="11.444cm" svg:y="8.893cm" svg:viewBox="0 0 11 488" draw:points="0,0 11,0 11,488 0,488">
          <text:p/>
        </draw:polygon>
        <draw:polygon draw:style-name="gr427" draw:text-style-name="P424" draw:layer="layout" svg:width="0.01cm" svg:height="0.487cm" svg:x="11.451cm" svg:y="8.893cm" svg:viewBox="0 0 11 488" draw:points="0,0 11,0 11,488 0,488">
          <text:p/>
        </draw:polygon>
        <draw:polygon draw:style-name="gr428" draw:text-style-name="P425" draw:layer="layout" svg:width="0.014cm" svg:height="0.487cm" svg:x="11.458cm" svg:y="8.893cm" svg:viewBox="0 0 15 488" draw:points="0,0 15,0 15,488 0,488">
          <text:p/>
        </draw:polygon>
        <draw:polygon draw:style-name="gr429" draw:text-style-name="P426" draw:layer="layout" svg:width="0.014cm" svg:height="0.487cm" svg:x="11.465cm" svg:y="8.893cm" svg:viewBox="0 0 15 488" draw:points="0,0 15,0 15,488 0,488">
          <text:p/>
        </draw:polygon>
        <draw:polygon draw:style-name="gr430" draw:text-style-name="P427" draw:layer="layout" svg:width="0.011cm" svg:height="0.487cm" svg:x="11.475cm" svg:y="8.893cm" svg:viewBox="0 0 12 488" draw:points="0,0 12,0 12,488 0,488">
          <text:p/>
        </draw:polygon>
        <draw:polygon draw:style-name="gr431" draw:text-style-name="P428" draw:layer="layout" svg:width="0.011cm" svg:height="0.487cm" svg:x="11.482cm" svg:y="8.893cm" svg:viewBox="0 0 12 488" draw:points="0,0 12,0 12,488 0,488">
          <text:p/>
        </draw:polygon>
        <draw:polygon draw:style-name="gr432" draw:text-style-name="P429" draw:layer="layout" svg:width="0.015cm" svg:height="0.487cm" svg:x="11.489cm" svg:y="8.893cm" svg:viewBox="0 0 16 488" draw:points="0,0 16,0 16,488 0,488">
          <text:p/>
        </draw:polygon>
        <draw:polygon draw:style-name="gr433" draw:text-style-name="P430" draw:layer="layout" svg:width="0.011cm" svg:height="0.487cm" svg:x="11.5cm" svg:y="8.893cm" svg:viewBox="0 0 12 488" draw:points="0,0 12,0 12,488 0,488">
          <text:p/>
        </draw:polygon>
        <draw:polygon draw:style-name="gr434" draw:text-style-name="P431" draw:layer="layout" svg:width="0.011cm" svg:height="0.487cm" svg:x="11.507cm" svg:y="8.893cm" svg:viewBox="0 0 12 488" draw:points="0,0 12,0 12,488 0,488">
          <text:p/>
        </draw:polygon>
        <draw:polygon draw:style-name="gr435" draw:text-style-name="P432" draw:layer="layout" svg:width="0.012cm" svg:height="0.487cm" svg:x="11.514cm" svg:y="8.893cm" svg:viewBox="0 0 13 488" draw:points="0,0 13,0 13,488 0,488">
          <text:p/>
        </draw:polygon>
        <draw:polygon draw:style-name="gr436" draw:text-style-name="P433" draw:layer="layout" svg:width="0.011cm" svg:height="0.487cm" svg:x="11.521cm" svg:y="8.893cm" svg:viewBox="0 0 12 488" draw:points="0,0 12,0 12,488 0,488">
          <text:p/>
        </draw:polygon>
        <draw:polygon draw:style-name="gr437" draw:text-style-name="P434" draw:layer="layout" svg:width="0.014cm" svg:height="0.487cm" svg:x="11.528cm" svg:y="8.893cm" svg:viewBox="0 0 15 488" draw:points="0,0 15,0 15,488 0,488">
          <text:p/>
        </draw:polygon>
        <draw:polygon draw:style-name="gr438" draw:text-style-name="P435" draw:layer="layout" svg:width="0.01cm" svg:height="0.487cm" svg:x="11.539cm" svg:y="8.893cm" svg:viewBox="0 0 11 488" draw:points="0,0 11,0 11,488 0,488">
          <text:p/>
        </draw:polygon>
        <draw:polygon draw:style-name="gr439" draw:text-style-name="P436" draw:layer="layout" svg:width="0.011cm" svg:height="0.487cm" svg:x="11.546cm" svg:y="8.893cm" svg:viewBox="0 0 12 488" draw:points="0,0 12,0 12,488 0,488">
          <text:p/>
        </draw:polygon>
        <draw:polygon draw:style-name="gr440" draw:text-style-name="P437" draw:layer="layout" svg:width="0.014cm" svg:height="0.487cm" svg:x="11.553cm" svg:y="8.893cm" svg:viewBox="0 0 15 488" draw:points="0,0 15,0 15,488 0,488">
          <text:p/>
        </draw:polygon>
        <draw:polygon draw:style-name="gr441" draw:text-style-name="P438" draw:layer="layout" svg:width="0.014cm" svg:height="0.487cm" svg:x="11.56cm" svg:y="8.893cm" svg:viewBox="0 0 15 488" draw:points="0,0 15,0 15,488 0,488">
          <text:p/>
        </draw:polygon>
        <draw:polygon draw:style-name="gr442" draw:text-style-name="P439" draw:layer="layout" svg:width="0.01cm" svg:height="0.487cm" svg:x="11.571cm" svg:y="8.893cm" svg:viewBox="0 0 11 488" draw:points="0,0 11,0 11,488 0,488">
          <text:p/>
        </draw:polygon>
        <draw:polygon draw:style-name="gr443" draw:text-style-name="P440" draw:layer="layout" svg:width="0.01cm" svg:height="0.487cm" svg:x="11.578cm" svg:y="8.893cm" svg:viewBox="0 0 11 488" draw:points="0,0 11,0 11,488 0,488">
          <text:p/>
        </draw:polygon>
        <draw:polygon draw:style-name="gr444" draw:text-style-name="P441" draw:layer="layout" svg:width="0.014cm" svg:height="0.487cm" svg:x="11.585cm" svg:y="8.893cm" svg:viewBox="0 0 15 488" draw:points="0,0 15,0 15,488 0,488">
          <text:p/>
        </draw:polygon>
        <draw:polygon draw:style-name="gr445" draw:text-style-name="P442" draw:layer="layout" svg:width="0.014cm" svg:height="0.487cm" svg:x="11.592cm" svg:y="8.893cm" svg:viewBox="0 0 15 488" draw:points="0,0 15,0 15,488 0,488">
          <text:p/>
        </draw:polygon>
        <draw:polygon draw:style-name="gr446" draw:text-style-name="P443" draw:layer="layout" svg:width="0.014cm" svg:height="0.487cm" svg:x="11.599cm" svg:y="8.893cm" svg:viewBox="0 0 15 488" draw:points="0,0 15,0 15,488 0,488">
          <text:p/>
        </draw:polygon>
        <draw:polygon draw:style-name="gr447" draw:text-style-name="P444" draw:layer="layout" svg:width="0.011cm" svg:height="0.487cm" svg:x="11.609cm" svg:y="8.893cm" svg:viewBox="0 0 12 488" draw:points="0,0 12,0 12,488 0,488">
          <text:p/>
        </draw:polygon>
        <draw:polygon draw:style-name="gr448" draw:text-style-name="P445" draw:layer="layout" svg:width="0.011cm" svg:height="0.487cm" svg:x="11.616cm" svg:y="8.893cm" svg:viewBox="0 0 12 488" draw:points="0,0 12,0 12,488 0,488">
          <text:p/>
        </draw:polygon>
        <draw:frame draw:style-name="gr2" draw:text-style-name="P3" draw:layer="layout" svg:width="0.493cm" svg:height="0.547cm" svg:x="13.952cm" svg:y="19.132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3T01:36:47.459423440</dc:date>
    <meta:editing-duration>PT32S</meta:editing-duration>
    <meta:editing-cycles>1</meta:editing-cycles>
    <meta:document-statistic meta:object-count="1363"/>
    <meta:generator>LibreOffice/5.4.1.2$Linux_X86_64 LibreOffice_project/40m0$Build-2</meta:generator>
  </office:meta>
</office:document-meta>
</file>